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91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31.75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4.6pt"/>
    </style:style>
    <style:style style:name="co7" style:family="table-column">
      <style:table-column-properties fo:break-before="auto" style:column-width="60.29pt"/>
    </style:style>
    <style:style style:name="co8" style:family="table-column">
      <style:table-column-properties fo:break-before="auto" style:column-width="37.45pt"/>
    </style:style>
    <style:style style:name="co9" style:family="table-column">
      <style:table-column-properties fo:break-before="auto" style:column-width="15.39pt"/>
    </style:style>
    <style:style style:name="co10" style:family="table-column">
      <style:table-column-properties fo:break-before="auto" style:column-width="45.61pt"/>
    </style:style>
    <style:style style:name="co11" style:family="table-column">
      <style:table-column-properties fo:break-before="auto" style:column-width="57.06pt"/>
    </style:style>
    <style:style style:name="co12" style:family="table-column">
      <style:table-column-properties fo:break-before="auto" style:column-width="26.0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Fz max (kN)</text:p>
          </table:table-cell>
          <table:table-cell table:formula="of:=MAX([abutment.F131];-[pier.F258])/1000" office:value-type="float" office:value="598.416518964795" calcext:value-type="float">
            <text:p>598.42</text:p>
          </table:table-cell>
          <table:table-cell table:formula="of:=[pier.G258]" office:value-type="string" office:string-value="ELU08" calcext:value-type="string">
            <text:p>ELU08</text:p>
          </table:table-cell>
          <table:table-cell table:formula="of:=[pier.H258]" office:value-type="string" office:string-value="pier" calcext:value-type="string">
            <text:p>pier</text:p>
          </table:table-cell>
          <table:table-cell table:formula="of:=[pier.I258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Fz min (kN)</text:p>
          </table:table-cell>
          <table:table-cell table:formula="of:=MIN([abutment.F132];-[pier.F259])/1000" office:value-type="float" office:value="205.27348318467" calcext:value-type="float">
            <text:p>205.27</text:p>
          </table:table-cell>
          <table:table-cell table:formula="of:=[abutment.G132]" office:value-type="string" office:string-value="ELU05" calcext:value-type="string">
            <text:p>ELU05</text:p>
          </table:table-cell>
          <table:table-cell table:formula="of:=[abutment.H132]" office:value-type="string" office:string-value="abutment" calcext:value-type="string">
            <text:p>abutment</text:p>
          </table:table-cell>
          <table:table-cell table:formula="of:=[abutment.I132]" office:value-type="float" office:value="6075" calcext:value-type="float">
            <text:p>60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y max (kN)</text:p>
          </table:table-cell>
          <table:table-cell table:formula="of:=MAX(-[abutment.E132];[pier.E259])/1000" office:value-type="float" office:value="32.1410904682274" calcext:value-type="float">
            <text:p>32.14</text:p>
          </table:table-cell>
          <table:table-cell table:formula="of:=[pier.G260]" office:value-type="string" office:string-value="ELU02" calcext:value-type="string">
            <text:p>ELU02</text:p>
          </table:table-cell>
          <table:table-cell table:formula="of:=[pier.H260]" office:value-type="string" office:string-value="pier" calcext:value-type="string">
            <text:p>pier</text:p>
          </table:table-cell>
          <table:table-cell table:formula="of:=[pier.I260]" office:value-type="float" office:value="6092" calcext:value-type="float">
            <text:p>6092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but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b</text:p>
          </table:table-cell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Fx (N)</text:p>
          </table:table-cell>
          <table:table-cell office:value-type="string" calcext:value-type="string">
            <text:p>Fy (N)</text:p>
          </table:table-cell>
          <table:table-cell office:value-type="string" calcext:value-type="string">
            <text:p>Fz (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9104.72443366397" calcext:value-type="float">
            <text:p>9104.72</text:p>
          </table:table-cell>
          <table:table-cell office:value-type="float" office:value="-28794.2196170315" calcext:value-type="float">
            <text:p>-28794.22</text:p>
          </table:table-cell>
          <table:table-cell office:value-type="float" office:value="259677.170504344" calcext:value-type="float">
            <text:p>259677.17</text:p>
          </table:table-cell>
          <table:table-cell/>
          <table:table-cell table:formula="of:=[.A2]" office:value-type="string" office:string-value="ELU01" calcext:value-type="string">
            <text:p>ELU01</text:p>
          </table:table-cell>
          <table:table-cell table:formula="of:=[.B2]" office:value-type="string" office:string-value="abutment" calcext:value-type="string">
            <text:p>abutment</text:p>
          </table:table-cell>
          <table:table-cell table:formula="of:=[.C2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0177.8257915018" calcext:value-type="float">
            <text:p>10177.83</text:p>
          </table:table-cell>
          <table:table-cell office:value-type="float" office:value="-25886.9096776803" calcext:value-type="float">
            <text:p>-25886.91</text:p>
          </table:table-cell>
          <table:table-cell office:value-type="float" office:value="292807.111048876" calcext:value-type="float">
            <text:p>292807.11</text:p>
          </table:table-cell>
          <table:table-cell/>
          <table:table-cell table:formula="of:=[.A3]" office:value-type="string" office:string-value="ELU02" calcext:value-type="string">
            <text:p>ELU02</text:p>
          </table:table-cell>
          <table:table-cell table:formula="of:=[.B3]" office:value-type="string" office:string-value="abutment" calcext:value-type="string">
            <text:p>abutment</text:p>
          </table:table-cell>
          <table:table-cell table:formula="of:=[.C3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8101.56010892213" calcext:value-type="float">
            <text:p>8101.56</text:p>
          </table:table-cell>
          <table:table-cell office:value-type="float" office:value="528.440417994986" calcext:value-type="float">
            <text:p>528.44</text:p>
          </table:table-cell>
          <table:table-cell office:value-type="float" office:value="229597.594552359" calcext:value-type="float">
            <text:p>229597.59</text:p>
          </table:table-cell>
          <table:table-cell/>
          <table:table-cell table:formula="of:=[.A4]" office:value-type="string" office:string-value="ELU03" calcext:value-type="string">
            <text:p>ELU03</text:p>
          </table:table-cell>
          <table:table-cell table:formula="of:=[.B4]" office:value-type="string" office:string-value="abutment" calcext:value-type="string">
            <text:p>abutment</text:p>
          </table:table-cell>
          <table:table-cell table:formula="of:=[.C4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2334.9922332033" calcext:value-type="float">
            <text:p>12334.99</text:p>
          </table:table-cell>
          <table:table-cell office:value-type="float" office:value="2467.23559830796" calcext:value-type="float">
            <text:p>2467.24</text:p>
          </table:table-cell>
          <table:table-cell office:value-type="float" office:value="360347.497216307" calcext:value-type="float">
            <text:p>360347.50</text:p>
          </table:table-cell>
          <table:table-cell/>
          <table:table-cell table:formula="of:=[.A5]" office:value-type="string" office:string-value="ELU04" calcext:value-type="string">
            <text:p>ELU04</text:p>
          </table:table-cell>
          <table:table-cell table:formula="of:=[.B5]" office:value-type="string" office:string-value="abutment" calcext:value-type="string">
            <text:p>abutment</text:p>
          </table:table-cell>
          <table:table-cell table:formula="of:=[.C5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8082.7989186591" calcext:value-type="float">
            <text:p>8082.80</text:p>
          </table:table-cell>
          <table:table-cell office:value-type="float" office:value="465.254676033987" calcext:value-type="float">
            <text:p>465.25</text:p>
          </table:table-cell>
          <table:table-cell office:value-type="float" office:value="229425.438148493" calcext:value-type="float">
            <text:p>229425.44</text:p>
          </table:table-cell>
          <table:table-cell/>
          <table:table-cell table:formula="of:=[.A6]" office:value-type="string" office:string-value="ELU05" calcext:value-type="string">
            <text:p>ELU05</text:p>
          </table:table-cell>
          <table:table-cell table:formula="of:=[.B6]" office:value-type="string" office:string-value="abutment" calcext:value-type="string">
            <text:p>abutment</text:p>
          </table:table-cell>
          <table:table-cell table:formula="of:=[.C6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1933.7799246704" calcext:value-type="float">
            <text:p>11933.78</text:p>
          </table:table-cell>
          <table:table-cell office:value-type="float" office:value="2423.40982591337" calcext:value-type="float">
            <text:p>2423.41</text:p>
          </table:table-cell>
          <table:table-cell office:value-type="float" office:value="345185.678131908" calcext:value-type="float">
            <text:p>345185.68</text:p>
          </table:table-cell>
          <table:table-cell/>
          <table:table-cell table:formula="of:=[.A7]" office:value-type="string" office:string-value="ELU06" calcext:value-type="string">
            <text:p>ELU06</text:p>
          </table:table-cell>
          <table:table-cell table:formula="of:=[.B7]" office:value-type="string" office:string-value="abutment" calcext:value-type="string">
            <text:p>abutment</text:p>
          </table:table-cell>
          <table:table-cell table:formula="of:=[.C7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0829.0009519629" calcext:value-type="float">
            <text:p>10829.00</text:p>
          </table:table-cell>
          <table:table-cell office:value-type="float" office:value="1447.48795082754" calcext:value-type="float">
            <text:p>1447.49</text:p>
          </table:table-cell>
          <table:table-cell office:value-type="float" office:value="308869.148680857" calcext:value-type="float">
            <text:p>308869.15</text:p>
          </table:table-cell>
          <table:table-cell/>
          <table:table-cell table:formula="of:=[.A8]" office:value-type="string" office:string-value="ELU07" calcext:value-type="string">
            <text:p>ELU07</text:p>
          </table:table-cell>
          <table:table-cell table:formula="of:=[.B8]" office:value-type="string" office:string-value="abutment" calcext:value-type="string">
            <text:p>abutment</text:p>
          </table:table-cell>
          <table:table-cell table:formula="of:=[.C8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2093.0723086739" calcext:value-type="float">
            <text:p>12093.07</text:p>
          </table:table-cell>
          <table:table-cell office:value-type="float" office:value="2188.18767326678" calcext:value-type="float">
            <text:p>2188.19</text:p>
          </table:table-cell>
          <table:table-cell office:value-type="float" office:value="348085.938156805" calcext:value-type="float">
            <text:p>348085.94</text:p>
          </table:table-cell>
          <table:table-cell/>
          <table:table-cell table:formula="of:=[.A9]" office:value-type="string" office:string-value="ELU08" calcext:value-type="string">
            <text:p>ELU08</text:p>
          </table:table-cell>
          <table:table-cell table:formula="of:=[.B9]" office:value-type="string" office:string-value="abutment" calcext:value-type="string">
            <text:p>abutment</text:p>
          </table:table-cell>
          <table:table-cell table:formula="of:=[.C9]" office:value-type="float" office:value="6067" calcext:value-type="float">
            <text:p>606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9038.09092187372" calcext:value-type="float">
            <text:p>9038.09</text:p>
          </table:table-cell>
          <table:table-cell office:value-type="float" office:value="-28790.8052308119" calcext:value-type="float">
            <text:p>-28790.81</text:p>
          </table:table-cell>
          <table:table-cell office:value-type="float" office:value="257957.552287744" calcext:value-type="float">
            <text:p>257957.55</text:p>
          </table:table-cell>
          <table:table-cell/>
          <table:table-cell table:formula="of:=[.A10]" office:value-type="string" office:string-value="ELU01" calcext:value-type="string">
            <text:p>ELU01</text:p>
          </table:table-cell>
          <table:table-cell table:formula="of:=[.B10]" office:value-type="string" office:string-value="abutment" calcext:value-type="string">
            <text:p>abutment</text:p>
          </table:table-cell>
          <table:table-cell table:formula="of:=[.C10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9970.82726132932" calcext:value-type="float">
            <text:p>9970.83</text:p>
          </table:table-cell>
          <table:table-cell office:value-type="float" office:value="-25905.3971876888" calcext:value-type="float">
            <text:p>-25905.40</text:p>
          </table:table-cell>
          <table:table-cell office:value-type="float" office:value="287223.208520199" calcext:value-type="float">
            <text:p>287223.21</text:p>
          </table:table-cell>
          <table:table-cell/>
          <table:table-cell table:formula="of:=[.A11]" office:value-type="string" office:string-value="ELU02" calcext:value-type="string">
            <text:p>ELU02</text:p>
          </table:table-cell>
          <table:table-cell table:formula="of:=[.B11]" office:value-type="string" office:string-value="abutment" calcext:value-type="string">
            <text:p>abutment</text:p>
          </table:table-cell>
          <table:table-cell table:formula="of:=[.C11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8220.86195577897" calcext:value-type="float">
            <text:p>8220.86</text:p>
          </table:table-cell>
          <table:table-cell office:value-type="float" office:value="553.502945340738" calcext:value-type="float">
            <text:p>553.50</text:p>
          </table:table-cell>
          <table:table-cell office:value-type="float" office:value="232823.680159492" calcext:value-type="float">
            <text:p>232823.68</text:p>
          </table:table-cell>
          <table:table-cell/>
          <table:table-cell table:formula="of:=[.A12]" office:value-type="string" office:string-value="ELU03" calcext:value-type="string">
            <text:p>ELU03</text:p>
          </table:table-cell>
          <table:table-cell table:formula="of:=[.B12]" office:value-type="string" office:string-value="abutment" calcext:value-type="string">
            <text:p>abutment</text:p>
          </table:table-cell>
          <table:table-cell table:formula="of:=[.C12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558.0017515652" calcext:value-type="float">
            <text:p>11558.00</text:p>
          </table:table-cell>
          <table:table-cell office:value-type="float" office:value="2286.21568360539" calcext:value-type="float">
            <text:p>2286.22</text:p>
          </table:table-cell>
          <table:table-cell office:value-type="float" office:value="338668.514303596" calcext:value-type="float">
            <text:p>338668.51</text:p>
          </table:table-cell>
          <table:table-cell/>
          <table:table-cell table:formula="of:=[.A13]" office:value-type="string" office:string-value="ELU04" calcext:value-type="string">
            <text:p>ELU04</text:p>
          </table:table-cell>
          <table:table-cell table:formula="of:=[.B13]" office:value-type="string" office:string-value="abutment" calcext:value-type="string">
            <text:p>abutment</text:p>
          </table:table-cell>
          <table:table-cell table:formula="of:=[.C13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8128.89564135041" calcext:value-type="float">
            <text:p>8128.90</text:p>
          </table:table-cell>
          <table:table-cell office:value-type="float" office:value="474.298772218123" calcext:value-type="float">
            <text:p>474.30</text:p>
          </table:table-cell>
          <table:table-cell office:value-type="float" office:value="230570.612919958" calcext:value-type="float">
            <text:p>230570.61</text:p>
          </table:table-cell>
          <table:table-cell/>
          <table:table-cell table:formula="of:=[.A14]" office:value-type="string" office:string-value="ELU05" calcext:value-type="string">
            <text:p>ELU05</text:p>
          </table:table-cell>
          <table:table-cell table:formula="of:=[.B14]" office:value-type="string" office:string-value="abutment" calcext:value-type="string">
            <text:p>abutment</text:p>
          </table:table-cell>
          <table:table-cell table:formula="of:=[.C14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624.962608972" calcext:value-type="float">
            <text:p>11624.96</text:p>
          </table:table-cell>
          <table:table-cell office:value-type="float" office:value="2387.50471037488" calcext:value-type="float">
            <text:p>2387.50</text:p>
          </table:table-cell>
          <table:table-cell office:value-type="float" office:value="336930.720166525" calcext:value-type="float">
            <text:p>336930.72</text:p>
          </table:table-cell>
          <table:table-cell/>
          <table:table-cell table:formula="of:=[.A15]" office:value-type="string" office:string-value="ELU06" calcext:value-type="string">
            <text:p>ELU06</text:p>
          </table:table-cell>
          <table:table-cell table:formula="of:=[.B15]" office:value-type="string" office:string-value="abutment" calcext:value-type="string">
            <text:p>abutment</text:p>
          </table:table-cell>
          <table:table-cell table:formula="of:=[.C15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0802.1891417311" calcext:value-type="float">
            <text:p>10802.19</text:p>
          </table:table-cell>
          <table:table-cell office:value-type="float" office:value="1456.43031924933" calcext:value-type="float">
            <text:p>1456.43</text:p>
          </table:table-cell>
          <table:table-cell office:value-type="float" office:value="308463.462791015" calcext:value-type="float">
            <text:p>308463.46</text:p>
          </table:table-cell>
          <table:table-cell/>
          <table:table-cell table:formula="of:=[.A16]" office:value-type="string" office:string-value="ELU07" calcext:value-type="string">
            <text:p>ELU07</text:p>
          </table:table-cell>
          <table:table-cell table:formula="of:=[.B16]" office:value-type="string" office:string-value="abutment" calcext:value-type="string">
            <text:p>abutment</text:p>
          </table:table-cell>
          <table:table-cell table:formula="of:=[.C16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845.1015104699" calcext:value-type="float">
            <text:p>11845.10</text:p>
          </table:table-cell>
          <table:table-cell office:value-type="float" office:value="2158.04597986964" calcext:value-type="float">
            <text:p>2158.05</text:p>
          </table:table-cell>
          <table:table-cell office:value-type="float" office:value="341589.10123942" calcext:value-type="float">
            <text:p>341589.10</text:p>
          </table:table-cell>
          <table:table-cell/>
          <table:table-cell table:formula="of:=[.A17]" office:value-type="string" office:string-value="ELU08" calcext:value-type="string">
            <text:p>ELU08</text:p>
          </table:table-cell>
          <table:table-cell table:formula="of:=[.B17]" office:value-type="string" office:string-value="abutment" calcext:value-type="string">
            <text:p>abutment</text:p>
          </table:table-cell>
          <table:table-cell table:formula="of:=[.C17]" office:value-type="float" office:value="6068" calcext:value-type="float">
            <text:p>606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962.65725007876" calcext:value-type="float">
            <text:p>8962.66</text:p>
          </table:table-cell>
          <table:table-cell office:value-type="float" office:value="-28787.72930008" calcext:value-type="float">
            <text:p>-28787.73</text:p>
          </table:table-cell>
          <table:table-cell office:value-type="float" office:value="256084.663915667" calcext:value-type="float">
            <text:p>256084.66</text:p>
          </table:table-cell>
          <table:table-cell/>
          <table:table-cell table:formula="of:=[.A18]" office:value-type="string" office:string-value="ELU01" calcext:value-type="string">
            <text:p>ELU01</text:p>
          </table:table-cell>
          <table:table-cell table:formula="of:=[.B18]" office:value-type="string" office:string-value="abutment" calcext:value-type="string">
            <text:p>abutment</text:p>
          </table:table-cell>
          <table:table-cell table:formula="of:=[.C18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9751.15750253874" calcext:value-type="float">
            <text:p>9751.16</text:p>
          </table:table-cell>
          <table:table-cell office:value-type="float" office:value="-25953.0991298061" calcext:value-type="float">
            <text:p>-25953.10</text:p>
          </table:table-cell>
          <table:table-cell office:value-type="float" office:value="281318.692651366" calcext:value-type="float">
            <text:p>281318.69</text:p>
          </table:table-cell>
          <table:table-cell/>
          <table:table-cell table:formula="of:=[.A19]" office:value-type="string" office:string-value="ELU02" calcext:value-type="string">
            <text:p>ELU02</text:p>
          </table:table-cell>
          <table:table-cell table:formula="of:=[.B19]" office:value-type="string" office:string-value="abutment" calcext:value-type="string">
            <text:p>abutment</text:p>
          </table:table-cell>
          <table:table-cell table:formula="of:=[.C19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353.31803132046" calcext:value-type="float">
            <text:p>8353.32</text:p>
          </table:table-cell>
          <table:table-cell office:value-type="float" office:value="604.35287805694" calcext:value-type="float">
            <text:p>604.35</text:p>
          </table:table-cell>
          <table:table-cell office:value-type="float" office:value="236539.185564639" calcext:value-type="float">
            <text:p>236539.19</text:p>
          </table:table-cell>
          <table:table-cell/>
          <table:table-cell table:formula="of:=[.A20]" office:value-type="string" office:string-value="ELU03" calcext:value-type="string">
            <text:p>ELU03</text:p>
          </table:table-cell>
          <table:table-cell table:formula="of:=[.B20]" office:value-type="string" office:string-value="abutment" calcext:value-type="string">
            <text:p>abutment</text:p>
          </table:table-cell>
          <table:table-cell table:formula="of:=[.C20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0785.1920936584" calcext:value-type="float">
            <text:p>10785.19</text:p>
          </table:table-cell>
          <table:table-cell office:value-type="float" office:value="1997.04997220781" calcext:value-type="float">
            <text:p>1997.05</text:p>
          </table:table-cell>
          <table:table-cell office:value-type="float" office:value="316665.373180514" calcext:value-type="float">
            <text:p>316665.37</text:p>
          </table:table-cell>
          <table:table-cell/>
          <table:table-cell table:formula="of:=[.A21]" office:value-type="string" office:string-value="ELU04" calcext:value-type="string">
            <text:p>ELU04</text:p>
          </table:table-cell>
          <table:table-cell table:formula="of:=[.B21]" office:value-type="string" office:string-value="abutment" calcext:value-type="string">
            <text:p>abutment</text:p>
          </table:table-cell>
          <table:table-cell table:formula="of:=[.C21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199.95879474881" calcext:value-type="float">
            <text:p>8199.96</text:p>
          </table:table-cell>
          <table:table-cell office:value-type="float" office:value="505.565268852193" calcext:value-type="float">
            <text:p>505.57</text:p>
          </table:table-cell>
          <table:table-cell office:value-type="float" office:value="232418.197144503" calcext:value-type="float">
            <text:p>232418.20</text:p>
          </table:table-cell>
          <table:table-cell/>
          <table:table-cell table:formula="of:=[.A22]" office:value-type="string" office:string-value="ELU05" calcext:value-type="string">
            <text:p>ELU05</text:p>
          </table:table-cell>
          <table:table-cell table:formula="of:=[.B22]" office:value-type="string" office:string-value="abutment" calcext:value-type="string">
            <text:p>abutment</text:p>
          </table:table-cell>
          <table:table-cell table:formula="of:=[.C22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1255.7847896927" calcext:value-type="float">
            <text:p>11255.78</text:p>
          </table:table-cell>
          <table:table-cell office:value-type="float" office:value="2288.50011178921" calcext:value-type="float">
            <text:p>2288.50</text:p>
          </table:table-cell>
          <table:table-cell office:value-type="float" office:value="327375.064699939" calcext:value-type="float">
            <text:p>327375.06</text:p>
          </table:table-cell>
          <table:table-cell/>
          <table:table-cell table:formula="of:=[.A23]" office:value-type="string" office:string-value="ELU06" calcext:value-type="string">
            <text:p>ELU06</text:p>
          </table:table-cell>
          <table:table-cell table:formula="of:=[.B23]" office:value-type="string" office:string-value="abutment" calcext:value-type="string">
            <text:p>abutment</text:p>
          </table:table-cell>
          <table:table-cell table:formula="of:=[.C23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0694.5858176696" calcext:value-type="float">
            <text:p>10694.59</text:p>
          </table:table-cell>
          <table:table-cell office:value-type="float" office:value="1447.30085106422" calcext:value-type="float">
            <text:p>1447.30</text:p>
          </table:table-cell>
          <table:table-cell office:value-type="float" office:value="306506.429599366" calcext:value-type="float">
            <text:p>306506.43</text:p>
          </table:table-cell>
          <table:table-cell/>
          <table:table-cell table:formula="of:=[.A24]" office:value-type="string" office:string-value="ELU07" calcext:value-type="string">
            <text:p>ELU07</text:p>
          </table:table-cell>
          <table:table-cell table:formula="of:=[.B24]" office:value-type="string" office:string-value="abutment" calcext:value-type="string">
            <text:p>abutment</text:p>
          </table:table-cell>
          <table:table-cell table:formula="of:=[.C24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1510.2080765123" calcext:value-type="float">
            <text:p>11510.21</text:p>
          </table:table-cell>
          <table:table-cell office:value-type="float" office:value="2077.32156328204" calcext:value-type="float">
            <text:p>2077.32</text:p>
          </table:table-cell>
          <table:table-cell office:value-type="float" office:value="333294.026425249" calcext:value-type="float">
            <text:p>333294.03</text:p>
          </table:table-cell>
          <table:table-cell/>
          <table:table-cell table:formula="of:=[.A25]" office:value-type="string" office:string-value="ELU08" calcext:value-type="string">
            <text:p>ELU08</text:p>
          </table:table-cell>
          <table:table-cell table:formula="of:=[.B25]" office:value-type="string" office:string-value="abutment" calcext:value-type="string">
            <text:p>abutment</text:p>
          </table:table-cell>
          <table:table-cell table:formula="of:=[.C25]" office:value-type="float" office:value="6069" calcext:value-type="float">
            <text:p>606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888.71166599151" calcext:value-type="float">
            <text:p>8888.71</text:p>
          </table:table-cell>
          <table:table-cell office:value-type="float" office:value="-28788.2135514885" calcext:value-type="float">
            <text:p>-28788.21</text:p>
          </table:table-cell>
          <table:table-cell office:value-type="float" office:value="254182.743623242" calcext:value-type="float">
            <text:p>254182.74</text:p>
          </table:table-cell>
          <table:table-cell/>
          <table:table-cell table:formula="of:=[.A26]" office:value-type="string" office:string-value="ELU01" calcext:value-type="string">
            <text:p>ELU01</text:p>
          </table:table-cell>
          <table:table-cell table:formula="of:=[.B26]" office:value-type="string" office:string-value="abutment" calcext:value-type="string">
            <text:p>abutment</text:p>
          </table:table-cell>
          <table:table-cell table:formula="of:=[.C26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9526.6713046129" calcext:value-type="float">
            <text:p>9526.67</text:p>
          </table:table-cell>
          <table:table-cell office:value-type="float" office:value="-26036.6108085404" calcext:value-type="float">
            <text:p>-26036.61</text:p>
          </table:table-cell>
          <table:table-cell office:value-type="float" office:value="275138.837920505" calcext:value-type="float">
            <text:p>275138.84</text:p>
          </table:table-cell>
          <table:table-cell/>
          <table:table-cell table:formula="of:=[.A27]" office:value-type="string" office:string-value="ELU02" calcext:value-type="string">
            <text:p>ELU02</text:p>
          </table:table-cell>
          <table:table-cell table:formula="of:=[.B27]" office:value-type="string" office:string-value="abutment" calcext:value-type="string">
            <text:p>abutment</text:p>
          </table:table-cell>
          <table:table-cell table:formula="of:=[.C27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481.45077024003" calcext:value-type="float">
            <text:p>8481.45</text:p>
          </table:table-cell>
          <table:table-cell office:value-type="float" office:value="664.922107151862" calcext:value-type="float">
            <text:p>664.92</text:p>
          </table:table-cell>
          <table:table-cell office:value-type="float" office:value="240326.124064456" calcext:value-type="float">
            <text:p>240326.12</text:p>
          </table:table-cell>
          <table:table-cell/>
          <table:table-cell table:formula="of:=[.A28]" office:value-type="string" office:string-value="ELU03" calcext:value-type="string">
            <text:p>ELU03</text:p>
          </table:table-cell>
          <table:table-cell table:formula="of:=[.B28]" office:value-type="string" office:string-value="abutment" calcext:value-type="string">
            <text:p>abutment</text:p>
          </table:table-cell>
          <table:table-cell table:formula="of:=[.C28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066.0468401982" calcext:value-type="float">
            <text:p>10066.05</text:p>
          </table:table-cell>
          <table:table-cell office:value-type="float" office:value="1621.55950131713" calcext:value-type="float">
            <text:p>1621.56</text:p>
          </table:table-cell>
          <table:table-cell office:value-type="float" office:value="295498.082943214" calcext:value-type="float">
            <text:p>295498.08</text:p>
          </table:table-cell>
          <table:table-cell/>
          <table:table-cell table:formula="of:=[.A29]" office:value-type="string" office:string-value="ELU04" calcext:value-type="string">
            <text:p>ELU04</text:p>
          </table:table-cell>
          <table:table-cell table:formula="of:=[.B29]" office:value-type="string" office:string-value="abutment" calcext:value-type="string">
            <text:p>abutment</text:p>
          </table:table-cell>
          <table:table-cell table:formula="of:=[.C29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289.32833727288" calcext:value-type="float">
            <text:p>8289.33</text:p>
          </table:table-cell>
          <table:table-cell office:value-type="float" office:value="550.35117482808" calcext:value-type="float">
            <text:p>550.35</text:p>
          </table:table-cell>
          <table:table-cell office:value-type="float" office:value="234890.213293648" calcext:value-type="float">
            <text:p>234890.21</text:p>
          </table:table-cell>
          <table:table-cell/>
          <table:table-cell table:formula="of:=[.A30]" office:value-type="string" office:string-value="ELU05" calcext:value-type="string">
            <text:p>ELU05</text:p>
          </table:table-cell>
          <table:table-cell table:formula="of:=[.B30]" office:value-type="string" office:string-value="abutment" calcext:value-type="string">
            <text:p>abutment</text:p>
          </table:table-cell>
          <table:table-cell table:formula="of:=[.C30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796.3403049139" calcext:value-type="float">
            <text:p>10796.34</text:p>
          </table:table-cell>
          <table:table-cell office:value-type="float" office:value="2072.79166013459" calcext:value-type="float">
            <text:p>2072.79</text:p>
          </table:table-cell>
          <table:table-cell office:value-type="float" office:value="315302.904637442" calcext:value-type="float">
            <text:p>315302.90</text:p>
          </table:table-cell>
          <table:table-cell/>
          <table:table-cell table:formula="of:=[.A31]" office:value-type="string" office:string-value="ELU06" calcext:value-type="string">
            <text:p>ELU06</text:p>
          </table:table-cell>
          <table:table-cell table:formula="of:=[.B31]" office:value-type="string" office:string-value="abutment" calcext:value-type="string">
            <text:p>abutment</text:p>
          </table:table-cell>
          <table:table-cell table:formula="of:=[.C31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447.5378046729" calcext:value-type="float">
            <text:p>10447.54</text:p>
          </table:table-cell>
          <table:table-cell office:value-type="float" office:value="1381.83748917194" calcext:value-type="float">
            <text:p>1381.84</text:p>
          </table:table-cell>
          <table:table-cell office:value-type="float" office:value="301112.114379814" calcext:value-type="float">
            <text:p>301112.11</text:p>
          </table:table-cell>
          <table:table-cell/>
          <table:table-cell table:formula="of:=[.A32]" office:value-type="string" office:string-value="ELU07" calcext:value-type="string">
            <text:p>ELU07</text:p>
          </table:table-cell>
          <table:table-cell table:formula="of:=[.B32]" office:value-type="string" office:string-value="abutment" calcext:value-type="string">
            <text:p>abutment</text:p>
          </table:table-cell>
          <table:table-cell table:formula="of:=[.C32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1042.9641872436" calcext:value-type="float">
            <text:p>11042.96</text:p>
          </table:table-cell>
          <table:table-cell office:value-type="float" office:value="1892.19930119885" calcext:value-type="float">
            <text:p>1892.20</text:p>
          </table:table-cell>
          <table:table-cell office:value-type="float" office:value="321513.311959202" calcext:value-type="float">
            <text:p>321513.31</text:p>
          </table:table-cell>
          <table:table-cell/>
          <table:table-cell table:formula="of:=[.A33]" office:value-type="string" office:string-value="ELU08" calcext:value-type="string">
            <text:p>ELU08</text:p>
          </table:table-cell>
          <table:table-cell table:formula="of:=[.B33]" office:value-type="string" office:string-value="abutment" calcext:value-type="string">
            <text:p>abutment</text:p>
          </table:table-cell>
          <table:table-cell table:formula="of:=[.C33]"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833.8399621482" calcext:value-type="float">
            <text:p>8833.84</text:p>
          </table:table-cell>
          <table:table-cell office:value-type="float" office:value="-28784.5164374166" calcext:value-type="float">
            <text:p>-28784.52</text:p>
          </table:table-cell>
          <table:table-cell office:value-type="float" office:value="252680.760757019" calcext:value-type="float">
            <text:p>252680.76</text:p>
          </table:table-cell>
          <table:table-cell/>
          <table:table-cell table:formula="of:=[.A34]" office:value-type="string" office:string-value="ELU01" calcext:value-type="string">
            <text:p>ELU01</text:p>
          </table:table-cell>
          <table:table-cell table:formula="of:=[.B34]" office:value-type="string" office:string-value="abutment" calcext:value-type="string">
            <text:p>abutment</text:p>
          </table:table-cell>
          <table:table-cell table:formula="of:=[.C34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9305.583175689" calcext:value-type="float">
            <text:p>9305.58</text:p>
          </table:table-cell>
          <table:table-cell office:value-type="float" office:value="-26137.2197143494" calcext:value-type="float">
            <text:p>-26137.22</text:p>
          </table:table-cell>
          <table:table-cell office:value-type="float" office:value="268916.863380374" calcext:value-type="float">
            <text:p>268916.86</text:p>
          </table:table-cell>
          <table:table-cell/>
          <table:table-cell table:formula="of:=[.A35]" office:value-type="string" office:string-value="ELU02" calcext:value-type="string">
            <text:p>ELU02</text:p>
          </table:table-cell>
          <table:table-cell table:formula="of:=[.B35]" office:value-type="string" office:string-value="abutment" calcext:value-type="string">
            <text:p>abutment</text:p>
          </table:table-cell>
          <table:table-cell table:formula="of:=[.C35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593.35651393968" calcext:value-type="float">
            <text:p>8593.36</text:p>
          </table:table-cell>
          <table:table-cell office:value-type="float" office:value="720.37976058146" calcext:value-type="float">
            <text:p>720.38</text:p>
          </table:table-cell>
          <table:table-cell office:value-type="float" office:value="243809.825679547" calcext:value-type="float">
            <text:p>243809.83</text:p>
          </table:table-cell>
          <table:table-cell/>
          <table:table-cell table:formula="of:=[.A36]" office:value-type="string" office:string-value="ELU03" calcext:value-type="string">
            <text:p>ELU03</text:p>
          </table:table-cell>
          <table:table-cell table:formula="of:=[.B36]" office:value-type="string" office:string-value="abutment" calcext:value-type="string">
            <text:p>abutment</text:p>
          </table:table-cell>
          <table:table-cell table:formula="of:=[.C36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9422.76192303897" calcext:value-type="float">
            <text:p>9422.76</text:p>
          </table:table-cell>
          <table:table-cell office:value-type="float" office:value="1260.93361816158" calcext:value-type="float">
            <text:p>1260.93</text:p>
          </table:table-cell>
          <table:table-cell office:value-type="float" office:value="276126.504721914" calcext:value-type="float">
            <text:p>276126.50</text:p>
          </table:table-cell>
          <table:table-cell/>
          <table:table-cell table:formula="of:=[.A37]" office:value-type="string" office:string-value="ELU04" calcext:value-type="string">
            <text:p>ELU04</text:p>
          </table:table-cell>
          <table:table-cell table:formula="of:=[.B37]" office:value-type="string" office:string-value="abutment" calcext:value-type="string">
            <text:p>abutment</text:p>
          </table:table-cell>
          <table:table-cell table:formula="of:=[.C37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387.84533968082" calcext:value-type="float">
            <text:p>8387.85</text:p>
          </table:table-cell>
          <table:table-cell office:value-type="float" office:value="599.237458795829" calcext:value-type="float">
            <text:p>599.24</text:p>
          </table:table-cell>
          <table:table-cell office:value-type="float" office:value="237756.573295801" calcext:value-type="float">
            <text:p>237756.57</text:p>
          </table:table-cell>
          <table:table-cell/>
          <table:table-cell table:formula="of:=[.A38]" office:value-type="string" office:string-value="ELU05" calcext:value-type="string">
            <text:p>ELU05</text:p>
          </table:table-cell>
          <table:table-cell table:formula="of:=[.B38]" office:value-type="string" office:string-value="abutment" calcext:value-type="string">
            <text:p>abutment</text:p>
          </table:table-cell>
          <table:table-cell table:formula="of:=[.C38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237.7561408" calcext:value-type="float">
            <text:p>10237.76</text:p>
          </table:table-cell>
          <table:table-cell office:value-type="float" office:value="1766.07344053699" calcext:value-type="float">
            <text:p>1766.07</text:p>
          </table:table-cell>
          <table:table-cell office:value-type="float" office:value="300195.962658454" calcext:value-type="float">
            <text:p>300195.96</text:p>
          </table:table-cell>
          <table:table-cell/>
          <table:table-cell table:formula="of:=[.A39]" office:value-type="string" office:string-value="ELU06" calcext:value-type="string">
            <text:p>ELU06</text:p>
          </table:table-cell>
          <table:table-cell table:formula="of:=[.B39]" office:value-type="string" office:string-value="abutment" calcext:value-type="string">
            <text:p>abutment</text:p>
          </table:table-cell>
          <table:table-cell table:formula="of:=[.C39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042.753597646" calcext:value-type="float">
            <text:p>10042.75</text:p>
          </table:table-cell>
          <table:table-cell office:value-type="float" office:value="1247.92768167567" calcext:value-type="float">
            <text:p>1247.93</text:p>
          </table:table-cell>
          <table:table-cell office:value-type="float" office:value="291333.612056757" calcext:value-type="float">
            <text:p>291333.61</text:p>
          </table:table-cell>
          <table:table-cell/>
          <table:table-cell table:formula="of:=[.A40]" office:value-type="string" office:string-value="ELU07" calcext:value-type="string">
            <text:p>ELU07</text:p>
          </table:table-cell>
          <table:table-cell table:formula="of:=[.B40]" office:value-type="string" office:string-value="abutment" calcext:value-type="string">
            <text:p>abutment</text:p>
          </table:table-cell>
          <table:table-cell table:formula="of:=[.C40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431.2240501256" calcext:value-type="float">
            <text:p>10431.22</text:p>
          </table:table-cell>
          <table:table-cell office:value-type="float" office:value="1618.0192501922" calcext:value-type="float">
            <text:p>1618.02</text:p>
          </table:table-cell>
          <table:table-cell office:value-type="float" office:value="305517.30327613" calcext:value-type="float">
            <text:p>305517.30</text:p>
          </table:table-cell>
          <table:table-cell/>
          <table:table-cell table:formula="of:=[.A41]" office:value-type="string" office:string-value="ELU08" calcext:value-type="string">
            <text:p>ELU08</text:p>
          </table:table-cell>
          <table:table-cell table:formula="of:=[.B41]" office:value-type="string" office:string-value="abutment" calcext:value-type="string">
            <text:p>abutment</text:p>
          </table:table-cell>
          <table:table-cell table:formula="of:=[.C41]" office:value-type="float" office:value="6071" calcext:value-type="float">
            <text:p>607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807.1794689871" calcext:value-type="float">
            <text:p>8807.18</text:p>
          </table:table-cell>
          <table:table-cell office:value-type="float" office:value="-28774.2087257215" calcext:value-type="float">
            <text:p>-28774.21</text:p>
          </table:table-cell>
          <table:table-cell office:value-type="float" office:value="251878.402662647" calcext:value-type="float">
            <text:p>251878.40</text:p>
          </table:table-cell>
          <table:table-cell/>
          <table:table-cell table:formula="of:=[.A42]" office:value-type="string" office:string-value="ELU01" calcext:value-type="string">
            <text:p>ELU01</text:p>
          </table:table-cell>
          <table:table-cell table:formula="of:=[.B42]" office:value-type="string" office:string-value="abutment" calcext:value-type="string">
            <text:p>abutment</text:p>
          </table:table-cell>
          <table:table-cell table:formula="of:=[.C42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098.26357284728" calcext:value-type="float">
            <text:p>9098.26</text:p>
          </table:table-cell>
          <table:table-cell office:value-type="float" office:value="-26232.2632110238" calcext:value-type="float">
            <text:p>-26232.26</text:p>
          </table:table-cell>
          <table:table-cell office:value-type="float" office:value="262984.934976419" calcext:value-type="float">
            <text:p>262984.93</text:p>
          </table:table-cell>
          <table:table-cell/>
          <table:table-cell table:formula="of:=[.A43]" office:value-type="string" office:string-value="ELU02" calcext:value-type="string">
            <text:p>ELU02</text:p>
          </table:table-cell>
          <table:table-cell table:formula="of:=[.B43]" office:value-type="string" office:string-value="abutment" calcext:value-type="string">
            <text:p>abutment</text:p>
          </table:table-cell>
          <table:table-cell table:formula="of:=[.C43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695.99540248061" calcext:value-type="float">
            <text:p>8696.00</text:p>
          </table:table-cell>
          <table:table-cell office:value-type="float" office:value="765.326586548923" calcext:value-type="float">
            <text:p>765.33</text:p>
          </table:table-cell>
          <table:table-cell office:value-type="float" office:value="246971.508033294" calcext:value-type="float">
            <text:p>246971.51</text:p>
          </table:table-cell>
          <table:table-cell/>
          <table:table-cell table:formula="of:=[.A44]" office:value-type="string" office:string-value="ELU03" calcext:value-type="string">
            <text:p>ELU03</text:p>
          </table:table-cell>
          <table:table-cell table:formula="of:=[.B44]" office:value-type="string" office:string-value="abutment" calcext:value-type="string">
            <text:p>abutment</text:p>
          </table:table-cell>
          <table:table-cell table:formula="of:=[.C44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867.87454941661" calcext:value-type="float">
            <text:p>8867.87</text:p>
          </table:table-cell>
          <table:table-cell office:value-type="float" office:value="988.672048068407" calcext:value-type="float">
            <text:p>988.67</text:p>
          </table:table-cell>
          <table:table-cell office:value-type="float" office:value="259384.775687669" calcext:value-type="float">
            <text:p>259384.78</text:p>
          </table:table-cell>
          <table:table-cell/>
          <table:table-cell table:formula="of:=[.A45]" office:value-type="string" office:string-value="ELU04" calcext:value-type="string">
            <text:p>ELU04</text:p>
          </table:table-cell>
          <table:table-cell table:formula="of:=[.B45]" office:value-type="string" office:string-value="abutment" calcext:value-type="string">
            <text:p>abutment</text:p>
          </table:table-cell>
          <table:table-cell table:formula="of:=[.C45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499.07158796115" calcext:value-type="float">
            <text:p>8499.07</text:p>
          </table:table-cell>
          <table:table-cell office:value-type="float" office:value="647.84706656674" calcext:value-type="float">
            <text:p>647.85</text:p>
          </table:table-cell>
          <table:table-cell office:value-type="float" office:value="240970.800597987" calcext:value-type="float">
            <text:p>240970.80</text:p>
          </table:table-cell>
          <table:table-cell/>
          <table:table-cell table:formula="of:=[.A46]" office:value-type="string" office:string-value="ELU05" calcext:value-type="string">
            <text:p>ELU05</text:p>
          </table:table-cell>
          <table:table-cell table:formula="of:=[.B46]" office:value-type="string" office:string-value="abutment" calcext:value-type="string">
            <text:p>abutment</text:p>
          </table:table-cell>
          <table:table-cell table:formula="of:=[.C46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614.89893365243" calcext:value-type="float">
            <text:p>9614.90</text:p>
          </table:table-cell>
          <table:table-cell office:value-type="float" office:value="1435.61339537778" calcext:value-type="float">
            <text:p>1435.61</text:p>
          </table:table-cell>
          <table:table-cell office:value-type="float" office:value="282869.951998477" calcext:value-type="float">
            <text:p>282869.95</text:p>
          </table:table-cell>
          <table:table-cell/>
          <table:table-cell table:formula="of:=[.A47]" office:value-type="string" office:string-value="ELU06" calcext:value-type="string">
            <text:p>ELU06</text:p>
          </table:table-cell>
          <table:table-cell table:formula="of:=[.B47]" office:value-type="string" office:string-value="abutment" calcext:value-type="string">
            <text:p>abutment</text:p>
          </table:table-cell>
          <table:table-cell table:formula="of:=[.C47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534.31247271567" calcext:value-type="float">
            <text:p>9534.31</text:p>
          </table:table-cell>
          <table:table-cell office:value-type="float" office:value="1068.35645197474" calcext:value-type="float">
            <text:p>1068.36</text:p>
          </table:table-cell>
          <table:table-cell office:value-type="float" office:value="278019.7125613" calcext:value-type="float">
            <text:p>278019.71</text:p>
          </table:table-cell>
          <table:table-cell/>
          <table:table-cell table:formula="of:=[.A48]" office:value-type="string" office:string-value="ELU07" calcext:value-type="string">
            <text:p>ELU07</text:p>
          </table:table-cell>
          <table:table-cell table:formula="of:=[.B48]" office:value-type="string" office:string-value="abutment" calcext:value-type="string">
            <text:p>abutment</text:p>
          </table:table-cell>
          <table:table-cell table:formula="of:=[.C48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726.59219617228" calcext:value-type="float">
            <text:p>9726.59</text:p>
          </table:table-cell>
          <table:table-cell office:value-type="float" office:value="1313.24959654114" calcext:value-type="float">
            <text:p>1313.25</text:p>
          </table:table-cell>
          <table:table-cell office:value-type="float" office:value="286333.763951889" calcext:value-type="float">
            <text:p>286333.76</text:p>
          </table:table-cell>
          <table:table-cell/>
          <table:table-cell table:formula="of:=[.A49]" office:value-type="string" office:string-value="ELU08" calcext:value-type="string">
            <text:p>ELU08</text:p>
          </table:table-cell>
          <table:table-cell table:formula="of:=[.B49]" office:value-type="string" office:string-value="abutment" calcext:value-type="string">
            <text:p>abutment</text:p>
          </table:table-cell>
          <table:table-cell table:formula="of:=[.C49]" office:value-type="float" office:value="6072" calcext:value-type="float">
            <text:p>607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811.7025353411" calcext:value-type="float">
            <text:p>8811.70</text:p>
          </table:table-cell>
          <table:table-cell office:value-type="float" office:value="-28751.7016629158" calcext:value-type="float">
            <text:p>-28751.70</text:p>
          </table:table-cell>
          <table:table-cell office:value-type="float" office:value="251895.136470466" calcext:value-type="float">
            <text:p>251895.14</text:p>
          </table:table-cell>
          <table:table-cell/>
          <table:table-cell table:formula="of:=[.A50]" office:value-type="string" office:string-value="ELU01" calcext:value-type="string">
            <text:p>ELU01</text:p>
          </table:table-cell>
          <table:table-cell table:formula="of:=[.B50]" office:value-type="string" office:string-value="abutment" calcext:value-type="string">
            <text:p>abutment</text:p>
          </table:table-cell>
          <table:table-cell table:formula="of:=[.C50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913.8709287848" calcext:value-type="float">
            <text:p>8913.87</text:p>
          </table:table-cell>
          <table:table-cell office:value-type="float" office:value="-26297.7180652665" calcext:value-type="float">
            <text:p>-26297.72</text:p>
          </table:table-cell>
          <table:table-cell office:value-type="float" office:value="257643.036313606" calcext:value-type="float">
            <text:p>257643.04</text:p>
          </table:table-cell>
          <table:table-cell/>
          <table:table-cell table:formula="of:=[.A51]" office:value-type="string" office:string-value="ELU02" calcext:value-type="string">
            <text:p>ELU02</text:p>
          </table:table-cell>
          <table:table-cell table:formula="of:=[.B51]" office:value-type="string" office:string-value="abutment" calcext:value-type="string">
            <text:p>abutment</text:p>
          </table:table-cell>
          <table:table-cell table:formula="of:=[.C51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808.92644340292" calcext:value-type="float">
            <text:p>8808.93</text:p>
          </table:table-cell>
          <table:table-cell office:value-type="float" office:value="807.933146403015" calcext:value-type="float">
            <text:p>807.93</text:p>
          </table:table-cell>
          <table:table-cell office:value-type="float" office:value="250191.633635549" calcext:value-type="float">
            <text:p>250191.63</text:p>
          </table:table-cell>
          <table:table-cell/>
          <table:table-cell table:formula="of:=[.A52]" office:value-type="string" office:string-value="ELU03" calcext:value-type="string">
            <text:p>ELU03</text:p>
          </table:table-cell>
          <table:table-cell table:formula="of:=[.B52]" office:value-type="string" office:string-value="abutment" calcext:value-type="string">
            <text:p>abutment</text:p>
          </table:table-cell>
          <table:table-cell table:formula="of:=[.C52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385.02801950057" calcext:value-type="float">
            <text:p>8385.03</text:p>
          </table:table-cell>
          <table:table-cell office:value-type="float" office:value="817.158225560494" calcext:value-type="float">
            <text:p>817.16</text:p>
          </table:table-cell>
          <table:table-cell office:value-type="float" office:value="245134.594006398" calcext:value-type="float">
            <text:p>245134.59</text:p>
          </table:table-cell>
          <table:table-cell/>
          <table:table-cell table:formula="of:=[.A53]" office:value-type="string" office:string-value="ELU04" calcext:value-type="string">
            <text:p>ELU04</text:p>
          </table:table-cell>
          <table:table-cell table:formula="of:=[.B53]" office:value-type="string" office:string-value="abutment" calcext:value-type="string">
            <text:p>abutment</text:p>
          </table:table-cell>
          <table:table-cell table:formula="of:=[.C53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634.37464109184" calcext:value-type="float">
            <text:p>8634.37</text:p>
          </table:table-cell>
          <table:table-cell office:value-type="float" office:value="700.378127697615" calcext:value-type="float">
            <text:p>700.38</text:p>
          </table:table-cell>
          <table:table-cell office:value-type="float" office:value="244719.405047766" calcext:value-type="float">
            <text:p>244719.41</text:p>
          </table:table-cell>
          <table:table-cell/>
          <table:table-cell table:formula="of:=[.A54]" office:value-type="string" office:string-value="ELU05" calcext:value-type="string">
            <text:p>ELU05</text:p>
          </table:table-cell>
          <table:table-cell table:formula="of:=[.B54]" office:value-type="string" office:string-value="abutment" calcext:value-type="string">
            <text:p>abutment</text:p>
          </table:table-cell>
          <table:table-cell table:formula="of:=[.C54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974.23823214108" calcext:value-type="float">
            <text:p>8974.24</text:p>
          </table:table-cell>
          <table:table-cell office:value-type="float" office:value="1151.00920408115" calcext:value-type="float">
            <text:p>1151.01</text:p>
          </table:table-cell>
          <table:table-cell office:value-type="float" office:value="264722.893565097" calcext:value-type="float">
            <text:p>264722.89</text:p>
          </table:table-cell>
          <table:table-cell/>
          <table:table-cell table:formula="of:=[.A55]" office:value-type="string" office:string-value="ELU06" calcext:value-type="string">
            <text:p>ELU06</text:p>
          </table:table-cell>
          <table:table-cell table:formula="of:=[.B55]" office:value-type="string" office:string-value="abutment" calcext:value-type="string">
            <text:p>abutment</text:p>
          </table:table-cell>
          <table:table-cell table:formula="of:=[.C55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9008.96161620009" calcext:value-type="float">
            <text:p>9008.96</text:p>
          </table:table-cell>
          <table:table-cell office:value-type="float" office:value="909.213877828559" calcext:value-type="float">
            <text:p>909.21</text:p>
          </table:table-cell>
          <table:table-cell office:value-type="float" office:value="263503.090979146" calcext:value-type="float">
            <text:p>263503.09</text:p>
          </table:table-cell>
          <table:table-cell/>
          <table:table-cell table:formula="of:=[.A56]" office:value-type="string" office:string-value="ELU07" calcext:value-type="string">
            <text:p>ELU07</text:p>
          </table:table-cell>
          <table:table-cell table:formula="of:=[.B56]" office:value-type="string" office:string-value="abutment" calcext:value-type="string">
            <text:p>abutment</text:p>
          </table:table-cell>
          <table:table-cell table:formula="of:=[.C56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9005.12849507848" calcext:value-type="float">
            <text:p>9005.13</text:p>
          </table:table-cell>
          <table:table-cell office:value-type="float" office:value="1049.04209782917" calcext:value-type="float">
            <text:p>1049.04</text:p>
          </table:table-cell>
          <table:table-cell office:value-type="float" office:value="266107.464489875" calcext:value-type="float">
            <text:p>266107.46</text:p>
          </table:table-cell>
          <table:table-cell/>
          <table:table-cell table:formula="of:=[.A57]" office:value-type="string" office:string-value="ELU08" calcext:value-type="string">
            <text:p>ELU08</text:p>
          </table:table-cell>
          <table:table-cell table:formula="of:=[.B57]" office:value-type="string" office:string-value="abutment" calcext:value-type="string">
            <text:p>abutment</text:p>
          </table:table-cell>
          <table:table-cell table:formula="of:=[.C57]" office:value-type="float" office:value="6073" calcext:value-type="float">
            <text:p>607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835.4221833701" calcext:value-type="float">
            <text:p>8835.42</text:p>
          </table:table-cell>
          <table:table-cell office:value-type="float" office:value="-28713.7474488339" calcext:value-type="float">
            <text:p>-28713.75</text:p>
          </table:table-cell>
          <table:table-cell office:value-type="float" office:value="252585.823542124" calcext:value-type="float">
            <text:p>252585.82</text:p>
          </table:table-cell>
          <table:table-cell/>
          <table:table-cell table:formula="of:=[.A58]" office:value-type="string" office:string-value="ELU01" calcext:value-type="string">
            <text:p>ELU01</text:p>
          </table:table-cell>
          <table:table-cell table:formula="of:=[.B58]" office:value-type="string" office:string-value="abutment" calcext:value-type="string">
            <text:p>abutment</text:p>
          </table:table-cell>
          <table:table-cell table:formula="of:=[.C58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750.96158390298" calcext:value-type="float">
            <text:p>8750.96</text:p>
          </table:table-cell>
          <table:table-cell office:value-type="float" office:value="-26313.9831410143" calcext:value-type="float">
            <text:p>-26313.98</text:p>
          </table:table-cell>
          <table:table-cell office:value-type="float" office:value="253113.838915655" calcext:value-type="float">
            <text:p>253113.84</text:p>
          </table:table-cell>
          <table:table-cell/>
          <table:table-cell table:formula="of:=[.A59]" office:value-type="string" office:string-value="ELU02" calcext:value-type="string">
            <text:p>ELU02</text:p>
          </table:table-cell>
          <table:table-cell table:formula="of:=[.B59]" office:value-type="string" office:string-value="abutment" calcext:value-type="string">
            <text:p>abutment</text:p>
          </table:table-cell>
          <table:table-cell table:formula="of:=[.C59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929.24130859744" calcext:value-type="float">
            <text:p>8929.24</text:p>
          </table:table-cell>
          <table:table-cell office:value-type="float" office:value="857.468195468237" calcext:value-type="float">
            <text:p>857.47</text:p>
          </table:table-cell>
          <table:table-cell office:value-type="float" office:value="253601.177241037" calcext:value-type="float">
            <text:p>253601.18</text:p>
          </table:table-cell>
          <table:table-cell/>
          <table:table-cell table:formula="of:=[.A60]" office:value-type="string" office:string-value="ELU03" calcext:value-type="string">
            <text:p>ELU03</text:p>
          </table:table-cell>
          <table:table-cell table:formula="of:=[.B60]" office:value-type="string" office:string-value="abutment" calcext:value-type="string">
            <text:p>abutment</text:p>
          </table:table-cell>
          <table:table-cell table:formula="of:=[.C60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7945.04121009903" calcext:value-type="float">
            <text:p>7945.04</text:p>
          </table:table-cell>
          <table:table-cell office:value-type="float" office:value="735.675990709807" calcext:value-type="float">
            <text:p>735.68</text:p>
          </table:table-cell>
          <table:table-cell office:value-type="float" office:value="232810.580501" calcext:value-type="float">
            <text:p>232810.58</text:p>
          </table:table-cell>
          <table:table-cell/>
          <table:table-cell table:formula="of:=[.A61]" office:value-type="string" office:string-value="ELU04" calcext:value-type="string">
            <text:p>ELU04</text:p>
          </table:table-cell>
          <table:table-cell table:formula="of:=[.B61]" office:value-type="string" office:string-value="abutment" calcext:value-type="string">
            <text:p>abutment</text:p>
          </table:table-cell>
          <table:table-cell table:formula="of:=[.C61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780.51749660814" calcext:value-type="float">
            <text:p>8780.52</text:p>
          </table:table-cell>
          <table:table-cell office:value-type="float" office:value="759.324356627887" calcext:value-type="float">
            <text:p>759.32</text:p>
          </table:table-cell>
          <table:table-cell office:value-type="float" office:value="248832.381171592" calcext:value-type="float">
            <text:p>248832.38</text:p>
          </table:table-cell>
          <table:table-cell/>
          <table:table-cell table:formula="of:=[.A62]" office:value-type="string" office:string-value="ELU05" calcext:value-type="string">
            <text:p>ELU05</text:p>
          </table:table-cell>
          <table:table-cell table:formula="of:=[.B62]" office:value-type="string" office:string-value="abutment" calcext:value-type="string">
            <text:p>abutment</text:p>
          </table:table-cell>
          <table:table-cell table:formula="of:=[.C62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356.60677844293" calcext:value-type="float">
            <text:p>8356.61</text:p>
          </table:table-cell>
          <table:table-cell office:value-type="float" office:value="978.498141365544" calcext:value-type="float">
            <text:p>978.50</text:p>
          </table:table-cell>
          <table:table-cell office:value-type="float" office:value="247433.678615354" calcext:value-type="float">
            <text:p>247433.68</text:p>
          </table:table-cell>
          <table:table-cell/>
          <table:table-cell table:formula="of:=[.A63]" office:value-type="string" office:string-value="ELU06" calcext:value-type="string">
            <text:p>ELU06</text:p>
          </table:table-cell>
          <table:table-cell table:formula="of:=[.B63]" office:value-type="string" office:string-value="abutment" calcext:value-type="string">
            <text:p>abutment</text:p>
          </table:table-cell>
          <table:table-cell table:formula="of:=[.C63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516.4448674917" calcext:value-type="float">
            <text:p>8516.44</text:p>
          </table:table-cell>
          <table:table-cell office:value-type="float" office:value="817.687102597224" calcext:value-type="float">
            <text:p>817.69</text:p>
          </table:table-cell>
          <table:table-cell office:value-type="float" office:value="249879.883664507" calcext:value-type="float">
            <text:p>249879.88</text:p>
          </table:table-cell>
          <table:table-cell/>
          <table:table-cell table:formula="of:=[.A64]" office:value-type="string" office:string-value="ELU07" calcext:value-type="string">
            <text:p>ELU07</text:p>
          </table:table-cell>
          <table:table-cell table:formula="of:=[.B64]" office:value-type="string" office:string-value="abutment" calcext:value-type="string">
            <text:p>abutment</text:p>
          </table:table-cell>
          <table:table-cell table:formula="of:=[.C64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318.51692988993" calcext:value-type="float">
            <text:p>8318.52</text:p>
          </table:table-cell>
          <table:table-cell office:value-type="float" office:value="885.23086703041" calcext:value-type="float">
            <text:p>885.23</text:p>
          </table:table-cell>
          <table:table-cell office:value-type="float" office:value="246979.942715291" calcext:value-type="float">
            <text:p>246979.94</text:p>
          </table:table-cell>
          <table:table-cell/>
          <table:table-cell table:formula="of:=[.A65]" office:value-type="string" office:string-value="ELU08" calcext:value-type="string">
            <text:p>ELU08</text:p>
          </table:table-cell>
          <table:table-cell table:formula="of:=[.B65]" office:value-type="string" office:string-value="abutment" calcext:value-type="string">
            <text:p>abutment</text:p>
          </table:table-cell>
          <table:table-cell table:formula="of:=[.C65]" office:value-type="float" office:value="6074" calcext:value-type="float">
            <text:p>607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506.66199820112" calcext:value-type="float">
            <text:p>4506.66</text:p>
          </table:table-cell>
          <table:table-cell office:value-type="float" office:value="-29975.791430524" calcext:value-type="float">
            <text:p>-29975.79</text:p>
          </table:table-cell>
          <table:table-cell office:value-type="float" office:value="232706.29967143" calcext:value-type="float">
            <text:p>232706.30</text:p>
          </table:table-cell>
          <table:table-cell/>
          <table:table-cell table:formula="of:=[.A66]" office:value-type="string" office:string-value="ELU01" calcext:value-type="string">
            <text:p>ELU01</text:p>
          </table:table-cell>
          <table:table-cell table:formula="of:=[.B66]" office:value-type="string" office:string-value="abutment" calcext:value-type="string">
            <text:p>abutment</text:p>
          </table:table-cell>
          <table:table-cell table:formula="of:=[.C66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970.19803269336" calcext:value-type="float">
            <text:p>4970.20</text:p>
          </table:table-cell>
          <table:table-cell office:value-type="float" office:value="-27842.3456252256" calcext:value-type="float">
            <text:p>-27842.35</text:p>
          </table:table-cell>
          <table:table-cell office:value-type="float" office:value="255231.8419125" calcext:value-type="float">
            <text:p>255231.84</text:p>
          </table:table-cell>
          <table:table-cell/>
          <table:table-cell table:formula="of:=[.A67]" office:value-type="string" office:string-value="ELU02" calcext:value-type="string">
            <text:p>ELU02</text:p>
          </table:table-cell>
          <table:table-cell table:formula="of:=[.B67]" office:value-type="string" office:string-value="abutment" calcext:value-type="string">
            <text:p>abutment</text:p>
          </table:table-cell>
          <table:table-cell table:formula="of:=[.C67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3997.7090158902" calcext:value-type="float">
            <text:p>3997.71</text:p>
          </table:table-cell>
          <table:table-cell office:value-type="float" office:value="-249.768713958094" calcext:value-type="float">
            <text:p>-249.77</text:p>
          </table:table-cell>
          <table:table-cell office:value-type="float" office:value="205660.267690529" calcext:value-type="float">
            <text:p>205660.27</text:p>
          </table:table-cell>
          <table:table-cell/>
          <table:table-cell table:formula="of:=[.A68]" office:value-type="string" office:string-value="ELU03" calcext:value-type="string">
            <text:p>ELU03</text:p>
          </table:table-cell>
          <table:table-cell table:formula="of:=[.B68]" office:value-type="string" office:string-value="abutment" calcext:value-type="string">
            <text:p>abutment</text:p>
          </table:table-cell>
          <table:table-cell table:formula="of:=[.C68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632.41570988054" calcext:value-type="float">
            <text:p>4632.42</text:p>
          </table:table-cell>
          <table:table-cell office:value-type="float" office:value="-671.593611504089" calcext:value-type="float">
            <text:p>-671.59</text:p>
          </table:table-cell>
          <table:table-cell office:value-type="float" office:value="237700.719647405" calcext:value-type="float">
            <text:p>237700.72</text:p>
          </table:table-cell>
          <table:table-cell/>
          <table:table-cell table:formula="of:=[.A69]" office:value-type="string" office:string-value="ELU04" calcext:value-type="string">
            <text:p>ELU04</text:p>
          </table:table-cell>
          <table:table-cell table:formula="of:=[.B69]" office:value-type="string" office:string-value="abutment" calcext:value-type="string">
            <text:p>abutment</text:p>
          </table:table-cell>
          <table:table-cell table:formula="of:=[.C69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3963.05467393285" calcext:value-type="float">
            <text:p>3963.05</text:p>
          </table:table-cell>
          <table:table-cell office:value-type="float" office:value="-221.350433361184" calcext:value-type="float">
            <text:p>-221.35</text:p>
          </table:table-cell>
          <table:table-cell office:value-type="float" office:value="205273.48318467" calcext:value-type="float">
            <text:p>205273.48</text:p>
          </table:table-cell>
          <table:table-cell/>
          <table:table-cell table:formula="of:=[.A70]" office:value-type="string" office:string-value="ELU05" calcext:value-type="string">
            <text:p>ELU05</text:p>
          </table:table-cell>
          <table:table-cell table:formula="of:=[.B70]" office:value-type="string" office:string-value="abutment" calcext:value-type="string">
            <text:p>abutment</text:p>
          </table:table-cell>
          <table:table-cell table:formula="of:=[.C70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644.45419892054" calcext:value-type="float">
            <text:p>4644.45</text:p>
          </table:table-cell>
          <table:table-cell office:value-type="float" office:value="-716.937301103936" calcext:value-type="float">
            <text:p>-716.94</text:p>
          </table:table-cell>
          <table:table-cell office:value-type="float" office:value="238382.759147545" calcext:value-type="float">
            <text:p>238382.76</text:p>
          </table:table-cell>
          <table:table-cell/>
          <table:table-cell table:formula="of:=[.A71]" office:value-type="string" office:string-value="ELU06" calcext:value-type="string">
            <text:p>ELU06</text:p>
          </table:table-cell>
          <table:table-cell table:formula="of:=[.B71]" office:value-type="string" office:string-value="abutment" calcext:value-type="string">
            <text:p>abutment</text:p>
          </table:table-cell>
          <table:table-cell table:formula="of:=[.C71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5459.79069518241" calcext:value-type="float">
            <text:p>5459.79</text:p>
          </table:table-cell>
          <table:table-cell office:value-type="float" office:value="-670.515280032261" calcext:value-type="float">
            <text:p>-670.52</text:p>
          </table:table-cell>
          <table:table-cell office:value-type="float" office:value="274623.467608994" calcext:value-type="float">
            <text:p>274623.47</text:p>
          </table:table-cell>
          <table:table-cell/>
          <table:table-cell table:formula="of:=[.A72]" office:value-type="string" office:string-value="ELU07" calcext:value-type="string">
            <text:p>ELU07</text:p>
          </table:table-cell>
          <table:table-cell table:formula="of:=[.B72]" office:value-type="string" office:string-value="abutment" calcext:value-type="string">
            <text:p>abutment</text:p>
          </table:table-cell>
          <table:table-cell table:formula="of:=[.C72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5738.87061426798" calcext:value-type="float">
            <text:p>5738.87</text:p>
          </table:table-cell>
          <table:table-cell office:value-type="float" office:value="-855.529364613499" calcext:value-type="float">
            <text:p>-855.53</text:p>
          </table:table-cell>
          <table:table-cell office:value-type="float" office:value="288262.328445523" calcext:value-type="float">
            <text:p>288262.33</text:p>
          </table:table-cell>
          <table:table-cell/>
          <table:table-cell table:formula="of:=[.A73]" office:value-type="string" office:string-value="ELU08" calcext:value-type="string">
            <text:p>ELU08</text:p>
          </table:table-cell>
          <table:table-cell table:formula="of:=[.B73]" office:value-type="string" office:string-value="abutment" calcext:value-type="string">
            <text:p>abutment</text:p>
          </table:table-cell>
          <table:table-cell table:formula="of:=[.C73]" office:value-type="float" office:value="6075" calcext:value-type="float">
            <text:p>607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526.98194949032" calcext:value-type="float">
            <text:p>4526.98</text:p>
          </table:table-cell>
          <table:table-cell office:value-type="float" office:value="-29983.6378389933" calcext:value-type="float">
            <text:p>-29983.64</text:p>
          </table:table-cell>
          <table:table-cell office:value-type="float" office:value="233891.984294992" calcext:value-type="float">
            <text:p>233891.98</text:p>
          </table:table-cell>
          <table:table-cell/>
          <table:table-cell table:formula="of:=[.A74]" office:value-type="string" office:string-value="ELU01" calcext:value-type="string">
            <text:p>ELU01</text:p>
          </table:table-cell>
          <table:table-cell table:formula="of:=[.B74]" office:value-type="string" office:string-value="abutment" calcext:value-type="string">
            <text:p>abutment</text:p>
          </table:table-cell>
          <table:table-cell table:formula="of:=[.C74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943.74234667521" calcext:value-type="float">
            <text:p>4943.74</text:p>
          </table:table-cell>
          <table:table-cell office:value-type="float" office:value="-27856.2745039997" calcext:value-type="float">
            <text:p>-27856.27</text:p>
          </table:table-cell>
          <table:table-cell office:value-type="float" office:value="254127.50197123" calcext:value-type="float">
            <text:p>254127.50</text:p>
          </table:table-cell>
          <table:table-cell/>
          <table:table-cell table:formula="of:=[.A75]" office:value-type="string" office:string-value="ELU02" calcext:value-type="string">
            <text:p>ELU02</text:p>
          </table:table-cell>
          <table:table-cell table:formula="of:=[.B75]" office:value-type="string" office:string-value="abutment" calcext:value-type="string">
            <text:p>abutment</text:p>
          </table:table-cell>
          <table:table-cell table:formula="of:=[.C75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076.02611983688" calcext:value-type="float">
            <text:p>4076.03</text:p>
          </table:table-cell>
          <table:table-cell office:value-type="float" office:value="-235.737436907185" calcext:value-type="float">
            <text:p>-235.74</text:p>
          </table:table-cell>
          <table:table-cell office:value-type="float" office:value="209535.113408374" calcext:value-type="float">
            <text:p>209535.11</text:p>
          </table:table-cell>
          <table:table-cell/>
          <table:table-cell table:formula="of:=[.A76]" office:value-type="string" office:string-value="ELU03" calcext:value-type="string">
            <text:p>ELU03</text:p>
          </table:table-cell>
          <table:table-cell table:formula="of:=[.B76]" office:value-type="string" office:string-value="abutment" calcext:value-type="string">
            <text:p>abutment</text:p>
          </table:table-cell>
          <table:table-cell table:formula="of:=[.C76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615.8360641898" calcext:value-type="float">
            <text:p>4615.84</text:p>
          </table:table-cell>
          <table:table-cell office:value-type="float" office:value="-658.26754803517" calcext:value-type="float">
            <text:p>-658.27</text:p>
          </table:table-cell>
          <table:table-cell office:value-type="float" office:value="236971.711349679" calcext:value-type="float">
            <text:p>236971.71</text:p>
          </table:table-cell>
          <table:table-cell/>
          <table:table-cell table:formula="of:=[.A77]" office:value-type="string" office:string-value="ELU04" calcext:value-type="string">
            <text:p>ELU04</text:p>
          </table:table-cell>
          <table:table-cell table:formula="of:=[.B77]" office:value-type="string" office:string-value="abutment" calcext:value-type="string">
            <text:p>abutment</text:p>
          </table:table-cell>
          <table:table-cell table:formula="of:=[.C77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3996.19868729583" calcext:value-type="float">
            <text:p>3996.20</text:p>
          </table:table-cell>
          <table:table-cell office:value-type="float" office:value="-210.007277904769" calcext:value-type="float">
            <text:p>-210.01</text:p>
          </table:table-cell>
          <table:table-cell office:value-type="float" office:value="206885.122622159" calcext:value-type="float">
            <text:p>206885.12</text:p>
          </table:table-cell>
          <table:table-cell/>
          <table:table-cell table:formula="of:=[.A78]" office:value-type="string" office:string-value="ELU05" calcext:value-type="string">
            <text:p>ELU05</text:p>
          </table:table-cell>
          <table:table-cell table:formula="of:=[.B78]" office:value-type="string" office:string-value="abutment" calcext:value-type="string">
            <text:p>abutment</text:p>
          </table:table-cell>
          <table:table-cell table:formula="of:=[.C78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630.48123135155" calcext:value-type="float">
            <text:p>4630.48</text:p>
          </table:table-cell>
          <table:table-cell office:value-type="float" office:value="-706.572176766499" calcext:value-type="float">
            <text:p>-706.57</text:p>
          </table:table-cell>
          <table:table-cell office:value-type="float" office:value="237762.697222152" calcext:value-type="float">
            <text:p>237762.70</text:p>
          </table:table-cell>
          <table:table-cell/>
          <table:table-cell table:formula="of:=[.A79]" office:value-type="string" office:string-value="ELU06" calcext:value-type="string">
            <text:p>ELU06</text:p>
          </table:table-cell>
          <table:table-cell table:formula="of:=[.B79]" office:value-type="string" office:string-value="abutment" calcext:value-type="string">
            <text:p>abutment</text:p>
          </table:table-cell>
          <table:table-cell table:formula="of:=[.C79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5480.85177455399" calcext:value-type="float">
            <text:p>5480.85</text:p>
          </table:table-cell>
          <table:table-cell office:value-type="float" office:value="-678.155946522172" calcext:value-type="float">
            <text:p>-678.16</text:p>
          </table:table-cell>
          <table:table-cell office:value-type="float" office:value="276047.040464513" calcext:value-type="float">
            <text:p>276047.04</text:p>
          </table:table-cell>
          <table:table-cell/>
          <table:table-cell table:formula="of:=[.A80]" office:value-type="string" office:string-value="ELU07" calcext:value-type="string">
            <text:p>ELU07</text:p>
          </table:table-cell>
          <table:table-cell table:formula="of:=[.B80]" office:value-type="string" office:string-value="abutment" calcext:value-type="string">
            <text:p>abutment</text:p>
          </table:table-cell>
          <table:table-cell table:formula="of:=[.C80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5736.74292743328" calcext:value-type="float">
            <text:p>5736.74</text:p>
          </table:table-cell>
          <table:table-cell office:value-type="float" office:value="-863.661898169782" calcext:value-type="float">
            <text:p>-863.66</text:p>
          </table:table-cell>
          <table:table-cell office:value-type="float" office:value="288579.668607158" calcext:value-type="float">
            <text:p>288579.67</text:p>
          </table:table-cell>
          <table:table-cell/>
          <table:table-cell table:formula="of:=[.A81]" office:value-type="string" office:string-value="ELU08" calcext:value-type="string">
            <text:p>ELU08</text:p>
          </table:table-cell>
          <table:table-cell table:formula="of:=[.B81]" office:value-type="string" office:string-value="abutment" calcext:value-type="string">
            <text:p>abutment</text:p>
          </table:table-cell>
          <table:table-cell table:formula="of:=[.C81]" office:value-type="float" office:value="6076" calcext:value-type="float">
            <text:p>607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539.99153954854" calcext:value-type="float">
            <text:p>4539.99</text:p>
          </table:table-cell>
          <table:table-cell office:value-type="float" office:value="-29998.7670243742" calcext:value-type="float">
            <text:p>-29998.77</text:p>
          </table:table-cell>
          <table:table-cell office:value-type="float" office:value="234721.737266806" calcext:value-type="float">
            <text:p>234721.74</text:p>
          </table:table-cell>
          <table:table-cell/>
          <table:table-cell table:formula="of:=[.A82]" office:value-type="string" office:string-value="ELU01" calcext:value-type="string">
            <text:p>ELU01</text:p>
          </table:table-cell>
          <table:table-cell table:formula="of:=[.B82]" office:value-type="string" office:string-value="abutment" calcext:value-type="string">
            <text:p>abutment</text:p>
          </table:table-cell>
          <table:table-cell table:formula="of:=[.C82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901.85851962958" calcext:value-type="float">
            <text:p>4901.86</text:p>
          </table:table-cell>
          <table:table-cell office:value-type="float" office:value="-27873.2187174547" calcext:value-type="float">
            <text:p>-27873.22</text:p>
          </table:table-cell>
          <table:table-cell office:value-type="float" office:value="252440.611196465" calcext:value-type="float">
            <text:p>252440.61</text:p>
          </table:table-cell>
          <table:table-cell/>
          <table:table-cell table:formula="of:=[.A83]" office:value-type="string" office:string-value="ELU02" calcext:value-type="string">
            <text:p>ELU02</text:p>
          </table:table-cell>
          <table:table-cell table:formula="of:=[.B83]" office:value-type="string" office:string-value="abutment" calcext:value-type="string">
            <text:p>abutment</text:p>
          </table:table-cell>
          <table:table-cell table:formula="of:=[.C83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170.96965320554" calcext:value-type="float">
            <text:p>4170.97</text:p>
          </table:table-cell>
          <table:table-cell office:value-type="float" office:value="-247.442902136043" calcext:value-type="float">
            <text:p>-247.44</text:p>
          </table:table-cell>
          <table:table-cell office:value-type="float" office:value="213901.969135957" calcext:value-type="float">
            <text:p>213901.97</text:p>
          </table:table-cell>
          <table:table-cell/>
          <table:table-cell table:formula="of:=[.A84]" office:value-type="string" office:string-value="ELU03" calcext:value-type="string">
            <text:p>ELU03</text:p>
          </table:table-cell>
          <table:table-cell table:formula="of:=[.B84]" office:value-type="string" office:string-value="abutment" calcext:value-type="string">
            <text:p>abutment</text:p>
          </table:table-cell>
          <table:table-cell table:formula="of:=[.C84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606.79788753989" calcext:value-type="float">
            <text:p>4606.80</text:p>
          </table:table-cell>
          <table:table-cell office:value-type="float" office:value="-656.341052954161" calcext:value-type="float">
            <text:p>-656.34</text:p>
          </table:table-cell>
          <table:table-cell office:value-type="float" office:value="236448.022307998" calcext:value-type="float">
            <text:p>236448.02</text:p>
          </table:table-cell>
          <table:table-cell/>
          <table:table-cell table:formula="of:=[.A85]" office:value-type="string" office:string-value="ELU04" calcext:value-type="string">
            <text:p>ELU04</text:p>
          </table:table-cell>
          <table:table-cell table:formula="of:=[.B85]" office:value-type="string" office:string-value="abutment" calcext:value-type="string">
            <text:p>abutment</text:p>
          </table:table-cell>
          <table:table-cell table:formula="of:=[.C85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049.77646411854" calcext:value-type="float">
            <text:p>4049.78</text:p>
          </table:table-cell>
          <table:table-cell office:value-type="float" office:value="-217.463157143445" calcext:value-type="float">
            <text:p>-217.46</text:p>
          </table:table-cell>
          <table:table-cell office:value-type="float" office:value="209073.576762758" calcext:value-type="float">
            <text:p>209073.58</text:p>
          </table:table-cell>
          <table:table-cell/>
          <table:table-cell table:formula="of:=[.A86]" office:value-type="string" office:string-value="ELU05" calcext:value-type="string">
            <text:p>ELU05</text:p>
          </table:table-cell>
          <table:table-cell table:formula="of:=[.B86]" office:value-type="string" office:string-value="abutment" calcext:value-type="string">
            <text:p>abutment</text:p>
          </table:table-cell>
          <table:table-cell table:formula="of:=[.C86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623.94928208983" calcext:value-type="float">
            <text:p>4623.95</text:p>
          </table:table-cell>
          <table:table-cell office:value-type="float" office:value="-708.086623012004" calcext:value-type="float">
            <text:p>-708.09</text:p>
          </table:table-cell>
          <table:table-cell office:value-type="float" office:value="237345.50774533" calcext:value-type="float">
            <text:p>237345.51</text:p>
          </table:table-cell>
          <table:table-cell/>
          <table:table-cell table:formula="of:=[.A87]" office:value-type="string" office:string-value="ELU06" calcext:value-type="string">
            <text:p>ELU06</text:p>
          </table:table-cell>
          <table:table-cell table:formula="of:=[.B87]" office:value-type="string" office:string-value="abutment" calcext:value-type="string">
            <text:p>abutment</text:p>
          </table:table-cell>
          <table:table-cell table:formula="of:=[.C87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5455.78356238704" calcext:value-type="float">
            <text:p>5455.78</text:p>
          </table:table-cell>
          <table:table-cell office:value-type="float" office:value="-700.782886660212" calcext:value-type="float">
            <text:p>-700.78</text:p>
          </table:table-cell>
          <table:table-cell office:value-type="float" office:value="276161.688411467" calcext:value-type="float">
            <text:p>276161.69</text:p>
          </table:table-cell>
          <table:table-cell/>
          <table:table-cell table:formula="of:=[.A88]" office:value-type="string" office:string-value="ELU07" calcext:value-type="string">
            <text:p>ELU07</text:p>
          </table:table-cell>
          <table:table-cell table:formula="of:=[.B88]" office:value-type="string" office:string-value="abutment" calcext:value-type="string">
            <text:p>abutment</text:p>
          </table:table-cell>
          <table:table-cell table:formula="of:=[.C88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5683.2146590478" calcext:value-type="float">
            <text:p>5683.21</text:p>
          </table:table-cell>
          <table:table-cell office:value-type="float" office:value="-883.257792771565" calcext:value-type="float">
            <text:p>-883.26</text:p>
          </table:table-cell>
          <table:table-cell office:value-type="float" office:value="287434.862074043" calcext:value-type="float">
            <text:p>287434.86</text:p>
          </table:table-cell>
          <table:table-cell/>
          <table:table-cell table:formula="of:=[.A89]" office:value-type="string" office:string-value="ELU08" calcext:value-type="string">
            <text:p>ELU08</text:p>
          </table:table-cell>
          <table:table-cell table:formula="of:=[.B89]" office:value-type="string" office:string-value="abutment" calcext:value-type="string">
            <text:p>abutment</text:p>
          </table:table-cell>
          <table:table-cell table:formula="of:=[.C89]" office:value-type="float" office:value="6077" calcext:value-type="float">
            <text:p>607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553.91855610766" calcext:value-type="float">
            <text:p>4553.92</text:p>
          </table:table-cell>
          <table:table-cell office:value-type="float" office:value="-30017.5187597671" calcext:value-type="float">
            <text:p>-30017.52</text:p>
          </table:table-cell>
          <table:table-cell office:value-type="float" office:value="235346.24511141" calcext:value-type="float">
            <text:p>235346.25</text:p>
          </table:table-cell>
          <table:table-cell/>
          <table:table-cell table:formula="of:=[.A90]" office:value-type="string" office:string-value="ELU01" calcext:value-type="string">
            <text:p>ELU01</text:p>
          </table:table-cell>
          <table:table-cell table:formula="of:=[.B90]" office:value-type="string" office:string-value="abutment" calcext:value-type="string">
            <text:p>abutment</text:p>
          </table:table-cell>
          <table:table-cell table:formula="of:=[.C90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850.10373024754" calcext:value-type="float">
            <text:p>4850.10</text:p>
          </table:table-cell>
          <table:table-cell office:value-type="float" office:value="-27887.4517204476" calcext:value-type="float">
            <text:p>-27887.45</text:p>
          </table:table-cell>
          <table:table-cell office:value-type="float" office:value="250202.445437261" calcext:value-type="float">
            <text:p>250202.45</text:p>
          </table:table-cell>
          <table:table-cell/>
          <table:table-cell table:formula="of:=[.A91]" office:value-type="string" office:string-value="ELU02" calcext:value-type="string">
            <text:p>ELU02</text:p>
          </table:table-cell>
          <table:table-cell table:formula="of:=[.B91]" office:value-type="string" office:string-value="abutment" calcext:value-type="string">
            <text:p>abutment</text:p>
          </table:table-cell>
          <table:table-cell table:formula="of:=[.C91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272.35594285665" calcext:value-type="float">
            <text:p>4272.36</text:p>
          </table:table-cell>
          <table:table-cell office:value-type="float" office:value="-279.810358454929" calcext:value-type="float">
            <text:p>-279.81</text:p>
          </table:table-cell>
          <table:table-cell office:value-type="float" office:value="218601.137688341" calcext:value-type="float">
            <text:p>218601.14</text:p>
          </table:table-cell>
          <table:table-cell/>
          <table:table-cell table:formula="of:=[.A92]" office:value-type="string" office:string-value="ELU03" calcext:value-type="string">
            <text:p>ELU03</text:p>
          </table:table-cell>
          <table:table-cell table:formula="of:=[.B92]" office:value-type="string" office:string-value="abutment" calcext:value-type="string">
            <text:p>abutment</text:p>
          </table:table-cell>
          <table:table-cell table:formula="of:=[.C92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599.6709129289" calcext:value-type="float">
            <text:p>4599.67</text:p>
          </table:table-cell>
          <table:table-cell office:value-type="float" office:value="-660.648401204511" calcext:value-type="float">
            <text:p>-660.65</text:p>
          </table:table-cell>
          <table:table-cell office:value-type="float" office:value="236126.381195653" calcext:value-type="float">
            <text:p>236126.38</text:p>
          </table:table-cell>
          <table:table-cell/>
          <table:table-cell table:formula="of:=[.A93]" office:value-type="string" office:string-value="ELU04" calcext:value-type="string">
            <text:p>ELU04</text:p>
          </table:table-cell>
          <table:table-cell table:formula="of:=[.B93]" office:value-type="string" office:string-value="abutment" calcext:value-type="string">
            <text:p>abutment</text:p>
          </table:table-cell>
          <table:table-cell table:formula="of:=[.C93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122.70003306905" calcext:value-type="float">
            <text:p>4122.70</text:p>
          </table:table-cell>
          <table:table-cell office:value-type="float" office:value="-241.87950328195" calcext:value-type="float">
            <text:p>-241.88</text:p>
          </table:table-cell>
          <table:table-cell office:value-type="float" office:value="212074.266126521" calcext:value-type="float">
            <text:p>212074.27</text:p>
          </table:table-cell>
          <table:table-cell/>
          <table:table-cell table:formula="of:=[.A94]" office:value-type="string" office:string-value="ELU05" calcext:value-type="string">
            <text:p>ELU05</text:p>
          </table:table-cell>
          <table:table-cell table:formula="of:=[.B94]" office:value-type="string" office:string-value="abutment" calcext:value-type="string">
            <text:p>abutment</text:p>
          </table:table-cell>
          <table:table-cell table:formula="of:=[.C94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618.86068591797" calcext:value-type="float">
            <text:p>4618.86</text:p>
          </table:table-cell>
          <table:table-cell office:value-type="float" office:value="-716.039612603836" calcext:value-type="float">
            <text:p>-716.04</text:p>
          </table:table-cell>
          <table:table-cell office:value-type="float" office:value="237112.387913324" calcext:value-type="float">
            <text:p>237112.39</text:p>
          </table:table-cell>
          <table:table-cell/>
          <table:table-cell table:formula="of:=[.A95]" office:value-type="string" office:string-value="ELU06" calcext:value-type="string">
            <text:p>ELU06</text:p>
          </table:table-cell>
          <table:table-cell table:formula="of:=[.B95]" office:value-type="string" office:string-value="abutment" calcext:value-type="string">
            <text:p>abutment</text:p>
          </table:table-cell>
          <table:table-cell table:formula="of:=[.C95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5350.22908075398" calcext:value-type="float">
            <text:p>5350.23</text:p>
          </table:table-cell>
          <table:table-cell office:value-type="float" office:value="-719.681995280911" calcext:value-type="float">
            <text:p>-719.68</text:p>
          </table:table-cell>
          <table:table-cell office:value-type="float" office:value="273282.798115259" calcext:value-type="float">
            <text:p>273282.80</text:p>
          </table:table-cell>
          <table:table-cell/>
          <table:table-cell table:formula="of:=[.A96]" office:value-type="string" office:string-value="ELU07" calcext:value-type="string">
            <text:p>ELU07</text:p>
          </table:table-cell>
          <table:table-cell table:formula="of:=[.B96]" office:value-type="string" office:string-value="abutment" calcext:value-type="string">
            <text:p>abutment</text:p>
          </table:table-cell>
          <table:table-cell table:formula="of:=[.C96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5542.51704700089" calcext:value-type="float">
            <text:p>5542.52</text:p>
          </table:table-cell>
          <table:table-cell office:value-type="float" office:value="-894.231105460298" calcext:value-type="float">
            <text:p>-894.23</text:p>
          </table:table-cell>
          <table:table-cell office:value-type="float" office:value="283064.095645404" calcext:value-type="float">
            <text:p>283064.10</text:p>
          </table:table-cell>
          <table:table-cell/>
          <table:table-cell table:formula="of:=[.A97]" office:value-type="string" office:string-value="ELU08" calcext:value-type="string">
            <text:p>ELU08</text:p>
          </table:table-cell>
          <table:table-cell table:formula="of:=[.B97]" office:value-type="string" office:string-value="abutment" calcext:value-type="string">
            <text:p>abutment</text:p>
          </table:table-cell>
          <table:table-cell table:formula="of:=[.C97]" office:value-type="float" office:value="6078" calcext:value-type="float">
            <text:p>607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583.56483188269" calcext:value-type="float">
            <text:p>4583.56</text:p>
          </table:table-cell>
          <table:table-cell office:value-type="float" office:value="-30040.3796480714" calcext:value-type="float">
            <text:p>-30040.38</text:p>
          </table:table-cell>
          <table:table-cell office:value-type="float" office:value="236356.719430322" calcext:value-type="float">
            <text:p>236356.72</text:p>
          </table:table-cell>
          <table:table-cell/>
          <table:table-cell table:formula="of:=[.A98]" office:value-type="string" office:string-value="ELU01" calcext:value-type="string">
            <text:p>ELU01</text:p>
          </table:table-cell>
          <table:table-cell table:formula="of:=[.B98]" office:value-type="string" office:string-value="abutment" calcext:value-type="string">
            <text:p>abutment</text:p>
          </table:table-cell>
          <table:table-cell table:formula="of:=[.C98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802.89080108985" calcext:value-type="float">
            <text:p>4802.89</text:p>
          </table:table-cell>
          <table:table-cell office:value-type="float" office:value="-27901.8436452937" calcext:value-type="float">
            <text:p>-27901.84</text:p>
          </table:table-cell>
          <table:table-cell office:value-type="float" office:value="247881.491901511" calcext:value-type="float">
            <text:p>247881.49</text:p>
          </table:table-cell>
          <table:table-cell/>
          <table:table-cell table:formula="of:=[.A99]" office:value-type="string" office:string-value="ELU02" calcext:value-type="string">
            <text:p>ELU02</text:p>
          </table:table-cell>
          <table:table-cell table:formula="of:=[.B99]" office:value-type="string" office:string-value="abutment" calcext:value-type="string">
            <text:p>abutment</text:p>
          </table:table-cell>
          <table:table-cell table:formula="of:=[.C99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372.86685814352" calcext:value-type="float">
            <text:p>4372.87</text:p>
          </table:table-cell>
          <table:table-cell office:value-type="float" office:value="-316.041205869375" calcext:value-type="float">
            <text:p>-316.04</text:p>
          </table:table-cell>
          <table:table-cell office:value-type="float" office:value="223386.272522789" calcext:value-type="float">
            <text:p>223386.27</text:p>
          </table:table-cell>
          <table:table-cell/>
          <table:table-cell table:formula="of:=[.A100]" office:value-type="string" office:string-value="ELU03" calcext:value-type="string">
            <text:p>ELU03</text:p>
          </table:table-cell>
          <table:table-cell table:formula="of:=[.B100]" office:value-type="string" office:string-value="abutment" calcext:value-type="string">
            <text:p>abutment</text:p>
          </table:table-cell>
          <table:table-cell table:formula="of:=[.C100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592.718551717" calcext:value-type="float">
            <text:p>4592.72</text:p>
          </table:table-cell>
          <table:table-cell office:value-type="float" office:value="-662.396098889437" calcext:value-type="float">
            <text:p>-662.40</text:p>
          </table:table-cell>
          <table:table-cell office:value-type="float" office:value="235873.055086952" calcext:value-type="float">
            <text:p>235873.06</text:p>
          </table:table-cell>
          <table:table-cell/>
          <table:table-cell table:formula="of:=[.A101]" office:value-type="string" office:string-value="ELU04" calcext:value-type="string">
            <text:p>ELU04</text:p>
          </table:table-cell>
          <table:table-cell table:formula="of:=[.B101]" office:value-type="string" office:string-value="abutment" calcext:value-type="string">
            <text:p>abutment</text:p>
          </table:table-cell>
          <table:table-cell table:formula="of:=[.C101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212.7566617594" calcext:value-type="float">
            <text:p>4212.76</text:p>
          </table:table-cell>
          <table:table-cell office:value-type="float" office:value="-271.129108798292" calcext:value-type="float">
            <text:p>-271.13</text:p>
          </table:table-cell>
          <table:table-cell office:value-type="float" office:value="215914.361449164" calcext:value-type="float">
            <text:p>215914.36</text:p>
          </table:table-cell>
          <table:table-cell/>
          <table:table-cell table:formula="of:=[.A102]" office:value-type="string" office:string-value="ELU05" calcext:value-type="string">
            <text:p>ELU05</text:p>
          </table:table-cell>
          <table:table-cell table:formula="of:=[.B102]" office:value-type="string" office:string-value="abutment" calcext:value-type="string">
            <text:p>abutment</text:p>
          </table:table-cell>
          <table:table-cell table:formula="of:=[.C102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613.32129753272" calcext:value-type="float">
            <text:p>4613.32</text:p>
          </table:table-cell>
          <table:table-cell office:value-type="float" office:value="-721.447572278167" calcext:value-type="float">
            <text:p>-721.45</text:p>
          </table:table-cell>
          <table:table-cell office:value-type="float" office:value="236920.524484389" calcext:value-type="float">
            <text:p>236920.52</text:p>
          </table:table-cell>
          <table:table-cell/>
          <table:table-cell table:formula="of:=[.A103]" office:value-type="string" office:string-value="ELU06" calcext:value-type="string">
            <text:p>ELU06</text:p>
          </table:table-cell>
          <table:table-cell table:formula="of:=[.B103]" office:value-type="string" office:string-value="abutment" calcext:value-type="string">
            <text:p>abutment</text:p>
          </table:table-cell>
          <table:table-cell table:formula="of:=[.C103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5157.00800160982" calcext:value-type="float">
            <text:p>5157.01</text:p>
          </table:table-cell>
          <table:table-cell office:value-type="float" office:value="-717.570272670617" calcext:value-type="float">
            <text:p>-717.57</text:p>
          </table:table-cell>
          <table:table-cell office:value-type="float" office:value="266475.89411798" calcext:value-type="float">
            <text:p>266475.89</text:p>
          </table:table-cell>
          <table:table-cell/>
          <table:table-cell table:formula="of:=[.A104]" office:value-type="string" office:string-value="ELU07" calcext:value-type="string">
            <text:p>ELU07</text:p>
          </table:table-cell>
          <table:table-cell table:formula="of:=[.B104]" office:value-type="string" office:string-value="abutment" calcext:value-type="string">
            <text:p>abutment</text:p>
          </table:table-cell>
          <table:table-cell table:formula="of:=[.C104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5308.04273067556" calcext:value-type="float">
            <text:p>5308.04</text:p>
          </table:table-cell>
          <table:table-cell office:value-type="float" office:value="-881.02201324823" calcext:value-type="float">
            <text:p>-881.02</text:p>
          </table:table-cell>
          <table:table-cell office:value-type="float" office:value="274482.670143199" calcext:value-type="float">
            <text:p>274482.67</text:p>
          </table:table-cell>
          <table:table-cell/>
          <table:table-cell table:formula="of:=[.A105]" office:value-type="string" office:string-value="ELU08" calcext:value-type="string">
            <text:p>ELU08</text:p>
          </table:table-cell>
          <table:table-cell table:formula="of:=[.B105]" office:value-type="string" office:string-value="abutment" calcext:value-type="string">
            <text:p>abutment</text:p>
          </table:table-cell>
          <table:table-cell table:formula="of:=[.C105]" office:value-type="float" office:value="6079" calcext:value-type="float">
            <text:p>607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634.36614004114" calcext:value-type="float">
            <text:p>4634.37</text:p>
          </table:table-cell>
          <table:table-cell office:value-type="float" office:value="-30061.988867083" calcext:value-type="float">
            <text:p>-30061.99</text:p>
          </table:table-cell>
          <table:table-cell office:value-type="float" office:value="238179.688537244" calcext:value-type="float">
            <text:p>238179.69</text:p>
          </table:table-cell>
          <table:table-cell/>
          <table:table-cell table:formula="of:=[.A106]" office:value-type="string" office:string-value="ELU01" calcext:value-type="string">
            <text:p>ELU01</text:p>
          </table:table-cell>
          <table:table-cell table:formula="of:=[.B106]" office:value-type="string" office:string-value="abutment" calcext:value-type="string">
            <text:p>abutment</text:p>
          </table:table-cell>
          <table:table-cell table:formula="of:=[.C106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768.21303090626" calcext:value-type="float">
            <text:p>4768.21</text:p>
          </table:table-cell>
          <table:table-cell office:value-type="float" office:value="-27916.690082827" calcext:value-type="float">
            <text:p>-27916.69</text:p>
          </table:table-cell>
          <table:table-cell office:value-type="float" office:value="245922.652833137" calcext:value-type="float">
            <text:p>245922.65</text:p>
          </table:table-cell>
          <table:table-cell/>
          <table:table-cell table:formula="of:=[.A107]" office:value-type="string" office:string-value="ELU02" calcext:value-type="string">
            <text:p>ELU02</text:p>
          </table:table-cell>
          <table:table-cell table:formula="of:=[.B107]" office:value-type="string" office:string-value="abutment" calcext:value-type="string">
            <text:p>abutment</text:p>
          </table:table-cell>
          <table:table-cell table:formula="of:=[.C107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471.48316088112" calcext:value-type="float">
            <text:p>4471.48</text:p>
          </table:table-cell>
          <table:table-cell office:value-type="float" office:value="-342.943716009766" calcext:value-type="float">
            <text:p>-342.94</text:p>
          </table:table-cell>
          <table:table-cell office:value-type="float" office:value="228118.197248493" calcext:value-type="float">
            <text:p>228118.20</text:p>
          </table:table-cell>
          <table:table-cell/>
          <table:table-cell table:formula="of:=[.A108]" office:value-type="string" office:string-value="ELU03" calcext:value-type="string">
            <text:p>ELU03</text:p>
          </table:table-cell>
          <table:table-cell table:formula="of:=[.B108]" office:value-type="string" office:string-value="abutment" calcext:value-type="string">
            <text:p>abutment</text:p>
          </table:table-cell>
          <table:table-cell table:formula="of:=[.C108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590.67897953148" calcext:value-type="float">
            <text:p>4590.68</text:p>
          </table:table-cell>
          <table:table-cell office:value-type="float" office:value="-659.718120255696" calcext:value-type="float">
            <text:p>-659.72</text:p>
          </table:table-cell>
          <table:table-cell office:value-type="float" office:value="235747.483023184" calcext:value-type="float">
            <text:p>235747.48</text:p>
          </table:table-cell>
          <table:table-cell/>
          <table:table-cell table:formula="of:=[.A109]" office:value-type="string" office:string-value="ELU04" calcext:value-type="string">
            <text:p>ELU04</text:p>
          </table:table-cell>
          <table:table-cell table:formula="of:=[.B109]" office:value-type="string" office:string-value="abutment" calcext:value-type="string">
            <text:p>abutment</text:p>
          </table:table-cell>
          <table:table-cell table:formula="of:=[.C109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318.51440397809" calcext:value-type="float">
            <text:p>4318.51</text:p>
          </table:table-cell>
          <table:table-cell office:value-type="float" office:value="-294.402020831817" calcext:value-type="float">
            <text:p>-294.40</text:p>
          </table:table-cell>
          <table:table-cell office:value-type="float" office:value="220551.964903324" calcext:value-type="float">
            <text:p>220551.96</text:p>
          </table:table-cell>
          <table:table-cell/>
          <table:table-cell table:formula="of:=[.A110]" office:value-type="string" office:string-value="ELU05" calcext:value-type="string">
            <text:p>ELU05</text:p>
          </table:table-cell>
          <table:table-cell table:formula="of:=[.B110]" office:value-type="string" office:string-value="abutment" calcext:value-type="string">
            <text:p>abutment</text:p>
          </table:table-cell>
          <table:table-cell table:formula="of:=[.C110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612.12598791639" calcext:value-type="float">
            <text:p>4612.13</text:p>
          </table:table-cell>
          <table:table-cell office:value-type="float" office:value="-722.342959469543" calcext:value-type="float">
            <text:p>-722.34</text:p>
          </table:table-cell>
          <table:table-cell office:value-type="float" office:value="236827.506042061" calcext:value-type="float">
            <text:p>236827.51</text:p>
          </table:table-cell>
          <table:table-cell/>
          <table:table-cell table:formula="of:=[.A111]" office:value-type="string" office:string-value="ELU06" calcext:value-type="string">
            <text:p>ELU06</text:p>
          </table:table-cell>
          <table:table-cell table:formula="of:=[.B111]" office:value-type="string" office:string-value="abutment" calcext:value-type="string">
            <text:p>abutment</text:p>
          </table:table-cell>
          <table:table-cell table:formula="of:=[.C111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905.33833524255" calcext:value-type="float">
            <text:p>4905.34</text:p>
          </table:table-cell>
          <table:table-cell office:value-type="float" office:value="-690.221822696344" calcext:value-type="float">
            <text:p>-690.22</text:p>
          </table:table-cell>
          <table:table-cell office:value-type="float" office:value="256176.802461016" calcext:value-type="float">
            <text:p>256176.80</text:p>
          </table:table-cell>
          <table:table-cell/>
          <table:table-cell table:formula="of:=[.A112]" office:value-type="string" office:string-value="ELU07" calcext:value-type="string">
            <text:p>ELU07</text:p>
          </table:table-cell>
          <table:table-cell table:formula="of:=[.B112]" office:value-type="string" office:string-value="abutment" calcext:value-type="string">
            <text:p>abutment</text:p>
          </table:table-cell>
          <table:table-cell table:formula="of:=[.C112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5011.69506221232" calcext:value-type="float">
            <text:p>5011.70</text:p>
          </table:table-cell>
          <table:table-cell office:value-type="float" office:value="-843.475543319556" calcext:value-type="float">
            <text:p>-843.48</text:p>
          </table:table-cell>
          <table:table-cell office:value-type="float" office:value="262178.398994496" calcext:value-type="float">
            <text:p>262178.40</text:p>
          </table:table-cell>
          <table:table-cell/>
          <table:table-cell table:formula="of:=[.A113]" office:value-type="string" office:string-value="ELU08" calcext:value-type="string">
            <text:p>ELU08</text:p>
          </table:table-cell>
          <table:table-cell table:formula="of:=[.B113]" office:value-type="string" office:string-value="abutment" calcext:value-type="string">
            <text:p>abutment</text:p>
          </table:table-cell>
          <table:table-cell table:formula="of:=[.C113]" office:value-type="float" office:value="6080" calcext:value-type="float">
            <text:p>608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10.75152698959" calcext:value-type="float">
            <text:p>4710.75</text:p>
          </table:table-cell>
          <table:table-cell office:value-type="float" office:value="-30080.5654444226" calcext:value-type="float">
            <text:p>-30080.57</text:p>
          </table:table-cell>
          <table:table-cell office:value-type="float" office:value="241052.825841802" calcext:value-type="float">
            <text:p>241052.83</text:p>
          </table:table-cell>
          <table:table-cell/>
          <table:table-cell table:formula="of:=[.A114]" office:value-type="string" office:string-value="ELU01" calcext:value-type="string">
            <text:p>ELU01</text:p>
          </table:table-cell>
          <table:table-cell table:formula="of:=[.B114]" office:value-type="string" office:string-value="abutment" calcext:value-type="string">
            <text:p>abutment</text:p>
          </table:table-cell>
          <table:table-cell table:formula="of:=[.C114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52.90478013244" calcext:value-type="float">
            <text:p>4752.90</text:p>
          </table:table-cell>
          <table:table-cell office:value-type="float" office:value="-27935.1314370564" calcext:value-type="float">
            <text:p>-27935.13</text:p>
          </table:table-cell>
          <table:table-cell office:value-type="float" office:value="244640.749387085" calcext:value-type="float">
            <text:p>244640.75</text:p>
          </table:table-cell>
          <table:table-cell/>
          <table:table-cell table:formula="of:=[.A115]" office:value-type="string" office:string-value="ELU02" calcext:value-type="string">
            <text:p>ELU02</text:p>
          </table:table-cell>
          <table:table-cell table:formula="of:=[.B115]" office:value-type="string" office:string-value="abutment" calcext:value-type="string">
            <text:p>abutment</text:p>
          </table:table-cell>
          <table:table-cell table:formula="of:=[.C115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577.81800935969" calcext:value-type="float">
            <text:p>4577.82</text:p>
          </table:table-cell>
          <table:table-cell office:value-type="float" office:value="-358.40128577025" calcext:value-type="float">
            <text:p>-358.40</text:p>
          </table:table-cell>
          <table:table-cell office:value-type="float" office:value="233011.843485871" calcext:value-type="float">
            <text:p>233011.84</text:p>
          </table:table-cell>
          <table:table-cell/>
          <table:table-cell table:formula="of:=[.A116]" office:value-type="string" office:string-value="ELU03" calcext:value-type="string">
            <text:p>ELU03</text:p>
          </table:table-cell>
          <table:table-cell table:formula="of:=[.B116]" office:value-type="string" office:string-value="abutment" calcext:value-type="string">
            <text:p>abutment</text:p>
          </table:table-cell>
          <table:table-cell table:formula="of:=[.C116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03.89153081337" calcext:value-type="float">
            <text:p>4603.89</text:p>
          </table:table-cell>
          <table:table-cell office:value-type="float" office:value="-658.624147616864" calcext:value-type="float">
            <text:p>-658.62</text:p>
          </table:table-cell>
          <table:table-cell office:value-type="float" office:value="236051.055526404" calcext:value-type="float">
            <text:p>236051.06</text:p>
          </table:table-cell>
          <table:table-cell/>
          <table:table-cell table:formula="of:=[.A117]" office:value-type="string" office:string-value="ELU04" calcext:value-type="string">
            <text:p>ELU04</text:p>
          </table:table-cell>
          <table:table-cell table:formula="of:=[.B117]" office:value-type="string" office:string-value="abutment" calcext:value-type="string">
            <text:p>abutment</text:p>
          </table:table-cell>
          <table:table-cell table:formula="of:=[.C117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443.42538854554" calcext:value-type="float">
            <text:p>4443.43</text:p>
          </table:table-cell>
          <table:table-cell office:value-type="float" office:value="-308.162843807178" calcext:value-type="float">
            <text:p>-308.16</text:p>
          </table:table-cell>
          <table:table-cell office:value-type="float" office:value="226047.153748752" calcext:value-type="float">
            <text:p>226047.15</text:p>
          </table:table-cell>
          <table:table-cell/>
          <table:table-cell table:formula="of:=[.A118]" office:value-type="string" office:string-value="ELU05" calcext:value-type="string">
            <text:p>ELU05</text:p>
          </table:table-cell>
          <table:table-cell table:formula="of:=[.B118]" office:value-type="string" office:string-value="abutment" calcext:value-type="string">
            <text:p>abutment</text:p>
          </table:table-cell>
          <table:table-cell table:formula="of:=[.C118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25.87356196706" calcext:value-type="float">
            <text:p>4625.87</text:p>
          </table:table-cell>
          <table:table-cell office:value-type="float" office:value="-724.776769769044" calcext:value-type="float">
            <text:p>-724.78</text:p>
          </table:table-cell>
          <table:table-cell office:value-type="float" office:value="237142.226677837" calcext:value-type="float">
            <text:p>237142.23</text:p>
          </table:table-cell>
          <table:table-cell/>
          <table:table-cell table:formula="of:=[.A119]" office:value-type="string" office:string-value="ELU06" calcext:value-type="string">
            <text:p>ELU06</text:p>
          </table:table-cell>
          <table:table-cell table:formula="of:=[.B119]" office:value-type="string" office:string-value="abutment" calcext:value-type="string">
            <text:p>abutment</text:p>
          </table:table-cell>
          <table:table-cell table:formula="of:=[.C119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51.58166369333" calcext:value-type="float">
            <text:p>4651.58</text:p>
          </table:table-cell>
          <table:table-cell office:value-type="float" office:value="-669.41051599532" calcext:value-type="float">
            <text:p>-669.41</text:p>
          </table:table-cell>
          <table:table-cell office:value-type="float" office:value="244323.314047513" calcext:value-type="float">
            <text:p>244323.31</text:p>
          </table:table-cell>
          <table:table-cell/>
          <table:table-cell table:formula="of:=[.A120]" office:value-type="string" office:string-value="ELU07" calcext:value-type="string">
            <text:p>ELU07</text:p>
          </table:table-cell>
          <table:table-cell table:formula="of:=[.B120]" office:value-type="string" office:string-value="abutment" calcext:value-type="string">
            <text:p>abutment</text:p>
          </table:table-cell>
          <table:table-cell table:formula="of:=[.C120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12.41698874986" calcext:value-type="float">
            <text:p>4712.42</text:p>
          </table:table-cell>
          <table:table-cell office:value-type="float" office:value="-817.388973878625" calcext:value-type="float">
            <text:p>-817.39</text:p>
          </table:table-cell>
          <table:table-cell office:value-type="float" office:value="248184.526047078" calcext:value-type="float">
            <text:p>248184.53</text:p>
          </table:table-cell>
          <table:table-cell/>
          <table:table-cell table:formula="of:=[.A121]" office:value-type="string" office:string-value="ELU08" calcext:value-type="string">
            <text:p>ELU08</text:p>
          </table:table-cell>
          <table:table-cell table:formula="of:=[.B121]" office:value-type="string" office:string-value="abutment" calcext:value-type="string">
            <text:p>abutment</text:p>
          </table:table-cell>
          <table:table-cell table:formula="of:=[.C121]" office:value-type="float" office:value="6081" calcext:value-type="float">
            <text:p>608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805.77249986699" calcext:value-type="float">
            <text:p>4805.77</text:p>
          </table:table-cell>
          <table:table-cell office:value-type="float" office:value="-30104.0945823605" calcext:value-type="float">
            <text:p>-30104.09</text:p>
          </table:table-cell>
          <table:table-cell office:value-type="float" office:value="244867.748091631" calcext:value-type="float">
            <text:p>244867.75</text:p>
          </table:table-cell>
          <table:table-cell/>
          <table:table-cell table:formula="of:=[.A122]" office:value-type="string" office:string-value="ELU01" calcext:value-type="string">
            <text:p>ELU01</text:p>
          </table:table-cell>
          <table:table-cell table:formula="of:=[.B122]" office:value-type="string" office:string-value="abutment" calcext:value-type="string">
            <text:p>abutment</text:p>
          </table:table-cell>
          <table:table-cell table:formula="of:=[.C122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756.51026786884" calcext:value-type="float">
            <text:p>4756.51</text:p>
          </table:table-cell>
          <table:table-cell office:value-type="float" office:value="-27966.1009424691" calcext:value-type="float">
            <text:p>-27966.10</text:p>
          </table:table-cell>
          <table:table-cell office:value-type="float" office:value="244198.502384922" calcext:value-type="float">
            <text:p>244198.50</text:p>
          </table:table-cell>
          <table:table-cell/>
          <table:table-cell table:formula="of:=[.A123]" office:value-type="string" office:string-value="ELU02" calcext:value-type="string">
            <text:p>ELU02</text:p>
          </table:table-cell>
          <table:table-cell table:formula="of:=[.B123]" office:value-type="string" office:string-value="abutment" calcext:value-type="string">
            <text:p>abutment</text:p>
          </table:table-cell>
          <table:table-cell table:formula="of:=[.C123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93.58945324236" calcext:value-type="float">
            <text:p>4693.59</text:p>
          </table:table-cell>
          <table:table-cell office:value-type="float" office:value="-370.867630970883" calcext:value-type="float">
            <text:p>-370.87</text:p>
          </table:table-cell>
          <table:table-cell office:value-type="float" office:value="238228.019432525" calcext:value-type="float">
            <text:p>238228.02</text:p>
          </table:table-cell>
          <table:table-cell/>
          <table:table-cell table:formula="of:=[.A124]" office:value-type="string" office:string-value="ELU03" calcext:value-type="string">
            <text:p>ELU03</text:p>
          </table:table-cell>
          <table:table-cell table:formula="of:=[.B124]" office:value-type="string" office:string-value="abutment" calcext:value-type="string">
            <text:p>abutment</text:p>
          </table:table-cell>
          <table:table-cell table:formula="of:=[.C124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33.59222797329" calcext:value-type="float">
            <text:p>4633.59</text:p>
          </table:table-cell>
          <table:table-cell office:value-type="float" office:value="-669.49165452353" calcext:value-type="float">
            <text:p>-669.49</text:p>
          </table:table-cell>
          <table:table-cell office:value-type="float" office:value="237007.448959266" calcext:value-type="float">
            <text:p>237007.45</text:p>
          </table:table-cell>
          <table:table-cell/>
          <table:table-cell table:formula="of:=[.A125]" office:value-type="string" office:string-value="ELU04" calcext:value-type="string">
            <text:p>ELU04</text:p>
          </table:table-cell>
          <table:table-cell table:formula="of:=[.B125]" office:value-type="string" office:string-value="abutment" calcext:value-type="string">
            <text:p>abutment</text:p>
          </table:table-cell>
          <table:table-cell table:formula="of:=[.C125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580.05615687387" calcext:value-type="float">
            <text:p>4580.06</text:p>
          </table:table-cell>
          <table:table-cell office:value-type="float" office:value="-317.930154227682" calcext:value-type="float">
            <text:p>-317.93</text:p>
          </table:table-cell>
          <table:table-cell office:value-type="float" office:value="232188.931895797" calcext:value-type="float">
            <text:p>232188.93</text:p>
          </table:table-cell>
          <table:table-cell/>
          <table:table-cell table:formula="of:=[.A126]" office:value-type="string" office:string-value="ELU05" calcext:value-type="string">
            <text:p>ELU05</text:p>
          </table:table-cell>
          <table:table-cell table:formula="of:=[.B126]" office:value-type="string" office:string-value="abutment" calcext:value-type="string">
            <text:p>abutment</text:p>
          </table:table-cell>
          <table:table-cell table:formula="of:=[.C126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56.06125473486" calcext:value-type="float">
            <text:p>4656.06</text:p>
          </table:table-cell>
          <table:table-cell office:value-type="float" office:value="-739.066230411015" calcext:value-type="float">
            <text:p>-739.07</text:p>
          </table:table-cell>
          <table:table-cell office:value-type="float" office:value="238100.969250052" calcext:value-type="float">
            <text:p>238100.97</text:p>
          </table:table-cell>
          <table:table-cell/>
          <table:table-cell table:formula="of:=[.A127]" office:value-type="string" office:string-value="ELU06" calcext:value-type="string">
            <text:p>ELU06</text:p>
          </table:table-cell>
          <table:table-cell table:formula="of:=[.B127]" office:value-type="string" office:string-value="abutment" calcext:value-type="string">
            <text:p>abutment</text:p>
          </table:table-cell>
          <table:table-cell table:formula="of:=[.C127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429.23205436615" calcext:value-type="float">
            <text:p>4429.23</text:p>
          </table:table-cell>
          <table:table-cell office:value-type="float" office:value="-686.050613262975" calcext:value-type="float">
            <text:p>-686.05</text:p>
          </table:table-cell>
          <table:table-cell office:value-type="float" office:value="233067.03741954" calcext:value-type="float">
            <text:p>233067.04</text:p>
          </table:table-cell>
          <table:table-cell/>
          <table:table-cell table:formula="of:=[.A128]" office:value-type="string" office:string-value="ELU07" calcext:value-type="string">
            <text:p>ELU07</text:p>
          </table:table-cell>
          <table:table-cell table:formula="of:=[.B128]" office:value-type="string" office:string-value="abutment" calcext:value-type="string">
            <text:p>abutment</text:p>
          </table:table-cell>
          <table:table-cell table:formula="of:=[.C128]"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446.72871578893" calcext:value-type="float">
            <text:p>4446.73</text:p>
          </table:table-cell>
          <table:table-cell office:value-type="float" office:value="-835.444949921089" calcext:value-type="float">
            <text:p>-835.44</text:p>
          </table:table-cell>
          <table:table-cell office:value-type="float" office:value="234812.654094688" calcext:value-type="float">
            <text:p>234812.65</text:p>
          </table:table-cell>
          <table:table-cell/>
          <table:table-cell table:formula="of:=[.A129]" office:value-type="string" office:string-value="ELU08" calcext:value-type="string">
            <text:p>ELU08</text:p>
          </table:table-cell>
          <table:table-cell table:formula="of:=[.B129]" office:value-type="string" office:string-value="abutment" calcext:value-type="string">
            <text:p>abutment</text:p>
          </table:table-cell>
          <table:table-cell table:formula="of:=[.C129]" office:value-type="float" office:value="6082" calcext:value-type="float">
            <text:p>6082</text:p>
          </table:table-cell>
        </table:table-row>
        <table:table-row table:style-name="ro1">
          <table:table-cell table:number-columns-repeated="3"/>
          <table:table-cell table:formula="of:=AVERAGE([.D$2:.D$129])" office:value-type="float" office:value="7100.55777894742" calcext:value-type="float">
            <text:p>7100.56</text:p>
          </table:table-cell>
          <table:table-cell table:formula="of:=AVERAGE([.E$2:.E$129])" office:value-type="float" office:value="-6800.72038800074" calcext:value-type="float">
            <text:p>-6800.72</text:p>
          </table:table-cell>
          <table:table-cell table:formula="of:=AVERAGE([.F$2:.F$129])" office:value-type="float" office:value="257814.005006669" calcext:value-type="float">
            <text:p>257814.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MAX([.D$2:.D$129])" office:value-type="float" office:value="12334.9922332033" calcext:value-type="float">
            <text:p>12334.99</text:p>
          </table:table-cell>
          <table:table-cell table:formula="of:=MAX([.E$2:.E$129])" office:value-type="float" office:value="2467.23559830796" calcext:value-type="float">
            <text:p>2467.24</text:p>
          </table:table-cell>
          <table:table-cell table:formula="of:=MAX([.F$2:.F$129])" office:value-type="float" office:value="360347.497216307" calcext:value-type="float">
            <text:p>360347.50</text:p>
          </table:table-cell>
          <table:table-cell table:formula="of:=VLOOKUP([.$F$131];[.$F$2:.$J$129];3;FALSE())" office:value-type="string" office:string-value="ELU04" calcext:value-type="string">
            <text:p>ELU04</text:p>
          </table:table-cell>
          <table:table-cell table:formula="of:=VLOOKUP([.$F$131];[.$F$2:.$J$129];4;FALSE())" office:value-type="string" office:string-value="abutment" calcext:value-type="string">
            <text:p>abutment</text:p>
          </table:table-cell>
          <table:table-cell table:formula="of:=VLOOKUP([.$F$131];[.$F$2:.$J$129];5;FALSE())" office:value-type="float" office:value="6067" calcext:value-type="float">
            <text:p>6067</text:p>
          </table:table-cell>
          <table:table-cell/>
        </table:table-row>
        <table:table-row table:style-name="ro1">
          <table:table-cell table:number-columns-repeated="3"/>
          <table:table-cell table:formula="of:=MIN([.D$2:.D$129])" office:value-type="float" office:value="3963.05467393285" calcext:value-type="float">
            <text:p>3963.05</text:p>
          </table:table-cell>
          <table:table-cell table:formula="of:=MIN([.E$2:.E$129])" office:value-type="float" office:value="-30104.0945823605" calcext:value-type="float">
            <text:p>-30104.09</text:p>
          </table:table-cell>
          <table:table-cell table:formula="of:=MIN([.F$2:.F$129])" office:value-type="float" office:value="205273.48318467" calcext:value-type="float">
            <text:p>205273.48</text:p>
          </table:table-cell>
          <table:table-cell table:formula="of:=VLOOKUP([.$F$132];[.$F$2:.$J$129];3;FALSE())" office:value-type="string" office:string-value="ELU05" calcext:value-type="string">
            <text:p>ELU05</text:p>
          </table:table-cell>
          <table:table-cell table:formula="of:=VLOOKUP([.$F$132];[.$F$1:.$J$129];4;FALSE())" office:value-type="string" office:string-value="abutment" calcext:value-type="string">
            <text:p>abutment</text:p>
          </table:table-cell>
          <table:table-cell table:formula="of:=VLOOKUP([.$F$132];[.$F$1:.$J$129];5;FALSE())" office:value-type="float" office:value="6075" calcext:value-type="float">
            <text:p>6075</text:p>
          </table:table-cell>
          <table:table-cell/>
        </table:table-row>
        <table:table-row table:style-name="ro1">
          <table:table-cell table:number-columns-repeated="6"/>
          <table:table-cell table:formula="of:=VLOOKUP([.$E$132];[.$E$2:.$J$129];4;FALSE())" office:value-type="string" office:string-value="ELU01" calcext:value-type="string">
            <text:p>ELU01</text:p>
          </table:table-cell>
          <table:table-cell table:formula="of:=VLOOKUP([.$E$132];[.$E$2:.$J$129];5;FALSE())" office:value-type="string" office:string-value="abutment" calcext:value-type="string">
            <text:p>abutment</text:p>
          </table:table-cell>
          <table:table-cell table:formula="of:=VLOOKUP([.$E$132];[.$E$2:.$J$129];6;FALSE())" office:value-type="float" office:value="6082" calcext:value-type="float">
            <text:p>608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[.F131]/1000" office:value-type="float" office:value="360.347497216307" calcext:value-type="float">
            <text:p>360.35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1]/0.2/0.14/1000000" office:value-type="float" office:value="12.8695534720109" calcext:value-type="float">
            <text:p>12.87</text:p>
          </table:table-cell>
          <table:table-cell table:number-columns-repeated="4"/>
        </table:table-row>
        <table:table-row table:style-name="ro1" table:number-rows-repeated="10484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er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4270.79956048251" calcext:value-type="float">
            <text:p>4270.80</text:p>
          </table:table-cell>
          <table:table-cell office:value-type="float" office:value="-11347.4621533145" calcext:value-type="float">
            <text:p>-11347.46</text:p>
          </table:table-cell>
          <table:table-cell office:value-type="float" office:value="-539358.339479837" calcext:value-type="float">
            <text:p>-539358.34</text:p>
          </table:table-cell>
          <table:table-cell/>
          <table:table-cell table:formula="of:=[.A1]" office:value-type="string" office:string-value="ELU01" calcext:value-type="string">
            <text:p>ELU01</text:p>
          </table:table-cell>
          <table:table-cell table:formula="of:=[.B1]" office:value-type="string" office:string-value="pier" calcext:value-type="string">
            <text:p>pier</text:p>
          </table:table-cell>
          <table:table-cell table:formula="of:=[.C1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4157.12479046581" calcext:value-type="float">
            <text:p>4157.12</text:p>
          </table:table-cell>
          <table:table-cell office:value-type="float" office:value="-13065.820084696" calcext:value-type="float">
            <text:p>-13065.82</text:p>
          </table:table-cell>
          <table:table-cell office:value-type="float" office:value="-590368.919737084" calcext:value-type="float">
            <text:p>-590368.92</text:p>
          </table:table-cell>
          <table:table-cell/>
          <table:table-cell table:formula="of:=[.A2]" office:value-type="string" office:string-value="ELU02" calcext:value-type="string">
            <text:p>ELU02</text:p>
          </table:table-cell>
          <table:table-cell table:formula="of:=[.B2]" office:value-type="string" office:string-value="pier" calcext:value-type="string">
            <text:p>pier</text:p>
          </table:table-cell>
          <table:table-cell table:formula="of:=[.C2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2049.11334357362" calcext:value-type="float">
            <text:p>2049.11</text:p>
          </table:table-cell>
          <table:table-cell office:value-type="float" office:value="-21340.7021563467" calcext:value-type="float">
            <text:p>-21340.70</text:p>
          </table:table-cell>
          <table:table-cell office:value-type="float" office:value="-524533.318977222" calcext:value-type="float">
            <text:p>-524533.32</text:p>
          </table:table-cell>
          <table:table-cell/>
          <table:table-cell table:formula="of:=[.A3]" office:value-type="string" office:string-value="ELU03" calcext:value-type="string">
            <text:p>ELU03</text:p>
          </table:table-cell>
          <table:table-cell table:formula="of:=[.B3]" office:value-type="string" office:string-value="pier" calcext:value-type="string">
            <text:p>pier</text:p>
          </table:table-cell>
          <table:table-cell table:formula="of:=[.C3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702.00351568944" calcext:value-type="float">
            <text:p>1702.00</text:p>
          </table:table-cell>
          <table:table-cell office:value-type="float" office:value="-21343.6931606923" calcext:value-type="float">
            <text:p>-21343.69</text:p>
          </table:table-cell>
          <table:table-cell office:value-type="float" office:value="-581517.326027159" calcext:value-type="float">
            <text:p>-581517.33</text:p>
          </table:table-cell>
          <table:table-cell/>
          <table:table-cell table:formula="of:=[.A4]" office:value-type="string" office:string-value="ELU04" calcext:value-type="string">
            <text:p>ELU04</text:p>
          </table:table-cell>
          <table:table-cell table:formula="of:=[.B4]" office:value-type="string" office:string-value="pier" calcext:value-type="string">
            <text:p>pier</text:p>
          </table:table-cell>
          <table:table-cell table:formula="of:=[.C4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809.78649069264" calcext:value-type="float">
            <text:p>1809.79</text:p>
          </table:table-cell>
          <table:table-cell office:value-type="float" office:value="-20846.7995812746" calcext:value-type="float">
            <text:p>-20846.80</text:p>
          </table:table-cell>
          <table:table-cell office:value-type="float" office:value="-513035.898240343" calcext:value-type="float">
            <text:p>-513035.90</text:p>
          </table:table-cell>
          <table:table-cell/>
          <table:table-cell table:formula="of:=[.A5]" office:value-type="string" office:string-value="ELU05" calcext:value-type="string">
            <text:p>ELU05</text:p>
          </table:table-cell>
          <table:table-cell table:formula="of:=[.B5]" office:value-type="string" office:string-value="pier" calcext:value-type="string">
            <text:p>pier</text:p>
          </table:table-cell>
          <table:table-cell table:formula="of:=[.C5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487.17599060809" calcext:value-type="float">
            <text:p>1487.18</text:p>
          </table:table-cell>
          <table:table-cell office:value-type="float" office:value="-20869.3756193342" calcext:value-type="float">
            <text:p>-20869.38</text:p>
          </table:table-cell>
          <table:table-cell office:value-type="float" office:value="-567722.337830947" calcext:value-type="float">
            <text:p>-567722.34</text:p>
          </table:table-cell>
          <table:table-cell/>
          <table:table-cell table:formula="of:=[.A6]" office:value-type="string" office:string-value="ELU06" calcext:value-type="string">
            <text:p>ELU06</text:p>
          </table:table-cell>
          <table:table-cell table:formula="of:=[.B6]" office:value-type="string" office:string-value="pier" calcext:value-type="string">
            <text:p>pier</text:p>
          </table:table-cell>
          <table:table-cell table:formula="of:=[.C6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649.4812928663" calcext:value-type="float">
            <text:p>1649.48</text:p>
          </table:table-cell>
          <table:table-cell office:value-type="float" office:value="-22091.1679371962" calcext:value-type="float">
            <text:p>-22091.17</text:p>
          </table:table-cell>
          <table:table-cell office:value-type="float" office:value="-560460.348463615" calcext:value-type="float">
            <text:p>-560460.35</text:p>
          </table:table-cell>
          <table:table-cell/>
          <table:table-cell table:formula="of:=[.A7]" office:value-type="string" office:string-value="ELU07" calcext:value-type="string">
            <text:p>ELU07</text:p>
          </table:table-cell>
          <table:table-cell table:formula="of:=[.B7]" office:value-type="string" office:string-value="pier" calcext:value-type="string">
            <text:p>pier</text:p>
          </table:table-cell>
          <table:table-cell table:formula="of:=[.C7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524.22151860731" calcext:value-type="float">
            <text:p>1524.22</text:p>
          </table:table-cell>
          <table:table-cell office:value-type="float" office:value="-22404.0480036088" calcext:value-type="float">
            <text:p>-22404.05</text:p>
          </table:table-cell>
          <table:table-cell office:value-type="float" office:value="-590189.726118933" calcext:value-type="float">
            <text:p>-590189.73</text:p>
          </table:table-cell>
          <table:table-cell/>
          <table:table-cell table:formula="of:=[.A8]" office:value-type="string" office:string-value="ELU08" calcext:value-type="string">
            <text:p>ELU08</text:p>
          </table:table-cell>
          <table:table-cell table:formula="of:=[.B8]" office:value-type="string" office:string-value="pier" calcext:value-type="string">
            <text:p>pier</text:p>
          </table:table-cell>
          <table:table-cell table:formula="of:=[.C8]" office:value-type="float" office:value="6083" calcext:value-type="float">
            <text:p>608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4325.47880204544" calcext:value-type="float">
            <text:p>4325.48</text:p>
          </table:table-cell>
          <table:table-cell office:value-type="float" office:value="-11280.6559047526" calcext:value-type="float">
            <text:p>-11280.66</text:p>
          </table:table-cell>
          <table:table-cell office:value-type="float" office:value="-539248.555796917" calcext:value-type="float">
            <text:p>-539248.56</text:p>
          </table:table-cell>
          <table:table-cell/>
          <table:table-cell table:formula="of:=[.A9]" office:value-type="string" office:string-value="ELU01" calcext:value-type="string">
            <text:p>ELU01</text:p>
          </table:table-cell>
          <table:table-cell table:formula="of:=[.B9]" office:value-type="string" office:string-value="pier" calcext:value-type="string">
            <text:p>pier</text:p>
          </table:table-cell>
          <table:table-cell table:formula="of:=[.C9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4222.40149280422" calcext:value-type="float">
            <text:p>4222.40</text:p>
          </table:table-cell>
          <table:table-cell office:value-type="float" office:value="-12956.790152768" calcext:value-type="float">
            <text:p>-12956.79</text:p>
          </table:table-cell>
          <table:table-cell office:value-type="float" office:value="-590419.960890966" calcext:value-type="float">
            <text:p>-590419.96</text:p>
          </table:table-cell>
          <table:table-cell/>
          <table:table-cell table:formula="of:=[.A10]" office:value-type="string" office:string-value="ELU02" calcext:value-type="string">
            <text:p>ELU02</text:p>
          </table:table-cell>
          <table:table-cell table:formula="of:=[.B10]" office:value-type="string" office:string-value="pier" calcext:value-type="string">
            <text:p>pier</text:p>
          </table:table-cell>
          <table:table-cell table:formula="of:=[.C10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2074.99343435417" calcext:value-type="float">
            <text:p>2074.99</text:p>
          </table:table-cell>
          <table:table-cell office:value-type="float" office:value="-20861.2333335932" calcext:value-type="float">
            <text:p>-20861.23</text:p>
          </table:table-cell>
          <table:table-cell office:value-type="float" office:value="-515642.354477998" calcext:value-type="float">
            <text:p>-515642.35</text:p>
          </table:table-cell>
          <table:table-cell/>
          <table:table-cell table:formula="of:=[.A11]" office:value-type="string" office:string-value="ELU03" calcext:value-type="string">
            <text:p>ELU03</text:p>
          </table:table-cell>
          <table:table-cell table:formula="of:=[.B11]" office:value-type="string" office:string-value="pier" calcext:value-type="string">
            <text:p>pier</text:p>
          </table:table-cell>
          <table:table-cell table:formula="of:=[.C11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781.43497044563" calcext:value-type="float">
            <text:p>1781.43</text:p>
          </table:table-cell>
          <table:table-cell office:value-type="float" office:value="-20865.9718041256" calcext:value-type="float">
            <text:p>-20865.97</text:p>
          </table:table-cell>
          <table:table-cell office:value-type="float" office:value="-570671.602482395" calcext:value-type="float">
            <text:p>-570671.60</text:p>
          </table:table-cell>
          <table:table-cell/>
          <table:table-cell table:formula="of:=[.A12]" office:value-type="string" office:string-value="ELU04" calcext:value-type="string">
            <text:p>ELU04</text:p>
          </table:table-cell>
          <table:table-cell table:formula="of:=[.B12]" office:value-type="string" office:string-value="pier" calcext:value-type="string">
            <text:p>pier</text:p>
          </table:table-cell>
          <table:table-cell table:formula="of:=[.C12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860.20556059006" calcext:value-type="float">
            <text:p>1860.21</text:p>
          </table:table-cell>
          <table:table-cell office:value-type="float" office:value="-20974.4115038725" calcext:value-type="float">
            <text:p>-20974.41</text:p>
          </table:table-cell>
          <table:table-cell office:value-type="float" office:value="-516311.027923874" calcext:value-type="float">
            <text:p>-516311.03</text:p>
          </table:table-cell>
          <table:table-cell/>
          <table:table-cell table:formula="of:=[.A13]" office:value-type="string" office:string-value="ELU05" calcext:value-type="string">
            <text:p>ELU05</text:p>
          </table:table-cell>
          <table:table-cell table:formula="of:=[.B13]" office:value-type="string" office:string-value="pier" calcext:value-type="string">
            <text:p>pier</text:p>
          </table:table-cell>
          <table:table-cell table:formula="of:=[.C13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535.74158936487" calcext:value-type="float">
            <text:p>1535.74</text:p>
          </table:table-cell>
          <table:table-cell office:value-type="float" office:value="-20942.5203400303" calcext:value-type="float">
            <text:p>-20942.52</text:p>
          </table:table-cell>
          <table:table-cell office:value-type="float" office:value="-573249.391796169" calcext:value-type="float">
            <text:p>-573249.39</text:p>
          </table:table-cell>
          <table:table-cell/>
          <table:table-cell table:formula="of:=[.A14]" office:value-type="string" office:string-value="ELU06" calcext:value-type="string">
            <text:p>ELU06</text:p>
          </table:table-cell>
          <table:table-cell table:formula="of:=[.B14]" office:value-type="string" office:string-value="pier" calcext:value-type="string">
            <text:p>pier</text:p>
          </table:table-cell>
          <table:table-cell table:formula="of:=[.C14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707.61780701845" calcext:value-type="float">
            <text:p>1707.62</text:p>
          </table:table-cell>
          <table:table-cell office:value-type="float" office:value="-22323.3999714886" calcext:value-type="float">
            <text:p>-22323.40</text:p>
          </table:table-cell>
          <table:table-cell office:value-type="float" office:value="-567642.00943672" calcext:value-type="float">
            <text:p>-567642.01</text:p>
          </table:table-cell>
          <table:table-cell/>
          <table:table-cell table:formula="of:=[.A15]" office:value-type="string" office:string-value="ELU07" calcext:value-type="string">
            <text:p>ELU07</text:p>
          </table:table-cell>
          <table:table-cell table:formula="of:=[.B15]" office:value-type="string" office:string-value="pier" calcext:value-type="string">
            <text:p>pier</text:p>
          </table:table-cell>
          <table:table-cell table:formula="of:=[.C15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586.63223045438" calcext:value-type="float">
            <text:p>1586.63</text:p>
          </table:table-cell>
          <table:table-cell office:value-type="float" office:value="-22639.0956596914" calcext:value-type="float">
            <text:p>-22639.10</text:p>
          </table:table-cell>
          <table:table-cell office:value-type="float" office:value="-598416.518964795" calcext:value-type="float">
            <text:p>-598416.52</text:p>
          </table:table-cell>
          <table:table-cell/>
          <table:table-cell table:formula="of:=[.A16]" office:value-type="string" office:string-value="ELU08" calcext:value-type="string">
            <text:p>ELU08</text:p>
          </table:table-cell>
          <table:table-cell table:formula="of:=[.B16]" office:value-type="string" office:string-value="pier" calcext:value-type="string">
            <text:p>pier</text:p>
          </table:table-cell>
          <table:table-cell table:formula="of:=[.C16]"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4345.85404027449" calcext:value-type="float">
            <text:p>4345.85</text:p>
          </table:table-cell>
          <table:table-cell office:value-type="float" office:value="-10942.2343220853" calcext:value-type="float">
            <text:p>-10942.23</text:p>
          </table:table-cell>
          <table:table-cell office:value-type="float" office:value="-533169.557005919" calcext:value-type="float">
            <text:p>-533169.56</text:p>
          </table:table-cell>
          <table:table-cell/>
          <table:table-cell table:formula="of:=[.A17]" office:value-type="string" office:string-value="ELU01" calcext:value-type="string">
            <text:p>ELU01</text:p>
          </table:table-cell>
          <table:table-cell table:formula="of:=[.B17]" office:value-type="string" office:string-value="pier" calcext:value-type="string">
            <text:p>pier</text:p>
          </table:table-cell>
          <table:table-cell table:formula="of:=[.C17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4306.03310343328" calcext:value-type="float">
            <text:p>4306.03</text:p>
          </table:table-cell>
          <table:table-cell office:value-type="float" office:value="-12534.8366323327" calcext:value-type="float">
            <text:p>-12534.84</text:p>
          </table:table-cell>
          <table:table-cell office:value-type="float" office:value="-582569.064608769" calcext:value-type="float">
            <text:p>-582569.06</text:p>
          </table:table-cell>
          <table:table-cell/>
          <table:table-cell table:formula="of:=[.A18]" office:value-type="string" office:string-value="ELU02" calcext:value-type="string">
            <text:p>ELU02</text:p>
          </table:table-cell>
          <table:table-cell table:formula="of:=[.B18]" office:value-type="string" office:string-value="pier" calcext:value-type="string">
            <text:p>pier</text:p>
          </table:table-cell>
          <table:table-cell table:formula="of:=[.C18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2038.54045843206" calcext:value-type="float">
            <text:p>2038.54</text:p>
          </table:table-cell>
          <table:table-cell office:value-type="float" office:value="-20153.4431282208" calcext:value-type="float">
            <text:p>-20153.44</text:p>
          </table:table-cell>
          <table:table-cell office:value-type="float" office:value="-502650.444437289" calcext:value-type="float">
            <text:p>-502650.44</text:p>
          </table:table-cell>
          <table:table-cell/>
          <table:table-cell table:formula="of:=[.A19]" office:value-type="string" office:string-value="ELU03" calcext:value-type="string">
            <text:p>ELU03</text:p>
          </table:table-cell>
          <table:table-cell table:formula="of:=[.B19]" office:value-type="string" office:string-value="pier" calcext:value-type="string">
            <text:p>pier</text:p>
          </table:table-cell>
          <table:table-cell table:formula="of:=[.C19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878.8362620628" calcext:value-type="float">
            <text:p>1878.84</text:p>
          </table:table-cell>
          <table:table-cell office:value-type="float" office:value="-20193.5681039696" calcext:value-type="float">
            <text:p>-20193.57</text:p>
          </table:table-cell>
          <table:table-cell office:value-type="float" office:value="-550578.576753652" calcext:value-type="float">
            <text:p>-550578.58</text:p>
          </table:table-cell>
          <table:table-cell/>
          <table:table-cell table:formula="of:=[.A20]" office:value-type="string" office:string-value="ELU04" calcext:value-type="string">
            <text:p>ELU04</text:p>
          </table:table-cell>
          <table:table-cell table:formula="of:=[.B20]" office:value-type="string" office:string-value="pier" calcext:value-type="string">
            <text:p>pier</text:p>
          </table:table-cell>
          <table:table-cell table:formula="of:=[.C20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881.1249505165" calcext:value-type="float">
            <text:p>1881.12</text:p>
          </table:table-cell>
          <table:table-cell office:value-type="float" office:value="-20867.4964893875" calcext:value-type="float">
            <text:p>-20867.50</text:p>
          </table:table-cell>
          <table:table-cell office:value-type="float" office:value="-514274.906007125" calcext:value-type="float">
            <text:p>-514274.91</text:p>
          </table:table-cell>
          <table:table-cell/>
          <table:table-cell table:formula="of:=[.A21]" office:value-type="string" office:string-value="ELU05" calcext:value-type="string">
            <text:p>ELU05</text:p>
          </table:table-cell>
          <table:table-cell table:formula="of:=[.B21]" office:value-type="string" office:string-value="pier" calcext:value-type="string">
            <text:p>pier</text:p>
          </table:table-cell>
          <table:table-cell table:formula="of:=[.C21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613.17232226136" calcext:value-type="float">
            <text:p>1613.17</text:p>
          </table:table-cell>
          <table:table-cell office:value-type="float" office:value="-20813.3347572135" calcext:value-type="float">
            <text:p>-20813.33</text:p>
          </table:table-cell>
          <table:table-cell office:value-type="float" office:value="-571167.919615762" calcext:value-type="float">
            <text:p>-571167.92</text:p>
          </table:table-cell>
          <table:table-cell/>
          <table:table-cell table:formula="of:=[.A22]" office:value-type="string" office:string-value="ELU06" calcext:value-type="string">
            <text:p>ELU06</text:p>
          </table:table-cell>
          <table:table-cell table:formula="of:=[.B22]" office:value-type="string" office:string-value="pier" calcext:value-type="string">
            <text:p>pier</text:p>
          </table:table-cell>
          <table:table-cell table:formula="of:=[.C22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774.50285227795" calcext:value-type="float">
            <text:p>1774.50</text:p>
          </table:table-cell>
          <table:table-cell office:value-type="float" office:value="-22273.7631357807" calcext:value-type="float">
            <text:p>-22273.76</text:p>
          </table:table-cell>
          <table:table-cell office:value-type="float" office:value="-567392.44862934" calcext:value-type="float">
            <text:p>-567392.45</text:p>
          </table:table-cell>
          <table:table-cell/>
          <table:table-cell table:formula="of:=[.A23]" office:value-type="string" office:string-value="ELU07" calcext:value-type="string">
            <text:p>ELU07</text:p>
          </table:table-cell>
          <table:table-cell table:formula="of:=[.B23]" office:value-type="string" office:string-value="pier" calcext:value-type="string">
            <text:p>pier</text:p>
          </table:table-cell>
          <table:table-cell table:formula="of:=[.C23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687.1647757166" calcext:value-type="float">
            <text:p>1687.16</text:p>
          </table:table-cell>
          <table:table-cell office:value-type="float" office:value="-22579.8885331114" calcext:value-type="float">
            <text:p>-22579.89</text:p>
          </table:table-cell>
          <table:table-cell office:value-type="float" office:value="-597966.94128439" calcext:value-type="float">
            <text:p>-597966.94</text:p>
          </table:table-cell>
          <table:table-cell/>
          <table:table-cell table:formula="of:=[.A24]" office:value-type="string" office:string-value="ELU08" calcext:value-type="string">
            <text:p>ELU08</text:p>
          </table:table-cell>
          <table:table-cell table:formula="of:=[.B24]" office:value-type="string" office:string-value="pier" calcext:value-type="string">
            <text:p>pier</text:p>
          </table:table-cell>
          <table:table-cell table:formula="of:=[.C24]" office:value-type="float" office:value="6085" calcext:value-type="float">
            <text:p>608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4347.94723275407" calcext:value-type="float">
            <text:p>4347.95</text:p>
          </table:table-cell>
          <table:table-cell office:value-type="float" office:value="-10306.7067071438" calcext:value-type="float">
            <text:p>-10306.71</text:p>
          </table:table-cell>
          <table:table-cell office:value-type="float" office:value="-521949.586604139" calcext:value-type="float">
            <text:p>-521949.59</text:p>
          </table:table-cell>
          <table:table-cell/>
          <table:table-cell table:formula="of:=[.A25]" office:value-type="string" office:string-value="ELU01" calcext:value-type="string">
            <text:p>ELU01</text:p>
          </table:table-cell>
          <table:table-cell table:formula="of:=[.B25]" office:value-type="string" office:string-value="pier" calcext:value-type="string">
            <text:p>pier</text:p>
          </table:table-cell>
          <table:table-cell table:formula="of:=[.C25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4416.48757428782" calcext:value-type="float">
            <text:p>4416.49</text:p>
          </table:table-cell>
          <table:table-cell office:value-type="float" office:value="-11759.6056767525" calcext:value-type="float">
            <text:p>-11759.61</text:p>
          </table:table-cell>
          <table:table-cell office:value-type="float" office:value="-562889.788592431" calcext:value-type="float">
            <text:p>-562889.79</text:p>
          </table:table-cell>
          <table:table-cell/>
          <table:table-cell table:formula="of:=[.A26]" office:value-type="string" office:string-value="ELU02" calcext:value-type="string">
            <text:p>ELU02</text:p>
          </table:table-cell>
          <table:table-cell table:formula="of:=[.B26]" office:value-type="string" office:string-value="pier" calcext:value-type="string">
            <text:p>pier</text:p>
          </table:table-cell>
          <table:table-cell table:formula="of:=[.C26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983.16158330897" calcext:value-type="float">
            <text:p>1983.16</text:p>
          </table:table-cell>
          <table:table-cell office:value-type="float" office:value="-19281.1207101315" calcext:value-type="float">
            <text:p>-19281.12</text:p>
          </table:table-cell>
          <table:table-cell office:value-type="float" office:value="-487561.988363183" calcext:value-type="float">
            <text:p>-487561.99</text:p>
          </table:table-cell>
          <table:table-cell/>
          <table:table-cell table:formula="of:=[.A27]" office:value-type="string" office:string-value="ELU03" calcext:value-type="string">
            <text:p>ELU03</text:p>
          </table:table-cell>
          <table:table-cell table:formula="of:=[.B27]" office:value-type="string" office:string-value="pier" calcext:value-type="string">
            <text:p>pier</text:p>
          </table:table-cell>
          <table:table-cell table:formula="of:=[.C27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956.97992246713" calcext:value-type="float">
            <text:p>1956.98</text:p>
          </table:table-cell>
          <table:table-cell office:value-type="float" office:value="-19374.2747311142" calcext:value-type="float">
            <text:p>-19374.27</text:p>
          </table:table-cell>
          <table:table-cell office:value-type="float" office:value="-521719.638854529" calcext:value-type="float">
            <text:p>-521719.64</text:p>
          </table:table-cell>
          <table:table-cell/>
          <table:table-cell table:formula="of:=[.A28]" office:value-type="string" office:string-value="ELU04" calcext:value-type="string">
            <text:p>ELU04</text:p>
          </table:table-cell>
          <table:table-cell table:formula="of:=[.B28]" office:value-type="string" office:string-value="pier" calcext:value-type="string">
            <text:p>pier</text:p>
          </table:table-cell>
          <table:table-cell table:formula="of:=[.C28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99.89561270608" calcext:value-type="float">
            <text:p>1899.90</text:p>
          </table:table-cell>
          <table:table-cell office:value-type="float" office:value="-20429.130155215" calcext:value-type="float">
            <text:p>-20429.13</text:p>
          </table:table-cell>
          <table:table-cell office:value-type="float" office:value="-506679.266519723" calcext:value-type="float">
            <text:p>-506679.27</text:p>
          </table:table-cell>
          <table:table-cell/>
          <table:table-cell table:formula="of:=[.A29]" office:value-type="string" office:string-value="ELU05" calcext:value-type="string">
            <text:p>ELU05</text:p>
          </table:table-cell>
          <table:table-cell table:formula="of:=[.B29]" office:value-type="string" office:string-value="pier" calcext:value-type="string">
            <text:p>pier</text:p>
          </table:table-cell>
          <table:table-cell table:formula="of:=[.C29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751.80981429506" calcext:value-type="float">
            <text:p>1751.81</text:p>
          </table:table-cell>
          <table:table-cell office:value-type="float" office:value="-20416.2819523602" calcext:value-type="float">
            <text:p>-20416.28</text:p>
          </table:table-cell>
          <table:table-cell office:value-type="float" office:value="-558020.086897732" calcext:value-type="float">
            <text:p>-558020.09</text:p>
          </table:table-cell>
          <table:table-cell/>
          <table:table-cell table:formula="of:=[.A30]" office:value-type="string" office:string-value="ELU06" calcext:value-type="string">
            <text:p>ELU06</text:p>
          </table:table-cell>
          <table:table-cell table:formula="of:=[.B30]" office:value-type="string" office:string-value="pier" calcext:value-type="string">
            <text:p>pier</text:p>
          </table:table-cell>
          <table:table-cell table:formula="of:=[.C30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69.13994872211" calcext:value-type="float">
            <text:p>1869.14</text:p>
          </table:table-cell>
          <table:table-cell office:value-type="float" office:value="-21784.2385670583" calcext:value-type="float">
            <text:p>-21784.24</text:p>
          </table:table-cell>
          <table:table-cell office:value-type="float" office:value="-557364.571989366" calcext:value-type="float">
            <text:p>-557364.57</text:p>
          </table:table-cell>
          <table:table-cell/>
          <table:table-cell table:formula="of:=[.A31]" office:value-type="string" office:string-value="ELU07" calcext:value-type="string">
            <text:p>ELU07</text:p>
          </table:table-cell>
          <table:table-cell table:formula="of:=[.B31]" office:value-type="string" office:string-value="pier" calcext:value-type="string">
            <text:p>pier</text:p>
          </table:table-cell>
          <table:table-cell table:formula="of:=[.C31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54.02262268246" calcext:value-type="float">
            <text:p>1854.02</text:p>
          </table:table-cell>
          <table:table-cell office:value-type="float" office:value="-22083.2341645024" calcext:value-type="float">
            <text:p>-22083.23</text:p>
          </table:table-cell>
          <table:table-cell office:value-type="float" office:value="-584226.930952269" calcext:value-type="float">
            <text:p>-584226.93</text:p>
          </table:table-cell>
          <table:table-cell/>
          <table:table-cell table:formula="of:=[.A32]" office:value-type="string" office:string-value="ELU08" calcext:value-type="string">
            <text:p>ELU08</text:p>
          </table:table-cell>
          <table:table-cell table:formula="of:=[.B32]" office:value-type="string" office:string-value="pier" calcext:value-type="string">
            <text:p>pier</text:p>
          </table:table-cell>
          <table:table-cell table:formula="of:=[.C32]" office:value-type="float" office:value="6086" calcext:value-type="float">
            <text:p>608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4319.56271305649" calcext:value-type="float">
            <text:p>4319.56</text:p>
          </table:table-cell>
          <table:table-cell office:value-type="float" office:value="-9467.30222671911" calcext:value-type="float">
            <text:p>-9467.30</text:p>
          </table:table-cell>
          <table:table-cell office:value-type="float" office:value="-507370.974846782" calcext:value-type="float">
            <text:p>-507370.97</text:p>
          </table:table-cell>
          <table:table-cell/>
          <table:table-cell table:formula="of:=[.A33]" office:value-type="string" office:string-value="ELU01" calcext:value-type="string">
            <text:p>ELU01</text:p>
          </table:table-cell>
          <table:table-cell table:formula="of:=[.B33]" office:value-type="string" office:string-value="pier" calcext:value-type="string">
            <text:p>pier</text:p>
          </table:table-cell>
          <table:table-cell table:formula="of:=[.C33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4437.48376013128" calcext:value-type="float">
            <text:p>4437.48</text:p>
          </table:table-cell>
          <table:table-cell office:value-type="float" office:value="-10717.4081087427" calcext:value-type="float">
            <text:p>-10717.41</text:p>
          </table:table-cell>
          <table:table-cell office:value-type="float" office:value="-537055.36073208" calcext:value-type="float">
            <text:p>-537055.36</text:p>
          </table:table-cell>
          <table:table-cell/>
          <table:table-cell table:formula="of:=[.A34]" office:value-type="string" office:string-value="ELU02" calcext:value-type="string">
            <text:p>ELU02</text:p>
          </table:table-cell>
          <table:table-cell table:formula="of:=[.B34]" office:value-type="string" office:string-value="pier" calcext:value-type="string">
            <text:p>pier</text:p>
          </table:table-cell>
          <table:table-cell table:formula="of:=[.C34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14.04124340562" calcext:value-type="float">
            <text:p>1914.04</text:p>
          </table:table-cell>
          <table:table-cell office:value-type="float" office:value="-18412.7063068587" calcext:value-type="float">
            <text:p>-18412.71</text:p>
          </table:table-cell>
          <table:table-cell office:value-type="float" office:value="-471951.677858399" calcext:value-type="float">
            <text:p>-471951.68</text:p>
          </table:table-cell>
          <table:table-cell/>
          <table:table-cell table:formula="of:=[.A35]" office:value-type="string" office:string-value="ELU03" calcext:value-type="string">
            <text:p>ELU03</text:p>
          </table:table-cell>
          <table:table-cell table:formula="of:=[.B35]" office:value-type="string" office:string-value="pier" calcext:value-type="string">
            <text:p>pier</text:p>
          </table:table-cell>
          <table:table-cell table:formula="of:=[.C35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22.92321427171" calcext:value-type="float">
            <text:p>1922.92</text:p>
          </table:table-cell>
          <table:table-cell office:value-type="float" office:value="-18501.367688558" calcext:value-type="float">
            <text:p>-18501.37</text:p>
          </table:table-cell>
          <table:table-cell office:value-type="float" office:value="-492341.931672073" calcext:value-type="float">
            <text:p>-492341.93</text:p>
          </table:table-cell>
          <table:table-cell/>
          <table:table-cell table:formula="of:=[.A36]" office:value-type="string" office:string-value="ELU04" calcext:value-type="string">
            <text:p>ELU04</text:p>
          </table:table-cell>
          <table:table-cell table:formula="of:=[.B36]" office:value-type="string" office:string-value="pier" calcext:value-type="string">
            <text:p>pier</text:p>
          </table:table-cell>
          <table:table-cell table:formula="of:=[.C36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01.39009626135" calcext:value-type="float">
            <text:p>1901.39</text:p>
          </table:table-cell>
          <table:table-cell office:value-type="float" office:value="-19702.1175323238" calcext:value-type="float">
            <text:p>-19702.12</text:p>
          </table:table-cell>
          <table:table-cell office:value-type="float" office:value="-493864.053743618" calcext:value-type="float">
            <text:p>-493864.05</text:p>
          </table:table-cell>
          <table:table-cell/>
          <table:table-cell table:formula="of:=[.A37]" office:value-type="string" office:string-value="ELU05" calcext:value-type="string">
            <text:p>ELU05</text:p>
          </table:table-cell>
          <table:table-cell table:formula="of:=[.B37]" office:value-type="string" office:string-value="pier" calcext:value-type="string">
            <text:p>pier</text:p>
          </table:table-cell>
          <table:table-cell table:formula="of:=[.C37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860.07517798039" calcext:value-type="float">
            <text:p>1860.08</text:p>
          </table:table-cell>
          <table:table-cell office:value-type="float" office:value="-19728.8595005152" calcext:value-type="float">
            <text:p>-19728.86</text:p>
          </table:table-cell>
          <table:table-cell office:value-type="float" office:value="-535119.293333845" calcext:value-type="float">
            <text:p>-535119.29</text:p>
          </table:table-cell>
          <table:table-cell/>
          <table:table-cell table:formula="of:=[.A38]" office:value-type="string" office:string-value="ELU06" calcext:value-type="string">
            <text:p>ELU06</text:p>
          </table:table-cell>
          <table:table-cell table:formula="of:=[.B38]" office:value-type="string" office:string-value="pier" calcext:value-type="string">
            <text:p>pier</text:p>
          </table:table-cell>
          <table:table-cell table:formula="of:=[.C38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58.72054168957" calcext:value-type="float">
            <text:p>1958.72</text:p>
          </table:table-cell>
          <table:table-cell office:value-type="float" office:value="-20858.6902433229" calcext:value-type="float">
            <text:p>-20858.69</text:p>
          </table:table-cell>
          <table:table-cell office:value-type="float" office:value="-536988.575023914" calcext:value-type="float">
            <text:p>-536988.58</text:p>
          </table:table-cell>
          <table:table-cell/>
          <table:table-cell table:formula="of:=[.A39]" office:value-type="string" office:string-value="ELU07" calcext:value-type="string">
            <text:p>ELU07</text:p>
          </table:table-cell>
          <table:table-cell table:formula="of:=[.B39]" office:value-type="string" office:string-value="pier" calcext:value-type="string">
            <text:p>pier</text:p>
          </table:table-cell>
          <table:table-cell table:formula="of:=[.C39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90.15840692741" calcext:value-type="float">
            <text:p>1990.16</text:p>
          </table:table-cell>
          <table:table-cell office:value-type="float" office:value="-21111.3286009021" calcext:value-type="float">
            <text:p>-21111.33</text:p>
          </table:table-cell>
          <table:table-cell office:value-type="float" office:value="-557599.662342276" calcext:value-type="float">
            <text:p>-557599.66</text:p>
          </table:table-cell>
          <table:table-cell/>
          <table:table-cell table:formula="of:=[.A40]" office:value-type="string" office:string-value="ELU08" calcext:value-type="string">
            <text:p>ELU08</text:p>
          </table:table-cell>
          <table:table-cell table:formula="of:=[.B40]" office:value-type="string" office:string-value="pier" calcext:value-type="string">
            <text:p>pier</text:p>
          </table:table-cell>
          <table:table-cell table:formula="of:=[.C40]" office:value-type="float" office:value="6087" calcext:value-type="float">
            <text:p>608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4276.46548301833" calcext:value-type="float">
            <text:p>4276.47</text:p>
          </table:table-cell>
          <table:table-cell office:value-type="float" office:value="-8515.04909837906" calcext:value-type="float">
            <text:p>-8515.05</text:p>
          </table:table-cell>
          <table:table-cell office:value-type="float" office:value="-490869.712149867" calcext:value-type="float">
            <text:p>-490869.71</text:p>
          </table:table-cell>
          <table:table-cell/>
          <table:table-cell table:formula="of:=[.A41]" office:value-type="string" office:string-value="ELU01" calcext:value-type="string">
            <text:p>ELU01</text:p>
          </table:table-cell>
          <table:table-cell table:formula="of:=[.B41]" office:value-type="string" office:string-value="pier" calcext:value-type="string">
            <text:p>pier</text:p>
          </table:table-cell>
          <table:table-cell table:formula="of:=[.C41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4434.72939818447" calcext:value-type="float">
            <text:p>4434.73</text:p>
          </table:table-cell>
          <table:table-cell office:value-type="float" office:value="-9546.8976613606" calcext:value-type="float">
            <text:p>-9546.90</text:p>
          </table:table-cell>
          <table:table-cell office:value-type="float" office:value="-508577.958120158" calcext:value-type="float">
            <text:p>-508577.96</text:p>
          </table:table-cell>
          <table:table-cell/>
          <table:table-cell table:formula="of:=[.A42]" office:value-type="string" office:string-value="ELU02" calcext:value-type="string">
            <text:p>ELU02</text:p>
          </table:table-cell>
          <table:table-cell table:formula="of:=[.B42]" office:value-type="string" office:string-value="pier" calcext:value-type="string">
            <text:p>pier</text:p>
          </table:table-cell>
          <table:table-cell table:formula="of:=[.C42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50.37412076558" calcext:value-type="float">
            <text:p>1850.37</text:p>
          </table:table-cell>
          <table:table-cell office:value-type="float" office:value="-17647.9557168973" calcext:value-type="float">
            <text:p>-17647.96</text:p>
          </table:table-cell>
          <table:table-cell office:value-type="float" office:value="-456937.951955323" calcext:value-type="float">
            <text:p>-456937.95</text:p>
          </table:table-cell>
          <table:table-cell/>
          <table:table-cell table:formula="of:=[.A43]" office:value-type="string" office:string-value="ELU03" calcext:value-type="string">
            <text:p>ELU03</text:p>
          </table:table-cell>
          <table:table-cell table:formula="of:=[.B43]" office:value-type="string" office:string-value="pier" calcext:value-type="string">
            <text:p>pier</text:p>
          </table:table-cell>
          <table:table-cell table:formula="of:=[.C43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56.54737407128" calcext:value-type="float">
            <text:p>1856.55</text:p>
          </table:table-cell>
          <table:table-cell office:value-type="float" office:value="-17684.3710739419" calcext:value-type="float">
            <text:p>-17684.37</text:p>
          </table:table-cell>
          <table:table-cell office:value-type="float" office:value="-467128.338905508" calcext:value-type="float">
            <text:p>-467128.34</text:p>
          </table:table-cell>
          <table:table-cell/>
          <table:table-cell table:formula="of:=[.A44]" office:value-type="string" office:string-value="ELU04" calcext:value-type="string">
            <text:p>ELU04</text:p>
          </table:table-cell>
          <table:table-cell table:formula="of:=[.B44]" office:value-type="string" office:string-value="pier" calcext:value-type="string">
            <text:p>pier</text:p>
          </table:table-cell>
          <table:table-cell table:formula="of:=[.C44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85.12033835961" calcext:value-type="float">
            <text:p>1885.12</text:p>
          </table:table-cell>
          <table:table-cell office:value-type="float" office:value="-18784.9384577685" calcext:value-type="float">
            <text:p>-18784.94</text:p>
          </table:table-cell>
          <table:table-cell office:value-type="float" office:value="-477022.302183942" calcext:value-type="float">
            <text:p>-477022.30</text:p>
          </table:table-cell>
          <table:table-cell/>
          <table:table-cell table:formula="of:=[.A45]" office:value-type="string" office:string-value="ELU05" calcext:value-type="string">
            <text:p>ELU05</text:p>
          </table:table-cell>
          <table:table-cell table:formula="of:=[.B45]" office:value-type="string" office:string-value="pier" calcext:value-type="string">
            <text:p>pier</text:p>
          </table:table-cell>
          <table:table-cell table:formula="of:=[.C45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935.01753510119" calcext:value-type="float">
            <text:p>1935.02</text:p>
          </table:table-cell>
          <table:table-cell office:value-type="float" office:value="-18823.1401210825" calcext:value-type="float">
            <text:p>-18823.14</text:p>
          </table:table-cell>
          <table:table-cell office:value-type="float" office:value="-505822.268585812" calcext:value-type="float">
            <text:p>-505822.27</text:p>
          </table:table-cell>
          <table:table-cell/>
          <table:table-cell table:formula="of:=[.A46]" office:value-type="string" office:string-value="ELU06" calcext:value-type="string">
            <text:p>ELU06</text:p>
          </table:table-cell>
          <table:table-cell table:formula="of:=[.B46]" office:value-type="string" office:string-value="pier" calcext:value-type="string">
            <text:p>pier</text:p>
          </table:table-cell>
          <table:table-cell table:formula="of:=[.C46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2012.16276154407" calcext:value-type="float">
            <text:p>2012.16</text:p>
          </table:table-cell>
          <table:table-cell office:value-type="float" office:value="-19607.6728432945" calcext:value-type="float">
            <text:p>-19607.67</text:p>
          </table:table-cell>
          <table:table-cell office:value-type="float" office:value="-508146.279569199" calcext:value-type="float">
            <text:p>-508146.28</text:p>
          </table:table-cell>
          <table:table-cell/>
          <table:table-cell table:formula="of:=[.A47]" office:value-type="string" office:string-value="ELU07" calcext:value-type="string">
            <text:p>ELU07</text:p>
          </table:table-cell>
          <table:table-cell table:formula="of:=[.B47]" office:value-type="string" office:string-value="pier" calcext:value-type="string">
            <text:p>pier</text:p>
          </table:table-cell>
          <table:table-cell table:formula="of:=[.C47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2074.98442857656" calcext:value-type="float">
            <text:p>2074.98</text:p>
          </table:table-cell>
          <table:table-cell office:value-type="float" office:value="-19774.0874203869" calcext:value-type="float">
            <text:p>-19774.09</text:p>
          </table:table-cell>
          <table:table-cell office:value-type="float" office:value="-521850.911377786" calcext:value-type="float">
            <text:p>-521850.91</text:p>
          </table:table-cell>
          <table:table-cell/>
          <table:table-cell table:formula="of:=[.A48]" office:value-type="string" office:string-value="ELU08" calcext:value-type="string">
            <text:p>ELU08</text:p>
          </table:table-cell>
          <table:table-cell table:formula="of:=[.B48]" office:value-type="string" office:string-value="pier" calcext:value-type="string">
            <text:p>pier</text:p>
          </table:table-cell>
          <table:table-cell table:formula="of:=[.C48]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4241.64684640435" calcext:value-type="float">
            <text:p>4241.65</text:p>
          </table:table-cell>
          <table:table-cell office:value-type="float" office:value="-7481.63613065071" calcext:value-type="float">
            <text:p>-7481.64</text:p>
          </table:table-cell>
          <table:table-cell office:value-type="float" office:value="-472624.334106708" calcext:value-type="float">
            <text:p>-472624.33</text:p>
          </table:table-cell>
          <table:table-cell/>
          <table:table-cell table:formula="of:=[.A49]" office:value-type="string" office:string-value="ELU01" calcext:value-type="string">
            <text:p>ELU01</text:p>
          </table:table-cell>
          <table:table-cell table:formula="of:=[.B49]" office:value-type="string" office:string-value="pier" calcext:value-type="string">
            <text:p>pier</text:p>
          </table:table-cell>
          <table:table-cell table:formula="of:=[.C49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4405.9400293411" calcext:value-type="float">
            <text:p>4405.94</text:p>
          </table:table-cell>
          <table:table-cell office:value-type="float" office:value="-8294.08068040178" calcext:value-type="float">
            <text:p>-8294.08</text:p>
          </table:table-cell>
          <table:table-cell office:value-type="float" office:value="-479524.185240677" calcext:value-type="float">
            <text:p>-479524.19</text:p>
          </table:table-cell>
          <table:table-cell/>
          <table:table-cell table:formula="of:=[.A50]" office:value-type="string" office:string-value="ELU02" calcext:value-type="string">
            <text:p>ELU02</text:p>
          </table:table-cell>
          <table:table-cell table:formula="of:=[.B50]" office:value-type="string" office:string-value="pier" calcext:value-type="string">
            <text:p>pier</text:p>
          </table:table-cell>
          <table:table-cell table:formula="of:=[.C50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16.43173999452" calcext:value-type="float">
            <text:p>1816.43</text:p>
          </table:table-cell>
          <table:table-cell office:value-type="float" office:value="-16954.3055093901" calcext:value-type="float">
            <text:p>-16954.31</text:p>
          </table:table-cell>
          <table:table-cell office:value-type="float" office:value="-442030.59400518" calcext:value-type="float">
            <text:p>-442030.59</text:p>
          </table:table-cell>
          <table:table-cell/>
          <table:table-cell table:formula="of:=[.A51]" office:value-type="string" office:string-value="ELU03" calcext:value-type="string">
            <text:p>ELU03</text:p>
          </table:table-cell>
          <table:table-cell table:formula="of:=[.B51]" office:value-type="string" office:string-value="pier" calcext:value-type="string">
            <text:p>pier</text:p>
          </table:table-cell>
          <table:table-cell table:formula="of:=[.C51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16.99001897621" calcext:value-type="float">
            <text:p>1816.99</text:p>
          </table:table-cell>
          <table:table-cell office:value-type="float" office:value="-16898.1084753158" calcext:value-type="float">
            <text:p>-16898.11</text:p>
          </table:table-cell>
          <table:table-cell office:value-type="float" office:value="-445059.446644346" calcext:value-type="float">
            <text:p>-445059.45</text:p>
          </table:table-cell>
          <table:table-cell/>
          <table:table-cell table:formula="of:=[.A52]" office:value-type="string" office:string-value="ELU04" calcext:value-type="string">
            <text:p>ELU04</text:p>
          </table:table-cell>
          <table:table-cell table:formula="of:=[.B52]" office:value-type="string" office:string-value="pier" calcext:value-type="string">
            <text:p>pier</text:p>
          </table:table-cell>
          <table:table-cell table:formula="of:=[.C52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71.20993190143" calcext:value-type="float">
            <text:p>1871.21</text:p>
          </table:table-cell>
          <table:table-cell office:value-type="float" office:value="-17766.228888477" calcext:value-type="float">
            <text:p>-17766.23</text:p>
          </table:table-cell>
          <table:table-cell office:value-type="float" office:value="-457071.345544665" calcext:value-type="float">
            <text:p>-457071.35</text:p>
          </table:table-cell>
          <table:table-cell/>
          <table:table-cell table:formula="of:=[.A53]" office:value-type="string" office:string-value="ELU05" calcext:value-type="string">
            <text:p>ELU05</text:p>
          </table:table-cell>
          <table:table-cell table:formula="of:=[.B53]" office:value-type="string" office:string-value="pier" calcext:value-type="string">
            <text:p>pier</text:p>
          </table:table-cell>
          <table:table-cell table:formula="of:=[.C53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966.83820491744" calcext:value-type="float">
            <text:p>1966.84</text:p>
          </table:table-cell>
          <table:table-cell office:value-type="float" office:value="-17754.4199701272" calcext:value-type="float">
            <text:p>-17754.42</text:p>
          </table:table-cell>
          <table:table-cell office:value-type="float" office:value="-473398.920917204" calcext:value-type="float">
            <text:p>-473398.92</text:p>
          </table:table-cell>
          <table:table-cell/>
          <table:table-cell table:formula="of:=[.A54]" office:value-type="string" office:string-value="ELU06" calcext:value-type="string">
            <text:p>ELU06</text:p>
          </table:table-cell>
          <table:table-cell table:formula="of:=[.B54]" office:value-type="string" office:string-value="pier" calcext:value-type="string">
            <text:p>pier</text:p>
          </table:table-cell>
          <table:table-cell table:formula="of:=[.C54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2028.13387959456" calcext:value-type="float">
            <text:p>2028.13</text:p>
          </table:table-cell>
          <table:table-cell office:value-type="float" office:value="-18175.6733325258" calcext:value-type="float">
            <text:p>-18175.67</text:p>
          </table:table-cell>
          <table:table-cell office:value-type="float" office:value="-474470.888218407" calcext:value-type="float">
            <text:p>-474470.89</text:p>
          </table:table-cell>
          <table:table-cell/>
          <table:table-cell table:formula="of:=[.A55]" office:value-type="string" office:string-value="ELU07" calcext:value-type="string">
            <text:p>ELU07</text:p>
          </table:table-cell>
          <table:table-cell table:formula="of:=[.B55]" office:value-type="string" office:string-value="pier" calcext:value-type="string">
            <text:p>pier</text:p>
          </table:table-cell>
          <table:table-cell table:formula="of:=[.C55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2105.11870757195" calcext:value-type="float">
            <text:p>2105.12</text:p>
          </table:table-cell>
          <table:table-cell office:value-type="float" office:value="-18233.3898817424" calcext:value-type="float">
            <text:p>-18233.39</text:p>
          </table:table-cell>
          <table:table-cell office:value-type="float" office:value="-481522.568646431" calcext:value-type="float">
            <text:p>-481522.57</text:p>
          </table:table-cell>
          <table:table-cell/>
          <table:table-cell table:formula="of:=[.A56]" office:value-type="string" office:string-value="ELU08" calcext:value-type="string">
            <text:p>ELU08</text:p>
          </table:table-cell>
          <table:table-cell table:formula="of:=[.B56]" office:value-type="string" office:string-value="pier" calcext:value-type="string">
            <text:p>pier</text:p>
          </table:table-cell>
          <table:table-cell table:formula="of:=[.C56]" office:value-type="float" office:value="6089" calcext:value-type="float">
            <text:p>608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4178.78511504485" calcext:value-type="float">
            <text:p>4178.79</text:p>
          </table:table-cell>
          <table:table-cell office:value-type="float" office:value="-6394.44473124521" calcext:value-type="float">
            <text:p>-6394.44</text:p>
          </table:table-cell>
          <table:table-cell office:value-type="float" office:value="-453350.412883235" calcext:value-type="float">
            <text:p>-453350.41</text:p>
          </table:table-cell>
          <table:table-cell/>
          <table:table-cell table:formula="of:=[.A57]" office:value-type="string" office:string-value="ELU01" calcext:value-type="string">
            <text:p>ELU01</text:p>
          </table:table-cell>
          <table:table-cell table:formula="of:=[.B57]" office:value-type="string" office:string-value="pier" calcext:value-type="string">
            <text:p>pier</text:p>
          </table:table-cell>
          <table:table-cell table:formula="of:=[.C57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4348.61934774281" calcext:value-type="float">
            <text:p>4348.62</text:p>
          </table:table-cell>
          <table:table-cell office:value-type="float" office:value="-6978.49052644487" calcext:value-type="float">
            <text:p>-6978.49</text:p>
          </table:table-cell>
          <table:table-cell office:value-type="float" office:value="-451437.264586411" calcext:value-type="float">
            <text:p>-451437.26</text:p>
          </table:table-cell>
          <table:table-cell/>
          <table:table-cell table:formula="of:=[.A58]" office:value-type="string" office:string-value="ELU02" calcext:value-type="string">
            <text:p>ELU02</text:p>
          </table:table-cell>
          <table:table-cell table:formula="of:=[.B58]" office:value-type="string" office:string-value="pier" calcext:value-type="string">
            <text:p>pier</text:p>
          </table:table-cell>
          <table:table-cell table:formula="of:=[.C58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773.77511311362" calcext:value-type="float">
            <text:p>1773.78</text:p>
          </table:table-cell>
          <table:table-cell office:value-type="float" office:value="-16258.2740910491" calcext:value-type="float">
            <text:p>-16258.27</text:p>
          </table:table-cell>
          <table:table-cell office:value-type="float" office:value="-426769.133644795" calcext:value-type="float">
            <text:p>-426769.13</text:p>
          </table:table-cell>
          <table:table-cell/>
          <table:table-cell table:formula="of:=[.A59]" office:value-type="string" office:string-value="ELU03" calcext:value-type="string">
            <text:p>ELU03</text:p>
          </table:table-cell>
          <table:table-cell table:formula="of:=[.B59]" office:value-type="string" office:string-value="pier" calcext:value-type="string">
            <text:p>pier</text:p>
          </table:table-cell>
          <table:table-cell table:formula="of:=[.C59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776.8248724068" calcext:value-type="float">
            <text:p>1776.82</text:p>
          </table:table-cell>
          <table:table-cell office:value-type="float" office:value="-16057.6000051476" calcext:value-type="float">
            <text:p>-16057.60</text:p>
          </table:table-cell>
          <table:table-cell office:value-type="float" office:value="-424319.732632601" calcext:value-type="float">
            <text:p>-424319.73</text:p>
          </table:table-cell>
          <table:table-cell/>
          <table:table-cell table:formula="of:=[.A60]" office:value-type="string" office:string-value="ELU04" calcext:value-type="string">
            <text:p>ELU04</text:p>
          </table:table-cell>
          <table:table-cell table:formula="of:=[.B60]" office:value-type="string" office:string-value="pier" calcext:value-type="string">
            <text:p>pier</text:p>
          </table:table-cell>
          <table:table-cell table:formula="of:=[.C60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826.56878969619" calcext:value-type="float">
            <text:p>1826.57</text:p>
          </table:table-cell>
          <table:table-cell office:value-type="float" office:value="-16723.9793925197" calcext:value-type="float">
            <text:p>-16723.98</text:p>
          </table:table-cell>
          <table:table-cell office:value-type="float" office:value="-435637.040006577" calcext:value-type="float">
            <text:p>-435637.04</text:p>
          </table:table-cell>
          <table:table-cell/>
          <table:table-cell table:formula="of:=[.A61]" office:value-type="string" office:string-value="ELU05" calcext:value-type="string">
            <text:p>ELU05</text:p>
          </table:table-cell>
          <table:table-cell table:formula="of:=[.B61]" office:value-type="string" office:string-value="pier" calcext:value-type="string">
            <text:p>pier</text:p>
          </table:table-cell>
          <table:table-cell table:formula="of:=[.C61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946.26959536044" calcext:value-type="float">
            <text:p>1946.27</text:p>
          </table:table-cell>
          <table:table-cell office:value-type="float" office:value="-16555.8727287467" calcext:value-type="float">
            <text:p>-16555.87</text:p>
          </table:table-cell>
          <table:table-cell office:value-type="float" office:value="-441454.199807519" calcext:value-type="float">
            <text:p>-441454.20</text:p>
          </table:table-cell>
          <table:table-cell/>
          <table:table-cell table:formula="of:=[.A62]" office:value-type="string" office:string-value="ELU06" calcext:value-type="string">
            <text:p>ELU06</text:p>
          </table:table-cell>
          <table:table-cell table:formula="of:=[.B62]" office:value-type="string" office:string-value="pier" calcext:value-type="string">
            <text:p>pier</text:p>
          </table:table-cell>
          <table:table-cell table:formula="of:=[.C62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994.83484841156" calcext:value-type="float">
            <text:p>1994.83</text:p>
          </table:table-cell>
          <table:table-cell office:value-type="float" office:value="-16696.5375936194" calcext:value-type="float">
            <text:p>-16696.54</text:p>
          </table:table-cell>
          <table:table-cell office:value-type="float" office:value="-440079.92357631" calcext:value-type="float">
            <text:p>-440079.92</text:p>
          </table:table-cell>
          <table:table-cell/>
          <table:table-cell table:formula="of:=[.A63]" office:value-type="string" office:string-value="ELU07" calcext:value-type="string">
            <text:p>ELU07</text:p>
          </table:table-cell>
          <table:table-cell table:formula="of:=[.B63]" office:value-type="string" office:string-value="pier" calcext:value-type="string">
            <text:p>pier</text:p>
          </table:table-cell>
          <table:table-cell table:formula="of:=[.C63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2078.60847341358" calcext:value-type="float">
            <text:p>2078.61</text:p>
          </table:table-cell>
          <table:table-cell office:value-type="float" office:value="-16615.8312798649" calcext:value-type="float">
            <text:p>-16615.83</text:p>
          </table:table-cell>
          <table:table-cell office:value-type="float" office:value="-441467.084503583" calcext:value-type="float">
            <text:p>-441467.08</text:p>
          </table:table-cell>
          <table:table-cell/>
          <table:table-cell table:formula="of:=[.A64]" office:value-type="string" office:string-value="ELU08" calcext:value-type="string">
            <text:p>ELU08</text:p>
          </table:table-cell>
          <table:table-cell table:formula="of:=[.B64]" office:value-type="string" office:string-value="pier" calcext:value-type="string">
            <text:p>pier</text:p>
          </table:table-cell>
          <table:table-cell table:formula="of:=[.C64]" office:value-type="float" office:value="6090" calcext:value-type="float">
            <text:p>609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804.584484511769" calcext:value-type="float">
            <text:p>-804.58</text:p>
          </table:table-cell>
          <table:table-cell office:value-type="float" office:value="30788.0819669145" calcext:value-type="float">
            <text:p>30788.08</text:p>
          </table:table-cell>
          <table:table-cell office:value-type="float" office:value="-540353.783043409" calcext:value-type="float">
            <text:p>-540353.78</text:p>
          </table:table-cell>
          <table:table-cell/>
          <table:table-cell table:formula="of:=[.A65]" office:value-type="string" office:string-value="ELU01" calcext:value-type="string">
            <text:p>ELU01</text:p>
          </table:table-cell>
          <table:table-cell table:formula="of:=[.B65]" office:value-type="string" office:string-value="pier" calcext:value-type="string">
            <text:p>pier</text:p>
          </table:table-cell>
          <table:table-cell table:formula="of:=[.C65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1172.8339436446" calcext:value-type="float">
            <text:p>-1172.83</text:p>
          </table:table-cell>
          <table:table-cell office:value-type="float" office:value="32118.4415365803" calcext:value-type="float">
            <text:p>32118.44</text:p>
          </table:table-cell>
          <table:table-cell office:value-type="float" office:value="-564120.292304045" calcext:value-type="float">
            <text:p>-564120.29</text:p>
          </table:table-cell>
          <table:table-cell/>
          <table:table-cell table:formula="of:=[.A66]" office:value-type="string" office:string-value="ELU02" calcext:value-type="string">
            <text:p>ELU02</text:p>
          </table:table-cell>
          <table:table-cell table:formula="of:=[.B66]" office:value-type="string" office:string-value="pier" calcext:value-type="string">
            <text:p>pier</text:p>
          </table:table-cell>
          <table:table-cell table:formula="of:=[.C66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124.11064070803" calcext:value-type="float">
            <text:p>-3124.11</text:p>
          </table:table-cell>
          <table:table-cell office:value-type="float" office:value="20604.400132127" calcext:value-type="float">
            <text:p>20604.40</text:p>
          </table:table-cell>
          <table:table-cell office:value-type="float" office:value="-550936.364611153" calcext:value-type="float">
            <text:p>-550936.36</text:p>
          </table:table-cell>
          <table:table-cell/>
          <table:table-cell table:formula="of:=[.A67]" office:value-type="string" office:string-value="ELU03" calcext:value-type="string">
            <text:p>ELU03</text:p>
          </table:table-cell>
          <table:table-cell table:formula="of:=[.B67]" office:value-type="string" office:string-value="pier" calcext:value-type="string">
            <text:p>pier</text:p>
          </table:table-cell>
          <table:table-cell table:formula="of:=[.C67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530.00578070988" calcext:value-type="float">
            <text:p>-3530.01</text:p>
          </table:table-cell>
          <table:table-cell office:value-type="float" office:value="22925.1757148742" calcext:value-type="float">
            <text:p>22925.18</text:p>
          </table:table-cell>
          <table:table-cell office:value-type="float" office:value="-550857.256665729" calcext:value-type="float">
            <text:p>-550857.26</text:p>
          </table:table-cell>
          <table:table-cell/>
          <table:table-cell table:formula="of:=[.A68]" office:value-type="string" office:string-value="ELU04" calcext:value-type="string">
            <text:p>ELU04</text:p>
          </table:table-cell>
          <table:table-cell table:formula="of:=[.B68]" office:value-type="string" office:string-value="pier" calcext:value-type="string">
            <text:p>pier</text:p>
          </table:table-cell>
          <table:table-cell table:formula="of:=[.C68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292.58229708258" calcext:value-type="float">
            <text:p>-3292.58</text:p>
          </table:table-cell>
          <table:table-cell office:value-type="float" office:value="20170.2361943196" calcext:value-type="float">
            <text:p>20170.24</text:p>
          </table:table-cell>
          <table:table-cell office:value-type="float" office:value="-538633.871665267" calcext:value-type="float">
            <text:p>-538633.87</text:p>
          </table:table-cell>
          <table:table-cell/>
          <table:table-cell table:formula="of:=[.A69]" office:value-type="string" office:string-value="ELU05" calcext:value-type="string">
            <text:p>ELU05</text:p>
          </table:table-cell>
          <table:table-cell table:formula="of:=[.B69]" office:value-type="string" office:string-value="pier" calcext:value-type="string">
            <text:p>pier</text:p>
          </table:table-cell>
          <table:table-cell table:formula="of:=[.C69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588.66999861244" calcext:value-type="float">
            <text:p>-3588.67</text:p>
          </table:table-cell>
          <table:table-cell office:value-type="float" office:value="22330.4922302496" calcext:value-type="float">
            <text:p>22330.49</text:p>
          </table:table-cell>
          <table:table-cell office:value-type="float" office:value="-537404.829814058" calcext:value-type="float">
            <text:p>-537404.83</text:p>
          </table:table-cell>
          <table:table-cell/>
          <table:table-cell table:formula="of:=[.A70]" office:value-type="string" office:string-value="ELU06" calcext:value-type="string">
            <text:p>ELU06</text:p>
          </table:table-cell>
          <table:table-cell table:formula="of:=[.B70]" office:value-type="string" office:string-value="pier" calcext:value-type="string">
            <text:p>pier</text:p>
          </table:table-cell>
          <table:table-cell table:formula="of:=[.C70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747.7395426374" calcext:value-type="float">
            <text:p>-3747.74</text:p>
          </table:table-cell>
          <table:table-cell office:value-type="float" office:value="22017.8533540537" calcext:value-type="float">
            <text:p>22017.85</text:p>
          </table:table-cell>
          <table:table-cell office:value-type="float" office:value="-569315.703178266" calcext:value-type="float">
            <text:p>-569315.70</text:p>
          </table:table-cell>
          <table:table-cell/>
          <table:table-cell table:formula="of:=[.A71]" office:value-type="string" office:string-value="ELU07" calcext:value-type="string">
            <text:p>ELU07</text:p>
          </table:table-cell>
          <table:table-cell table:formula="of:=[.B71]" office:value-type="string" office:string-value="pier" calcext:value-type="string">
            <text:p>pier</text:p>
          </table:table-cell>
          <table:table-cell table:formula="of:=[.C71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944.18720012265" calcext:value-type="float">
            <text:p>-3944.19</text:p>
          </table:table-cell>
          <table:table-cell office:value-type="float" office:value="23189.9155582872" calcext:value-type="float">
            <text:p>23189.92</text:p>
          </table:table-cell>
          <table:table-cell office:value-type="float" office:value="-576475.765889345" calcext:value-type="float">
            <text:p>-576475.77</text:p>
          </table:table-cell>
          <table:table-cell/>
          <table:table-cell table:formula="of:=[.A72]" office:value-type="string" office:string-value="ELU08" calcext:value-type="string">
            <text:p>ELU08</text:p>
          </table:table-cell>
          <table:table-cell table:formula="of:=[.B72]" office:value-type="string" office:string-value="pier" calcext:value-type="string">
            <text:p>pier</text:p>
          </table:table-cell>
          <table:table-cell table:formula="of:=[.C72]" office:value-type="float" office:value="6091" calcext:value-type="float">
            <text:p>609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807.307449715248" calcext:value-type="float">
            <text:p>-807.31</text:p>
          </table:table-cell>
          <table:table-cell office:value-type="float" office:value="30744.6825816976" calcext:value-type="float">
            <text:p>30744.68</text:p>
          </table:table-cell>
          <table:table-cell office:value-type="float" office:value="-537955.333998242" calcext:value-type="float">
            <text:p>-537955.33</text:p>
          </table:table-cell>
          <table:table-cell/>
          <table:table-cell table:formula="of:=[.A73]" office:value-type="string" office:string-value="ELU01" calcext:value-type="string">
            <text:p>ELU01</text:p>
          </table:table-cell>
          <table:table-cell table:formula="of:=[.B73]" office:value-type="string" office:string-value="pier" calcext:value-type="string">
            <text:p>pier</text:p>
          </table:table-cell>
          <table:table-cell table:formula="of:=[.C73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1174.30517287257" calcext:value-type="float">
            <text:p>-1174.31</text:p>
          </table:table-cell>
          <table:table-cell office:value-type="float" office:value="32141.0904682274" calcext:value-type="float">
            <text:p>32141.09</text:p>
          </table:table-cell>
          <table:table-cell office:value-type="float" office:value="-561913.363446626" calcext:value-type="float">
            <text:p>-561913.36</text:p>
          </table:table-cell>
          <table:table-cell/>
          <table:table-cell table:formula="of:=[.A74]" office:value-type="string" office:string-value="ELU02" calcext:value-type="string">
            <text:p>ELU02</text:p>
          </table:table-cell>
          <table:table-cell table:formula="of:=[.B74]" office:value-type="string" office:string-value="pier" calcext:value-type="string">
            <text:p>pier</text:p>
          </table:table-cell>
          <table:table-cell table:formula="of:=[.C74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033.15047945233" calcext:value-type="float">
            <text:p>-3033.15</text:p>
          </table:table-cell>
          <table:table-cell office:value-type="float" office:value="20209.5805657947" calcext:value-type="float">
            <text:p>20209.58</text:p>
          </table:table-cell>
          <table:table-cell office:value-type="float" office:value="-537606.752582828" calcext:value-type="float">
            <text:p>-537606.75</text:p>
          </table:table-cell>
          <table:table-cell/>
          <table:table-cell table:formula="of:=[.A75]" office:value-type="string" office:string-value="ELU03" calcext:value-type="string">
            <text:p>ELU03</text:p>
          </table:table-cell>
          <table:table-cell table:formula="of:=[.B75]" office:value-type="string" office:string-value="pier" calcext:value-type="string">
            <text:p>pier</text:p>
          </table:table-cell>
          <table:table-cell table:formula="of:=[.C75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445.53441557819" calcext:value-type="float">
            <text:p>-3445.53</text:p>
          </table:table-cell>
          <table:table-cell office:value-type="float" office:value="22503.2599265492" calcext:value-type="float">
            <text:p>22503.26</text:p>
          </table:table-cell>
          <table:table-cell office:value-type="float" office:value="-539291.464000288" calcext:value-type="float">
            <text:p>-539291.46</text:p>
          </table:table-cell>
          <table:table-cell/>
          <table:table-cell table:formula="of:=[.A76]" office:value-type="string" office:string-value="ELU04" calcext:value-type="string">
            <text:p>ELU04</text:p>
          </table:table-cell>
          <table:table-cell table:formula="of:=[.B76]" office:value-type="string" office:string-value="pier" calcext:value-type="string">
            <text:p>pier</text:p>
          </table:table-cell>
          <table:table-cell table:formula="of:=[.C76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328.35715521188" calcext:value-type="float">
            <text:p>-3328.36</text:p>
          </table:table-cell>
          <table:table-cell office:value-type="float" office:value="20226.8895128376" calcext:value-type="float">
            <text:p>20226.89</text:p>
          </table:table-cell>
          <table:table-cell office:value-type="float" office:value="-540337.770451054" calcext:value-type="float">
            <text:p>-540337.77</text:p>
          </table:table-cell>
          <table:table-cell/>
          <table:table-cell table:formula="of:=[.A77]" office:value-type="string" office:string-value="ELU05" calcext:value-type="string">
            <text:p>ELU05</text:p>
          </table:table-cell>
          <table:table-cell table:formula="of:=[.B77]" office:value-type="string" office:string-value="pier" calcext:value-type="string">
            <text:p>pier</text:p>
          </table:table-cell>
          <table:table-cell table:formula="of:=[.C77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657.38911996332" calcext:value-type="float">
            <text:p>-3657.39</text:p>
          </table:table-cell>
          <table:table-cell office:value-type="float" office:value="22565.1748086225" calcext:value-type="float">
            <text:p>22565.17</text:p>
          </table:table-cell>
          <table:table-cell office:value-type="float" office:value="-540059.724155361" calcext:value-type="float">
            <text:p>-540059.72</text:p>
          </table:table-cell>
          <table:table-cell/>
          <table:table-cell table:formula="of:=[.A78]" office:value-type="string" office:string-value="ELU06" calcext:value-type="string">
            <text:p>ELU06</text:p>
          </table:table-cell>
          <table:table-cell table:formula="of:=[.B78]" office:value-type="string" office:string-value="pier" calcext:value-type="string">
            <text:p>pier</text:p>
          </table:table-cell>
          <table:table-cell table:formula="of:=[.C78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814.58287655399" calcext:value-type="float">
            <text:p>-3814.58</text:p>
          </table:table-cell>
          <table:table-cell office:value-type="float" office:value="22254.4174809111" calcext:value-type="float">
            <text:p>22254.42</text:p>
          </table:table-cell>
          <table:table-cell office:value-type="float" office:value="-574514.358567621" calcext:value-type="float">
            <text:p>-574514.36</text:p>
          </table:table-cell>
          <table:table-cell/>
          <table:table-cell table:formula="of:=[.A79]" office:value-type="string" office:string-value="ELU07" calcext:value-type="string">
            <text:p>ELU07</text:p>
          </table:table-cell>
          <table:table-cell table:formula="of:=[.B79]" office:value-type="string" office:string-value="pier" calcext:value-type="string">
            <text:p>pier</text:p>
          </table:table-cell>
          <table:table-cell table:formula="of:=[.C79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4024.20535055367" calcext:value-type="float">
            <text:p>-4024.21</text:p>
          </table:table-cell>
          <table:table-cell office:value-type="float" office:value="23499.9722411348" calcext:value-type="float">
            <text:p>23499.97</text:p>
          </table:table-cell>
          <table:table-cell office:value-type="float" office:value="-582631.071380219" calcext:value-type="float">
            <text:p>-582631.07</text:p>
          </table:table-cell>
          <table:table-cell/>
          <table:table-cell table:formula="of:=[.A80]" office:value-type="string" office:string-value="ELU08" calcext:value-type="string">
            <text:p>ELU08</text:p>
          </table:table-cell>
          <table:table-cell table:formula="of:=[.B80]" office:value-type="string" office:string-value="pier" calcext:value-type="string">
            <text:p>pier</text:p>
          </table:table-cell>
          <table:table-cell table:formula="of:=[.C80]" office:value-type="float" office:value="6092" calcext:value-type="float">
            <text:p>609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694.259767895924" calcext:value-type="float">
            <text:p>-694.26</text:p>
          </table:table-cell>
          <table:table-cell office:value-type="float" office:value="30534.9448555856" calcext:value-type="float">
            <text:p>30534.94</text:p>
          </table:table-cell>
          <table:table-cell office:value-type="float" office:value="-529851.45345335" calcext:value-type="float">
            <text:p>-529851.45</text:p>
          </table:table-cell>
          <table:table-cell/>
          <table:table-cell table:formula="of:=[.A81]" office:value-type="string" office:string-value="ELU01" calcext:value-type="string">
            <text:p>ELU01</text:p>
          </table:table-cell>
          <table:table-cell table:formula="of:=[.B81]" office:value-type="string" office:string-value="pier" calcext:value-type="string">
            <text:p>pier</text:p>
          </table:table-cell>
          <table:table-cell table:formula="of:=[.C81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1013.28502188705" calcext:value-type="float">
            <text:p>-1013.29</text:p>
          </table:table-cell>
          <table:table-cell office:value-type="float" office:value="31883.8717888884" calcext:value-type="float">
            <text:p>31883.87</text:p>
          </table:table-cell>
          <table:table-cell office:value-type="float" office:value="-552836.459736674" calcext:value-type="float">
            <text:p>-552836.46</text:p>
          </table:table-cell>
          <table:table-cell/>
          <table:table-cell table:formula="of:=[.A82]" office:value-type="string" office:string-value="ELU02" calcext:value-type="string">
            <text:p>ELU02</text:p>
          </table:table-cell>
          <table:table-cell table:formula="of:=[.B82]" office:value-type="string" office:string-value="pier" calcext:value-type="string">
            <text:p>pier</text:p>
          </table:table-cell>
          <table:table-cell table:formula="of:=[.C82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2851.96457863363" calcext:value-type="float">
            <text:p>-2851.96</text:p>
          </table:table-cell>
          <table:table-cell office:value-type="float" office:value="19708.2157578877" calcext:value-type="float">
            <text:p>19708.22</text:p>
          </table:table-cell>
          <table:table-cell office:value-type="float" office:value="-519210.455274715" calcext:value-type="float">
            <text:p>-519210.46</text:p>
          </table:table-cell>
          <table:table-cell/>
          <table:table-cell table:formula="of:=[.A83]" office:value-type="string" office:string-value="ELU03" calcext:value-type="string">
            <text:p>ELU03</text:p>
          </table:table-cell>
          <table:table-cell table:formula="of:=[.B83]" office:value-type="string" office:string-value="pier" calcext:value-type="string">
            <text:p>pier</text:p>
          </table:table-cell>
          <table:table-cell table:formula="of:=[.C83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224.443915766" calcext:value-type="float">
            <text:p>-3224.44</text:p>
          </table:table-cell>
          <table:table-cell office:value-type="float" office:value="21709.8865953667" calcext:value-type="float">
            <text:p>21709.89</text:p>
          </table:table-cell>
          <table:table-cell office:value-type="float" office:value="-522339.868548501" calcext:value-type="float">
            <text:p>-522339.87</text:p>
          </table:table-cell>
          <table:table-cell/>
          <table:table-cell table:formula="of:=[.A84]" office:value-type="string" office:string-value="ELU04" calcext:value-type="string">
            <text:p>ELU04</text:p>
          </table:table-cell>
          <table:table-cell table:formula="of:=[.B84]" office:value-type="string" office:string-value="pier" calcext:value-type="string">
            <text:p>pier</text:p>
          </table:table-cell>
          <table:table-cell table:formula="of:=[.C84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236.51257925514" calcext:value-type="float">
            <text:p>-3236.51</text:p>
          </table:table-cell>
          <table:table-cell office:value-type="float" office:value="20111.2076524455" calcext:value-type="float">
            <text:p>20111.21</text:p>
          </table:table-cell>
          <table:table-cell office:value-type="float" office:value="-536692.511391611" calcext:value-type="float">
            <text:p>-536692.51</text:p>
          </table:table-cell>
          <table:table-cell/>
          <table:table-cell table:formula="of:=[.A85]" office:value-type="string" office:string-value="ELU05" calcext:value-type="string">
            <text:p>ELU05</text:p>
          </table:table-cell>
          <table:table-cell table:formula="of:=[.B85]" office:value-type="string" office:string-value="pier" calcext:value-type="string">
            <text:p>pier</text:p>
          </table:table-cell>
          <table:table-cell table:formula="of:=[.C85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578.07275894474" calcext:value-type="float">
            <text:p>-3578.07</text:p>
          </table:table-cell>
          <table:table-cell office:value-type="float" office:value="22503.6182340954" calcext:value-type="float">
            <text:p>22503.62</text:p>
          </table:table-cell>
          <table:table-cell office:value-type="float" office:value="-537684.036761725" calcext:value-type="float">
            <text:p>-537684.04</text:p>
          </table:table-cell>
          <table:table-cell/>
          <table:table-cell table:formula="of:=[.A86]" office:value-type="string" office:string-value="ELU06" calcext:value-type="string">
            <text:p>ELU06</text:p>
          </table:table-cell>
          <table:table-cell table:formula="of:=[.B86]" office:value-type="string" office:string-value="pier" calcext:value-type="string">
            <text:p>pier</text:p>
          </table:table-cell>
          <table:table-cell table:formula="of:=[.C86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711.71153468304" calcext:value-type="float">
            <text:p>-3711.71</text:p>
          </table:table-cell>
          <table:table-cell office:value-type="float" office:value="22230.3657466928" calcext:value-type="float">
            <text:p>22230.37</text:p>
          </table:table-cell>
          <table:table-cell office:value-type="float" office:value="-572993.347550668" calcext:value-type="float">
            <text:p>-572993.35</text:p>
          </table:table-cell>
          <table:table-cell/>
          <table:table-cell table:formula="of:=[.A87]" office:value-type="string" office:string-value="ELU07" calcext:value-type="string">
            <text:p>ELU07</text:p>
          </table:table-cell>
          <table:table-cell table:formula="of:=[.B87]" office:value-type="string" office:string-value="pier" calcext:value-type="string">
            <text:p>pier</text:p>
          </table:table-cell>
          <table:table-cell table:formula="of:=[.C87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915.28443524691" calcext:value-type="float">
            <text:p>-3915.28</text:p>
          </table:table-cell>
          <table:table-cell office:value-type="float" office:value="23489.3725332425" calcext:value-type="float">
            <text:p>23489.37</text:p>
          </table:table-cell>
          <table:table-cell office:value-type="float" office:value="-581712.337875513" calcext:value-type="float">
            <text:p>-581712.34</text:p>
          </table:table-cell>
          <table:table-cell/>
          <table:table-cell table:formula="of:=[.A88]" office:value-type="string" office:string-value="ELU08" calcext:value-type="string">
            <text:p>ELU08</text:p>
          </table:table-cell>
          <table:table-cell table:formula="of:=[.B88]" office:value-type="string" office:string-value="pier" calcext:value-type="string">
            <text:p>pier</text:p>
          </table:table-cell>
          <table:table-cell table:formula="of:=[.C88]"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552.227674519202" calcext:value-type="float">
            <text:p>-552.23</text:p>
          </table:table-cell>
          <table:table-cell office:value-type="float" office:value="30180.7207292197" calcext:value-type="float">
            <text:p>30180.72</text:p>
          </table:table-cell>
          <table:table-cell office:value-type="float" office:value="-515319.876354359" calcext:value-type="float">
            <text:p>-515319.88</text:p>
          </table:table-cell>
          <table:table-cell/>
          <table:table-cell table:formula="of:=[.A89]" office:value-type="string" office:string-value="ELU01" calcext:value-type="string">
            <text:p>ELU01</text:p>
          </table:table-cell>
          <table:table-cell table:formula="of:=[.B89]" office:value-type="string" office:string-value="pier" calcext:value-type="string">
            <text:p>pier</text:p>
          </table:table-cell>
          <table:table-cell table:formula="of:=[.C89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768.329052303206" calcext:value-type="float">
            <text:p>-768.33</text:p>
          </table:table-cell>
          <table:table-cell office:value-type="float" office:value="31170.3901552955" calcext:value-type="float">
            <text:p>31170.39</text:p>
          </table:table-cell>
          <table:table-cell office:value-type="float" office:value="-534408.040782114" calcext:value-type="float">
            <text:p>-534408.04</text:p>
          </table:table-cell>
          <table:table-cell/>
          <table:table-cell table:formula="of:=[.A90]" office:value-type="string" office:string-value="ELU02" calcext:value-type="string">
            <text:p>ELU02</text:p>
          </table:table-cell>
          <table:table-cell table:formula="of:=[.B90]" office:value-type="string" office:string-value="pier" calcext:value-type="string">
            <text:p>pier</text:p>
          </table:table-cell>
          <table:table-cell table:formula="of:=[.C90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2690.74133712787" calcext:value-type="float">
            <text:p>-2690.74</text:p>
          </table:table-cell>
          <table:table-cell office:value-type="float" office:value="19156.5068756639" calcext:value-type="float">
            <text:p>19156.51</text:p>
          </table:table-cell>
          <table:table-cell office:value-type="float" office:value="-497051.384264458" calcext:value-type="float">
            <text:p>-497051.38</text:p>
          </table:table-cell>
          <table:table-cell/>
          <table:table-cell table:formula="of:=[.A91]" office:value-type="string" office:string-value="ELU03" calcext:value-type="string">
            <text:p>ELU03</text:p>
          </table:table-cell>
          <table:table-cell table:formula="of:=[.B91]" office:value-type="string" office:string-value="pier" calcext:value-type="string">
            <text:p>pier</text:p>
          </table:table-cell>
          <table:table-cell table:formula="of:=[.C91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2968.47699686419" calcext:value-type="float">
            <text:p>-2968.48</text:p>
          </table:table-cell>
          <table:table-cell office:value-type="float" office:value="20551.5398208866" calcext:value-type="float">
            <text:p>20551.54</text:p>
          </table:table-cell>
          <table:table-cell office:value-type="float" office:value="-500173.893183853" calcext:value-type="float">
            <text:p>-500173.89</text:p>
          </table:table-cell>
          <table:table-cell/>
          <table:table-cell table:formula="of:=[.A92]" office:value-type="string" office:string-value="ELU04" calcext:value-type="string">
            <text:p>ELU04</text:p>
          </table:table-cell>
          <table:table-cell table:formula="of:=[.B92]" office:value-type="string" office:string-value="pier" calcext:value-type="string">
            <text:p>pier</text:p>
          </table:table-cell>
          <table:table-cell table:formula="of:=[.C92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078.53999128989" calcext:value-type="float">
            <text:p>-3078.54</text:p>
          </table:table-cell>
          <table:table-cell office:value-type="float" office:value="19818.6909221423" calcext:value-type="float">
            <text:p>19818.69</text:p>
          </table:table-cell>
          <table:table-cell office:value-type="float" office:value="-525232.412270992" calcext:value-type="float">
            <text:p>-525232.41</text:p>
          </table:table-cell>
          <table:table-cell/>
          <table:table-cell table:formula="of:=[.A93]" office:value-type="string" office:string-value="ELU05" calcext:value-type="string">
            <text:p>ELU05</text:p>
          </table:table-cell>
          <table:table-cell table:formula="of:=[.B93]" office:value-type="string" office:string-value="pier" calcext:value-type="string">
            <text:p>pier</text:p>
          </table:table-cell>
          <table:table-cell table:formula="of:=[.C93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391.82997539952" calcext:value-type="float">
            <text:p>-3391.83</text:p>
          </table:table-cell>
          <table:table-cell office:value-type="float" office:value="21985.6572597143" calcext:value-type="float">
            <text:p>21985.66</text:p>
          </table:table-cell>
          <table:table-cell office:value-type="float" office:value="-527418.904266694" calcext:value-type="float">
            <text:p>-527418.90</text:p>
          </table:table-cell>
          <table:table-cell/>
          <table:table-cell table:formula="of:=[.A94]" office:value-type="string" office:string-value="ELU06" calcext:value-type="string">
            <text:p>ELU06</text:p>
          </table:table-cell>
          <table:table-cell table:formula="of:=[.B94]" office:value-type="string" office:string-value="pier" calcext:value-type="string">
            <text:p>pier</text:p>
          </table:table-cell>
          <table:table-cell table:formula="of:=[.C94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485.83403405419" calcext:value-type="float">
            <text:p>-3485.83</text:p>
          </table:table-cell>
          <table:table-cell office:value-type="float" office:value="21850.9004092626" calcext:value-type="float">
            <text:p>21850.90</text:p>
          </table:table-cell>
          <table:table-cell office:value-type="float" office:value="-560643.628142195" calcext:value-type="float">
            <text:p>-560643.63</text:p>
          </table:table-cell>
          <table:table-cell/>
          <table:table-cell table:formula="of:=[.A95]" office:value-type="string" office:string-value="ELU07" calcext:value-type="string">
            <text:p>ELU07</text:p>
          </table:table-cell>
          <table:table-cell table:formula="of:=[.B95]" office:value-type="string" office:string-value="pier" calcext:value-type="string">
            <text:p>pier</text:p>
          </table:table-cell>
          <table:table-cell table:formula="of:=[.C95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654.39007935972" calcext:value-type="float">
            <text:p>-3654.39</text:p>
          </table:table-cell>
          <table:table-cell office:value-type="float" office:value="22955.9744086945" calcext:value-type="float">
            <text:p>22955.97</text:p>
          </table:table-cell>
          <table:table-cell office:value-type="float" office:value="-569099.62209076" calcext:value-type="float">
            <text:p>-569099.62</text:p>
          </table:table-cell>
          <table:table-cell/>
          <table:table-cell table:formula="of:=[.A96]" office:value-type="string" office:string-value="ELU08" calcext:value-type="string">
            <text:p>ELU08</text:p>
          </table:table-cell>
          <table:table-cell table:formula="of:=[.B96]" office:value-type="string" office:string-value="pier" calcext:value-type="string">
            <text:p>pier</text:p>
          </table:table-cell>
          <table:table-cell table:formula="of:=[.C96]" office:value-type="float" office:value="6094" calcext:value-type="float">
            <text:p>609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408.165600811277" calcext:value-type="float">
            <text:p>-408.17</text:p>
          </table:table-cell>
          <table:table-cell office:value-type="float" office:value="29738.4873904484" calcext:value-type="float">
            <text:p>29738.49</text:p>
          </table:table-cell>
          <table:table-cell office:value-type="float" office:value="-496693.43653282" calcext:value-type="float">
            <text:p>-496693.44</text:p>
          </table:table-cell>
          <table:table-cell/>
          <table:table-cell table:formula="of:=[.A97]" office:value-type="string" office:string-value="ELU01" calcext:value-type="string">
            <text:p>ELU01</text:p>
          </table:table-cell>
          <table:table-cell table:formula="of:=[.B97]" office:value-type="string" office:string-value="pier" calcext:value-type="string">
            <text:p>pier</text:p>
          </table:table-cell>
          <table:table-cell table:formula="of:=[.C97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512.772020690972" calcext:value-type="float">
            <text:p>-512.77</text:p>
          </table:table-cell>
          <table:table-cell office:value-type="float" office:value="30236.7426543553" calcext:value-type="float">
            <text:p>30236.74</text:p>
          </table:table-cell>
          <table:table-cell office:value-type="float" office:value="-510168.758047078" calcext:value-type="float">
            <text:p>-510168.76</text:p>
          </table:table-cell>
          <table:table-cell/>
          <table:table-cell table:formula="of:=[.A98]" office:value-type="string" office:string-value="ELU02" calcext:value-type="string">
            <text:p>ELU02</text:p>
          </table:table-cell>
          <table:table-cell table:formula="of:=[.B98]" office:value-type="string" office:string-value="pier" calcext:value-type="string">
            <text:p>pier</text:p>
          </table:table-cell>
          <table:table-cell table:formula="of:=[.C98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568.00226218502" calcext:value-type="float">
            <text:p>-2568.00</text:p>
          </table:table-cell>
          <table:table-cell office:value-type="float" office:value="18570.6339301263" calcext:value-type="float">
            <text:p>18570.63</text:p>
          </table:table-cell>
          <table:table-cell office:value-type="float" office:value="-474934.850089303" calcext:value-type="float">
            <text:p>-474934.85</text:p>
          </table:table-cell>
          <table:table-cell/>
          <table:table-cell table:formula="of:=[.A99]" office:value-type="string" office:string-value="ELU03" calcext:value-type="string">
            <text:p>ELU03</text:p>
          </table:table-cell>
          <table:table-cell table:formula="of:=[.B99]" office:value-type="string" office:string-value="pier" calcext:value-type="string">
            <text:p>pier</text:p>
          </table:table-cell>
          <table:table-cell table:formula="of:=[.C99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750.99020518734" calcext:value-type="float">
            <text:p>-2750.99</text:p>
          </table:table-cell>
          <table:table-cell office:value-type="float" office:value="19367.063192276" calcext:value-type="float">
            <text:p>19367.06</text:p>
          </table:table-cell>
          <table:table-cell office:value-type="float" office:value="-476876.52367839" calcext:value-type="float">
            <text:p>-476876.52</text:p>
          </table:table-cell>
          <table:table-cell/>
          <table:table-cell table:formula="of:=[.A100]" office:value-type="string" office:string-value="ELU04" calcext:value-type="string">
            <text:p>ELU04</text:p>
          </table:table-cell>
          <table:table-cell table:formula="of:=[.B100]" office:value-type="string" office:string-value="pier" calcext:value-type="string">
            <text:p>pier</text:p>
          </table:table-cell>
          <table:table-cell table:formula="of:=[.C100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883.03267405275" calcext:value-type="float">
            <text:p>-2883.03</text:p>
          </table:table-cell>
          <table:table-cell office:value-type="float" office:value="19347.4721340315" calcext:value-type="float">
            <text:p>19347.47</text:p>
          </table:table-cell>
          <table:table-cell office:value-type="float" office:value="-506835.207737978" calcext:value-type="float">
            <text:p>-506835.21</text:p>
          </table:table-cell>
          <table:table-cell/>
          <table:table-cell table:formula="of:=[.A101]" office:value-type="string" office:string-value="ELU05" calcext:value-type="string">
            <text:p>ELU05</text:p>
          </table:table-cell>
          <table:table-cell table:formula="of:=[.B101]" office:value-type="string" office:string-value="pier" calcext:value-type="string">
            <text:p>pier</text:p>
          </table:table-cell>
          <table:table-cell table:formula="of:=[.C101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123.37985501331" calcext:value-type="float">
            <text:p>-3123.38</text:p>
          </table:table-cell>
          <table:table-cell office:value-type="float" office:value="21073.8341755243" calcext:value-type="float">
            <text:p>21073.83</text:p>
          </table:table-cell>
          <table:table-cell office:value-type="float" office:value="-509385.105286978" calcext:value-type="float">
            <text:p>-509385.11</text:p>
          </table:table-cell>
          <table:table-cell/>
          <table:table-cell table:formula="of:=[.A102]" office:value-type="string" office:string-value="ELU06" calcext:value-type="string">
            <text:p>ELU06</text:p>
          </table:table-cell>
          <table:table-cell table:formula="of:=[.B102]" office:value-type="string" office:string-value="pier" calcext:value-type="string">
            <text:p>pier</text:p>
          </table:table-cell>
          <table:table-cell table:formula="of:=[.C102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168.29500359751" calcext:value-type="float">
            <text:p>-3168.30</text:p>
          </table:table-cell>
          <table:table-cell office:value-type="float" office:value="21082.6033072374" calcext:value-type="float">
            <text:p>21082.60</text:p>
          </table:table-cell>
          <table:table-cell office:value-type="float" office:value="-537345.007979746" calcext:value-type="float">
            <text:p>-537345.01</text:p>
          </table:table-cell>
          <table:table-cell/>
          <table:table-cell table:formula="of:=[.A103]" office:value-type="string" office:string-value="ELU07" calcext:value-type="string">
            <text:p>ELU07</text:p>
          </table:table-cell>
          <table:table-cell table:formula="of:=[.B103]" office:value-type="string" office:string-value="pier" calcext:value-type="string">
            <text:p>pier</text:p>
          </table:table-cell>
          <table:table-cell table:formula="of:=[.C103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275.01633895101" calcext:value-type="float">
            <text:p>-3275.02</text:p>
          </table:table-cell>
          <table:table-cell office:value-type="float" office:value="21923.4411877384" calcext:value-type="float">
            <text:p>21923.44</text:p>
          </table:table-cell>
          <table:table-cell office:value-type="float" office:value="-544258.82314035" calcext:value-type="float">
            <text:p>-544258.82</text:p>
          </table:table-cell>
          <table:table-cell/>
          <table:table-cell table:formula="of:=[.A104]" office:value-type="string" office:string-value="ELU08" calcext:value-type="string">
            <text:p>ELU08</text:p>
          </table:table-cell>
          <table:table-cell table:formula="of:=[.B104]" office:value-type="string" office:string-value="pier" calcext:value-type="string">
            <text:p>pier</text:p>
          </table:table-cell>
          <table:table-cell table:formula="of:=[.C104]" office:value-type="float" office:value="6095" calcext:value-type="float">
            <text:p>609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67.443746558329" calcext:value-type="float">
            <text:p>-267.44</text:p>
          </table:table-cell>
          <table:table-cell office:value-type="float" office:value="29251.0374058899" calcext:value-type="float">
            <text:p>29251.04</text:p>
          </table:table-cell>
          <table:table-cell office:value-type="float" office:value="-476114.759478649" calcext:value-type="float">
            <text:p>-476114.76</text:p>
          </table:table-cell>
          <table:table-cell/>
          <table:table-cell table:formula="of:=[.A105]" office:value-type="string" office:string-value="ELU01" calcext:value-type="string">
            <text:p>ELU01</text:p>
          </table:table-cell>
          <table:table-cell table:formula="of:=[.B105]" office:value-type="string" office:string-value="pier" calcext:value-type="string">
            <text:p>pier</text:p>
          </table:table-cell>
          <table:table-cell table:formula="of:=[.C105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70.540388149013" calcext:value-type="float">
            <text:p>-270.54</text:p>
          </table:table-cell>
          <table:table-cell office:value-type="float" office:value="29231.2926156244" calcext:value-type="float">
            <text:p>29231.29</text:p>
          </table:table-cell>
          <table:table-cell office:value-type="float" office:value="-483489.254081695" calcext:value-type="float">
            <text:p>-483489.25</text:p>
          </table:table-cell>
          <table:table-cell/>
          <table:table-cell table:formula="of:=[.A106]" office:value-type="string" office:string-value="ELU02" calcext:value-type="string">
            <text:p>ELU02</text:p>
          </table:table-cell>
          <table:table-cell table:formula="of:=[.B106]" office:value-type="string" office:string-value="pier" calcext:value-type="string">
            <text:p>pier</text:p>
          </table:table-cell>
          <table:table-cell table:formula="of:=[.C106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462.56995612181" calcext:value-type="float">
            <text:p>-2462.57</text:p>
          </table:table-cell>
          <table:table-cell office:value-type="float" office:value="17977.5324017414" calcext:value-type="float">
            <text:p>17977.53</text:p>
          </table:table-cell>
          <table:table-cell office:value-type="float" office:value="-455149.052900268" calcext:value-type="float">
            <text:p>-455149.05</text:p>
          </table:table-cell>
          <table:table-cell/>
          <table:table-cell table:formula="of:=[.A107]" office:value-type="string" office:string-value="ELU03" calcext:value-type="string">
            <text:p>ELU03</text:p>
          </table:table-cell>
          <table:table-cell table:formula="of:=[.B107]" office:value-type="string" office:string-value="pier" calcext:value-type="string">
            <text:p>pier</text:p>
          </table:table-cell>
          <table:table-cell table:formula="of:=[.C107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580.98152872456" calcext:value-type="float">
            <text:p>-2580.98</text:p>
          </table:table-cell>
          <table:table-cell office:value-type="float" office:value="18354.1091357683" calcext:value-type="float">
            <text:p>18354.11</text:p>
          </table:table-cell>
          <table:table-cell office:value-type="float" office:value="-455582.758894455" calcext:value-type="float">
            <text:p>-455582.76</text:p>
          </table:table-cell>
          <table:table-cell/>
          <table:table-cell table:formula="of:=[.A108]" office:value-type="string" office:string-value="ELU04" calcext:value-type="string">
            <text:p>ELU04</text:p>
          </table:table-cell>
          <table:table-cell table:formula="of:=[.B108]" office:value-type="string" office:string-value="pier" calcext:value-type="string">
            <text:p>pier</text:p>
          </table:table-cell>
          <table:table-cell table:formula="of:=[.C108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674.27435958474" calcext:value-type="float">
            <text:p>-2674.27</text:p>
          </table:table-cell>
          <table:table-cell office:value-type="float" office:value="18724.4078470724" calcext:value-type="float">
            <text:p>18724.41</text:p>
          </table:table-cell>
          <table:table-cell office:value-type="float" office:value="-483730.476337428" calcext:value-type="float">
            <text:p>-483730.48</text:p>
          </table:table-cell>
          <table:table-cell/>
          <table:table-cell table:formula="of:=[.A109]" office:value-type="string" office:string-value="ELU05" calcext:value-type="string">
            <text:p>ELU05</text:p>
          </table:table-cell>
          <table:table-cell table:formula="of:=[.B109]" office:value-type="string" office:string-value="pier" calcext:value-type="string">
            <text:p>pier</text:p>
          </table:table-cell>
          <table:table-cell table:formula="of:=[.C109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24.43361938895" calcext:value-type="float">
            <text:p>-2824.43</text:p>
          </table:table-cell>
          <table:table-cell office:value-type="float" office:value="19903.8098936763" calcext:value-type="float">
            <text:p>19903.81</text:p>
          </table:table-cell>
          <table:table-cell office:value-type="float" office:value="-485587.729320534" calcext:value-type="float">
            <text:p>-485587.73</text:p>
          </table:table-cell>
          <table:table-cell/>
          <table:table-cell table:formula="of:=[.A110]" office:value-type="string" office:string-value="ELU06" calcext:value-type="string">
            <text:p>ELU06</text:p>
          </table:table-cell>
          <table:table-cell table:formula="of:=[.B110]" office:value-type="string" office:string-value="pier" calcext:value-type="string">
            <text:p>pier</text:p>
          </table:table-cell>
          <table:table-cell table:formula="of:=[.C110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11.86115883301" calcext:value-type="float">
            <text:p>-2811.86</text:p>
          </table:table-cell>
          <table:table-cell office:value-type="float" office:value="19984.2110980494" calcext:value-type="float">
            <text:p>19984.21</text:p>
          </table:table-cell>
          <table:table-cell office:value-type="float" office:value="-505587.087658103" calcext:value-type="float">
            <text:p>-505587.09</text:p>
          </table:table-cell>
          <table:table-cell/>
          <table:table-cell table:formula="of:=[.A111]" office:value-type="string" office:string-value="ELU07" calcext:value-type="string">
            <text:p>ELU07</text:p>
          </table:table-cell>
          <table:table-cell table:formula="of:=[.B111]" office:value-type="string" office:string-value="pier" calcext:value-type="string">
            <text:p>pier</text:p>
          </table:table-cell>
          <table:table-cell table:formula="of:=[.C111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59.46854941786" calcext:value-type="float">
            <text:p>-2859.47</text:p>
          </table:table-cell>
          <table:table-cell office:value-type="float" office:value="20536.4114341201" calcext:value-type="float">
            <text:p>20536.41</text:p>
          </table:table-cell>
          <table:table-cell office:value-type="float" office:value="-510029.996286596" calcext:value-type="float">
            <text:p>-510030.00</text:p>
          </table:table-cell>
          <table:table-cell/>
          <table:table-cell table:formula="of:=[.A112]" office:value-type="string" office:string-value="ELU08" calcext:value-type="string">
            <text:p>ELU08</text:p>
          </table:table-cell>
          <table:table-cell table:formula="of:=[.B112]" office:value-type="string" office:string-value="pier" calcext:value-type="string">
            <text:p>pier</text:p>
          </table:table-cell>
          <table:table-cell table:formula="of:=[.C112]"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120.011386890984" calcext:value-type="float">
            <text:p>-120.01</text:p>
          </table:table-cell>
          <table:table-cell office:value-type="float" office:value="28718.1162020394" calcext:value-type="float">
            <text:p>28718.12</text:p>
          </table:table-cell>
          <table:table-cell office:value-type="float" office:value="-454388.670187268" calcext:value-type="float">
            <text:p>-454388.67</text:p>
          </table:table-cell>
          <table:table-cell/>
          <table:table-cell table:formula="of:=[.A113]" office:value-type="string" office:string-value="ELU01" calcext:value-type="string">
            <text:p>ELU01</text:p>
          </table:table-cell>
          <table:table-cell table:formula="of:=[.B113]" office:value-type="string" office:string-value="pier" calcext:value-type="string">
            <text:p>pier</text:p>
          </table:table-cell>
          <table:table-cell table:formula="of:=[.C113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30.8251175819181" calcext:value-type="float">
            <text:p>-30.83</text:p>
          </table:table-cell>
          <table:table-cell office:value-type="float" office:value="28237.0780402053" calcext:value-type="float">
            <text:p>28237.08</text:p>
          </table:table-cell>
          <table:table-cell office:value-type="float" office:value="-455747.129241186" calcext:value-type="float">
            <text:p>-455747.13</text:p>
          </table:table-cell>
          <table:table-cell/>
          <table:table-cell table:formula="of:=[.A114]" office:value-type="string" office:string-value="ELU02" calcext:value-type="string">
            <text:p>ELU02</text:p>
          </table:table-cell>
          <table:table-cell table:formula="of:=[.B114]" office:value-type="string" office:string-value="pier" calcext:value-type="string">
            <text:p>pier</text:p>
          </table:table-cell>
          <table:table-cell table:formula="of:=[.C114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341.70084013119" calcext:value-type="float">
            <text:p>-2341.70</text:p>
          </table:table-cell>
          <table:table-cell office:value-type="float" office:value="17367.6940648377" calcext:value-type="float">
            <text:p>17367.69</text:p>
          </table:table-cell>
          <table:table-cell office:value-type="float" office:value="-437033.714684416" calcext:value-type="float">
            <text:p>-437033.71</text:p>
          </table:table-cell>
          <table:table-cell/>
          <table:table-cell table:formula="of:=[.A115]" office:value-type="string" office:string-value="ELU03" calcext:value-type="string">
            <text:p>ELU03</text:p>
          </table:table-cell>
          <table:table-cell table:formula="of:=[.B115]" office:value-type="string" office:string-value="pier" calcext:value-type="string">
            <text:p>pier</text:p>
          </table:table-cell>
          <table:table-cell table:formula="of:=[.C115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10.53277670452" calcext:value-type="float">
            <text:p>-2410.53</text:p>
          </table:table-cell>
          <table:table-cell office:value-type="float" office:value="17478.8977518406" calcext:value-type="float">
            <text:p>17478.90</text:p>
          </table:table-cell>
          <table:table-cell office:value-type="float" office:value="-435689.626040494" calcext:value-type="float">
            <text:p>-435689.63</text:p>
          </table:table-cell>
          <table:table-cell/>
          <table:table-cell table:formula="of:=[.A116]" office:value-type="string" office:string-value="ELU04" calcext:value-type="string">
            <text:p>ELU04</text:p>
          </table:table-cell>
          <table:table-cell table:formula="of:=[.B116]" office:value-type="string" office:string-value="pier" calcext:value-type="string">
            <text:p>pier</text:p>
          </table:table-cell>
          <table:table-cell table:formula="of:=[.C116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61.46989522551" calcext:value-type="float">
            <text:p>-2461.47</text:p>
          </table:table-cell>
          <table:table-cell office:value-type="float" office:value="17965.9750451559" calcext:value-type="float">
            <text:p>17965.98</text:p>
          </table:table-cell>
          <table:table-cell office:value-type="float" office:value="-458084.16158311" calcext:value-type="float">
            <text:p>-458084.16</text:p>
          </table:table-cell>
          <table:table-cell/>
          <table:table-cell table:formula="of:=[.A117]" office:value-type="string" office:string-value="ELU05" calcext:value-type="string">
            <text:p>ELU05</text:p>
          </table:table-cell>
          <table:table-cell table:formula="of:=[.B117]" office:value-type="string" office:string-value="pier" calcext:value-type="string">
            <text:p>pier</text:p>
          </table:table-cell>
          <table:table-cell table:formula="of:=[.C117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506.92533434401" calcext:value-type="float">
            <text:p>-2506.93</text:p>
          </table:table-cell>
          <table:table-cell office:value-type="float" office:value="18613.7602341791" calcext:value-type="float">
            <text:p>18613.76</text:p>
          </table:table-cell>
          <table:table-cell office:value-type="float" office:value="-457915.959010139" calcext:value-type="float">
            <text:p>-457915.96</text:p>
          </table:table-cell>
          <table:table-cell/>
          <table:table-cell table:formula="of:=[.A118]" office:value-type="string" office:string-value="ELU06" calcext:value-type="string">
            <text:p>ELU06</text:p>
          </table:table-cell>
          <table:table-cell table:formula="of:=[.B118]" office:value-type="string" office:string-value="pier" calcext:value-type="string">
            <text:p>pier</text:p>
          </table:table-cell>
          <table:table-cell table:formula="of:=[.C118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56.11848488572" calcext:value-type="float">
            <text:p>-2456.12</text:p>
          </table:table-cell>
          <table:table-cell office:value-type="float" office:value="18683.1240692726" calcext:value-type="float">
            <text:p>18683.12</text:p>
          </table:table-cell>
          <table:table-cell office:value-type="float" office:value="-469308.357200038" calcext:value-type="float">
            <text:p>-469308.36</text:p>
          </table:table-cell>
          <table:table-cell/>
          <table:table-cell table:formula="of:=[.A119]" office:value-type="string" office:string-value="ELU07" calcext:value-type="string">
            <text:p>ELU07</text:p>
          </table:table-cell>
          <table:table-cell table:formula="of:=[.B119]" office:value-type="string" office:string-value="pier" calcext:value-type="string">
            <text:p>pier</text:p>
          </table:table-cell>
          <table:table-cell table:formula="of:=[.C119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46.14042970907" calcext:value-type="float">
            <text:p>-2446.14</text:p>
          </table:table-cell>
          <table:table-cell office:value-type="float" office:value="18963.5138486425" calcext:value-type="float">
            <text:p>18963.51</text:p>
          </table:table-cell>
          <table:table-cell office:value-type="float" office:value="-470828.090440116" calcext:value-type="float">
            <text:p>-470828.09</text:p>
          </table:table-cell>
          <table:table-cell/>
          <table:table-cell table:formula="of:=[.A120]" office:value-type="string" office:string-value="ELU08" calcext:value-type="string">
            <text:p>ELU08</text:p>
          </table:table-cell>
          <table:table-cell table:formula="of:=[.B120]" office:value-type="string" office:string-value="pier" calcext:value-type="string">
            <text:p>pier</text:p>
          </table:table-cell>
          <table:table-cell table:formula="of:=[.C120]"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93.0810009574314" calcext:value-type="float">
            <text:p>93.08</text:p>
          </table:table-cell>
          <table:table-cell office:value-type="float" office:value="28151.7898638199" calcext:value-type="float">
            <text:p>28151.79</text:p>
          </table:table-cell>
          <table:table-cell office:value-type="float" office:value="-431703.290843283" calcext:value-type="float">
            <text:p>-431703.29</text:p>
          </table:table-cell>
          <table:table-cell/>
          <table:table-cell table:formula="of:=[.A121]" office:value-type="string" office:string-value="ELU01" calcext:value-type="string">
            <text:p>ELU01</text:p>
          </table:table-cell>
          <table:table-cell table:formula="of:=[.B121]" office:value-type="string" office:string-value="pier" calcext:value-type="string">
            <text:p>pier</text:p>
          </table:table-cell>
          <table:table-cell table:formula="of:=[.C121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263.594255593746" calcext:value-type="float">
            <text:p>263.59</text:p>
          </table:table-cell>
          <table:table-cell office:value-type="float" office:value="27306.8526280531" calcext:value-type="float">
            <text:p>27306.85</text:p>
          </table:table-cell>
          <table:table-cell office:value-type="float" office:value="-427200.082544306" calcext:value-type="float">
            <text:p>-427200.08</text:p>
          </table:table-cell>
          <table:table-cell/>
          <table:table-cell table:formula="of:=[.A122]" office:value-type="string" office:string-value="ELU02" calcext:value-type="string">
            <text:p>ELU02</text:p>
          </table:table-cell>
          <table:table-cell table:formula="of:=[.B122]" office:value-type="string" office:string-value="pier" calcext:value-type="string">
            <text:p>pier</text:p>
          </table:table-cell>
          <table:table-cell table:formula="of:=[.C122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39.54605608378" calcext:value-type="float">
            <text:p>-2139.55</text:p>
          </table:table-cell>
          <table:table-cell office:value-type="float" office:value="16730.3730882921" calcext:value-type="float">
            <text:p>16730.37</text:p>
          </table:table-cell>
          <table:table-cell office:value-type="float" office:value="-418698.366818239" calcext:value-type="float">
            <text:p>-418698.37</text:p>
          </table:table-cell>
          <table:table-cell/>
          <table:table-cell table:formula="of:=[.A123]" office:value-type="string" office:string-value="ELU03" calcext:value-type="string">
            <text:p>ELU03</text:p>
          </table:table-cell>
          <table:table-cell table:formula="of:=[.B123]" office:value-type="string" office:string-value="pier" calcext:value-type="string">
            <text:p>pier</text:p>
          </table:table-cell>
          <table:table-cell table:formula="of:=[.C123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66.06669669015" calcext:value-type="float">
            <text:p>-2166.07</text:p>
          </table:table-cell>
          <table:table-cell office:value-type="float" office:value="16671.992182727" calcext:value-type="float">
            <text:p>16671.99</text:p>
          </table:table-cell>
          <table:table-cell office:value-type="float" office:value="-414945.229538449" calcext:value-type="float">
            <text:p>-414945.23</text:p>
          </table:table-cell>
          <table:table-cell/>
          <table:table-cell table:formula="of:=[.A124]" office:value-type="string" office:string-value="ELU04" calcext:value-type="string">
            <text:p>ELU04</text:p>
          </table:table-cell>
          <table:table-cell table:formula="of:=[.B124]" office:value-type="string" office:string-value="pier" calcext:value-type="string">
            <text:p>pier</text:p>
          </table:table-cell>
          <table:table-cell table:formula="of:=[.C124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89.17344723877" calcext:value-type="float">
            <text:p>-2189.17</text:p>
          </table:table-cell>
          <table:table-cell office:value-type="float" office:value="17122.5478926992" calcext:value-type="float">
            <text:p>17122.55</text:p>
          </table:table-cell>
          <table:table-cell office:value-type="float" office:value="-431561.629824393" calcext:value-type="float">
            <text:p>-431561.63</text:p>
          </table:table-cell>
          <table:table-cell/>
          <table:table-cell table:formula="of:=[.A125]" office:value-type="string" office:string-value="ELU05" calcext:value-type="string">
            <text:p>ELU05</text:p>
          </table:table-cell>
          <table:table-cell table:formula="of:=[.B125]" office:value-type="string" office:string-value="pier" calcext:value-type="string">
            <text:p>pier</text:p>
          </table:table-cell>
          <table:table-cell table:formula="of:=[.C125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42.54164680152" calcext:value-type="float">
            <text:p>-2142.54</text:p>
          </table:table-cell>
          <table:table-cell office:value-type="float" office:value="17355.3424126561" calcext:value-type="float">
            <text:p>17355.34</text:p>
          </table:table-cell>
          <table:table-cell office:value-type="float" office:value="-427747.681617187" calcext:value-type="float">
            <text:p>-427747.68</text:p>
          </table:table-cell>
          <table:table-cell/>
          <table:table-cell table:formula="of:=[.A126]" office:value-type="string" office:string-value="ELU06" calcext:value-type="string">
            <text:p>ELU06</text:p>
          </table:table-cell>
          <table:table-cell table:formula="of:=[.B126]" office:value-type="string" office:string-value="pier" calcext:value-type="string">
            <text:p>pier</text:p>
          </table:table-cell>
          <table:table-cell table:formula="of:=[.C126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057.85237090373" calcext:value-type="float">
            <text:p>-2057.85</text:p>
          </table:table-cell>
          <table:table-cell office:value-type="float" office:value="17336.0470499276" calcext:value-type="float">
            <text:p>17336.05</text:p>
          </table:table-cell>
          <table:table-cell office:value-type="float" office:value="-431911.360518643" calcext:value-type="float">
            <text:p>-431911.36</text:p>
          </table:table-cell>
          <table:table-cell/>
          <table:table-cell table:formula="of:=[.A127]" office:value-type="string" office:string-value="ELU07" calcext:value-type="string">
            <text:p>ELU07</text:p>
          </table:table-cell>
          <table:table-cell table:formula="of:=[.B127]" office:value-type="string" office:string-value="pier" calcext:value-type="string">
            <text:p>pier</text:p>
          </table:table-cell>
          <table:table-cell table:formula="of:=[.C127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1996.98789554603" calcext:value-type="float">
            <text:p>-1996.99</text:p>
          </table:table-cell>
          <table:table-cell office:value-type="float" office:value="17397.0475023781" calcext:value-type="float">
            <text:p>17397.05</text:p>
          </table:table-cell>
          <table:table-cell office:value-type="float" office:value="-430175.003807506" calcext:value-type="float">
            <text:p>-430175.00</text:p>
          </table:table-cell>
          <table:table-cell/>
          <table:table-cell table:formula="of:=[.A128]" office:value-type="string" office:string-value="ELU08" calcext:value-type="string">
            <text:p>ELU08</text:p>
          </table:table-cell>
          <table:table-cell table:formula="of:=[.B128]" office:value-type="string" office:string-value="pier" calcext:value-type="string">
            <text:p>pier</text:p>
          </table:table-cell>
          <table:table-cell table:formula="of:=[.C128]"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4320.56139559516" calcext:value-type="float">
            <text:p>4320.56</text:p>
          </table:table-cell>
          <table:table-cell office:value-type="float" office:value="-7092.15165429194" calcext:value-type="float">
            <text:p>-7092.15</text:p>
          </table:table-cell>
          <table:table-cell office:value-type="float" office:value="-499009.499454768" calcext:value-type="float">
            <text:p>-499009.50</text:p>
          </table:table-cell>
          <table:table-cell/>
          <table:table-cell table:formula="of:=[.A129]" office:value-type="string" office:string-value="ELU01" calcext:value-type="string">
            <text:p>ELU01</text:p>
          </table:table-cell>
          <table:table-cell table:formula="of:=[.B129]" office:value-type="string" office:string-value="pier" calcext:value-type="string">
            <text:p>pier</text:p>
          </table:table-cell>
          <table:table-cell table:formula="of:=[.C129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3903.91067014711" calcext:value-type="float">
            <text:p>3903.91</text:p>
          </table:table-cell>
          <table:table-cell office:value-type="float" office:value="-5913.30206953143" calcext:value-type="float">
            <text:p>-5913.30</text:p>
          </table:table-cell>
          <table:table-cell office:value-type="float" office:value="-422983.652614956" calcext:value-type="float">
            <text:p>-422983.65</text:p>
          </table:table-cell>
          <table:table-cell/>
          <table:table-cell table:formula="of:=[.A130]" office:value-type="string" office:string-value="ELU02" calcext:value-type="string">
            <text:p>ELU02</text:p>
          </table:table-cell>
          <table:table-cell table:formula="of:=[.B130]" office:value-type="string" office:string-value="pier" calcext:value-type="string">
            <text:p>pier</text:p>
          </table:table-cell>
          <table:table-cell table:formula="of:=[.C130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936.66464660026" calcext:value-type="float">
            <text:p>1936.66</text:p>
          </table:table-cell>
          <table:table-cell office:value-type="float" office:value="-18299.6819994092" calcext:value-type="float">
            <text:p>-18299.68</text:p>
          </table:table-cell>
          <table:table-cell office:value-type="float" office:value="-495091.006006184" calcext:value-type="float">
            <text:p>-495091.01</text:p>
          </table:table-cell>
          <table:table-cell/>
          <table:table-cell table:formula="of:=[.A131]" office:value-type="string" office:string-value="ELU03" calcext:value-type="string">
            <text:p>ELU03</text:p>
          </table:table-cell>
          <table:table-cell table:formula="of:=[.B131]" office:value-type="string" office:string-value="pier" calcext:value-type="string">
            <text:p>pier</text:p>
          </table:table-cell>
          <table:table-cell table:formula="of:=[.C131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351.8820654551" calcext:value-type="float">
            <text:p>1351.88</text:p>
          </table:table-cell>
          <table:table-cell office:value-type="float" office:value="-14743.3956105453" calcext:value-type="float">
            <text:p>-14743.40</text:p>
          </table:table-cell>
          <table:table-cell office:value-type="float" office:value="-369422.21141247" calcext:value-type="float">
            <text:p>-369422.21</text:p>
          </table:table-cell>
          <table:table-cell/>
          <table:table-cell table:formula="of:=[.A132]" office:value-type="string" office:string-value="ELU04" calcext:value-type="string">
            <text:p>ELU04</text:p>
          </table:table-cell>
          <table:table-cell table:formula="of:=[.B132]" office:value-type="string" office:string-value="pier" calcext:value-type="string">
            <text:p>pier</text:p>
          </table:table-cell>
          <table:table-cell table:formula="of:=[.C132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694.96042862348" calcext:value-type="float">
            <text:p>1694.96</text:p>
          </table:table-cell>
          <table:table-cell office:value-type="float" office:value="-17956.7497604354" calcext:value-type="float">
            <text:p>-17956.75</text:p>
          </table:table-cell>
          <table:table-cell office:value-type="float" office:value="-482886.248412035" calcext:value-type="float">
            <text:p>-482886.25</text:p>
          </table:table-cell>
          <table:table-cell/>
          <table:table-cell table:formula="of:=[.A133]" office:value-type="string" office:string-value="ELU05" calcext:value-type="string">
            <text:p>ELU05</text:p>
          </table:table-cell>
          <table:table-cell table:formula="of:=[.B133]" office:value-type="string" office:string-value="pier" calcext:value-type="string">
            <text:p>pier</text:p>
          </table:table-cell>
          <table:table-cell table:formula="of:=[.C133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401.16604819612" calcext:value-type="float">
            <text:p>1401.17</text:p>
          </table:table-cell>
          <table:table-cell office:value-type="float" office:value="-14694.4297053434" calcext:value-type="float">
            <text:p>-14694.43</text:p>
          </table:table-cell>
          <table:table-cell office:value-type="float" office:value="-368006.122866691" calcext:value-type="float">
            <text:p>-368006.12</text:p>
          </table:table-cell>
          <table:table-cell/>
          <table:table-cell table:formula="of:=[.A134]" office:value-type="string" office:string-value="ELU06" calcext:value-type="string">
            <text:p>ELU06</text:p>
          </table:table-cell>
          <table:table-cell table:formula="of:=[.B134]" office:value-type="string" office:string-value="pier" calcext:value-type="string">
            <text:p>pier</text:p>
          </table:table-cell>
          <table:table-cell table:formula="of:=[.C134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664.24802461165" calcext:value-type="float">
            <text:p>1664.25</text:p>
          </table:table-cell>
          <table:table-cell office:value-type="float" office:value="-19696.2936346239" calcext:value-type="float">
            <text:p>-19696.29</text:p>
          </table:table-cell>
          <table:table-cell office:value-type="float" office:value="-513775.473518011" calcext:value-type="float">
            <text:p>-513775.47</text:p>
          </table:table-cell>
          <table:table-cell/>
          <table:table-cell table:formula="of:=[.A135]" office:value-type="string" office:string-value="ELU07" calcext:value-type="string">
            <text:p>ELU07</text:p>
          </table:table-cell>
          <table:table-cell table:formula="of:=[.B135]" office:value-type="string" office:string-value="pier" calcext:value-type="string">
            <text:p>pier</text:p>
          </table:table-cell>
          <table:table-cell table:formula="of:=[.C135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521.31818599214" calcext:value-type="float">
            <text:p>1521.32</text:p>
          </table:table-cell>
          <table:table-cell office:value-type="float" office:value="-18353.3251433872" calcext:value-type="float">
            <text:p>-18353.33</text:p>
          </table:table-cell>
          <table:table-cell office:value-type="float" office:value="-466096.109560931" calcext:value-type="float">
            <text:p>-466096.11</text:p>
          </table:table-cell>
          <table:table-cell/>
          <table:table-cell table:formula="of:=[.A136]" office:value-type="string" office:string-value="ELU08" calcext:value-type="string">
            <text:p>ELU08</text:p>
          </table:table-cell>
          <table:table-cell table:formula="of:=[.B136]" office:value-type="string" office:string-value="pier" calcext:value-type="string">
            <text:p>pier</text:p>
          </table:table-cell>
          <table:table-cell table:formula="of:=[.C136]" office:value-type="float" office:value="6099" calcext:value-type="float">
            <text:p>609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4372.10473605171" calcext:value-type="float">
            <text:p>4372.10</text:p>
          </table:table-cell>
          <table:table-cell office:value-type="float" office:value="-6970.35143868466" calcext:value-type="float">
            <text:p>-6970.35</text:p>
          </table:table-cell>
          <table:table-cell office:value-type="float" office:value="-497987.064490586" calcext:value-type="float">
            <text:p>-497987.06</text:p>
          </table:table-cell>
          <table:table-cell/>
          <table:table-cell table:formula="of:=[.A137]" office:value-type="string" office:string-value="ELU01" calcext:value-type="string">
            <text:p>ELU01</text:p>
          </table:table-cell>
          <table:table-cell table:formula="of:=[.B137]" office:value-type="string" office:string-value="pier" calcext:value-type="string">
            <text:p>pier</text:p>
          </table:table-cell>
          <table:table-cell table:formula="of:=[.C137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3944.1936692263" calcext:value-type="float">
            <text:p>3944.19</text:p>
          </table:table-cell>
          <table:table-cell office:value-type="float" office:value="-5954.66412032503" calcext:value-type="float">
            <text:p>-5954.66</text:p>
          </table:table-cell>
          <table:table-cell office:value-type="float" office:value="-425160.154825181" calcext:value-type="float">
            <text:p>-425160.15</text:p>
          </table:table-cell>
          <table:table-cell/>
          <table:table-cell table:formula="of:=[.A138]" office:value-type="string" office:string-value="ELU02" calcext:value-type="string">
            <text:p>ELU02</text:p>
          </table:table-cell>
          <table:table-cell table:formula="of:=[.B138]" office:value-type="string" office:string-value="pier" calcext:value-type="string">
            <text:p>pier</text:p>
          </table:table-cell>
          <table:table-cell table:formula="of:=[.C138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984.5135756834" calcext:value-type="float">
            <text:p>1984.51</text:p>
          </table:table-cell>
          <table:table-cell office:value-type="float" office:value="-17913.711852609" calcext:value-type="float">
            <text:p>-17913.71</text:p>
          </table:table-cell>
          <table:table-cell office:value-type="float" office:value="-485096.006395078" calcext:value-type="float">
            <text:p>-485096.01</text:p>
          </table:table-cell>
          <table:table-cell/>
          <table:table-cell table:formula="of:=[.A139]" office:value-type="string" office:string-value="ELU03" calcext:value-type="string">
            <text:p>ELU03</text:p>
          </table:table-cell>
          <table:table-cell table:formula="of:=[.B139]" office:value-type="string" office:string-value="pier" calcext:value-type="string">
            <text:p>pier</text:p>
          </table:table-cell>
          <table:table-cell table:formula="of:=[.C139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375.7733994385" calcext:value-type="float">
            <text:p>1375.77</text:p>
          </table:table-cell>
          <table:table-cell office:value-type="float" office:value="-14922.9964518936" calcext:value-type="float">
            <text:p>-14923.00</text:p>
          </table:table-cell>
          <table:table-cell office:value-type="float" office:value="-374744.781080986" calcext:value-type="float">
            <text:p>-374744.78</text:p>
          </table:table-cell>
          <table:table-cell/>
          <table:table-cell table:formula="of:=[.A140]" office:value-type="string" office:string-value="ELU04" calcext:value-type="string">
            <text:p>ELU04</text:p>
          </table:table-cell>
          <table:table-cell table:formula="of:=[.B140]" office:value-type="string" office:string-value="pier" calcext:value-type="string">
            <text:p>pier</text:p>
          </table:table-cell>
          <table:table-cell table:formula="of:=[.C140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732.80955766092" calcext:value-type="float">
            <text:p>1732.81</text:p>
          </table:table-cell>
          <table:table-cell office:value-type="float" office:value="-17972.0141379628" calcext:value-type="float">
            <text:p>-17972.01</text:p>
          </table:table-cell>
          <table:table-cell office:value-type="float" office:value="-486415.884175772" calcext:value-type="float">
            <text:p>-486415.88</text:p>
          </table:table-cell>
          <table:table-cell/>
          <table:table-cell table:formula="of:=[.A141]" office:value-type="string" office:string-value="ELU05" calcext:value-type="string">
            <text:p>ELU05</text:p>
          </table:table-cell>
          <table:table-cell table:formula="of:=[.B141]" office:value-type="string" office:string-value="pier" calcext:value-type="string">
            <text:p>pier</text:p>
          </table:table-cell>
          <table:table-cell table:formula="of:=[.C141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424.61442501307" calcext:value-type="float">
            <text:p>1424.61</text:p>
          </table:table-cell>
          <table:table-cell office:value-type="float" office:value="-14847.8800546442" calcext:value-type="float">
            <text:p>-14847.88</text:p>
          </table:table-cell>
          <table:table-cell office:value-type="float" office:value="-372527.555379345" calcext:value-type="float">
            <text:p>-372527.56</text:p>
          </table:table-cell>
          <table:table-cell/>
          <table:table-cell table:formula="of:=[.A142]" office:value-type="string" office:string-value="ELU06" calcext:value-type="string">
            <text:p>ELU06</text:p>
          </table:table-cell>
          <table:table-cell table:formula="of:=[.B142]" office:value-type="string" office:string-value="pier" calcext:value-type="string">
            <text:p>pier</text:p>
          </table:table-cell>
          <table:table-cell table:formula="of:=[.C142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721.26571250946" calcext:value-type="float">
            <text:p>1721.27</text:p>
          </table:table-cell>
          <table:table-cell office:value-type="float" office:value="-19864.4436843087" calcext:value-type="float">
            <text:p>-19864.44</text:p>
          </table:table-cell>
          <table:table-cell office:value-type="float" office:value="-520707.777128227" calcext:value-type="float">
            <text:p>-520707.78</text:p>
          </table:table-cell>
          <table:table-cell/>
          <table:table-cell table:formula="of:=[.A143]" office:value-type="string" office:string-value="ELU07" calcext:value-type="string">
            <text:p>ELU07</text:p>
          </table:table-cell>
          <table:table-cell table:formula="of:=[.B143]" office:value-type="string" office:string-value="pier" calcext:value-type="string">
            <text:p>pier</text:p>
          </table:table-cell>
          <table:table-cell table:formula="of:=[.C143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572.30302916807" calcext:value-type="float">
            <text:p>1572.30</text:p>
          </table:table-cell>
          <table:table-cell office:value-type="float" office:value="-18608.037837756" calcext:value-type="float">
            <text:p>-18608.04</text:p>
          </table:table-cell>
          <table:table-cell office:value-type="float" office:value="-474408.836106225" calcext:value-type="float">
            <text:p>-474408.84</text:p>
          </table:table-cell>
          <table:table-cell/>
          <table:table-cell table:formula="of:=[.A144]" office:value-type="string" office:string-value="ELU08" calcext:value-type="string">
            <text:p>ELU08</text:p>
          </table:table-cell>
          <table:table-cell table:formula="of:=[.B144]" office:value-type="string" office:string-value="pier" calcext:value-type="string">
            <text:p>pier</text:p>
          </table:table-cell>
          <table:table-cell table:formula="of:=[.C144]"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4420.26697428106" calcext:value-type="float">
            <text:p>4420.27</text:p>
          </table:table-cell>
          <table:table-cell office:value-type="float" office:value="-6681.57381584834" calcext:value-type="float">
            <text:p>-6681.57</text:p>
          </table:table-cell>
          <table:table-cell office:value-type="float" office:value="-490669.543163506" calcext:value-type="float">
            <text:p>-490669.54</text:p>
          </table:table-cell>
          <table:table-cell/>
          <table:table-cell table:formula="of:=[.A145]" office:value-type="string" office:string-value="ELU01" calcext:value-type="string">
            <text:p>ELU01</text:p>
          </table:table-cell>
          <table:table-cell table:formula="of:=[.B145]" office:value-type="string" office:string-value="pier" calcext:value-type="string">
            <text:p>pier</text:p>
          </table:table-cell>
          <table:table-cell table:formula="of:=[.C145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3952.18913196061" calcext:value-type="float">
            <text:p>3952.19</text:p>
          </table:table-cell>
          <table:table-cell office:value-type="float" office:value="-5869.46598178041" calcext:value-type="float">
            <text:p>-5869.47</text:p>
          </table:table-cell>
          <table:table-cell office:value-type="float" office:value="-423826.014849879" calcext:value-type="float">
            <text:p>-423826.01</text:p>
          </table:table-cell>
          <table:table-cell/>
          <table:table-cell table:formula="of:=[.A146]" office:value-type="string" office:string-value="ELU02" calcext:value-type="string">
            <text:p>ELU02</text:p>
          </table:table-cell>
          <table:table-cell table:formula="of:=[.B146]" office:value-type="string" office:string-value="pier" calcext:value-type="string">
            <text:p>pier</text:p>
          </table:table-cell>
          <table:table-cell table:formula="of:=[.C146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2026.65630654251" calcext:value-type="float">
            <text:p>2026.66</text:p>
          </table:table-cell>
          <table:table-cell office:value-type="float" office:value="-17440.7740181791" calcext:value-type="float">
            <text:p>-17440.77</text:p>
          </table:table-cell>
          <table:table-cell office:value-type="float" office:value="-468626.979585318" calcext:value-type="float">
            <text:p>-468626.98</text:p>
          </table:table-cell>
          <table:table-cell/>
          <table:table-cell table:formula="of:=[.A147]" office:value-type="string" office:string-value="ELU03" calcext:value-type="string">
            <text:p>ELU03</text:p>
          </table:table-cell>
          <table:table-cell table:formula="of:=[.B147]" office:value-type="string" office:string-value="pier" calcext:value-type="string">
            <text:p>pier</text:p>
          </table:table-cell>
          <table:table-cell table:formula="of:=[.C147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362.50660771165" calcext:value-type="float">
            <text:p>1362.51</text:p>
          </table:table-cell>
          <table:table-cell office:value-type="float" office:value="-15060.4421234065" calcext:value-type="float">
            <text:p>-15060.44</text:p>
          </table:table-cell>
          <table:table-cell office:value-type="float" office:value="-378547.758078932" calcext:value-type="float">
            <text:p>-378547.76</text:p>
          </table:table-cell>
          <table:table-cell/>
          <table:table-cell table:formula="of:=[.A148]" office:value-type="string" office:string-value="ELU04" calcext:value-type="string">
            <text:p>ELU04</text:p>
          </table:table-cell>
          <table:table-cell table:formula="of:=[.B148]" office:value-type="string" office:string-value="pier" calcext:value-type="string">
            <text:p>pier</text:p>
          </table:table-cell>
          <table:table-cell table:formula="of:=[.C148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780.00216600951" calcext:value-type="float">
            <text:p>1780.00</text:p>
          </table:table-cell>
          <table:table-cell office:value-type="float" office:value="-17866.8907402347" calcext:value-type="float">
            <text:p>-17866.89</text:p>
          </table:table-cell>
          <table:table-cell office:value-type="float" office:value="-484304.671109735" calcext:value-type="float">
            <text:p>-484304.67</text:p>
          </table:table-cell>
          <table:table-cell/>
          <table:table-cell table:formula="of:=[.A149]" office:value-type="string" office:string-value="ELU05" calcext:value-type="string">
            <text:p>ELU05</text:p>
          </table:table-cell>
          <table:table-cell table:formula="of:=[.B149]" office:value-type="string" office:string-value="pier" calcext:value-type="string">
            <text:p>pier</text:p>
          </table:table-cell>
          <table:table-cell table:formula="of:=[.C149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409.77012046721" calcext:value-type="float">
            <text:p>1409.77</text:p>
          </table:table-cell>
          <table:table-cell office:value-type="float" office:value="-14961.7503974952" calcext:value-type="float">
            <text:p>-14961.75</text:p>
          </table:table-cell>
          <table:table-cell office:value-type="float" office:value="-375558.367236946" calcext:value-type="float">
            <text:p>-375558.37</text:p>
          </table:table-cell>
          <table:table-cell/>
          <table:table-cell table:formula="of:=[.A150]" office:value-type="string" office:string-value="ELU06" calcext:value-type="string">
            <text:p>ELU06</text:p>
          </table:table-cell>
          <table:table-cell table:formula="of:=[.B150]" office:value-type="string" office:string-value="pier" calcext:value-type="string">
            <text:p>pier</text:p>
          </table:table-cell>
          <table:table-cell table:formula="of:=[.C150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805.38202941351" calcext:value-type="float">
            <text:p>1805.38</text:p>
          </table:table-cell>
          <table:table-cell office:value-type="float" office:value="-19812.0590705839" calcext:value-type="float">
            <text:p>-19812.06</text:p>
          </table:table-cell>
          <table:table-cell office:value-type="float" office:value="-520412.225706324" calcext:value-type="float">
            <text:p>-520412.23</text:p>
          </table:table-cell>
          <table:table-cell/>
          <table:table-cell table:formula="of:=[.A151]" office:value-type="string" office:string-value="ELU07" calcext:value-type="string">
            <text:p>ELU07</text:p>
          </table:table-cell>
          <table:table-cell table:formula="of:=[.B151]" office:value-type="string" office:string-value="pier" calcext:value-type="string">
            <text:p>pier</text:p>
          </table:table-cell>
          <table:table-cell table:formula="of:=[.C151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631.45051580095" calcext:value-type="float">
            <text:p>1631.45</text:p>
          </table:table-cell>
          <table:table-cell office:value-type="float" office:value="-18675.4414583141" calcext:value-type="float">
            <text:p>-18675.44</text:p>
          </table:table-cell>
          <table:table-cell office:value-type="float" office:value="-477251.688422631" calcext:value-type="float">
            <text:p>-477251.69</text:p>
          </table:table-cell>
          <table:table-cell/>
          <table:table-cell table:formula="of:=[.A152]" office:value-type="string" office:string-value="ELU08" calcext:value-type="string">
            <text:p>ELU08</text:p>
          </table:table-cell>
          <table:table-cell table:formula="of:=[.B152]" office:value-type="string" office:string-value="pier" calcext:value-type="string">
            <text:p>pier</text:p>
          </table:table-cell>
          <table:table-cell table:formula="of:=[.C152]" office:value-type="float" office:value="6101" calcext:value-type="float">
            <text:p>610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4469.03034698403" calcext:value-type="float">
            <text:p>4469.03</text:p>
          </table:table-cell>
          <table:table-cell office:value-type="float" office:value="-6214.61356148869" calcext:value-type="float">
            <text:p>-6214.61</text:p>
          </table:table-cell>
          <table:table-cell office:value-type="float" office:value="-476922.706318542" calcext:value-type="float">
            <text:p>-476922.71</text:p>
          </table:table-cell>
          <table:table-cell/>
          <table:table-cell table:formula="of:=[.A153]" office:value-type="string" office:string-value="ELU01" calcext:value-type="string">
            <text:p>ELU01</text:p>
          </table:table-cell>
          <table:table-cell table:formula="of:=[.B153]" office:value-type="string" office:string-value="pier" calcext:value-type="string">
            <text:p>pier</text:p>
          </table:table-cell>
          <table:table-cell table:formula="of:=[.C153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3943.74711115613" calcext:value-type="float">
            <text:p>3943.75</text:p>
          </table:table-cell>
          <table:table-cell office:value-type="float" office:value="-5666.57409173616" calcext:value-type="float">
            <text:p>-5666.57</text:p>
          </table:table-cell>
          <table:table-cell office:value-type="float" office:value="-419967.410662137" calcext:value-type="float">
            <text:p>-419967.41</text:p>
          </table:table-cell>
          <table:table-cell/>
          <table:table-cell table:formula="of:=[.A154]" office:value-type="string" office:string-value="ELU02" calcext:value-type="string">
            <text:p>ELU02</text:p>
          </table:table-cell>
          <table:table-cell table:formula="of:=[.B154]" office:value-type="string" office:string-value="pier" calcext:value-type="string">
            <text:p>pier</text:p>
          </table:table-cell>
          <table:table-cell table:formula="of:=[.C154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2056.88408896148" calcext:value-type="float">
            <text:p>2056.88</text:p>
          </table:table-cell>
          <table:table-cell office:value-type="float" office:value="-16902.5925004671" calcext:value-type="float">
            <text:p>-16902.59</text:p>
          </table:table-cell>
          <table:table-cell office:value-type="float" office:value="-447139.378531202" calcext:value-type="float">
            <text:p>-447139.38</text:p>
          </table:table-cell>
          <table:table-cell/>
          <table:table-cell table:formula="of:=[.A155]" office:value-type="string" office:string-value="ELU03" calcext:value-type="string">
            <text:p>ELU03</text:p>
          </table:table-cell>
          <table:table-cell table:formula="of:=[.B155]" office:value-type="string" office:string-value="pier" calcext:value-type="string">
            <text:p>pier</text:p>
          </table:table-cell>
          <table:table-cell table:formula="of:=[.C155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348.8539404363" calcext:value-type="float">
            <text:p>1348.85</text:p>
          </table:table-cell>
          <table:table-cell office:value-type="float" office:value="-15152.8469094156" calcext:value-type="float">
            <text:p>-15152.85</text:p>
          </table:table-cell>
          <table:table-cell office:value-type="float" office:value="-381405.744991245" calcext:value-type="float">
            <text:p>-381405.74</text:p>
          </table:table-cell>
          <table:table-cell/>
          <table:table-cell table:formula="of:=[.A156]" office:value-type="string" office:string-value="ELU04" calcext:value-type="string">
            <text:p>ELU04</text:p>
          </table:table-cell>
          <table:table-cell table:formula="of:=[.B156]" office:value-type="string" office:string-value="pier" calcext:value-type="string">
            <text:p>pier</text:p>
          </table:table-cell>
          <table:table-cell table:formula="of:=[.C156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862.58617220441" calcext:value-type="float">
            <text:p>1862.59</text:p>
          </table:table-cell>
          <table:table-cell office:value-type="float" office:value="-17597.1341532762" calcext:value-type="float">
            <text:p>-17597.13</text:p>
          </table:table-cell>
          <table:table-cell office:value-type="float" office:value="-474619.590993789" calcext:value-type="float">
            <text:p>-474619.59</text:p>
          </table:table-cell>
          <table:table-cell/>
          <table:table-cell table:formula="of:=[.A157]" office:value-type="string" office:string-value="ELU05" calcext:value-type="string">
            <text:p>ELU05</text:p>
          </table:table-cell>
          <table:table-cell table:formula="of:=[.B157]" office:value-type="string" office:string-value="pier" calcext:value-type="string">
            <text:p>pier</text:p>
          </table:table-cell>
          <table:table-cell table:formula="of:=[.C157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392.73705199779" calcext:value-type="float">
            <text:p>1392.74</text:p>
          </table:table-cell>
          <table:table-cell office:value-type="float" office:value="-15036.9788170493" calcext:value-type="float">
            <text:p>-15036.98</text:p>
          </table:table-cell>
          <table:table-cell office:value-type="float" office:value="-377842.21670102" calcext:value-type="float">
            <text:p>-377842.22</text:p>
          </table:table-cell>
          <table:table-cell/>
          <table:table-cell table:formula="of:=[.A158]" office:value-type="string" office:string-value="ELU06" calcext:value-type="string">
            <text:p>ELU06</text:p>
          </table:table-cell>
          <table:table-cell table:formula="of:=[.B158]" office:value-type="string" office:string-value="pier" calcext:value-type="string">
            <text:p>pier</text:p>
          </table:table-cell>
          <table:table-cell table:formula="of:=[.C158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929.34366312075" calcext:value-type="float">
            <text:p>1929.34</text:p>
          </table:table-cell>
          <table:table-cell office:value-type="float" office:value="-19413.9268304328" calcext:value-type="float">
            <text:p>-19413.93</text:p>
          </table:table-cell>
          <table:table-cell office:value-type="float" office:value="-509379.23058295" calcext:value-type="float">
            <text:p>-509379.23</text:p>
          </table:table-cell>
          <table:table-cell/>
          <table:table-cell table:formula="of:=[.A159]" office:value-type="string" office:string-value="ELU07" calcext:value-type="string">
            <text:p>ELU07</text:p>
          </table:table-cell>
          <table:table-cell table:formula="of:=[.B159]" office:value-type="string" office:string-value="pier" calcext:value-type="string">
            <text:p>pier</text:p>
          </table:table-cell>
          <table:table-cell table:formula="of:=[.C159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716.39790621809" calcext:value-type="float">
            <text:p>1716.40</text:p>
          </table:table-cell>
          <table:table-cell office:value-type="float" office:value="-18438.6669212389" calcext:value-type="float">
            <text:p>-18438.67</text:p>
          </table:table-cell>
          <table:table-cell office:value-type="float" office:value="-472058.09468977" calcext:value-type="float">
            <text:p>-472058.09</text:p>
          </table:table-cell>
          <table:table-cell/>
          <table:table-cell table:formula="of:=[.A160]" office:value-type="string" office:string-value="ELU08" calcext:value-type="string">
            <text:p>ELU08</text:p>
          </table:table-cell>
          <table:table-cell table:formula="of:=[.B160]" office:value-type="string" office:string-value="pier" calcext:value-type="string">
            <text:p>pier</text:p>
          </table:table-cell>
          <table:table-cell table:formula="of:=[.C160]" office:value-type="float" office:value="6102" calcext:value-type="float">
            <text:p>610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4486.43807232705" calcext:value-type="float">
            <text:p>4486.44</text:p>
          </table:table-cell>
          <table:table-cell office:value-type="float" office:value="-5601.27522174537" calcext:value-type="float">
            <text:p>-5601.28</text:p>
          </table:table-cell>
          <table:table-cell office:value-type="float" office:value="-458534.51016898" calcext:value-type="float">
            <text:p>-458534.51</text:p>
          </table:table-cell>
          <table:table-cell/>
          <table:table-cell table:formula="of:=[.A161]" office:value-type="string" office:string-value="ELU01" calcext:value-type="string">
            <text:p>ELU01</text:p>
          </table:table-cell>
          <table:table-cell table:formula="of:=[.B161]" office:value-type="string" office:string-value="pier" calcext:value-type="string">
            <text:p>pier</text:p>
          </table:table-cell>
          <table:table-cell table:formula="of:=[.C161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3914.36053955185" calcext:value-type="float">
            <text:p>3914.36</text:p>
          </table:table-cell>
          <table:table-cell office:value-type="float" office:value="-5395.16566941678" calcext:value-type="float">
            <text:p>-5395.17</text:p>
          </table:table-cell>
          <table:table-cell office:value-type="float" office:value="-414999.415358015" calcext:value-type="float">
            <text:p>-414999.42</text:p>
          </table:table-cell>
          <table:table-cell/>
          <table:table-cell table:formula="of:=[.A162]" office:value-type="string" office:string-value="ELU02" calcext:value-type="string">
            <text:p>ELU02</text:p>
          </table:table-cell>
          <table:table-cell table:formula="of:=[.B162]" office:value-type="string" office:string-value="pier" calcext:value-type="string">
            <text:p>pier</text:p>
          </table:table-cell>
          <table:table-cell table:formula="of:=[.C162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2030.54601219721" calcext:value-type="float">
            <text:p>2030.55</text:p>
          </table:table-cell>
          <table:table-cell office:value-type="float" office:value="-16313.6098883909" calcext:value-type="float">
            <text:p>-16313.61</text:p>
          </table:table-cell>
          <table:table-cell office:value-type="float" office:value="-424354.99350835" calcext:value-type="float">
            <text:p>-424354.99</text:p>
          </table:table-cell>
          <table:table-cell/>
          <table:table-cell table:formula="of:=[.A163]" office:value-type="string" office:string-value="ELU03" calcext:value-type="string">
            <text:p>ELU03</text:p>
          </table:table-cell>
          <table:table-cell table:formula="of:=[.B163]" office:value-type="string" office:string-value="pier" calcext:value-type="string">
            <text:p>pier</text:p>
          </table:table-cell>
          <table:table-cell table:formula="of:=[.C163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334.28047624928" calcext:value-type="float">
            <text:p>1334.28</text:p>
          </table:table-cell>
          <table:table-cell office:value-type="float" office:value="-15208.150557399" calcext:value-type="float">
            <text:p>-15208.15</text:p>
          </table:table-cell>
          <table:table-cell office:value-type="float" office:value="-383369.181270459" calcext:value-type="float">
            <text:p>-383369.18</text:p>
          </table:table-cell>
          <table:table-cell/>
          <table:table-cell table:formula="of:=[.A164]" office:value-type="string" office:string-value="ELU04" calcext:value-type="string">
            <text:p>ELU04</text:p>
          </table:table-cell>
          <table:table-cell table:formula="of:=[.B164]" office:value-type="string" office:string-value="pier" calcext:value-type="string">
            <text:p>pier</text:p>
          </table:table-cell>
          <table:table-cell table:formula="of:=[.C164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937.51397485199" calcext:value-type="float">
            <text:p>1937.51</text:p>
          </table:table-cell>
          <table:table-cell office:value-type="float" office:value="-17142.7930277203" calcext:value-type="float">
            <text:p>-17142.79</text:p>
          </table:table-cell>
          <table:table-cell office:value-type="float" office:value="-457294.370075854" calcext:value-type="float">
            <text:p>-457294.37</text:p>
          </table:table-cell>
          <table:table-cell/>
          <table:table-cell table:formula="of:=[.A165]" office:value-type="string" office:string-value="ELU05" calcext:value-type="string">
            <text:p>ELU05</text:p>
          </table:table-cell>
          <table:table-cell table:formula="of:=[.B165]" office:value-type="string" office:string-value="pier" calcext:value-type="string">
            <text:p>pier</text:p>
          </table:table-cell>
          <table:table-cell table:formula="of:=[.C165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373.53241894979" calcext:value-type="float">
            <text:p>1373.53</text:p>
          </table:table-cell>
          <table:table-cell office:value-type="float" office:value="-15083.2802333821" calcext:value-type="float">
            <text:p>-15083.28</text:p>
          </table:table-cell>
          <table:table-cell office:value-type="float" office:value="-379541.496812475" calcext:value-type="float">
            <text:p>-379541.50</text:p>
          </table:table-cell>
          <table:table-cell/>
          <table:table-cell table:formula="of:=[.A166]" office:value-type="string" office:string-value="ELU06" calcext:value-type="string">
            <text:p>ELU06</text:p>
          </table:table-cell>
          <table:table-cell table:formula="of:=[.B166]" office:value-type="string" office:string-value="pier" calcext:value-type="string">
            <text:p>pier</text:p>
          </table:table-cell>
          <table:table-cell table:formula="of:=[.C166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2038.89593053054" calcext:value-type="float">
            <text:p>2038.90</text:p>
          </table:table-cell>
          <table:table-cell office:value-type="float" office:value="-18631.792421707" calcext:value-type="float">
            <text:p>-18631.79</text:p>
          </table:table-cell>
          <table:table-cell office:value-type="float" office:value="-486762.085036899" calcext:value-type="float">
            <text:p>-486762.09</text:p>
          </table:table-cell>
          <table:table-cell/>
          <table:table-cell table:formula="of:=[.A167]" office:value-type="string" office:string-value="ELU07" calcext:value-type="string">
            <text:p>ELU07</text:p>
          </table:table-cell>
          <table:table-cell table:formula="of:=[.B167]" office:value-type="string" office:string-value="pier" calcext:value-type="string">
            <text:p>pier</text:p>
          </table:table-cell>
          <table:table-cell table:formula="of:=[.C167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793.43744926283" calcext:value-type="float">
            <text:p>1793.44</text:p>
          </table:table-cell>
          <table:table-cell office:value-type="float" office:value="-17870.995262435" calcext:value-type="float">
            <text:p>-17871.00</text:p>
          </table:table-cell>
          <table:table-cell office:value-type="float" office:value="-457817.188430181" calcext:value-type="float">
            <text:p>-457817.19</text:p>
          </table:table-cell>
          <table:table-cell/>
          <table:table-cell table:formula="of:=[.A168]" office:value-type="string" office:string-value="ELU08" calcext:value-type="string">
            <text:p>ELU08</text:p>
          </table:table-cell>
          <table:table-cell table:formula="of:=[.B168]" office:value-type="string" office:string-value="pier" calcext:value-type="string">
            <text:p>pier</text:p>
          </table:table-cell>
          <table:table-cell table:formula="of:=[.C168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4469.44093532648" calcext:value-type="float">
            <text:p>4469.44</text:p>
          </table:table-cell>
          <table:table-cell office:value-type="float" office:value="-4869.05523239953" calcext:value-type="float">
            <text:p>-4869.06</text:p>
          </table:table-cell>
          <table:table-cell office:value-type="float" office:value="-437899.685912498" calcext:value-type="float">
            <text:p>-437899.69</text:p>
          </table:table-cell>
          <table:table-cell/>
          <table:table-cell table:formula="of:=[.A169]" office:value-type="string" office:string-value="ELU01" calcext:value-type="string">
            <text:p>ELU01</text:p>
          </table:table-cell>
          <table:table-cell table:formula="of:=[.B169]" office:value-type="string" office:string-value="pier" calcext:value-type="string">
            <text:p>pier</text:p>
          </table:table-cell>
          <table:table-cell table:formula="of:=[.C169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3875.38035345582" calcext:value-type="float">
            <text:p>3875.38</text:p>
          </table:table-cell>
          <table:table-cell office:value-type="float" office:value="-5075.80843020917" calcext:value-type="float">
            <text:p>-5075.81</text:p>
          </table:table-cell>
          <table:table-cell office:value-type="float" office:value="-409665.328978801" calcext:value-type="float">
            <text:p>-409665.33</text:p>
          </table:table-cell>
          <table:table-cell/>
          <table:table-cell table:formula="of:=[.A170]" office:value-type="string" office:string-value="ELU02" calcext:value-type="string">
            <text:p>ELU02</text:p>
          </table:table-cell>
          <table:table-cell table:formula="of:=[.B170]" office:value-type="string" office:string-value="pier" calcext:value-type="string">
            <text:p>pier</text:p>
          </table:table-cell>
          <table:table-cell table:formula="of:=[.C170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968.79961714916" calcext:value-type="float">
            <text:p>1968.80</text:p>
          </table:table-cell>
          <table:table-cell office:value-type="float" office:value="-15711.3647864237" calcext:value-type="float">
            <text:p>-15711.36</text:p>
          </table:table-cell>
          <table:table-cell office:value-type="float" office:value="-403611.564575576" calcext:value-type="float">
            <text:p>-403611.56</text:p>
          </table:table-cell>
          <table:table-cell/>
          <table:table-cell table:formula="of:=[.A171]" office:value-type="string" office:string-value="ELU03" calcext:value-type="string">
            <text:p>ELU03</text:p>
          </table:table-cell>
          <table:table-cell table:formula="of:=[.B171]" office:value-type="string" office:string-value="pier" calcext:value-type="string">
            <text:p>pier</text:p>
          </table:table-cell>
          <table:table-cell table:formula="of:=[.C171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319.29527579956" calcext:value-type="float">
            <text:p>1319.30</text:p>
          </table:table-cell>
          <table:table-cell office:value-type="float" office:value="-15226.5934325603" calcext:value-type="float">
            <text:p>-15226.59</text:p>
          </table:table-cell>
          <table:table-cell office:value-type="float" office:value="-384369.097557115" calcext:value-type="float">
            <text:p>-384369.10</text:p>
          </table:table-cell>
          <table:table-cell/>
          <table:table-cell table:formula="of:=[.A172]" office:value-type="string" office:string-value="ELU04" calcext:value-type="string">
            <text:p>ELU04</text:p>
          </table:table-cell>
          <table:table-cell table:formula="of:=[.B172]" office:value-type="string" office:string-value="pier" calcext:value-type="string">
            <text:p>pier</text:p>
          </table:table-cell>
          <table:table-cell table:formula="of:=[.C172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977.66581881078" calcext:value-type="float">
            <text:p>1977.67</text:p>
          </table:table-cell>
          <table:table-cell office:value-type="float" office:value="-16517.5169072719" calcext:value-type="float">
            <text:p>-16517.52</text:p>
          </table:table-cell>
          <table:table-cell office:value-type="float" office:value="-434473.135199331" calcext:value-type="float">
            <text:p>-434473.14</text:p>
          </table:table-cell>
          <table:table-cell/>
          <table:table-cell table:formula="of:=[.A173]" office:value-type="string" office:string-value="ELU05" calcext:value-type="string">
            <text:p>ELU05</text:p>
          </table:table-cell>
          <table:table-cell table:formula="of:=[.B173]" office:value-type="string" office:string-value="pier" calcext:value-type="string">
            <text:p>pier</text:p>
          </table:table-cell>
          <table:table-cell table:formula="of:=[.C173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353.75230008517" calcext:value-type="float">
            <text:p>1353.75</text:p>
          </table:table-cell>
          <table:table-cell office:value-type="float" office:value="-15101.4175306262" calcext:value-type="float">
            <text:p>-15101.42</text:p>
          </table:table-cell>
          <table:table-cell office:value-type="float" office:value="-380627.726400224" calcext:value-type="float">
            <text:p>-380627.73</text:p>
          </table:table-cell>
          <table:table-cell/>
          <table:table-cell table:formula="of:=[.A174]" office:value-type="string" office:string-value="ELU06" calcext:value-type="string">
            <text:p>ELU06</text:p>
          </table:table-cell>
          <table:table-cell table:formula="of:=[.B174]" office:value-type="string" office:string-value="pier" calcext:value-type="string">
            <text:p>pier</text:p>
          </table:table-cell>
          <table:table-cell table:formula="of:=[.C174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2088.72994067236" calcext:value-type="float">
            <text:p>2088.73</text:p>
          </table:table-cell>
          <table:table-cell office:value-type="float" office:value="-17533.0132769328" calcext:value-type="float">
            <text:p>-17533.01</text:p>
          </table:table-cell>
          <table:table-cell office:value-type="float" office:value="-455184.127499642" calcext:value-type="float">
            <text:p>-455184.13</text:p>
          </table:table-cell>
          <table:table-cell/>
          <table:table-cell table:formula="of:=[.A175]" office:value-type="string" office:string-value="ELU07" calcext:value-type="string">
            <text:p>ELU07</text:p>
          </table:table-cell>
          <table:table-cell table:formula="of:=[.B175]" office:value-type="string" office:string-value="pier" calcext:value-type="string">
            <text:p>pier</text:p>
          </table:table-cell>
          <table:table-cell table:formula="of:=[.C175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827.49736825791" calcext:value-type="float">
            <text:p>1827.50</text:p>
          </table:table-cell>
          <table:table-cell office:value-type="float" office:value="-17036.3162358975" calcext:value-type="float">
            <text:p>-17036.32</text:p>
          </table:table-cell>
          <table:table-cell office:value-type="float" office:value="-435997.683511159" calcext:value-type="float">
            <text:p>-435997.68</text:p>
          </table:table-cell>
          <table:table-cell/>
          <table:table-cell table:formula="of:=[.A176]" office:value-type="string" office:string-value="ELU08" calcext:value-type="string">
            <text:p>ELU08</text:p>
          </table:table-cell>
          <table:table-cell table:formula="of:=[.B176]" office:value-type="string" office:string-value="pier" calcext:value-type="string">
            <text:p>pier</text:p>
          </table:table-cell>
          <table:table-cell table:formula="of:=[.C176]"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4432.63212667554" calcext:value-type="float">
            <text:p>4432.63</text:p>
          </table:table-cell>
          <table:table-cell office:value-type="float" office:value="-4021.68429115308" calcext:value-type="float">
            <text:p>-4021.68</text:p>
          </table:table-cell>
          <table:table-cell office:value-type="float" office:value="-416360.615928825" calcext:value-type="float">
            <text:p>-416360.62</text:p>
          </table:table-cell>
          <table:table-cell/>
          <table:table-cell table:formula="of:=[.A177]" office:value-type="string" office:string-value="ELU01" calcext:value-type="string">
            <text:p>ELU01</text:p>
          </table:table-cell>
          <table:table-cell table:formula="of:=[.B177]" office:value-type="string" office:string-value="pier" calcext:value-type="string">
            <text:p>pier</text:p>
          </table:table-cell>
          <table:table-cell table:formula="of:=[.C177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3836.56234790261" calcext:value-type="float">
            <text:p>3836.56</text:p>
          </table:table-cell>
          <table:table-cell office:value-type="float" office:value="-4694.62446570543" calcext:value-type="float">
            <text:p>-4694.62</text:p>
          </table:table-cell>
          <table:table-cell office:value-type="float" office:value="-403845.986341202" calcext:value-type="float">
            <text:p>-403845.99</text:p>
          </table:table-cell>
          <table:table-cell/>
          <table:table-cell table:formula="of:=[.A178]" office:value-type="string" office:string-value="ELU02" calcext:value-type="string">
            <text:p>ELU02</text:p>
          </table:table-cell>
          <table:table-cell table:formula="of:=[.B178]" office:value-type="string" office:string-value="pier" calcext:value-type="string">
            <text:p>pier</text:p>
          </table:table-cell>
          <table:table-cell table:formula="of:=[.C178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911.88972108666" calcext:value-type="float">
            <text:p>1911.89</text:p>
          </table:table-cell>
          <table:table-cell office:value-type="float" office:value="-15099.5694046909" calcext:value-type="float">
            <text:p>-15099.57</text:p>
          </table:table-cell>
          <table:table-cell office:value-type="float" office:value="-385268.132697805" calcext:value-type="float">
            <text:p>-385268.13</text:p>
          </table:table-cell>
          <table:table-cell/>
          <table:table-cell table:formula="of:=[.A179]" office:value-type="string" office:string-value="ELU03" calcext:value-type="string">
            <text:p>ELU03</text:p>
          </table:table-cell>
          <table:table-cell table:formula="of:=[.B179]" office:value-type="string" office:string-value="pier" calcext:value-type="string">
            <text:p>pier</text:p>
          </table:table-cell>
          <table:table-cell table:formula="of:=[.C179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306.86960989657" calcext:value-type="float">
            <text:p>1306.87</text:p>
          </table:table-cell>
          <table:table-cell office:value-type="float" office:value="-15200.0924297943" calcext:value-type="float">
            <text:p>-15200.09</text:p>
          </table:table-cell>
          <table:table-cell office:value-type="float" office:value="-384272.87258993" calcext:value-type="float">
            <text:p>-384272.87</text:p>
          </table:table-cell>
          <table:table-cell/>
          <table:table-cell table:formula="of:=[.A180]" office:value-type="string" office:string-value="ELU04" calcext:value-type="string">
            <text:p>ELU04</text:p>
          </table:table-cell>
          <table:table-cell table:formula="of:=[.B180]" office:value-type="string" office:string-value="pier" calcext:value-type="string">
            <text:p>pier</text:p>
          </table:table-cell>
          <table:table-cell table:formula="of:=[.C180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982.38580956459" calcext:value-type="float">
            <text:p>1982.39</text:p>
          </table:table-cell>
          <table:table-cell office:value-type="float" office:value="-15742.232995199" calcext:value-type="float">
            <text:p>-15742.23</text:p>
          </table:table-cell>
          <table:table-cell office:value-type="float" office:value="-408627.004676476" calcext:value-type="float">
            <text:p>-408627.00</text:p>
          </table:table-cell>
          <table:table-cell/>
          <table:table-cell table:formula="of:=[.A181]" office:value-type="string" office:string-value="ELU05" calcext:value-type="string">
            <text:p>ELU05</text:p>
          </table:table-cell>
          <table:table-cell table:formula="of:=[.B181]" office:value-type="string" office:string-value="pier" calcext:value-type="string">
            <text:p>pier</text:p>
          </table:table-cell>
          <table:table-cell table:formula="of:=[.C181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337.7542300757" calcext:value-type="float">
            <text:p>1337.75</text:p>
          </table:table-cell>
          <table:table-cell office:value-type="float" office:value="-15082.3953353852" calcext:value-type="float">
            <text:p>-15082.40</text:p>
          </table:table-cell>
          <table:table-cell office:value-type="float" office:value="-380914.166202107" calcext:value-type="float">
            <text:p>-380914.17</text:p>
          </table:table-cell>
          <table:table-cell/>
          <table:table-cell table:formula="of:=[.A182]" office:value-type="string" office:string-value="ELU06" calcext:value-type="string">
            <text:p>ELU06</text:p>
          </table:table-cell>
          <table:table-cell table:formula="of:=[.B182]" office:value-type="string" office:string-value="pier" calcext:value-type="string">
            <text:p>pier</text:p>
          </table:table-cell>
          <table:table-cell table:formula="of:=[.C182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2075.4029654737" calcext:value-type="float">
            <text:p>2075.40</text:p>
          </table:table-cell>
          <table:table-cell office:value-type="float" office:value="-16256.3756953117" calcext:value-type="float">
            <text:p>-16256.38</text:p>
          </table:table-cell>
          <table:table-cell office:value-type="float" office:value="-419308.773032863" calcext:value-type="float">
            <text:p>-419308.77</text:p>
          </table:table-cell>
          <table:table-cell/>
          <table:table-cell table:formula="of:=[.A183]" office:value-type="string" office:string-value="ELU07" calcext:value-type="string">
            <text:p>ELU07</text:p>
          </table:table-cell>
          <table:table-cell table:formula="of:=[.B183]" office:value-type="string" office:string-value="pier" calcext:value-type="string">
            <text:p>pier</text:p>
          </table:table-cell>
          <table:table-cell table:formula="of:=[.C183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810.90243345735" calcext:value-type="float">
            <text:p>1810.90</text:p>
          </table:table-cell>
          <table:table-cell office:value-type="float" office:value="-16058.6166997759" calcext:value-type="float">
            <text:p>-16058.62</text:p>
          </table:table-cell>
          <table:table-cell office:value-type="float" office:value="-410309.563911092" calcext:value-type="float">
            <text:p>-410309.56</text:p>
          </table:table-cell>
          <table:table-cell/>
          <table:table-cell table:formula="of:=[.A184]" office:value-type="string" office:string-value="ELU08" calcext:value-type="string">
            <text:p>ELU08</text:p>
          </table:table-cell>
          <table:table-cell table:formula="of:=[.B184]" office:value-type="string" office:string-value="pier" calcext:value-type="string">
            <text:p>pier</text:p>
          </table:table-cell>
          <table:table-cell table:formula="of:=[.C184]" office:value-type="float" office:value="6105" calcext:value-type="float">
            <text:p>610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4360.27011773412" calcext:value-type="float">
            <text:p>4360.27</text:p>
          </table:table-cell>
          <table:table-cell office:value-type="float" office:value="-3063.33381234084" calcext:value-type="float">
            <text:p>-3063.33</text:p>
          </table:table-cell>
          <table:table-cell office:value-type="float" office:value="-395356.060654931" calcext:value-type="float">
            <text:p>-395356.06</text:p>
          </table:table-cell>
          <table:table-cell/>
          <table:table-cell table:formula="of:=[.A185]" office:value-type="string" office:string-value="ELU01" calcext:value-type="string">
            <text:p>ELU01</text:p>
          </table:table-cell>
          <table:table-cell table:formula="of:=[.B185]" office:value-type="string" office:string-value="pier" calcext:value-type="string">
            <text:p>pier</text:p>
          </table:table-cell>
          <table:table-cell table:formula="of:=[.C185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3770.55463241295" calcext:value-type="float">
            <text:p>3770.55</text:p>
          </table:table-cell>
          <table:table-cell office:value-type="float" office:value="-4234.96473288153" calcext:value-type="float">
            <text:p>-4234.96</text:p>
          </table:table-cell>
          <table:table-cell office:value-type="float" office:value="-397740.299049798" calcext:value-type="float">
            <text:p>-397740.30</text:p>
          </table:table-cell>
          <table:table-cell/>
          <table:table-cell table:formula="of:=[.A186]" office:value-type="string" office:string-value="ELU02" calcext:value-type="string">
            <text:p>ELU02</text:p>
          </table:table-cell>
          <table:table-cell table:formula="of:=[.B186]" office:value-type="string" office:string-value="pier" calcext:value-type="string">
            <text:p>pier</text:p>
          </table:table-cell>
          <table:table-cell table:formula="of:=[.C186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849.93545136505" calcext:value-type="float">
            <text:p>1849.94</text:p>
          </table:table-cell>
          <table:table-cell office:value-type="float" office:value="-14440.1887243563" calcext:value-type="float">
            <text:p>-14440.19</text:p>
          </table:table-cell>
          <table:table-cell office:value-type="float" office:value="-368657.244536436" calcext:value-type="float">
            <text:p>-368657.24</text:p>
          </table:table-cell>
          <table:table-cell/>
          <table:table-cell table:formula="of:=[.A187]" office:value-type="string" office:string-value="ELU03" calcext:value-type="string">
            <text:p>ELU03</text:p>
          </table:table-cell>
          <table:table-cell table:formula="of:=[.B187]" office:value-type="string" office:string-value="pier" calcext:value-type="string">
            <text:p>pier</text:p>
          </table:table-cell>
          <table:table-cell table:formula="of:=[.C187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268.45589538381" calcext:value-type="float">
            <text:p>1268.46</text:p>
          </table:table-cell>
          <table:table-cell office:value-type="float" office:value="-15109.4355930101" calcext:value-type="float">
            <text:p>-15109.44</text:p>
          </table:table-cell>
          <table:table-cell office:value-type="float" office:value="-383365.528996723" calcext:value-type="float">
            <text:p>-383365.53</text:p>
          </table:table-cell>
          <table:table-cell/>
          <table:table-cell table:formula="of:=[.A188]" office:value-type="string" office:string-value="ELU04" calcext:value-type="string">
            <text:p>ELU04</text:p>
          </table:table-cell>
          <table:table-cell table:formula="of:=[.B188]" office:value-type="string" office:string-value="pier" calcext:value-type="string">
            <text:p>pier</text:p>
          </table:table-cell>
          <table:table-cell table:formula="of:=[.C188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938.66334350713" calcext:value-type="float">
            <text:p>1938.66</text:p>
          </table:table-cell>
          <table:table-cell office:value-type="float" office:value="-14840.1042533109" calcext:value-type="float">
            <text:p>-14840.10</text:p>
          </table:table-cell>
          <table:table-cell office:value-type="float" office:value="-382833.706998259" calcext:value-type="float">
            <text:p>-382833.71</text:p>
          </table:table-cell>
          <table:table-cell/>
          <table:table-cell table:formula="of:=[.A189]" office:value-type="string" office:string-value="ELU05" calcext:value-type="string">
            <text:p>ELU05</text:p>
          </table:table-cell>
          <table:table-cell table:formula="of:=[.B189]" office:value-type="string" office:string-value="pier" calcext:value-type="string">
            <text:p>pier</text:p>
          </table:table-cell>
          <table:table-cell table:formula="of:=[.C189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297.99111157859" calcext:value-type="float">
            <text:p>1297.99</text:p>
          </table:table-cell>
          <table:table-cell office:value-type="float" office:value="-15003.7972725147" calcext:value-type="float">
            <text:p>-15003.80</text:p>
          </table:table-cell>
          <table:table-cell office:value-type="float" office:value="-380524.999482305" calcext:value-type="float">
            <text:p>-380525.00</text:p>
          </table:table-cell>
          <table:table-cell/>
          <table:table-cell table:formula="of:=[.A190]" office:value-type="string" office:string-value="ELU06" calcext:value-type="string">
            <text:p>ELU06</text:p>
          </table:table-cell>
          <table:table-cell table:formula="of:=[.B190]" office:value-type="string" office:string-value="pier" calcext:value-type="string">
            <text:p>pier</text:p>
          </table:table-cell>
          <table:table-cell table:formula="of:=[.C190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2009.11056462427" calcext:value-type="float">
            <text:p>2009.11</text:p>
          </table:table-cell>
          <table:table-cell office:value-type="float" office:value="-14915.0893476899" calcext:value-type="float">
            <text:p>-14915.09</text:p>
          </table:table-cell>
          <table:table-cell office:value-type="float" office:value="-384006.982478999" calcext:value-type="float">
            <text:p>-384006.98</text:p>
          </table:table-cell>
          <table:table-cell/>
          <table:table-cell table:formula="of:=[.A191]" office:value-type="string" office:string-value="ELU07" calcext:value-type="string">
            <text:p>ELU07</text:p>
          </table:table-cell>
          <table:table-cell table:formula="of:=[.B191]" office:value-type="string" office:string-value="pier" calcext:value-type="string">
            <text:p>pier</text:p>
          </table:table-cell>
          <table:table-cell table:formula="of:=[.C191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747.92930396983" calcext:value-type="float">
            <text:p>1747.93</text:p>
          </table:table-cell>
          <table:table-cell office:value-type="float" office:value="-15037.8395675626" calcext:value-type="float">
            <text:p>-15037.84</text:p>
          </table:table-cell>
          <table:table-cell office:value-type="float" office:value="-384736.883539007" calcext:value-type="float">
            <text:p>-384736.88</text:p>
          </table:table-cell>
          <table:table-cell/>
          <table:table-cell table:formula="of:=[.A192]" office:value-type="string" office:string-value="ELU08" calcext:value-type="string">
            <text:p>ELU08</text:p>
          </table:table-cell>
          <table:table-cell table:formula="of:=[.B192]" office:value-type="string" office:string-value="pier" calcext:value-type="string">
            <text:p>pier</text:p>
          </table:table-cell>
          <table:table-cell table:formula="of:=[.C192]" office:value-type="float" office:value="6106" calcext:value-type="float">
            <text:p>610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538.974712722824" calcext:value-type="float">
            <text:p>-538.97</text:p>
          </table:table-cell>
          <table:table-cell office:value-type="float" office:value="30558.3888866439" calcext:value-type="float">
            <text:p>30558.39</text:p>
          </table:table-cell>
          <table:table-cell office:value-type="float" office:value="-476972.760226846" calcext:value-type="float">
            <text:p>-476972.76</text:p>
          </table:table-cell>
          <table:table-cell/>
          <table:table-cell table:formula="of:=[.A193]" office:value-type="string" office:string-value="ELU01" calcext:value-type="string">
            <text:p>ELU01</text:p>
          </table:table-cell>
          <table:table-cell table:formula="of:=[.B193]" office:value-type="string" office:string-value="pier" calcext:value-type="string">
            <text:p>pier</text:p>
          </table:table-cell>
          <table:table-cell table:formula="of:=[.C193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83.697542180693" calcext:value-type="float">
            <text:p>-383.70</text:p>
          </table:table-cell>
          <table:table-cell office:value-type="float" office:value="26734.7492243582" calcext:value-type="float">
            <text:p>26734.75</text:p>
          </table:table-cell>
          <table:table-cell office:value-type="float" office:value="-422997.65341002" calcext:value-type="float">
            <text:p>-422997.65</text:p>
          </table:table-cell>
          <table:table-cell/>
          <table:table-cell table:formula="of:=[.A194]" office:value-type="string" office:string-value="ELU02" calcext:value-type="string">
            <text:p>ELU02</text:p>
          </table:table-cell>
          <table:table-cell table:formula="of:=[.B194]" office:value-type="string" office:string-value="pier" calcext:value-type="string">
            <text:p>pier</text:p>
          </table:table-cell>
          <table:table-cell table:formula="of:=[.C194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994.3229097855" calcext:value-type="float">
            <text:p>-2994.32</text:p>
          </table:table-cell>
          <table:table-cell office:value-type="float" office:value="19320.372669332" calcext:value-type="float">
            <text:p>19320.37</text:p>
          </table:table-cell>
          <table:table-cell office:value-type="float" office:value="-480538.423077145" calcext:value-type="float">
            <text:p>-480538.42</text:p>
          </table:table-cell>
          <table:table-cell/>
          <table:table-cell table:formula="of:=[.A195]" office:value-type="string" office:string-value="ELU03" calcext:value-type="string">
            <text:p>ELU03</text:p>
          </table:table-cell>
          <table:table-cell table:formula="of:=[.B195]" office:value-type="string" office:string-value="pier" calcext:value-type="string">
            <text:p>pier</text:p>
          </table:table-cell>
          <table:table-cell table:formula="of:=[.C195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569.61579524256" calcext:value-type="float">
            <text:p>-2569.62</text:p>
          </table:table-cell>
          <table:table-cell office:value-type="float" office:value="14480.2314310364" calcext:value-type="float">
            <text:p>14480.23</text:p>
          </table:table-cell>
          <table:table-cell office:value-type="float" office:value="-387871.615865681" calcext:value-type="float">
            <text:p>-387871.62</text:p>
          </table:table-cell>
          <table:table-cell/>
          <table:table-cell table:formula="of:=[.A196]" office:value-type="string" office:string-value="ELU04" calcext:value-type="string">
            <text:p>ELU04</text:p>
          </table:table-cell>
          <table:table-cell table:formula="of:=[.B196]" office:value-type="string" office:string-value="pier" calcext:value-type="string">
            <text:p>pier</text:p>
          </table:table-cell>
          <table:table-cell table:formula="of:=[.C196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092.78000395401" calcext:value-type="float">
            <text:p>-3092.78</text:p>
          </table:table-cell>
          <table:table-cell office:value-type="float" office:value="18785.4752295579" calcext:value-type="float">
            <text:p>18785.48</text:p>
          </table:table-cell>
          <table:table-cell office:value-type="float" office:value="-469728.229903718" calcext:value-type="float">
            <text:p>-469728.23</text:p>
          </table:table-cell>
          <table:table-cell/>
          <table:table-cell table:formula="of:=[.A197]" office:value-type="string" office:string-value="ELU05" calcext:value-type="string">
            <text:p>ELU05</text:p>
          </table:table-cell>
          <table:table-cell table:formula="of:=[.B197]" office:value-type="string" office:string-value="pier" calcext:value-type="string">
            <text:p>pier</text:p>
          </table:table-cell>
          <table:table-cell table:formula="of:=[.C197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514.63613723077" calcext:value-type="float">
            <text:p>-2514.64</text:p>
          </table:table-cell>
          <table:table-cell office:value-type="float" office:value="14442.4950683446" calcext:value-type="float">
            <text:p>14442.50</text:p>
          </table:table-cell>
          <table:table-cell office:value-type="float" office:value="-387032.441807283" calcext:value-type="float">
            <text:p>-387032.44</text:p>
          </table:table-cell>
          <table:table-cell/>
          <table:table-cell table:formula="of:=[.A198]" office:value-type="string" office:string-value="ELU06" calcext:value-type="string">
            <text:p>ELU06</text:p>
          </table:table-cell>
          <table:table-cell table:formula="of:=[.B198]" office:value-type="string" office:string-value="pier" calcext:value-type="string">
            <text:p>pier</text:p>
          </table:table-cell>
          <table:table-cell table:formula="of:=[.C198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576.08557419995" calcext:value-type="float">
            <text:p>-3576.09</text:p>
          </table:table-cell>
          <table:table-cell office:value-type="float" office:value="19991.5110809726" calcext:value-type="float">
            <text:p>19991.51</text:p>
          </table:table-cell>
          <table:table-cell office:value-type="float" office:value="-514414.766134514" calcext:value-type="float">
            <text:p>-514414.77</text:p>
          </table:table-cell>
          <table:table-cell/>
          <table:table-cell table:formula="of:=[.A199]" office:value-type="string" office:string-value="ELU07" calcext:value-type="string">
            <text:p>ELU07</text:p>
          </table:table-cell>
          <table:table-cell table:formula="of:=[.B199]" office:value-type="string" office:string-value="pier" calcext:value-type="string">
            <text:p>pier</text:p>
          </table:table-cell>
          <table:table-cell table:formula="of:=[.C199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354.19193416863" calcext:value-type="float">
            <text:p>-3354.19</text:p>
          </table:table-cell>
          <table:table-cell office:value-type="float" office:value="18177.7379409551" calcext:value-type="float">
            <text:p>18177.74</text:p>
          </table:table-cell>
          <table:table-cell office:value-type="float" office:value="-480059.527534121" calcext:value-type="float">
            <text:p>-480059.53</text:p>
          </table:table-cell>
          <table:table-cell/>
          <table:table-cell table:formula="of:=[.A200]" office:value-type="string" office:string-value="ELU08" calcext:value-type="string">
            <text:p>ELU08</text:p>
          </table:table-cell>
          <table:table-cell table:formula="of:=[.B200]" office:value-type="string" office:string-value="pier" calcext:value-type="string">
            <text:p>pier</text:p>
          </table:table-cell>
          <table:table-cell table:formula="of:=[.C200]" office:value-type="float" office:value="6107" calcext:value-type="float">
            <text:p>610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552.067935559584" calcext:value-type="float">
            <text:p>-552.07</text:p>
          </table:table-cell>
          <table:table-cell office:value-type="float" office:value="30546.9179688292" calcext:value-type="float">
            <text:p>30546.92</text:p>
          </table:table-cell>
          <table:table-cell office:value-type="float" office:value="-474904.917454389" calcext:value-type="float">
            <text:p>-474904.92</text:p>
          </table:table-cell>
          <table:table-cell/>
          <table:table-cell table:formula="of:=[.A201]" office:value-type="string" office:string-value="ELU01" calcext:value-type="string">
            <text:p>ELU01</text:p>
          </table:table-cell>
          <table:table-cell table:formula="of:=[.B201]" office:value-type="string" office:string-value="pier" calcext:value-type="string">
            <text:p>pier</text:p>
          </table:table-cell>
          <table:table-cell table:formula="of:=[.C201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426.973983062865" calcext:value-type="float">
            <text:p>-426.97</text:p>
          </table:table-cell>
          <table:table-cell office:value-type="float" office:value="26827.7663683498" calcext:value-type="float">
            <text:p>26827.77</text:p>
          </table:table-cell>
          <table:table-cell office:value-type="float" office:value="-424234.361400999" calcext:value-type="float">
            <text:p>-424234.36</text:p>
          </table:table-cell>
          <table:table-cell/>
          <table:table-cell table:formula="of:=[.A202]" office:value-type="string" office:string-value="ELU02" calcext:value-type="string">
            <text:p>ELU02</text:p>
          </table:table-cell>
          <table:table-cell table:formula="of:=[.B202]" office:value-type="string" office:string-value="pier" calcext:value-type="string">
            <text:p>pier</text:p>
          </table:table-cell>
          <table:table-cell table:formula="of:=[.C202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939.12893288825" calcext:value-type="float">
            <text:p>-2939.13</text:p>
          </table:table-cell>
          <table:table-cell office:value-type="float" office:value="18945.125715817" calcext:value-type="float">
            <text:p>18945.13</text:p>
          </table:table-cell>
          <table:table-cell office:value-type="float" office:value="-471103.830362266" calcext:value-type="float">
            <text:p>-471103.83</text:p>
          </table:table-cell>
          <table:table-cell/>
          <table:table-cell table:formula="of:=[.A203]" office:value-type="string" office:string-value="ELU03" calcext:value-type="string">
            <text:p>ELU03</text:p>
          </table:table-cell>
          <table:table-cell table:formula="of:=[.B203]" office:value-type="string" office:string-value="pier" calcext:value-type="string">
            <text:p>pier</text:p>
          </table:table-cell>
          <table:table-cell table:formula="of:=[.C203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644.41115318094" calcext:value-type="float">
            <text:p>-2644.41</text:p>
          </table:table-cell>
          <table:table-cell office:value-type="float" office:value="14673.2385517886" calcext:value-type="float">
            <text:p>14673.24</text:p>
          </table:table-cell>
          <table:table-cell office:value-type="float" office:value="-391894.103894939" calcext:value-type="float">
            <text:p>-391894.10</text:p>
          </table:table-cell>
          <table:table-cell/>
          <table:table-cell table:formula="of:=[.A204]" office:value-type="string" office:string-value="ELU04" calcext:value-type="string">
            <text:p>ELU04</text:p>
          </table:table-cell>
          <table:table-cell table:formula="of:=[.B204]" office:value-type="string" office:string-value="pier" calcext:value-type="string">
            <text:p>pier</text:p>
          </table:table-cell>
          <table:table-cell table:formula="of:=[.C204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147.24048708847" calcext:value-type="float">
            <text:p>-3147.24</text:p>
          </table:table-cell>
          <table:table-cell office:value-type="float" office:value="18952.7609515001" calcext:value-type="float">
            <text:p>18952.76</text:p>
          </table:table-cell>
          <table:table-cell office:value-type="float" office:value="-471245.893439015" calcext:value-type="float">
            <text:p>-471245.89</text:p>
          </table:table-cell>
          <table:table-cell/>
          <table:table-cell table:formula="of:=[.A205]" office:value-type="string" office:string-value="ELU05" calcext:value-type="string">
            <text:p>ELU05</text:p>
          </table:table-cell>
          <table:table-cell table:formula="of:=[.B205]" office:value-type="string" office:string-value="pier" calcext:value-type="string">
            <text:p>pier</text:p>
          </table:table-cell>
          <table:table-cell table:formula="of:=[.C205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583.35943292599" calcext:value-type="float">
            <text:p>-2583.36</text:p>
          </table:table-cell>
          <table:table-cell office:value-type="float" office:value="14606.5080201551" calcext:value-type="float">
            <text:p>14606.51</text:p>
          </table:table-cell>
          <table:table-cell office:value-type="float" office:value="-390418.796413297" calcext:value-type="float">
            <text:p>-390418.80</text:p>
          </table:table-cell>
          <table:table-cell/>
          <table:table-cell table:formula="of:=[.A206]" office:value-type="string" office:string-value="ELU06" calcext:value-type="string">
            <text:p>ELU06</text:p>
          </table:table-cell>
          <table:table-cell table:formula="of:=[.B206]" office:value-type="string" office:string-value="pier" calcext:value-type="string">
            <text:p>pier</text:p>
          </table:table-cell>
          <table:table-cell table:formula="of:=[.C206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641.73055158788" calcext:value-type="float">
            <text:p>-3641.73</text:p>
          </table:table-cell>
          <table:table-cell office:value-type="float" office:value="20271.8763172095" calcext:value-type="float">
            <text:p>20271.88</text:p>
          </table:table-cell>
          <table:table-cell office:value-type="float" office:value="-519519.355107568" calcext:value-type="float">
            <text:p>-519519.36</text:p>
          </table:table-cell>
          <table:table-cell/>
          <table:table-cell table:formula="of:=[.A207]" office:value-type="string" office:string-value="ELU07" calcext:value-type="string">
            <text:p>ELU07</text:p>
          </table:table-cell>
          <table:table-cell table:formula="of:=[.B207]" office:value-type="string" office:string-value="pier" calcext:value-type="string">
            <text:p>pier</text:p>
          </table:table-cell>
          <table:table-cell table:formula="of:=[.C207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433.86639817687" calcext:value-type="float">
            <text:p>-3433.87</text:p>
          </table:table-cell>
          <table:table-cell office:value-type="float" office:value="18495.1248443805" calcext:value-type="float">
            <text:p>18495.12</text:p>
          </table:table-cell>
          <table:table-cell office:value-type="float" office:value="-486730.118954442" calcext:value-type="float">
            <text:p>-486730.12</text:p>
          </table:table-cell>
          <table:table-cell/>
          <table:table-cell table:formula="of:=[.A208]" office:value-type="string" office:string-value="ELU08" calcext:value-type="string">
            <text:p>ELU08</text:p>
          </table:table-cell>
          <table:table-cell table:formula="of:=[.B208]" office:value-type="string" office:string-value="pier" calcext:value-type="string">
            <text:p>pier</text:p>
          </table:table-cell>
          <table:table-cell table:formula="of:=[.C208]"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470.726641230354" calcext:value-type="float">
            <text:p>-470.73</text:p>
          </table:table-cell>
          <table:table-cell office:value-type="float" office:value="30319.4227701542" calcext:value-type="float">
            <text:p>30319.42</text:p>
          </table:table-cell>
          <table:table-cell office:value-type="float" office:value="-468904.532126679" calcext:value-type="float">
            <text:p>-468904.53</text:p>
          </table:table-cell>
          <table:table-cell/>
          <table:table-cell table:formula="of:=[.A209]" office:value-type="string" office:string-value="ELU01" calcext:value-type="string">
            <text:p>ELU01</text:p>
          </table:table-cell>
          <table:table-cell table:formula="of:=[.B209]" office:value-type="string" office:string-value="pier" calcext:value-type="string">
            <text:p>pier</text:p>
          </table:table-cell>
          <table:table-cell table:formula="of:=[.C209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416.623666950716" calcext:value-type="float">
            <text:p>-416.62</text:p>
          </table:table-cell>
          <table:table-cell office:value-type="float" office:value="26819.7265992318" calcext:value-type="float">
            <text:p>26819.73</text:p>
          </table:table-cell>
          <table:table-cell office:value-type="float" office:value="-423034.787973209" calcext:value-type="float">
            <text:p>-423034.79</text:p>
          </table:table-cell>
          <table:table-cell/>
          <table:table-cell table:formula="of:=[.A210]" office:value-type="string" office:string-value="ELU02" calcext:value-type="string">
            <text:p>ELU02</text:p>
          </table:table-cell>
          <table:table-cell table:formula="of:=[.B210]" office:value-type="string" office:string-value="pier" calcext:value-type="string">
            <text:p>pier</text:p>
          </table:table-cell>
          <table:table-cell table:formula="of:=[.C210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799.38523014917" calcext:value-type="float">
            <text:p>-2799.39</text:p>
          </table:table-cell>
          <table:table-cell office:value-type="float" office:value="18306.7379435737" calcext:value-type="float">
            <text:p>18306.74</text:p>
          </table:table-cell>
          <table:table-cell office:value-type="float" office:value="-458735.402785772" calcext:value-type="float">
            <text:p>-458735.40</text:p>
          </table:table-cell>
          <table:table-cell/>
          <table:table-cell table:formula="of:=[.A211]" office:value-type="string" office:string-value="ELU03" calcext:value-type="string">
            <text:p>ELU03</text:p>
          </table:table-cell>
          <table:table-cell table:formula="of:=[.B211]" office:value-type="string" office:string-value="pier" calcext:value-type="string">
            <text:p>pier</text:p>
          </table:table-cell>
          <table:table-cell table:formula="of:=[.C211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687.94026107879" calcext:value-type="float">
            <text:p>-2687.94</text:p>
          </table:table-cell>
          <table:table-cell office:value-type="float" office:value="14811.2088300918" calcext:value-type="float">
            <text:p>14811.21</text:p>
          </table:table-cell>
          <table:table-cell office:value-type="float" office:value="-395131.998957636" calcext:value-type="float">
            <text:p>-395132.00</text:p>
          </table:table-cell>
          <table:table-cell/>
          <table:table-cell table:formula="of:=[.A212]" office:value-type="string" office:string-value="ELU04" calcext:value-type="string">
            <text:p>ELU04</text:p>
          </table:table-cell>
          <table:table-cell table:formula="of:=[.B212]" office:value-type="string" office:string-value="pier" calcext:value-type="string">
            <text:p>pier</text:p>
          </table:table-cell>
          <table:table-cell table:formula="of:=[.C212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102.98764078566" calcext:value-type="float">
            <text:p>-3102.99</text:p>
          </table:table-cell>
          <table:table-cell office:value-type="float" office:value="18898.4802955654" calcext:value-type="float">
            <text:p>18898.48</text:p>
          </table:table-cell>
          <table:table-cell office:value-type="float" office:value="-469487.827017155" calcext:value-type="float">
            <text:p>-469487.83</text:p>
          </table:table-cell>
          <table:table-cell/>
          <table:table-cell table:formula="of:=[.A213]" office:value-type="string" office:string-value="ELU05" calcext:value-type="string">
            <text:p>ELU05</text:p>
          </table:table-cell>
          <table:table-cell table:formula="of:=[.B213]" office:value-type="string" office:string-value="pier" calcext:value-type="string">
            <text:p>pier</text:p>
          </table:table-cell>
          <table:table-cell table:formula="of:=[.C213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622.52423978805" calcext:value-type="float">
            <text:p>-2622.52</text:p>
          </table:table-cell>
          <table:table-cell office:value-type="float" office:value="14716.4200789808" calcext:value-type="float">
            <text:p>14716.42</text:p>
          </table:table-cell>
          <table:table-cell office:value-type="float" office:value="-393078.896275331" calcext:value-type="float">
            <text:p>-393078.90</text:p>
          </table:table-cell>
          <table:table-cell/>
          <table:table-cell table:formula="of:=[.A214]" office:value-type="string" office:string-value="ELU06" calcext:value-type="string">
            <text:p>ELU06</text:p>
          </table:table-cell>
          <table:table-cell table:formula="of:=[.B214]" office:value-type="string" office:string-value="pier" calcext:value-type="string">
            <text:p>pier</text:p>
          </table:table-cell>
          <table:table-cell table:formula="of:=[.C214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560.95838323025" calcext:value-type="float">
            <text:p>-3560.96</text:p>
          </table:table-cell>
          <table:table-cell office:value-type="float" office:value="20285.3327299131" calcext:value-type="float">
            <text:p>20285.33</text:p>
          </table:table-cell>
          <table:table-cell office:value-type="float" office:value="-519060.519287963" calcext:value-type="float">
            <text:p>-519060.52</text:p>
          </table:table-cell>
          <table:table-cell/>
          <table:table-cell table:formula="of:=[.A215]" office:value-type="string" office:string-value="ELU07" calcext:value-type="string">
            <text:p>ELU07</text:p>
          </table:table-cell>
          <table:table-cell table:formula="of:=[.B215]" office:value-type="string" office:string-value="pier" calcext:value-type="string">
            <text:p>pier</text:p>
          </table:table-cell>
          <table:table-cell table:formula="of:=[.C215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394.26597697698" calcext:value-type="float">
            <text:p>-3394.27</text:p>
          </table:table-cell>
          <table:table-cell office:value-type="float" office:value="18616.8367902965" calcext:value-type="float">
            <text:p>18616.84</text:p>
          </table:table-cell>
          <table:table-cell office:value-type="float" office:value="-488878.4665034" calcext:value-type="float">
            <text:p>-488878.47</text:p>
          </table:table-cell>
          <table:table-cell/>
          <table:table-cell table:formula="of:=[.A216]" office:value-type="string" office:string-value="ELU08" calcext:value-type="string">
            <text:p>ELU08</text:p>
          </table:table-cell>
          <table:table-cell table:formula="of:=[.B216]" office:value-type="string" office:string-value="pier" calcext:value-type="string">
            <text:p>pier</text:p>
          </table:table-cell>
          <table:table-cell table:formula="of:=[.C216]" office:value-type="float" office:value="6109" calcext:value-type="float">
            <text:p>610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49.908866759424" calcext:value-type="float">
            <text:p>-349.91</text:p>
          </table:table-cell>
          <table:table-cell office:value-type="float" office:value="29854.3178307303" calcext:value-type="float">
            <text:p>29854.32</text:p>
          </table:table-cell>
          <table:table-cell office:value-type="float" office:value="-458265.489282709" calcext:value-type="float">
            <text:p>-458265.49</text:p>
          </table:table-cell>
          <table:table-cell/>
          <table:table-cell table:formula="of:=[.A217]" office:value-type="string" office:string-value="ELU01" calcext:value-type="string">
            <text:p>ELU01</text:p>
          </table:table-cell>
          <table:table-cell table:formula="of:=[.B217]" office:value-type="string" office:string-value="pier" calcext:value-type="string">
            <text:p>pier</text:p>
          </table:table-cell>
          <table:table-cell table:formula="of:=[.C217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404.867932245633" calcext:value-type="float">
            <text:p>-404.87</text:p>
          </table:table-cell>
          <table:table-cell office:value-type="float" office:value="26740.340894079" calcext:value-type="float">
            <text:p>26740.34</text:p>
          </table:table-cell>
          <table:table-cell office:value-type="float" office:value="-419483.453004287" calcext:value-type="float">
            <text:p>-419483.45</text:p>
          </table:table-cell>
          <table:table-cell/>
          <table:table-cell table:formula="of:=[.A218]" office:value-type="string" office:string-value="ELU02" calcext:value-type="string">
            <text:p>ELU02</text:p>
          </table:table-cell>
          <table:table-cell table:formula="of:=[.B218]" office:value-type="string" office:string-value="pier" calcext:value-type="string">
            <text:p>pier</text:p>
          </table:table-cell>
          <table:table-cell table:formula="of:=[.C218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633.84237776732" calcext:value-type="float">
            <text:p>-2633.84</text:p>
          </table:table-cell>
          <table:table-cell office:value-type="float" office:value="17453.5669163542" calcext:value-type="float">
            <text:p>17453.57</text:p>
          </table:table-cell>
          <table:table-cell office:value-type="float" office:value="-443607.881561551" calcext:value-type="float">
            <text:p>-443607.88</text:p>
          </table:table-cell>
          <table:table-cell/>
          <table:table-cell table:formula="of:=[.A219]" office:value-type="string" office:string-value="ELU03" calcext:value-type="string">
            <text:p>ELU03</text:p>
          </table:table-cell>
          <table:table-cell table:formula="of:=[.B219]" office:value-type="string" office:string-value="pier" calcext:value-type="string">
            <text:p>pier</text:p>
          </table:table-cell>
          <table:table-cell table:formula="of:=[.C219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726.18545985423" calcext:value-type="float">
            <text:p>-2726.19</text:p>
          </table:table-cell>
          <table:table-cell office:value-type="float" office:value="14912.8572438056" calcext:value-type="float">
            <text:p>14912.86</text:p>
          </table:table-cell>
          <table:table-cell office:value-type="float" office:value="-397345.835575384" calcext:value-type="float">
            <text:p>-397345.84</text:p>
          </table:table-cell>
          <table:table-cell/>
          <table:table-cell table:formula="of:=[.A220]" office:value-type="string" office:string-value="ELU04" calcext:value-type="string">
            <text:p>ELU04</text:p>
          </table:table-cell>
          <table:table-cell table:formula="of:=[.B220]" office:value-type="string" office:string-value="pier" calcext:value-type="string">
            <text:p>pier</text:p>
          </table:table-cell>
          <table:table-cell table:formula="of:=[.C220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984.63196648841" calcext:value-type="float">
            <text:p>-2984.63</text:p>
          </table:table-cell>
          <table:table-cell office:value-type="float" office:value="18527.7644970627" calcext:value-type="float">
            <text:p>18527.76</text:p>
          </table:table-cell>
          <table:table-cell office:value-type="float" office:value="-462552.158690849" calcext:value-type="float">
            <text:p>-462552.16</text:p>
          </table:table-cell>
          <table:table-cell/>
          <table:table-cell table:formula="of:=[.A221]" office:value-type="string" office:string-value="ELU05" calcext:value-type="string">
            <text:p>ELU05</text:p>
          </table:table-cell>
          <table:table-cell table:formula="of:=[.B221]" office:value-type="string" office:string-value="pier" calcext:value-type="string">
            <text:p>pier</text:p>
          </table:table-cell>
          <table:table-cell table:formula="of:=[.C221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659.03257505335" calcext:value-type="float">
            <text:p>-2659.03</text:p>
          </table:table-cell>
          <table:table-cell office:value-type="float" office:value="14797.8132613056" calcext:value-type="float">
            <text:p>14797.81</text:p>
          </table:table-cell>
          <table:table-cell office:value-type="float" office:value="-394882.358603291" calcext:value-type="float">
            <text:p>-394882.36</text:p>
          </table:table-cell>
          <table:table-cell/>
          <table:table-cell table:formula="of:=[.A222]" office:value-type="string" office:string-value="ELU06" calcext:value-type="string">
            <text:p>ELU06</text:p>
          </table:table-cell>
          <table:table-cell table:formula="of:=[.B222]" office:value-type="string" office:string-value="pier" calcext:value-type="string">
            <text:p>pier</text:p>
          </table:table-cell>
          <table:table-cell table:formula="of:=[.C222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356.22148043928" calcext:value-type="float">
            <text:p>-3356.22</text:p>
          </table:table-cell>
          <table:table-cell office:value-type="float" office:value="19875.2161498869" calcext:value-type="float">
            <text:p>19875.22</text:p>
          </table:table-cell>
          <table:table-cell office:value-type="float" office:value="-509207.082490153" calcext:value-type="float">
            <text:p>-509207.08</text:p>
          </table:table-cell>
          <table:table-cell/>
          <table:table-cell table:formula="of:=[.A223]" office:value-type="string" office:string-value="ELU07" calcext:value-type="string">
            <text:p>ELU07</text:p>
          </table:table-cell>
          <table:table-cell table:formula="of:=[.B223]" office:value-type="string" office:string-value="pier" calcext:value-type="string">
            <text:p>pier</text:p>
          </table:table-cell>
          <table:table-cell table:formula="of:=[.C223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256.95051664373" calcext:value-type="float">
            <text:p>-3256.95</text:p>
          </table:table-cell>
          <table:table-cell office:value-type="float" office:value="18430.4757009896" calcext:value-type="float">
            <text:p>18430.48</text:p>
          </table:table-cell>
          <table:table-cell office:value-type="float" office:value="-483230.353794503" calcext:value-type="float">
            <text:p>-483230.35</text:p>
          </table:table-cell>
          <table:table-cell/>
          <table:table-cell table:formula="of:=[.A224]" office:value-type="string" office:string-value="ELU08" calcext:value-type="string">
            <text:p>ELU08</text:p>
          </table:table-cell>
          <table:table-cell table:formula="of:=[.B224]" office:value-type="string" office:string-value="pier" calcext:value-type="string">
            <text:p>pier</text:p>
          </table:table-cell>
          <table:table-cell table:formula="of:=[.C224]"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10.538663546951" calcext:value-type="float">
            <text:p>-210.54</text:p>
          </table:table-cell>
          <table:table-cell office:value-type="float" office:value="29231.5946773759" calcext:value-type="float">
            <text:p>29231.59</text:p>
          </table:table-cell>
          <table:table-cell office:value-type="float" office:value="-444314.662664871" calcext:value-type="float">
            <text:p>-444314.66</text:p>
          </table:table-cell>
          <table:table-cell/>
          <table:table-cell table:formula="of:=[.A225]" office:value-type="string" office:string-value="ELU01" calcext:value-type="string">
            <text:p>ELU01</text:p>
          </table:table-cell>
          <table:table-cell table:formula="of:=[.B225]" office:value-type="string" office:string-value="pier" calcext:value-type="string">
            <text:p>pier</text:p>
          </table:table-cell>
          <table:table-cell table:formula="of:=[.C225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400.152564601944" calcext:value-type="float">
            <text:p>-400.15</text:p>
          </table:table-cell>
          <table:table-cell office:value-type="float" office:value="26646.020034043" calcext:value-type="float">
            <text:p>26646.02</text:p>
          </table:table-cell>
          <table:table-cell office:value-type="float" office:value="-414976.840761231" calcext:value-type="float">
            <text:p>-414976.84</text:p>
          </table:table-cell>
          <table:table-cell/>
          <table:table-cell table:formula="of:=[.A226]" office:value-type="string" office:string-value="ELU02" calcext:value-type="string">
            <text:p>ELU02</text:p>
          </table:table-cell>
          <table:table-cell table:formula="of:=[.B226]" office:value-type="string" office:string-value="pier" calcext:value-type="string">
            <text:p>pier</text:p>
          </table:table-cell>
          <table:table-cell table:formula="of:=[.C226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474.93165811758" calcext:value-type="float">
            <text:p>-2474.93</text:p>
          </table:table-cell>
          <table:table-cell office:value-type="float" office:value="16552.3848239384" calcext:value-type="float">
            <text:p>16552.38</text:p>
          </table:table-cell>
          <table:table-cell office:value-type="float" office:value="-427265.802424674" calcext:value-type="float">
            <text:p>-427265.80</text:p>
          </table:table-cell>
          <table:table-cell/>
          <table:table-cell table:formula="of:=[.A227]" office:value-type="string" office:string-value="ELU03" calcext:value-type="string">
            <text:p>ELU03</text:p>
          </table:table-cell>
          <table:table-cell table:formula="of:=[.B227]" office:value-type="string" office:string-value="pier" calcext:value-type="string">
            <text:p>pier</text:p>
          </table:table-cell>
          <table:table-cell table:formula="of:=[.C227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755.50522584356" calcext:value-type="float">
            <text:p>-2755.51</text:p>
          </table:table-cell>
          <table:table-cell office:value-type="float" office:value="14982.7655257298" calcext:value-type="float">
            <text:p>14982.77</text:p>
          </table:table-cell>
          <table:table-cell office:value-type="float" office:value="-398665.385535911" calcext:value-type="float">
            <text:p>-398665.39</text:p>
          </table:table-cell>
          <table:table-cell/>
          <table:table-cell table:formula="of:=[.A228]" office:value-type="string" office:string-value="ELU04" calcext:value-type="string">
            <text:p>ELU04</text:p>
          </table:table-cell>
          <table:table-cell table:formula="of:=[.B228]" office:value-type="string" office:string-value="pier" calcext:value-type="string">
            <text:p>pier</text:p>
          </table:table-cell>
          <table:table-cell table:formula="of:=[.C228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803.14083613433" calcext:value-type="float">
            <text:p>-2803.14</text:p>
          </table:table-cell>
          <table:table-cell office:value-type="float" office:value="17848.0547137165" calcext:value-type="float">
            <text:p>17848.05</text:p>
          </table:table-cell>
          <table:table-cell office:value-type="float" office:value="-450153.819639063" calcext:value-type="float">
            <text:p>-450153.82</text:p>
          </table:table-cell>
          <table:table-cell/>
          <table:table-cell table:formula="of:=[.A229]" office:value-type="string" office:string-value="ELU05" calcext:value-type="string">
            <text:p>ELU05</text:p>
          </table:table-cell>
          <table:table-cell table:formula="of:=[.B229]" office:value-type="string" office:string-value="pier" calcext:value-type="string">
            <text:p>pier</text:p>
          </table:table-cell>
          <table:table-cell table:formula="of:=[.C229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689.7778229049" calcext:value-type="float">
            <text:p>-2689.78</text:p>
          </table:table-cell>
          <table:table-cell office:value-type="float" office:value="14859.8684295831" calcext:value-type="float">
            <text:p>14859.87</text:p>
          </table:table-cell>
          <table:table-cell office:value-type="float" office:value="-396021.269678415" calcext:value-type="float">
            <text:p>-396021.27</text:p>
          </table:table-cell>
          <table:table-cell/>
          <table:table-cell table:formula="of:=[.A230]" office:value-type="string" office:string-value="ELU06" calcext:value-type="string">
            <text:p>ELU06</text:p>
          </table:table-cell>
          <table:table-cell table:formula="of:=[.B230]" office:value-type="string" office:string-value="pier" calcext:value-type="string">
            <text:p>pier</text:p>
          </table:table-cell>
          <table:table-cell table:formula="of:=[.C230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3050.18957354861" calcext:value-type="float">
            <text:p>-3050.19</text:p>
          </table:table-cell>
          <table:table-cell office:value-type="float" office:value="19013.9623353217" calcext:value-type="float">
            <text:p>19013.96</text:p>
          </table:table-cell>
          <table:table-cell office:value-type="float" office:value="-489013.272950809" calcext:value-type="float">
            <text:p>-489013.27</text:p>
          </table:table-cell>
          <table:table-cell/>
          <table:table-cell table:formula="of:=[.A231]" office:value-type="string" office:string-value="ELU07" calcext:value-type="string">
            <text:p>ELU07</text:p>
          </table:table-cell>
          <table:table-cell table:formula="of:=[.B231]" office:value-type="string" office:string-value="pier" calcext:value-type="string">
            <text:p>pier</text:p>
          </table:table-cell>
          <table:table-cell table:formula="of:=[.C231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3037.60093483558" calcext:value-type="float">
            <text:p>-3037.60</text:p>
          </table:table-cell>
          <table:table-cell office:value-type="float" office:value="17896.9008096006" calcext:value-type="float">
            <text:p>17896.90</text:p>
          </table:table-cell>
          <table:table-cell office:value-type="float" office:value="-468917.534304791" calcext:value-type="float">
            <text:p>-468917.53</text:p>
          </table:table-cell>
          <table:table-cell/>
          <table:table-cell table:formula="of:=[.A232]" office:value-type="string" office:string-value="ELU08" calcext:value-type="string">
            <text:p>ELU08</text:p>
          </table:table-cell>
          <table:table-cell table:formula="of:=[.B232]" office:value-type="string" office:string-value="pier" calcext:value-type="string">
            <text:p>pier</text:p>
          </table:table-cell>
          <table:table-cell table:formula="of:=[.C232]"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67.1722934255875" calcext:value-type="float">
            <text:p>-67.17</text:p>
          </table:table-cell>
          <table:table-cell office:value-type="float" office:value="28556.9925646392" calcext:value-type="float">
            <text:p>28556.99</text:p>
          </table:table-cell>
          <table:table-cell office:value-type="float" office:value="-428277.521957664" calcext:value-type="float">
            <text:p>-428277.52</text:p>
          </table:table-cell>
          <table:table-cell/>
          <table:table-cell table:formula="of:=[.A233]" office:value-type="string" office:string-value="ELU01" calcext:value-type="string">
            <text:p>ELU01</text:p>
          </table:table-cell>
          <table:table-cell table:formula="of:=[.B233]" office:value-type="string" office:string-value="pier" calcext:value-type="string">
            <text:p>pier</text:p>
          </table:table-cell>
          <table:table-cell table:formula="of:=[.C233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398.583017784591" calcext:value-type="float">
            <text:p>-398.58</text:p>
          </table:table-cell>
          <table:table-cell office:value-type="float" office:value="26569.9355371274" calcext:value-type="float">
            <text:p>26569.94</text:p>
          </table:table-cell>
          <table:table-cell office:value-type="float" office:value="-410096.183207672" calcext:value-type="float">
            <text:p>-410096.18</text:p>
          </table:table-cell>
          <table:table-cell/>
          <table:table-cell table:formula="of:=[.A234]" office:value-type="string" office:string-value="ELU02" calcext:value-type="string">
            <text:p>ELU02</text:p>
          </table:table-cell>
          <table:table-cell table:formula="of:=[.B234]" office:value-type="string" office:string-value="pier" calcext:value-type="string">
            <text:p>pier</text:p>
          </table:table-cell>
          <table:table-cell table:formula="of:=[.C234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341.31532249141" calcext:value-type="float">
            <text:p>-2341.32</text:p>
          </table:table-cell>
          <table:table-cell office:value-type="float" office:value="15744.2193715429" calcext:value-type="float">
            <text:p>15744.22</text:p>
          </table:table-cell>
          <table:table-cell office:value-type="float" office:value="-411315.72552587" calcext:value-type="float">
            <text:p>-411315.73</text:p>
          </table:table-cell>
          <table:table-cell/>
          <table:table-cell table:formula="of:=[.A235]" office:value-type="string" office:string-value="ELU03" calcext:value-type="string">
            <text:p>ELU03</text:p>
          </table:table-cell>
          <table:table-cell table:formula="of:=[.B235]" office:value-type="string" office:string-value="pier" calcext:value-type="string">
            <text:p>pier</text:p>
          </table:table-cell>
          <table:table-cell table:formula="of:=[.C235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74.64066546072" calcext:value-type="float">
            <text:p>-2774.64</text:p>
          </table:table-cell>
          <table:table-cell office:value-type="float" office:value="15017.0349606249" calcext:value-type="float">
            <text:p>15017.03</text:p>
          </table:table-cell>
          <table:table-cell office:value-type="float" office:value="-399028.906025696" calcext:value-type="float">
            <text:p>-399028.91</text:p>
          </table:table-cell>
          <table:table-cell/>
          <table:table-cell table:formula="of:=[.A236]" office:value-type="string" office:string-value="ELU04" calcext:value-type="string">
            <text:p>ELU04</text:p>
          </table:table-cell>
          <table:table-cell table:formula="of:=[.B236]" office:value-type="string" office:string-value="pier" calcext:value-type="string">
            <text:p>pier</text:p>
          </table:table-cell>
          <table:table-cell table:formula="of:=[.C236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586.84370604989" calcext:value-type="float">
            <text:p>-2586.84</text:p>
          </table:table-cell>
          <table:table-cell office:value-type="float" office:value="16950.8314428975" calcext:value-type="float">
            <text:p>16950.83</text:p>
          </table:table-cell>
          <table:table-cell office:value-type="float" office:value="-433112.086407874" calcext:value-type="float">
            <text:p>-433112.09</text:p>
          </table:table-cell>
          <table:table-cell/>
          <table:table-cell table:formula="of:=[.A237]" office:value-type="string" office:string-value="ELU05" calcext:value-type="string">
            <text:p>ELU05</text:p>
          </table:table-cell>
          <table:table-cell table:formula="of:=[.B237]" office:value-type="string" office:string-value="pier" calcext:value-type="string">
            <text:p>pier</text:p>
          </table:table-cell>
          <table:table-cell table:formula="of:=[.C237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13.20853685511" calcext:value-type="float">
            <text:p>-2713.21</text:p>
          </table:table-cell>
          <table:table-cell office:value-type="float" office:value="14900.4551943023" calcext:value-type="float">
            <text:p>14900.46</text:p>
          </table:table-cell>
          <table:table-cell office:value-type="float" office:value="-396457.692292493" calcext:value-type="float">
            <text:p>-396457.69</text:p>
          </table:table-cell>
          <table:table-cell/>
          <table:table-cell table:formula="of:=[.A238]" office:value-type="string" office:string-value="ELU06" calcext:value-type="string">
            <text:p>ELU06</text:p>
          </table:table-cell>
          <table:table-cell table:formula="of:=[.B238]" office:value-type="string" office:string-value="pier" calcext:value-type="string">
            <text:p>pier</text:p>
          </table:table-cell>
          <table:table-cell table:formula="of:=[.C238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07.67459345998" calcext:value-type="float">
            <text:p>-2707.67</text:p>
          </table:table-cell>
          <table:table-cell office:value-type="float" office:value="17805.6181081283" calcext:value-type="float">
            <text:p>17805.62</text:p>
          </table:table-cell>
          <table:table-cell office:value-type="float" office:value="-460345.413403177" calcext:value-type="float">
            <text:p>-460345.41</text:p>
          </table:table-cell>
          <table:table-cell/>
          <table:table-cell table:formula="of:=[.A239]" office:value-type="string" office:string-value="ELU07" calcext:value-type="string">
            <text:p>ELU07</text:p>
          </table:table-cell>
          <table:table-cell table:formula="of:=[.B239]" office:value-type="string" office:string-value="pier" calcext:value-type="string">
            <text:p>pier</text:p>
          </table:table-cell>
          <table:table-cell table:formula="of:=[.C239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87.78798353552" calcext:value-type="float">
            <text:p>-2787.79</text:p>
          </table:table-cell>
          <table:table-cell office:value-type="float" office:value="17070.444566008" calcext:value-type="float">
            <text:p>17070.44</text:p>
          </table:table-cell>
          <table:table-cell office:value-type="float" office:value="-447380.661591125" calcext:value-type="float">
            <text:p>-447380.66</text:p>
          </table:table-cell>
          <table:table-cell/>
          <table:table-cell table:formula="of:=[.A240]" office:value-type="string" office:string-value="ELU08" calcext:value-type="string">
            <text:p>ELU08</text:p>
          </table:table-cell>
          <table:table-cell table:formula="of:=[.B240]" office:value-type="string" office:string-value="pier" calcext:value-type="string">
            <text:p>pier</text:p>
          </table:table-cell>
          <table:table-cell table:formula="of:=[.C240]" office:value-type="float" office:value="6112" calcext:value-type="float">
            <text:p>611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77.310412036724" calcext:value-type="float">
            <text:p>77.31</text:p>
          </table:table-cell>
          <table:table-cell office:value-type="float" office:value="27893.2339213161" calcext:value-type="float">
            <text:p>27893.23</text:p>
          </table:table-cell>
          <table:table-cell office:value-type="float" office:value="-410657.875883621" calcext:value-type="float">
            <text:p>-410657.88</text:p>
          </table:table-cell>
          <table:table-cell/>
          <table:table-cell table:formula="of:=[.A241]" office:value-type="string" office:string-value="ELU01" calcext:value-type="string">
            <text:p>ELU01</text:p>
          </table:table-cell>
          <table:table-cell table:formula="of:=[.B241]" office:value-type="string" office:string-value="pier" calcext:value-type="string">
            <text:p>pier</text:p>
          </table:table-cell>
          <table:table-cell table:formula="of:=[.C241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395.929834597966" calcext:value-type="float">
            <text:p>-395.93</text:p>
          </table:table-cell>
          <table:table-cell office:value-type="float" office:value="26511.8499420442" calcext:value-type="float">
            <text:p>26511.85</text:p>
          </table:table-cell>
          <table:table-cell office:value-type="float" office:value="-404648.531038427" calcext:value-type="float">
            <text:p>-404648.53</text:p>
          </table:table-cell>
          <table:table-cell/>
          <table:table-cell table:formula="of:=[.A242]" office:value-type="string" office:string-value="ELU02" calcext:value-type="string">
            <text:p>ELU02</text:p>
          </table:table-cell>
          <table:table-cell table:formula="of:=[.B242]" office:value-type="string" office:string-value="pier" calcext:value-type="string">
            <text:p>pier</text:p>
          </table:table-cell>
          <table:table-cell table:formula="of:=[.C242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217.58709879502" calcext:value-type="float">
            <text:p>-2217.59</text:p>
          </table:table-cell>
          <table:table-cell office:value-type="float" office:value="15047.774425086" calcext:value-type="float">
            <text:p>15047.77</text:p>
          </table:table-cell>
          <table:table-cell office:value-type="float" office:value="-395952.846252639" calcext:value-type="float">
            <text:p>-395952.85</text:p>
          </table:table-cell>
          <table:table-cell/>
          <table:table-cell table:formula="of:=[.A243]" office:value-type="string" office:string-value="ELU03" calcext:value-type="string">
            <text:p>ELU03</text:p>
          </table:table-cell>
          <table:table-cell table:formula="of:=[.B243]" office:value-type="string" office:string-value="pier" calcext:value-type="string">
            <text:p>pier</text:p>
          </table:table-cell>
          <table:table-cell table:formula="of:=[.C243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785.7401981526" calcext:value-type="float">
            <text:p>-2785.74</text:p>
          </table:table-cell>
          <table:table-cell office:value-type="float" office:value="15010.2378845061" calcext:value-type="float">
            <text:p>15010.24</text:p>
          </table:table-cell>
          <table:table-cell office:value-type="float" office:value="-398328.285021015" calcext:value-type="float">
            <text:p>-398328.29</text:p>
          </table:table-cell>
          <table:table-cell/>
          <table:table-cell table:formula="of:=[.A244]" office:value-type="string" office:string-value="ELU04" calcext:value-type="string">
            <text:p>ELU04</text:p>
          </table:table-cell>
          <table:table-cell table:formula="of:=[.B244]" office:value-type="string" office:string-value="pier" calcext:value-type="string">
            <text:p>pier</text:p>
          </table:table-cell>
          <table:table-cell table:formula="of:=[.C244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354.68337511914" calcext:value-type="float">
            <text:p>-2354.68</text:p>
          </table:table-cell>
          <table:table-cell office:value-type="float" office:value="15943.2859217294" calcext:value-type="float">
            <text:p>15943.29</text:p>
          </table:table-cell>
          <table:table-cell office:value-type="float" office:value="-412548.528085355" calcext:value-type="float">
            <text:p>-412548.53</text:p>
          </table:table-cell>
          <table:table-cell/>
          <table:table-cell table:formula="of:=[.A245]" office:value-type="string" office:string-value="ELU05" calcext:value-type="string">
            <text:p>ELU05</text:p>
          </table:table-cell>
          <table:table-cell table:formula="of:=[.B245]" office:value-type="string" office:string-value="pier" calcext:value-type="string">
            <text:p>pier</text:p>
          </table:table-cell>
          <table:table-cell table:formula="of:=[.C245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730.42246753428" calcext:value-type="float">
            <text:p>-2730.42</text:p>
          </table:table-cell>
          <table:table-cell office:value-type="float" office:value="14912.0434994808" calcext:value-type="float">
            <text:p>14912.04</text:p>
          </table:table-cell>
          <table:table-cell office:value-type="float" office:value="-396056.148666721" calcext:value-type="float">
            <text:p>-396056.15</text:p>
          </table:table-cell>
          <table:table-cell/>
          <table:table-cell table:formula="of:=[.A246]" office:value-type="string" office:string-value="ELU06" calcext:value-type="string">
            <text:p>ELU06</text:p>
          </table:table-cell>
          <table:table-cell table:formula="of:=[.B246]" office:value-type="string" office:string-value="pier" calcext:value-type="string">
            <text:p>pier</text:p>
          </table:table-cell>
          <table:table-cell table:formula="of:=[.C246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375.98532188072" calcext:value-type="float">
            <text:p>-2375.99</text:p>
          </table:table-cell>
          <table:table-cell office:value-type="float" office:value="16425.2853956376" calcext:value-type="float">
            <text:p>16425.29</text:p>
          </table:table-cell>
          <table:table-cell office:value-type="float" office:value="-427268.734602676" calcext:value-type="float">
            <text:p>-427268.73</text:p>
          </table:table-cell>
          <table:table-cell/>
          <table:table-cell table:formula="of:=[.A247]" office:value-type="string" office:string-value="ELU07" calcext:value-type="string">
            <text:p>ELU07</text:p>
          </table:table-cell>
          <table:table-cell table:formula="of:=[.B247]" office:value-type="string" office:string-value="pier" calcext:value-type="string">
            <text:p>pier</text:p>
          </table:table-cell>
          <table:table-cell table:formula="of:=[.C247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549.94510412126" calcext:value-type="float">
            <text:p>-2549.95</text:p>
          </table:table-cell>
          <table:table-cell office:value-type="float" office:value="16085.390965883" calcext:value-type="float">
            <text:p>16085.39</text:p>
          </table:table-cell>
          <table:table-cell office:value-type="float" office:value="-422192.611850955" calcext:value-type="float">
            <text:p>-422192.61</text:p>
          </table:table-cell>
          <table:table-cell/>
          <table:table-cell table:formula="of:=[.A248]" office:value-type="string" office:string-value="ELU08" calcext:value-type="string">
            <text:p>ELU08</text:p>
          </table:table-cell>
          <table:table-cell table:formula="of:=[.B248]" office:value-type="string" office:string-value="pier" calcext:value-type="string">
            <text:p>pier</text:p>
          </table:table-cell>
          <table:table-cell table:formula="of:=[.C248]" office:value-type="float" office:value="6113" calcext:value-type="float">
            <text:p>611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257.453335041201" calcext:value-type="float">
            <text:p>257.45</text:p>
          </table:table-cell>
          <table:table-cell office:value-type="float" office:value="27294.9376007151" calcext:value-type="float">
            <text:p>27294.94</text:p>
          </table:table-cell>
          <table:table-cell office:value-type="float" office:value="-391592.264550355" calcext:value-type="float">
            <text:p>-391592.26</text:p>
          </table:table-cell>
          <table:table-cell/>
          <table:table-cell table:formula="of:=[.A249]" office:value-type="string" office:string-value="ELU01" calcext:value-type="string">
            <text:p>ELU01</text:p>
          </table:table-cell>
          <table:table-cell table:formula="of:=[.B249]" office:value-type="string" office:string-value="pier" calcext:value-type="string">
            <text:p>pier</text:p>
          </table:table-cell>
          <table:table-cell table:formula="of:=[.C249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347.208942073594" calcext:value-type="float">
            <text:p>-347.21</text:p>
          </table:table-cell>
          <table:table-cell office:value-type="float" office:value="26470.9037647116" calcext:value-type="float">
            <text:p>26470.90</text:p>
          </table:table-cell>
          <table:table-cell office:value-type="float" office:value="-398006.505562397" calcext:value-type="float">
            <text:p>-398006.51</text:p>
          </table:table-cell>
          <table:table-cell/>
          <table:table-cell table:formula="of:=[.A250]" office:value-type="string" office:string-value="ELU02" calcext:value-type="string">
            <text:p>ELU02</text:p>
          </table:table-cell>
          <table:table-cell table:formula="of:=[.B250]" office:value-type="string" office:string-value="pier" calcext:value-type="string">
            <text:p>pier</text:p>
          </table:table-cell>
          <table:table-cell table:formula="of:=[.C250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48.96791802058" calcext:value-type="float">
            <text:p>-2048.97</text:p>
          </table:table-cell>
          <table:table-cell office:value-type="float" office:value="14437.4282328816" calcext:value-type="float">
            <text:p>14437.43</text:p>
          </table:table-cell>
          <table:table-cell office:value-type="float" office:value="-380128.426663237" calcext:value-type="float">
            <text:p>-380128.43</text:p>
          </table:table-cell>
          <table:table-cell/>
          <table:table-cell table:formula="of:=[.A251]" office:value-type="string" office:string-value="ELU03" calcext:value-type="string">
            <text:p>ELU03</text:p>
          </table:table-cell>
          <table:table-cell table:formula="of:=[.B251]" office:value-type="string" office:string-value="pier" calcext:value-type="string">
            <text:p>pier</text:p>
          </table:table-cell>
          <table:table-cell table:formula="of:=[.C251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747.18644105395" calcext:value-type="float">
            <text:p>-2747.19</text:p>
          </table:table-cell>
          <table:table-cell office:value-type="float" office:value="14970.82939848" calcext:value-type="float">
            <text:p>14970.83</text:p>
          </table:table-cell>
          <table:table-cell office:value-type="float" office:value="-396077.277940446" calcext:value-type="float">
            <text:p>-396077.28</text:p>
          </table:table-cell>
          <table:table-cell/>
          <table:table-cell table:formula="of:=[.A252]" office:value-type="string" office:string-value="ELU04" calcext:value-type="string">
            <text:p>ELU04</text:p>
          </table:table-cell>
          <table:table-cell table:formula="of:=[.B252]" office:value-type="string" office:string-value="pier" calcext:value-type="string">
            <text:p>pier</text:p>
          </table:table-cell>
          <table:table-cell table:formula="of:=[.C252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90.88132283402" calcext:value-type="float">
            <text:p>-2090.88</text:p>
          </table:table-cell>
          <table:table-cell office:value-type="float" office:value="14956.3901260203" calcext:value-type="float">
            <text:p>14956.39</text:p>
          </table:table-cell>
          <table:table-cell office:value-type="float" office:value="-389616.08826235" calcext:value-type="float">
            <text:p>-389616.09</text:p>
          </table:table-cell>
          <table:table-cell/>
          <table:table-cell table:formula="of:=[.A253]" office:value-type="string" office:string-value="ELU05" calcext:value-type="string">
            <text:p>ELU05</text:p>
          </table:table-cell>
          <table:table-cell table:formula="of:=[.B253]" office:value-type="string" office:string-value="pier" calcext:value-type="string">
            <text:p>pier</text:p>
          </table:table-cell>
          <table:table-cell table:formula="of:=[.C253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698.09129713052" calcext:value-type="float">
            <text:p>-2698.09</text:p>
          </table:table-cell>
          <table:table-cell office:value-type="float" office:value="14896.5727701787" calcext:value-type="float">
            <text:p>14896.57</text:p>
          </table:table-cell>
          <table:table-cell office:value-type="float" office:value="-394235.530039822" calcext:value-type="float">
            <text:p>-394235.53</text:p>
          </table:table-cell>
          <table:table-cell/>
          <table:table-cell table:formula="of:=[.A254]" office:value-type="string" office:string-value="ELU06" calcext:value-type="string">
            <text:p>ELU06</text:p>
          </table:table-cell>
          <table:table-cell table:formula="of:=[.B254]" office:value-type="string" office:string-value="pier" calcext:value-type="string">
            <text:p>pier</text:p>
          </table:table-cell>
          <table:table-cell table:formula="of:=[.C254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26.09118568957" calcext:value-type="float">
            <text:p>-2026.09</text:p>
          </table:table-cell>
          <table:table-cell office:value-type="float" office:value="15069.6653417769" calcext:value-type="float">
            <text:p>15069.67</text:p>
          </table:table-cell>
          <table:table-cell office:value-type="float" office:value="-393172.949935833" calcext:value-type="float">
            <text:p>-393172.95</text:p>
          </table:table-cell>
          <table:table-cell/>
          <table:table-cell table:formula="of:=[.A255]" office:value-type="string" office:string-value="ELU07" calcext:value-type="string">
            <text:p>ELU07</text:p>
          </table:table-cell>
          <table:table-cell table:formula="of:=[.B255]" office:value-type="string" office:string-value="pier" calcext:value-type="string">
            <text:p>pier</text:p>
          </table:table-cell>
          <table:table-cell table:formula="of:=[.C255]"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287.55858131534" calcext:value-type="float">
            <text:p>-2287.56</text:p>
          </table:table-cell>
          <table:table-cell office:value-type="float" office:value="15098.867019281" calcext:value-type="float">
            <text:p>15098.87</text:p>
          </table:table-cell>
          <table:table-cell office:value-type="float" office:value="-396214.544378869" calcext:value-type="float">
            <text:p>-396214.54</text:p>
          </table:table-cell>
          <table:table-cell/>
          <table:table-cell table:formula="of:=[.A256]" office:value-type="string" office:string-value="ELU08" calcext:value-type="string">
            <text:p>ELU08</text:p>
          </table:table-cell>
          <table:table-cell table:formula="of:=[.B256]" office:value-type="string" office:string-value="pier" calcext:value-type="string">
            <text:p>pier</text:p>
          </table:table-cell>
          <table:table-cell table:formula="of:=[.C256]" office:value-type="float" office:value="6114" calcext:value-type="float">
            <text:p>6114</text:p>
          </table:table-cell>
        </table:table-row>
        <table:table-row table:style-name="ro1">
          <table:table-cell table:number-columns-repeated="3"/>
          <table:table-cell table:formula="of:=AVERAGE([.D$1:.D$256])" office:value-type="float" office:value="59.0453045120105" calcext:value-type="float">
            <text:p>59.05</text:p>
          </table:table-cell>
          <table:table-cell table:formula="of:=AVERAGE([.E$1:.E$256])" office:value-type="float" office:value="2777.34618582361" calcext:value-type="float">
            <text:p>2777.35</text:p>
          </table:table-cell>
          <table:table-cell table:formula="of:=AVERAGE([.F$1:.F$256])" office:value-type="float" office:value="-471084.730401026" calcext:value-type="float">
            <text:p>-471084.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MIN([.D$1:.D$256])" office:value-type="float" office:value="-4024.20535055367" calcext:value-type="float">
            <text:p>-4024.21</text:p>
          </table:table-cell>
          <table:table-cell table:formula="of:=MIN([.E$1:.E$256])" office:value-type="float" office:value="-22639.0956596914" calcext:value-type="float">
            <text:p>-22639.10</text:p>
          </table:table-cell>
          <table:table-cell table:formula="of:=MIN([.F$1:.F$256])" office:value-type="float" office:value="-598416.518964795" calcext:value-type="float">
            <text:p>-598416.52</text:p>
          </table:table-cell>
          <table:table-cell table:formula="of:=VLOOKUP([.$F$258];[.$F$2:.$J$256];3;FALSE())" office:value-type="string" office:string-value="ELU08" calcext:value-type="string">
            <text:p>ELU08</text:p>
          </table:table-cell>
          <table:table-cell table:formula="of:=VLOOKUP([.$F$258];[.$F$2:.$J$256];4;FALSE())" office:value-type="string" office:string-value="pier" calcext:value-type="string">
            <text:p>pier</text:p>
          </table:table-cell>
          <table:table-cell table:formula="of:=VLOOKUP([.$F$258];[.$F$2:.$J$256];5;FALSE())" office:value-type="float" office:value="6084" calcext:value-type="float">
            <text:p>6084</text:p>
          </table:table-cell>
          <table:table-cell/>
        </table:table-row>
        <table:table-row table:style-name="ro1">
          <table:table-cell table:number-columns-repeated="3"/>
          <table:table-cell table:formula="of:=MAX([.D$1:.D$256])" office:value-type="float" office:value="4486.43807232705" calcext:value-type="float">
            <text:p>4486.44</text:p>
          </table:table-cell>
          <table:table-cell table:formula="of:=MAX([.E$1:.E$256])" office:value-type="float" office:value="32141.0904682274" calcext:value-type="float">
            <text:p>32141.09</text:p>
          </table:table-cell>
          <table:table-cell table:formula="of:=MAX([.F$1:.F$256])" office:value-type="float" office:value="-368006.122866691" calcext:value-type="float">
            <text:p>-368006.12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VLOOKUP([.$E$259];[.$E$1:.$J$256];4;FALSE())" office:value-type="string" office:string-value="ELU02" calcext:value-type="string">
            <text:p>ELU02</text:p>
          </table:table-cell>
          <table:table-cell table:formula="of:=VLOOKUP([.$E$259];[.$E$1:.$J$256];5;FALSE())" office:value-type="string" office:string-value="pier" calcext:value-type="string">
            <text:p>pier</text:p>
          </table:table-cell>
          <table:table-cell table:formula="of:=VLOOKUP([.$E$259];[.$E$1:.$J$256];6;FALSE())" office:value-type="float" office:value="6092" calcext:value-type="float">
            <text:p>60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[.F258]/1000" office:value-type="float" office:value="-598.416518964795" calcext:value-type="float">
            <text:p>-598.4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58]/0.2/0.17/1000000" office:value-type="float" office:value="-17.6004858519057" calcext:value-type="float">
            <text:p>-17.60</text:p>
          </table:table-cell>
          <table:table-cell table:number-columns-repeated="4"/>
        </table:table-row>
        <table:table-row table:style-name="ro1" table:number-rows-repeated="104831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earing_resisting_forc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9104.72443366397" calcext:value-type="float">
            <text:p>9104.72</text:p>
          </table:table-cell>
          <table:table-cell office:value-type="float" office:value="-28794.2196170315" calcext:value-type="float">
            <text:p>-28794.22</text:p>
          </table:table-cell>
          <table:table-cell office:value-type="float" office:value="259677.170504344" calcext:value-type="float">
            <text:p>259677.17</text:p>
          </table:table-cell>
          <table:table-cell office:value-type="float" office:value="12.5286786331011" calcext:value-type="float">
            <text:p>12.53</text:p>
          </table:table-cell>
          <table:table-cell office:value-type="float" office:value="4.02139255877841" calcext:value-type="float">
            <text:p>4.0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9038.09092187372" calcext:value-type="float">
            <text:p>9038.09</text:p>
          </table:table-cell>
          <table:table-cell office:value-type="float" office:value="-28790.8052308119" calcext:value-type="float">
            <text:p>-28790.81</text:p>
          </table:table-cell>
          <table:table-cell office:value-type="float" office:value="257957.552287744" calcext:value-type="float">
            <text:p>257957.55</text:p>
          </table:table-cell>
          <table:table-cell office:value-type="float" office:value="12.0935396454922" calcext:value-type="float">
            <text:p>12.09</text:p>
          </table:table-cell>
          <table:table-cell office:value-type="float" office:value="4.07045794236987" calcext:value-type="float">
            <text:p>4.0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962.65725007876" calcext:value-type="float">
            <text:p>8962.66</text:p>
          </table:table-cell>
          <table:table-cell office:value-type="float" office:value="-28787.72930008" calcext:value-type="float">
            <text:p>-28787.73</text:p>
          </table:table-cell>
          <table:table-cell office:value-type="float" office:value="256084.663915667" calcext:value-type="float">
            <text:p>256084.66</text:p>
          </table:table-cell>
          <table:table-cell office:value-type="float" office:value="11.7289279226434" calcext:value-type="float">
            <text:p>11.73</text:p>
          </table:table-cell>
          <table:table-cell office:value-type="float" office:value="4.14177298559327" calcext:value-type="float">
            <text:p>4.1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888.71166599151" calcext:value-type="float">
            <text:p>8888.71</text:p>
          </table:table-cell>
          <table:table-cell office:value-type="float" office:value="-28788.2135514885" calcext:value-type="float">
            <text:p>-28788.21</text:p>
          </table:table-cell>
          <table:table-cell office:value-type="float" office:value="254182.743623242" calcext:value-type="float">
            <text:p>254182.74</text:p>
          </table:table-cell>
          <table:table-cell office:value-type="float" office:value="11.3849153783818" calcext:value-type="float">
            <text:p>11.38</text:p>
          </table:table-cell>
          <table:table-cell office:value-type="float" office:value="3.85884361018411" calcext:value-type="float">
            <text:p>3.8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833.8399621482" calcext:value-type="float">
            <text:p>8833.84</text:p>
          </table:table-cell>
          <table:table-cell office:value-type="float" office:value="-28784.5164374166" calcext:value-type="float">
            <text:p>-28784.52</text:p>
          </table:table-cell>
          <table:table-cell office:value-type="float" office:value="252680.760757019" calcext:value-type="float">
            <text:p>252680.76</text:p>
          </table:table-cell>
          <table:table-cell office:value-type="float" office:value="11.3048616395284" calcext:value-type="float">
            <text:p>11.30</text:p>
          </table:table-cell>
          <table:table-cell office:value-type="float" office:value="3.07077622078222" calcext:value-type="float">
            <text:p>3.0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807.1794689871" calcext:value-type="float">
            <text:p>8807.18</text:p>
          </table:table-cell>
          <table:table-cell office:value-type="float" office:value="-28774.2087257215" calcext:value-type="float">
            <text:p>-28774.21</text:p>
          </table:table-cell>
          <table:table-cell office:value-type="float" office:value="251878.402662647" calcext:value-type="float">
            <text:p>251878.40</text:p>
          </table:table-cell>
          <table:table-cell office:value-type="float" office:value="11.4588651488608" calcext:value-type="float">
            <text:p>11.46</text:p>
          </table:table-cell>
          <table:table-cell office:value-type="float" office:value="2.07725884758209" calcext:value-type="float">
            <text:p>2.0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811.7025353411" calcext:value-type="float">
            <text:p>8811.70</text:p>
          </table:table-cell>
          <table:table-cell office:value-type="float" office:value="-28751.7016629158" calcext:value-type="float">
            <text:p>-28751.70</text:p>
          </table:table-cell>
          <table:table-cell office:value-type="float" office:value="251895.136470466" calcext:value-type="float">
            <text:p>251895.14</text:p>
          </table:table-cell>
          <table:table-cell office:value-type="float" office:value="11.852193361733" calcext:value-type="float">
            <text:p>11.85</text:p>
          </table:table-cell>
          <table:table-cell office:value-type="float" office:value="1.02900428581721" calcext:value-type="float">
            <text:p>1.0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835.4221833701" calcext:value-type="float">
            <text:p>8835.42</text:p>
          </table:table-cell>
          <table:table-cell office:value-type="float" office:value="-28713.7474488339" calcext:value-type="float">
            <text:p>-28713.75</text:p>
          </table:table-cell>
          <table:table-cell office:value-type="float" office:value="252585.823542124" calcext:value-type="float">
            <text:p>252585.82</text:p>
          </table:table-cell>
          <table:table-cell office:value-type="float" office:value="12.4760555935343" calcext:value-type="float">
            <text:p>12.48</text:p>
          </table:table-cell>
          <table:table-cell office:value-type="float" office:value="0.693516732972261" calcext:value-type="float">
            <text:p>0.6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506.66199820112" calcext:value-type="float">
            <text:p>4506.66</text:p>
          </table:table-cell>
          <table:table-cell office:value-type="float" office:value="-29975.791430524" calcext:value-type="float">
            <text:p>-29975.79</text:p>
          </table:table-cell>
          <table:table-cell office:value-type="float" office:value="232706.29967143" calcext:value-type="float">
            <text:p>232706.30</text:p>
          </table:table-cell>
          <table:table-cell office:value-type="float" office:value="-5.56106608604105" calcext:value-type="float">
            <text:p>-5.56</text:p>
          </table:table-cell>
          <table:table-cell office:value-type="float" office:value="-2.79554812251094" calcext:value-type="float">
            <text:p>-2.8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526.98194949032" calcext:value-type="float">
            <text:p>4526.98</text:p>
          </table:table-cell>
          <table:table-cell office:value-type="float" office:value="-29983.6378389933" calcext:value-type="float">
            <text:p>-29983.64</text:p>
          </table:table-cell>
          <table:table-cell office:value-type="float" office:value="233891.984294992" calcext:value-type="float">
            <text:p>233891.98</text:p>
          </table:table-cell>
          <table:table-cell office:value-type="float" office:value="-5.14523978478703" calcext:value-type="float">
            <text:p>-5.15</text:p>
          </table:table-cell>
          <table:table-cell office:value-type="float" office:value="-2.18146476753063" calcext:value-type="float">
            <text:p>-2.18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539.99153954854" calcext:value-type="float">
            <text:p>4539.99</text:p>
          </table:table-cell>
          <table:table-cell office:value-type="float" office:value="-29998.7670243742" calcext:value-type="float">
            <text:p>-29998.77</text:p>
          </table:table-cell>
          <table:table-cell office:value-type="float" office:value="234721.737266806" calcext:value-type="float">
            <text:p>234721.74</text:p>
          </table:table-cell>
          <table:table-cell office:value-type="float" office:value="-4.90407186066957" calcext:value-type="float">
            <text:p>-4.90</text:p>
          </table:table-cell>
          <table:table-cell office:value-type="float" office:value="-1.68582701765944" calcext:value-type="float">
            <text:p>-1.6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553.91855610766" calcext:value-type="float">
            <text:p>4553.92</text:p>
          </table:table-cell>
          <table:table-cell office:value-type="float" office:value="-30017.5187597671" calcext:value-type="float">
            <text:p>-30017.52</text:p>
          </table:table-cell>
          <table:table-cell office:value-type="float" office:value="235346.24511141" calcext:value-type="float">
            <text:p>235346.25</text:p>
          </table:table-cell>
          <table:table-cell office:value-type="float" office:value="-4.73347688468101" calcext:value-type="float">
            <text:p>-4.73</text:p>
          </table:table-cell>
          <table:table-cell office:value-type="float" office:value="-1.7602122949864" calcext:value-type="float">
            <text:p>-1.7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583.56483188269" calcext:value-type="float">
            <text:p>4583.56</text:p>
          </table:table-cell>
          <table:table-cell office:value-type="float" office:value="-30040.3796480714" calcext:value-type="float">
            <text:p>-30040.38</text:p>
          </table:table-cell>
          <table:table-cell office:value-type="float" office:value="236356.719430322" calcext:value-type="float">
            <text:p>236356.72</text:p>
          </table:table-cell>
          <table:table-cell office:value-type="float" office:value="-4.73293575725761" calcext:value-type="float">
            <text:p>-4.73</text:p>
          </table:table-cell>
          <table:table-cell office:value-type="float" office:value="-2.61143596728636" calcext:value-type="float">
            <text:p>-2.6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634.36614004114" calcext:value-type="float">
            <text:p>4634.37</text:p>
          </table:table-cell>
          <table:table-cell office:value-type="float" office:value="-30061.988867083" calcext:value-type="float">
            <text:p>-30061.99</text:p>
          </table:table-cell>
          <table:table-cell office:value-type="float" office:value="238179.688537244" calcext:value-type="float">
            <text:p>238179.69</text:p>
          </table:table-cell>
          <table:table-cell office:value-type="float" office:value="-4.81426867470854" calcext:value-type="float">
            <text:p>-4.81</text:p>
          </table:table-cell>
          <table:table-cell office:value-type="float" office:value="-3.84931017920414" calcext:value-type="float">
            <text:p>-3.8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10.75152698959" calcext:value-type="float">
            <text:p>4710.75</text:p>
          </table:table-cell>
          <table:table-cell office:value-type="float" office:value="-30080.5654444226" calcext:value-type="float">
            <text:p>-30080.57</text:p>
          </table:table-cell>
          <table:table-cell office:value-type="float" office:value="241052.825841802" calcext:value-type="float">
            <text:p>241052.83</text:p>
          </table:table-cell>
          <table:table-cell office:value-type="float" office:value="-4.87291224648023" calcext:value-type="float">
            <text:p>-4.87</text:p>
          </table:table-cell>
          <table:table-cell office:value-type="float" office:value="-5.3597580468752" calcext:value-type="float">
            <text:p>-5.3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805.77249986699" calcext:value-type="float">
            <text:p>4805.77</text:p>
          </table:table-cell>
          <table:table-cell office:value-type="float" office:value="-30104.0945823605" calcext:value-type="float">
            <text:p>-30104.09</text:p>
          </table:table-cell>
          <table:table-cell office:value-type="float" office:value="244867.748091631" calcext:value-type="float">
            <text:p>244867.75</text:p>
          </table:table-cell>
          <table:table-cell office:value-type="float" office:value="-5.24751921912684" calcext:value-type="float">
            <text:p>-5.25</text:p>
          </table:table-cell>
          <table:table-cell office:value-type="float" office:value="-6.42345658207987" calcext:value-type="float">
            <text:p>-6.4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4270.79956048251" calcext:value-type="float">
            <text:p>4270.80</text:p>
          </table:table-cell>
          <table:table-cell office:value-type="float" office:value="-11347.4621533145" calcext:value-type="float">
            <text:p>-11347.46</text:p>
          </table:table-cell>
          <table:table-cell office:value-type="float" office:value="-539358.339479837" calcext:value-type="float">
            <text:p>-539358.34</text:p>
          </table:table-cell>
          <table:table-cell office:value-type="float" office:value="30.7639058019773" calcext:value-type="float">
            <text:p>30.76</text:p>
          </table:table-cell>
          <table:table-cell office:value-type="float" office:value="28.622671152246" calcext:value-type="float">
            <text:p>28.6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4325.47880204544" calcext:value-type="float">
            <text:p>4325.48</text:p>
          </table:table-cell>
          <table:table-cell office:value-type="float" office:value="-11280.6559047526" calcext:value-type="float">
            <text:p>-11280.66</text:p>
          </table:table-cell>
          <table:table-cell office:value-type="float" office:value="-539248.555796917" calcext:value-type="float">
            <text:p>-539248.56</text:p>
          </table:table-cell>
          <table:table-cell office:value-type="float" office:value="33.6522191654468" calcext:value-type="float">
            <text:p>33.65</text:p>
          </table:table-cell>
          <table:table-cell office:value-type="float" office:value="17.4451522555501" calcext:value-type="float">
            <text:p>17.4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4345.85404027449" calcext:value-type="float">
            <text:p>4345.85</text:p>
          </table:table-cell>
          <table:table-cell office:value-type="float" office:value="-10942.2343220853" calcext:value-type="float">
            <text:p>-10942.23</text:p>
          </table:table-cell>
          <table:table-cell office:value-type="float" office:value="-533169.557005919" calcext:value-type="float">
            <text:p>-533169.56</text:p>
          </table:table-cell>
          <table:table-cell office:value-type="float" office:value="36.2309126738066" calcext:value-type="float">
            <text:p>36.23</text:p>
          </table:table-cell>
          <table:table-cell office:value-type="float" office:value="11.3183508787929" calcext:value-type="float">
            <text:p>11.3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4347.94723275407" calcext:value-type="float">
            <text:p>4347.95</text:p>
          </table:table-cell>
          <table:table-cell office:value-type="float" office:value="-10306.7067071438" calcext:value-type="float">
            <text:p>-10306.71</text:p>
          </table:table-cell>
          <table:table-cell office:value-type="float" office:value="-521949.586604139" calcext:value-type="float">
            <text:p>-521949.59</text:p>
          </table:table-cell>
          <table:table-cell office:value-type="float" office:value="40.062802112064" calcext:value-type="float">
            <text:p>40.06</text:p>
          </table:table-cell>
          <table:table-cell office:value-type="float" office:value="6.77068984048977" calcext:value-type="float">
            <text:p>6.7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4319.56271305649" calcext:value-type="float">
            <text:p>4319.56</text:p>
          </table:table-cell>
          <table:table-cell office:value-type="float" office:value="-9467.30222671911" calcext:value-type="float">
            <text:p>-9467.30</text:p>
          </table:table-cell>
          <table:table-cell office:value-type="float" office:value="-507370.974846782" calcext:value-type="float">
            <text:p>-507370.97</text:p>
          </table:table-cell>
          <table:table-cell office:value-type="float" office:value="44.6590231331799" calcext:value-type="float">
            <text:p>44.66</text:p>
          </table:table-cell>
          <table:table-cell office:value-type="float" office:value="4.8900684595244" calcext:value-type="float">
            <text:p>4.8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4276.46548301833" calcext:value-type="float">
            <text:p>4276.47</text:p>
          </table:table-cell>
          <table:table-cell office:value-type="float" office:value="-8515.04909837906" calcext:value-type="float">
            <text:p>-8515.05</text:p>
          </table:table-cell>
          <table:table-cell office:value-type="float" office:value="-490869.712149867" calcext:value-type="float">
            <text:p>-490869.71</text:p>
          </table:table-cell>
          <table:table-cell office:value-type="float" office:value="49.3515068016916" calcext:value-type="float">
            <text:p>49.35</text:p>
          </table:table-cell>
          <table:table-cell office:value-type="float" office:value="4.13450699453629" calcext:value-type="float">
            <text:p>4.13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4241.64684640435" calcext:value-type="float">
            <text:p>4241.65</text:p>
          </table:table-cell>
          <table:table-cell office:value-type="float" office:value="-7481.63613065071" calcext:value-type="float">
            <text:p>-7481.64</text:p>
          </table:table-cell>
          <table:table-cell office:value-type="float" office:value="-472624.334106708" calcext:value-type="float">
            <text:p>-472624.33</text:p>
          </table:table-cell>
          <table:table-cell office:value-type="float" office:value="53.6596142495022" calcext:value-type="float">
            <text:p>53.66</text:p>
          </table:table-cell>
          <table:table-cell office:value-type="float" office:value="2.13664468883191" calcext:value-type="float">
            <text:p>2.1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4178.78511504485" calcext:value-type="float">
            <text:p>4178.79</text:p>
          </table:table-cell>
          <table:table-cell office:value-type="float" office:value="-6394.44473124521" calcext:value-type="float">
            <text:p>-6394.44</text:p>
          </table:table-cell>
          <table:table-cell office:value-type="float" office:value="-453350.412883235" calcext:value-type="float">
            <text:p>-453350.41</text:p>
          </table:table-cell>
          <table:table-cell office:value-type="float" office:value="57.8048592879773" calcext:value-type="float">
            <text:p>57.80</text:p>
          </table:table-cell>
          <table:table-cell office:value-type="float" office:value="5.44000912256732" calcext:value-type="float">
            <text:p>5.4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804.584484511769" calcext:value-type="float">
            <text:p>-804.58</text:p>
          </table:table-cell>
          <table:table-cell office:value-type="float" office:value="30788.0819669145" calcext:value-type="float">
            <text:p>30788.08</text:p>
          </table:table-cell>
          <table:table-cell office:value-type="float" office:value="-540353.783043409" calcext:value-type="float">
            <text:p>-540353.78</text:p>
          </table:table-cell>
          <table:table-cell office:value-type="float" office:value="12.9021111329176" calcext:value-type="float">
            <text:p>12.90</text:p>
          </table:table-cell>
          <table:table-cell office:value-type="float" office:value="2.25694034545045" calcext:value-type="float">
            <text:p>2.2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807.307449715248" calcext:value-type="float">
            <text:p>-807.31</text:p>
          </table:table-cell>
          <table:table-cell office:value-type="float" office:value="30744.6825816976" calcext:value-type="float">
            <text:p>30744.68</text:p>
          </table:table-cell>
          <table:table-cell office:value-type="float" office:value="-537955.333998242" calcext:value-type="float">
            <text:p>-537955.33</text:p>
          </table:table-cell>
          <table:table-cell office:value-type="float" office:value="16.1835546536467" calcext:value-type="float">
            <text:p>16.18</text:p>
          </table:table-cell>
          <table:table-cell office:value-type="float" office:value="-1.98664679628969" calcext:value-type="float">
            <text:p>-1.9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694.259767895924" calcext:value-type="float">
            <text:p>-694.26</text:p>
          </table:table-cell>
          <table:table-cell office:value-type="float" office:value="30534.9448555856" calcext:value-type="float">
            <text:p>30534.94</text:p>
          </table:table-cell>
          <table:table-cell office:value-type="float" office:value="-529851.45345335" calcext:value-type="float">
            <text:p>-529851.45</text:p>
          </table:table-cell>
          <table:table-cell office:value-type="float" office:value="20.7304859005803" calcext:value-type="float">
            <text:p>20.73</text:p>
          </table:table-cell>
          <table:table-cell office:value-type="float" office:value="-11.640698344149" calcext:value-type="float">
            <text:p>-11.6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552.227674519202" calcext:value-type="float">
            <text:p>-552.23</text:p>
          </table:table-cell>
          <table:table-cell office:value-type="float" office:value="30180.7207292197" calcext:value-type="float">
            <text:p>30180.72</text:p>
          </table:table-cell>
          <table:table-cell office:value-type="float" office:value="-515319.876354359" calcext:value-type="float">
            <text:p>-515319.88</text:p>
          </table:table-cell>
          <table:table-cell office:value-type="float" office:value="26.5871749084435" calcext:value-type="float">
            <text:p>26.59</text:p>
          </table:table-cell>
          <table:table-cell office:value-type="float" office:value="-18.7378421103837" calcext:value-type="float">
            <text:p>-18.7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408.165600811277" calcext:value-type="float">
            <text:p>-408.17</text:p>
          </table:table-cell>
          <table:table-cell office:value-type="float" office:value="29738.4873904484" calcext:value-type="float">
            <text:p>29738.49</text:p>
          </table:table-cell>
          <table:table-cell office:value-type="float" office:value="-496693.43653282" calcext:value-type="float">
            <text:p>-496693.44</text:p>
          </table:table-cell>
          <table:table-cell office:value-type="float" office:value="32.8936808681391" calcext:value-type="float">
            <text:p>32.89</text:p>
          </table:table-cell>
          <table:table-cell office:value-type="float" office:value="-22.8700279906616" calcext:value-type="float">
            <text:p>-22.8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67.443746558329" calcext:value-type="float">
            <text:p>-267.44</text:p>
          </table:table-cell>
          <table:table-cell office:value-type="float" office:value="29251.0374058899" calcext:value-type="float">
            <text:p>29251.04</text:p>
          </table:table-cell>
          <table:table-cell office:value-type="float" office:value="-476114.759478649" calcext:value-type="float">
            <text:p>-476114.76</text:p>
          </table:table-cell>
          <table:table-cell office:value-type="float" office:value="38.9017540806269" calcext:value-type="float">
            <text:p>38.90</text:p>
          </table:table-cell>
          <table:table-cell office:value-type="float" office:value="-25.1912667705242" calcext:value-type="float">
            <text:p>-25.1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120.011386890984" calcext:value-type="float">
            <text:p>-120.01</text:p>
          </table:table-cell>
          <table:table-cell office:value-type="float" office:value="28718.1162020394" calcext:value-type="float">
            <text:p>28718.12</text:p>
          </table:table-cell>
          <table:table-cell office:value-type="float" office:value="-454388.670187268" calcext:value-type="float">
            <text:p>-454388.67</text:p>
          </table:table-cell>
          <table:table-cell office:value-type="float" office:value="44.0247267579533" calcext:value-type="float">
            <text:p>44.02</text:p>
          </table:table-cell>
          <table:table-cell office:value-type="float" office:value="-26.8203596243714" calcext:value-type="float">
            <text:p>-26.8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93.0810009574314" calcext:value-type="float">
            <text:p>93.08</text:p>
          </table:table-cell>
          <table:table-cell office:value-type="float" office:value="28151.7898638199" calcext:value-type="float">
            <text:p>28151.79</text:p>
          </table:table-cell>
          <table:table-cell office:value-type="float" office:value="-431703.290843283" calcext:value-type="float">
            <text:p>-431703.29</text:p>
          </table:table-cell>
          <table:table-cell office:value-type="float" office:value="49.3569019174451" calcext:value-type="float">
            <text:p>49.36</text:p>
          </table:table-cell>
          <table:table-cell office:value-type="float" office:value="-31.5723253159421" calcext:value-type="float">
            <text:p>-31.57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4320.56139559516" calcext:value-type="float">
            <text:p>4320.56</text:p>
          </table:table-cell>
          <table:table-cell office:value-type="float" office:value="-7092.15165429194" calcext:value-type="float">
            <text:p>-7092.15</text:p>
          </table:table-cell>
          <table:table-cell office:value-type="float" office:value="-499009.499454768" calcext:value-type="float">
            <text:p>-499009.50</text:p>
          </table:table-cell>
          <table:table-cell office:value-type="float" office:value="57.5579027743096" calcext:value-type="float">
            <text:p>57.56</text:p>
          </table:table-cell>
          <table:table-cell office:value-type="float" office:value="30.5962678977627" calcext:value-type="float">
            <text:p>30.6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4372.10473605171" calcext:value-type="float">
            <text:p>4372.10</text:p>
          </table:table-cell>
          <table:table-cell office:value-type="float" office:value="-6970.35143868466" calcext:value-type="float">
            <text:p>-6970.35</text:p>
          </table:table-cell>
          <table:table-cell office:value-type="float" office:value="-497987.064490586" calcext:value-type="float">
            <text:p>-497987.06</text:p>
          </table:table-cell>
          <table:table-cell office:value-type="float" office:value="59.4423882253205" calcext:value-type="float">
            <text:p>59.44</text:p>
          </table:table-cell>
          <table:table-cell office:value-type="float" office:value="20.3209840831857" calcext:value-type="float">
            <text:p>20.3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4420.26697428106" calcext:value-type="float">
            <text:p>4420.27</text:p>
          </table:table-cell>
          <table:table-cell office:value-type="float" office:value="-6681.57381584834" calcext:value-type="float">
            <text:p>-6681.57</text:p>
          </table:table-cell>
          <table:table-cell office:value-type="float" office:value="-490669.543163506" calcext:value-type="float">
            <text:p>-490669.54</text:p>
          </table:table-cell>
          <table:table-cell office:value-type="float" office:value="58.6179522806547" calcext:value-type="float">
            <text:p>58.62</text:p>
          </table:table-cell>
          <table:table-cell office:value-type="float" office:value="11.5378923145087" calcext:value-type="float">
            <text:p>11.54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4469.03034698403" calcext:value-type="float">
            <text:p>4469.03</text:p>
          </table:table-cell>
          <table:table-cell office:value-type="float" office:value="-6214.61356148869" calcext:value-type="float">
            <text:p>-6214.61</text:p>
          </table:table-cell>
          <table:table-cell office:value-type="float" office:value="-476922.706318542" calcext:value-type="float">
            <text:p>-476922.71</text:p>
          </table:table-cell>
          <table:table-cell office:value-type="float" office:value="55.4810973331497" calcext:value-type="float">
            <text:p>55.48</text:p>
          </table:table-cell>
          <table:table-cell office:value-type="float" office:value="2.55185473844016" calcext:value-type="float">
            <text:p>2.5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4486.43807232705" calcext:value-type="float">
            <text:p>4486.44</text:p>
          </table:table-cell>
          <table:table-cell office:value-type="float" office:value="-5601.27522174537" calcext:value-type="float">
            <text:p>-5601.28</text:p>
          </table:table-cell>
          <table:table-cell office:value-type="float" office:value="-458534.51016898" calcext:value-type="float">
            <text:p>-458534.51</text:p>
          </table:table-cell>
          <table:table-cell office:value-type="float" office:value="50.5852603096474" calcext:value-type="float">
            <text:p>50.59</text:p>
          </table:table-cell>
          <table:table-cell office:value-type="float" office:value="-3.71459774151335" calcext:value-type="float">
            <text:p>-3.7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4469.44093532648" calcext:value-type="float">
            <text:p>4469.44</text:p>
          </table:table-cell>
          <table:table-cell office:value-type="float" office:value="-4869.05523239953" calcext:value-type="float">
            <text:p>-4869.06</text:p>
          </table:table-cell>
          <table:table-cell office:value-type="float" office:value="-437899.685912498" calcext:value-type="float">
            <text:p>-437899.69</text:p>
          </table:table-cell>
          <table:table-cell office:value-type="float" office:value="45.4404023411874" calcext:value-type="float">
            <text:p>45.44</text:p>
          </table:table-cell>
          <table:table-cell office:value-type="float" office:value="-7.31112694323945" calcext:value-type="float">
            <text:p>-7.3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4432.63212667554" calcext:value-type="float">
            <text:p>4432.63</text:p>
          </table:table-cell>
          <table:table-cell office:value-type="float" office:value="-4021.68429115308" calcext:value-type="float">
            <text:p>-4021.68</text:p>
          </table:table-cell>
          <table:table-cell office:value-type="float" office:value="-416360.615928825" calcext:value-type="float">
            <text:p>-416360.62</text:p>
          </table:table-cell>
          <table:table-cell office:value-type="float" office:value="41.2675981270598" calcext:value-type="float">
            <text:p>41.27</text:p>
          </table:table-cell>
          <table:table-cell office:value-type="float" office:value="-9.99759684615564" calcext:value-type="float">
            <text:p>-10.0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4360.27011773412" calcext:value-type="float">
            <text:p>4360.27</text:p>
          </table:table-cell>
          <table:table-cell office:value-type="float" office:value="-3063.33381234084" calcext:value-type="float">
            <text:p>-3063.33</text:p>
          </table:table-cell>
          <table:table-cell office:value-type="float" office:value="-395356.060654931" calcext:value-type="float">
            <text:p>-395356.06</text:p>
          </table:table-cell>
          <table:table-cell office:value-type="float" office:value="39.3590266763981" calcext:value-type="float">
            <text:p>39.36</text:p>
          </table:table-cell>
          <table:table-cell office:value-type="float" office:value="-8.31175916265169" calcext:value-type="float">
            <text:p>-8.31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538.974712722824" calcext:value-type="float">
            <text:p>-538.97</text:p>
          </table:table-cell>
          <table:table-cell office:value-type="float" office:value="30558.3888866439" calcext:value-type="float">
            <text:p>30558.39</text:p>
          </table:table-cell>
          <table:table-cell office:value-type="float" office:value="-476972.760226846" calcext:value-type="float">
            <text:p>-476972.76</text:p>
          </table:table-cell>
          <table:table-cell office:value-type="float" office:value="45.8005549698863" calcext:value-type="float">
            <text:p>45.80</text:p>
          </table:table-cell>
          <table:table-cell office:value-type="float" office:value="-0.253064694440592" calcext:value-type="float">
            <text:p>-0.2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552.067935559584" calcext:value-type="float">
            <text:p>-552.07</text:p>
          </table:table-cell>
          <table:table-cell office:value-type="float" office:value="30546.9179688292" calcext:value-type="float">
            <text:p>30546.92</text:p>
          </table:table-cell>
          <table:table-cell office:value-type="float" office:value="-474904.917454389" calcext:value-type="float">
            <text:p>-474904.92</text:p>
          </table:table-cell>
          <table:table-cell office:value-type="float" office:value="47.4373941848379" calcext:value-type="float">
            <text:p>47.44</text:p>
          </table:table-cell>
          <table:table-cell office:value-type="float" office:value="-2.62001644502379" calcext:value-type="float">
            <text:p>-2.62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470.726641230354" calcext:value-type="float">
            <text:p>-470.73</text:p>
          </table:table-cell>
          <table:table-cell office:value-type="float" office:value="30319.4227701542" calcext:value-type="float">
            <text:p>30319.42</text:p>
          </table:table-cell>
          <table:table-cell office:value-type="float" office:value="-468904.532126679" calcext:value-type="float">
            <text:p>-468904.53</text:p>
          </table:table-cell>
          <table:table-cell office:value-type="float" office:value="47.4043188878277" calcext:value-type="float">
            <text:p>47.40</text:p>
          </table:table-cell>
          <table:table-cell office:value-type="float" office:value="-9.05870989757342" calcext:value-type="float">
            <text:p>-9.06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49.908866759424" calcext:value-type="float">
            <text:p>-349.91</text:p>
          </table:table-cell>
          <table:table-cell office:value-type="float" office:value="29854.3178307303" calcext:value-type="float">
            <text:p>29854.32</text:p>
          </table:table-cell>
          <table:table-cell office:value-type="float" office:value="-458265.489282709" calcext:value-type="float">
            <text:p>-458265.49</text:p>
          </table:table-cell>
          <table:table-cell office:value-type="float" office:value="45.160709178164" calcext:value-type="float">
            <text:p>45.16</text:p>
          </table:table-cell>
          <table:table-cell office:value-type="float" office:value="-13.7995617529772" calcext:value-type="float">
            <text:p>-13.80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10.538663546951" calcext:value-type="float">
            <text:p>-210.54</text:p>
          </table:table-cell>
          <table:table-cell office:value-type="float" office:value="29231.5946773759" calcext:value-type="float">
            <text:p>29231.59</text:p>
          </table:table-cell>
          <table:table-cell office:value-type="float" office:value="-444314.662664871" calcext:value-type="float">
            <text:p>-444314.66</text:p>
          </table:table-cell>
          <table:table-cell office:value-type="float" office:value="41.1990503476898" calcext:value-type="float">
            <text:p>41.20</text:p>
          </table:table-cell>
          <table:table-cell office:value-type="float" office:value="-16.891938534039" calcext:value-type="float">
            <text:p>-16.8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67.1722934255875" calcext:value-type="float">
            <text:p>-67.17</text:p>
          </table:table-cell>
          <table:table-cell office:value-type="float" office:value="28556.9925646392" calcext:value-type="float">
            <text:p>28556.99</text:p>
          </table:table-cell>
          <table:table-cell office:value-type="float" office:value="-428277.521957664" calcext:value-type="float">
            <text:p>-428277.52</text:p>
          </table:table-cell>
          <table:table-cell office:value-type="float" office:value="36.9184089170001" calcext:value-type="float">
            <text:p>36.92</text:p>
          </table:table-cell>
          <table:table-cell office:value-type="float" office:value="-18.9874248248801" calcext:value-type="float">
            <text:p>-18.99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77.310412036724" calcext:value-type="float">
            <text:p>77.31</text:p>
          </table:table-cell>
          <table:table-cell office:value-type="float" office:value="27893.2339213161" calcext:value-type="float">
            <text:p>27893.23</text:p>
          </table:table-cell>
          <table:table-cell office:value-type="float" office:value="-410657.875883621" calcext:value-type="float">
            <text:p>-410657.88</text:p>
          </table:table-cell>
          <table:table-cell office:value-type="float" office:value="33.4173675166028" calcext:value-type="float">
            <text:p>33.42</text:p>
          </table:table-cell>
          <table:table-cell office:value-type="float" office:value="-20.8509285070832" calcext:value-type="float">
            <text:p>-20.85</text:p>
          </table:table-cell>
        </table:table-row>
        <table:table-row table:style-name="ro1">
          <table:table-cell office:value-type="string" calcext:value-type="string">
            <text:p>ELU01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257.453335041201" calcext:value-type="float">
            <text:p>257.45</text:p>
          </table:table-cell>
          <table:table-cell office:value-type="float" office:value="27294.9376007151" calcext:value-type="float">
            <text:p>27294.94</text:p>
          </table:table-cell>
          <table:table-cell office:value-type="float" office:value="-391592.264550355" calcext:value-type="float">
            <text:p>-391592.26</text:p>
          </table:table-cell>
          <table:table-cell office:value-type="float" office:value="32.5056748679816" calcext:value-type="float">
            <text:p>32.51</text:p>
          </table:table-cell>
          <table:table-cell office:value-type="float" office:value="-25.1881956491833" calcext:value-type="float">
            <text:p>-25.1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0177.8257915018" calcext:value-type="float">
            <text:p>10177.83</text:p>
          </table:table-cell>
          <table:table-cell office:value-type="float" office:value="-25886.9096776803" calcext:value-type="float">
            <text:p>-25886.91</text:p>
          </table:table-cell>
          <table:table-cell office:value-type="float" office:value="292807.111048876" calcext:value-type="float">
            <text:p>292807.11</text:p>
          </table:table-cell>
          <table:table-cell office:value-type="float" office:value="28.5312611715622" calcext:value-type="float">
            <text:p>28.53</text:p>
          </table:table-cell>
          <table:table-cell office:value-type="float" office:value="11.7660188707715" calcext:value-type="float">
            <text:p>11.7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9970.82726132932" calcext:value-type="float">
            <text:p>9970.83</text:p>
          </table:table-cell>
          <table:table-cell office:value-type="float" office:value="-25905.3971876888" calcext:value-type="float">
            <text:p>-25905.40</text:p>
          </table:table-cell>
          <table:table-cell office:value-type="float" office:value="287223.208520199" calcext:value-type="float">
            <text:p>287223.21</text:p>
          </table:table-cell>
          <table:table-cell office:value-type="float" office:value="27.4829907943622" calcext:value-type="float">
            <text:p>27.48</text:p>
          </table:table-cell>
          <table:table-cell office:value-type="float" office:value="11.6373204461962" calcext:value-type="float">
            <text:p>11.6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9751.15750253874" calcext:value-type="float">
            <text:p>9751.16</text:p>
          </table:table-cell>
          <table:table-cell office:value-type="float" office:value="-25953.0991298061" calcext:value-type="float">
            <text:p>-25953.10</text:p>
          </table:table-cell>
          <table:table-cell office:value-type="float" office:value="281318.692651366" calcext:value-type="float">
            <text:p>281318.69</text:p>
          </table:table-cell>
          <table:table-cell office:value-type="float" office:value="25.8007144871044" calcext:value-type="float">
            <text:p>25.80</text:p>
          </table:table-cell>
          <table:table-cell office:value-type="float" office:value="11.6570085648754" calcext:value-type="float">
            <text:p>11.6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9526.6713046129" calcext:value-type="float">
            <text:p>9526.67</text:p>
          </table:table-cell>
          <table:table-cell office:value-type="float" office:value="-26036.6108085404" calcext:value-type="float">
            <text:p>-26036.61</text:p>
          </table:table-cell>
          <table:table-cell office:value-type="float" office:value="275138.837920505" calcext:value-type="float">
            <text:p>275138.84</text:p>
          </table:table-cell>
          <table:table-cell office:value-type="float" office:value="23.4139072869008" calcext:value-type="float">
            <text:p>23.41</text:p>
          </table:table-cell>
          <table:table-cell office:value-type="float" office:value="11.5218983565356" calcext:value-type="float">
            <text:p>11.5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9305.583175689" calcext:value-type="float">
            <text:p>9305.58</text:p>
          </table:table-cell>
          <table:table-cell office:value-type="float" office:value="-26137.2197143494" calcext:value-type="float">
            <text:p>-26137.22</text:p>
          </table:table-cell>
          <table:table-cell office:value-type="float" office:value="268916.863380374" calcext:value-type="float">
            <text:p>268916.86</text:p>
          </table:table-cell>
          <table:table-cell office:value-type="float" office:value="20.8122780435553" calcext:value-type="float">
            <text:p>20.81</text:p>
          </table:table-cell>
          <table:table-cell office:value-type="float" office:value="10.948814348368" calcext:value-type="float">
            <text:p>10.9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098.26357284728" calcext:value-type="float">
            <text:p>9098.26</text:p>
          </table:table-cell>
          <table:table-cell office:value-type="float" office:value="-26232.2632110238" calcext:value-type="float">
            <text:p>-26232.26</text:p>
          </table:table-cell>
          <table:table-cell office:value-type="float" office:value="262984.934976419" calcext:value-type="float">
            <text:p>262984.93</text:p>
          </table:table-cell>
          <table:table-cell office:value-type="float" office:value="18.4423844960498" calcext:value-type="float">
            <text:p>18.44</text:p>
          </table:table-cell>
          <table:table-cell office:value-type="float" office:value="9.96667206270657" calcext:value-type="float">
            <text:p>9.9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913.8709287848" calcext:value-type="float">
            <text:p>8913.87</text:p>
          </table:table-cell>
          <table:table-cell office:value-type="float" office:value="-26297.7180652665" calcext:value-type="float">
            <text:p>-26297.72</text:p>
          </table:table-cell>
          <table:table-cell office:value-type="float" office:value="257643.036313606" calcext:value-type="float">
            <text:p>257643.04</text:p>
          </table:table-cell>
          <table:table-cell office:value-type="float" office:value="16.7424931127468" calcext:value-type="float">
            <text:p>16.74</text:p>
          </table:table-cell>
          <table:table-cell office:value-type="float" office:value="8.78499372447727" calcext:value-type="float">
            <text:p>8.7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750.96158390298" calcext:value-type="float">
            <text:p>8750.96</text:p>
          </table:table-cell>
          <table:table-cell office:value-type="float" office:value="-26313.9831410143" calcext:value-type="float">
            <text:p>-26313.98</text:p>
          </table:table-cell>
          <table:table-cell office:value-type="float" office:value="253113.838915655" calcext:value-type="float">
            <text:p>253113.84</text:p>
          </table:table-cell>
          <table:table-cell office:value-type="float" office:value="16.1307784879143" calcext:value-type="float">
            <text:p>16.13</text:p>
          </table:table-cell>
          <table:table-cell office:value-type="float" office:value="8.25794776063216" calcext:value-type="float">
            <text:p>8.2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970.19803269336" calcext:value-type="float">
            <text:p>4970.20</text:p>
          </table:table-cell>
          <table:table-cell office:value-type="float" office:value="-27842.3456252256" calcext:value-type="float">
            <text:p>-27842.35</text:p>
          </table:table-cell>
          <table:table-cell office:value-type="float" office:value="255231.8419125" calcext:value-type="float">
            <text:p>255231.84</text:p>
          </table:table-cell>
          <table:table-cell office:value-type="float" office:value="-12.1043191532825" calcext:value-type="float">
            <text:p>-12.10</text:p>
          </table:table-cell>
          <table:table-cell office:value-type="float" office:value="-0.63695432324884" calcext:value-type="float">
            <text:p>-0.6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943.74234667521" calcext:value-type="float">
            <text:p>4943.74</text:p>
          </table:table-cell>
          <table:table-cell office:value-type="float" office:value="-27856.2745039997" calcext:value-type="float">
            <text:p>-27856.27</text:p>
          </table:table-cell>
          <table:table-cell office:value-type="float" office:value="254127.50197123" calcext:value-type="float">
            <text:p>254127.50</text:p>
          </table:table-cell>
          <table:table-cell office:value-type="float" office:value="-11.5621274819164" calcext:value-type="float">
            <text:p>-11.56</text:p>
          </table:table-cell>
          <table:table-cell office:value-type="float" office:value="0.0538932420594131" calcext:value-type="float">
            <text:p>0.0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901.85851962958" calcext:value-type="float">
            <text:p>4901.86</text:p>
          </table:table-cell>
          <table:table-cell office:value-type="float" office:value="-27873.2187174547" calcext:value-type="float">
            <text:p>-27873.22</text:p>
          </table:table-cell>
          <table:table-cell office:value-type="float" office:value="252440.611196465" calcext:value-type="float">
            <text:p>252440.61</text:p>
          </table:table-cell>
          <table:table-cell office:value-type="float" office:value="-11.0407102102615" calcext:value-type="float">
            <text:p>-11.04</text:p>
          </table:table-cell>
          <table:table-cell office:value-type="float" office:value="0.896937008818031" calcext:value-type="float">
            <text:p>0.9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850.10373024754" calcext:value-type="float">
            <text:p>4850.10</text:p>
          </table:table-cell>
          <table:table-cell office:value-type="float" office:value="-27887.4517204476" calcext:value-type="float">
            <text:p>-27887.45</text:p>
          </table:table-cell>
          <table:table-cell office:value-type="float" office:value="250202.445437261" calcext:value-type="float">
            <text:p>250202.45</text:p>
          </table:table-cell>
          <table:table-cell office:value-type="float" office:value="-10.3924145277112" calcext:value-type="float">
            <text:p>-10.39</text:p>
          </table:table-cell>
          <table:table-cell office:value-type="float" office:value="1.44810403167279" calcext:value-type="float">
            <text:p>1.4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802.89080108985" calcext:value-type="float">
            <text:p>4802.89</text:p>
          </table:table-cell>
          <table:table-cell office:value-type="float" office:value="-27901.8436452937" calcext:value-type="float">
            <text:p>-27901.84</text:p>
          </table:table-cell>
          <table:table-cell office:value-type="float" office:value="247881.491901511" calcext:value-type="float">
            <text:p>247881.49</text:p>
          </table:table-cell>
          <table:table-cell office:value-type="float" office:value="-9.76292221587969" calcext:value-type="float">
            <text:p>-9.76</text:p>
          </table:table-cell>
          <table:table-cell office:value-type="float" office:value="1.30431866274932" calcext:value-type="float">
            <text:p>1.3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768.21303090626" calcext:value-type="float">
            <text:p>4768.21</text:p>
          </table:table-cell>
          <table:table-cell office:value-type="float" office:value="-27916.690082827" calcext:value-type="float">
            <text:p>-27916.69</text:p>
          </table:table-cell>
          <table:table-cell office:value-type="float" office:value="245922.652833137" calcext:value-type="float">
            <text:p>245922.65</text:p>
          </table:table-cell>
          <table:table-cell office:value-type="float" office:value="-9.20861160964916" calcext:value-type="float">
            <text:p>-9.21</text:p>
          </table:table-cell>
          <table:table-cell office:value-type="float" office:value="0.688754323976439" calcext:value-type="float">
            <text:p>0.6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52.90478013244" calcext:value-type="float">
            <text:p>4752.90</text:p>
          </table:table-cell>
          <table:table-cell office:value-type="float" office:value="-27935.1314370564" calcext:value-type="float">
            <text:p>-27935.13</text:p>
          </table:table-cell>
          <table:table-cell office:value-type="float" office:value="244640.749387085" calcext:value-type="float">
            <text:p>244640.75</text:p>
          </table:table-cell>
          <table:table-cell office:value-type="float" office:value="-8.78550415663759" calcext:value-type="float">
            <text:p>-8.79</text:p>
          </table:table-cell>
          <table:table-cell office:value-type="float" office:value="-0.318391708012226" calcext:value-type="float">
            <text:p>-0.3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756.51026786884" calcext:value-type="float">
            <text:p>4756.51</text:p>
          </table:table-cell>
          <table:table-cell office:value-type="float" office:value="-27966.1009424691" calcext:value-type="float">
            <text:p>-27966.10</text:p>
          </table:table-cell>
          <table:table-cell office:value-type="float" office:value="244198.502384922" calcext:value-type="float">
            <text:p>244198.50</text:p>
          </table:table-cell>
          <table:table-cell office:value-type="float" office:value="-8.91034655929732" calcext:value-type="float">
            <text:p>-8.91</text:p>
          </table:table-cell>
          <table:table-cell office:value-type="float" office:value="-1.0900274861779" calcext:value-type="float">
            <text:p>-1.0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4157.12479046581" calcext:value-type="float">
            <text:p>4157.12</text:p>
          </table:table-cell>
          <table:table-cell office:value-type="float" office:value="-13065.820084696" calcext:value-type="float">
            <text:p>-13065.82</text:p>
          </table:table-cell>
          <table:table-cell office:value-type="float" office:value="-590368.919737084" calcext:value-type="float">
            <text:p>-590368.92</text:p>
          </table:table-cell>
          <table:table-cell office:value-type="float" office:value="58.6679370782606" calcext:value-type="float">
            <text:p>58.67</text:p>
          </table:table-cell>
          <table:table-cell office:value-type="float" office:value="38.6499704943377" calcext:value-type="float">
            <text:p>38.6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4222.40149280422" calcext:value-type="float">
            <text:p>4222.40</text:p>
          </table:table-cell>
          <table:table-cell office:value-type="float" office:value="-12956.790152768" calcext:value-type="float">
            <text:p>-12956.79</text:p>
          </table:table-cell>
          <table:table-cell office:value-type="float" office:value="-590419.960890966" calcext:value-type="float">
            <text:p>-590419.96</text:p>
          </table:table-cell>
          <table:table-cell office:value-type="float" office:value="61.6041795823549" calcext:value-type="float">
            <text:p>61.60</text:p>
          </table:table-cell>
          <table:table-cell office:value-type="float" office:value="27.2789331835971" calcext:value-type="float">
            <text:p>27.2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4306.03310343328" calcext:value-type="float">
            <text:p>4306.03</text:p>
          </table:table-cell>
          <table:table-cell office:value-type="float" office:value="-12534.8366323327" calcext:value-type="float">
            <text:p>-12534.84</text:p>
          </table:table-cell>
          <table:table-cell office:value-type="float" office:value="-582569.064608769" calcext:value-type="float">
            <text:p>-582569.06</text:p>
          </table:table-cell>
          <table:table-cell office:value-type="float" office:value="63.9306856874308" calcext:value-type="float">
            <text:p>63.93</text:p>
          </table:table-cell>
          <table:table-cell office:value-type="float" office:value="14.5240809655671" calcext:value-type="float">
            <text:p>14.5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4416.48757428782" calcext:value-type="float">
            <text:p>4416.49</text:p>
          </table:table-cell>
          <table:table-cell office:value-type="float" office:value="-11759.6056767525" calcext:value-type="float">
            <text:p>-11759.61</text:p>
          </table:table-cell>
          <table:table-cell office:value-type="float" office:value="-562889.788592431" calcext:value-type="float">
            <text:p>-562889.79</text:p>
          </table:table-cell>
          <table:table-cell office:value-type="float" office:value="62.9640626171905" calcext:value-type="float">
            <text:p>62.96</text:p>
          </table:table-cell>
          <table:table-cell office:value-type="float" office:value="0.90125147262941" calcext:value-type="float">
            <text:p>0.9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4437.48376013128" calcext:value-type="float">
            <text:p>4437.48</text:p>
          </table:table-cell>
          <table:table-cell office:value-type="float" office:value="-10717.4081087427" calcext:value-type="float">
            <text:p>-10717.41</text:p>
          </table:table-cell>
          <table:table-cell office:value-type="float" office:value="-537055.36073208" calcext:value-type="float">
            <text:p>-537055.36</text:p>
          </table:table-cell>
          <table:table-cell office:value-type="float" office:value="61.5024272332468" calcext:value-type="float">
            <text:p>61.50</text:p>
          </table:table-cell>
          <table:table-cell office:value-type="float" office:value="-4.69927348357584" calcext:value-type="float">
            <text:p>-4.7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4434.72939818447" calcext:value-type="float">
            <text:p>4434.73</text:p>
          </table:table-cell>
          <table:table-cell office:value-type="float" office:value="-9546.8976613606" calcext:value-type="float">
            <text:p>-9546.90</text:p>
          </table:table-cell>
          <table:table-cell office:value-type="float" office:value="-508577.958120158" calcext:value-type="float">
            <text:p>-508577.96</text:p>
          </table:table-cell>
          <table:table-cell office:value-type="float" office:value="59.6771783196735" calcext:value-type="float">
            <text:p>59.68</text:p>
          </table:table-cell>
          <table:table-cell office:value-type="float" office:value="-7.61241686006397" calcext:value-type="float">
            <text:p>-7.6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4405.9400293411" calcext:value-type="float">
            <text:p>4405.94</text:p>
          </table:table-cell>
          <table:table-cell office:value-type="float" office:value="-8294.08068040178" calcext:value-type="float">
            <text:p>-8294.08</text:p>
          </table:table-cell>
          <table:table-cell office:value-type="float" office:value="-479524.185240677" calcext:value-type="float">
            <text:p>-479524.19</text:p>
          </table:table-cell>
          <table:table-cell office:value-type="float" office:value="58.5905895016978" calcext:value-type="float">
            <text:p>58.59</text:p>
          </table:table-cell>
          <table:table-cell office:value-type="float" office:value="-9.14061225559933" calcext:value-type="float">
            <text:p>-9.1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4348.61934774281" calcext:value-type="float">
            <text:p>4348.62</text:p>
          </table:table-cell>
          <table:table-cell office:value-type="float" office:value="-6978.49052644487" calcext:value-type="float">
            <text:p>-6978.49</text:p>
          </table:table-cell>
          <table:table-cell office:value-type="float" office:value="-451437.264586411" calcext:value-type="float">
            <text:p>-451437.26</text:p>
          </table:table-cell>
          <table:table-cell office:value-type="float" office:value="59.50678527165" calcext:value-type="float">
            <text:p>59.51</text:p>
          </table:table-cell>
          <table:table-cell office:value-type="float" office:value="-5.71574352843313" calcext:value-type="float">
            <text:p>-5.7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1172.8339436446" calcext:value-type="float">
            <text:p>-1172.83</text:p>
          </table:table-cell>
          <table:table-cell office:value-type="float" office:value="32118.4415365803" calcext:value-type="float">
            <text:p>32118.44</text:p>
          </table:table-cell>
          <table:table-cell office:value-type="float" office:value="-564120.292304045" calcext:value-type="float">
            <text:p>-564120.29</text:p>
          </table:table-cell>
          <table:table-cell office:value-type="float" office:value="44.5649850645166" calcext:value-type="float">
            <text:p>44.56</text:p>
          </table:table-cell>
          <table:table-cell office:value-type="float" office:value="0.724565992671952" calcext:value-type="float">
            <text:p>0.7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1174.30517287257" calcext:value-type="float">
            <text:p>-1174.31</text:p>
          </table:table-cell>
          <table:table-cell office:value-type="float" office:value="32141.0904682274" calcext:value-type="float">
            <text:p>32141.09</text:p>
          </table:table-cell>
          <table:table-cell office:value-type="float" office:value="-561913.363446626" calcext:value-type="float">
            <text:p>-561913.36</text:p>
          </table:table-cell>
          <table:table-cell office:value-type="float" office:value="48.1432981327171" calcext:value-type="float">
            <text:p>48.14</text:p>
          </table:table-cell>
          <table:table-cell office:value-type="float" office:value="-4.15319230436905" calcext:value-type="float">
            <text:p>-4.15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1013.28502188705" calcext:value-type="float">
            <text:p>-1013.29</text:p>
          </table:table-cell>
          <table:table-cell office:value-type="float" office:value="31883.8717888884" calcext:value-type="float">
            <text:p>31883.87</text:p>
          </table:table-cell>
          <table:table-cell office:value-type="float" office:value="-552836.459736674" calcext:value-type="float">
            <text:p>-552836.46</text:p>
          </table:table-cell>
          <table:table-cell office:value-type="float" office:value="51.9974796551226" calcext:value-type="float">
            <text:p>52.00</text:p>
          </table:table-cell>
          <table:table-cell office:value-type="float" office:value="-16.4714570387922" calcext:value-type="float">
            <text:p>-16.47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768.329052303206" calcext:value-type="float">
            <text:p>-768.33</text:p>
          </table:table-cell>
          <table:table-cell office:value-type="float" office:value="31170.3901552955" calcext:value-type="float">
            <text:p>31170.39</text:p>
          </table:table-cell>
          <table:table-cell office:value-type="float" office:value="-534408.040782114" calcext:value-type="float">
            <text:p>-534408.04</text:p>
          </table:table-cell>
          <table:table-cell office:value-type="float" office:value="52.837446439645" calcext:value-type="float">
            <text:p>52.84</text:p>
          </table:table-cell>
          <table:table-cell office:value-type="float" office:value="-26.1363500475855" calcext:value-type="float">
            <text:p>-26.1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512.772020690972" calcext:value-type="float">
            <text:p>-512.77</text:p>
          </table:table-cell>
          <table:table-cell office:value-type="float" office:value="30236.7426543553" calcext:value-type="float">
            <text:p>30236.74</text:p>
          </table:table-cell>
          <table:table-cell office:value-type="float" office:value="-510168.758047078" calcext:value-type="float">
            <text:p>-510168.76</text:p>
          </table:table-cell>
          <table:table-cell office:value-type="float" office:value="52.2490464293817" calcext:value-type="float">
            <text:p>52.25</text:p>
          </table:table-cell>
          <table:table-cell office:value-type="float" office:value="-31.0850432069239" calcext:value-type="float">
            <text:p>-31.0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70.540388149013" calcext:value-type="float">
            <text:p>-270.54</text:p>
          </table:table-cell>
          <table:table-cell office:value-type="float" office:value="29231.2926156244" calcext:value-type="float">
            <text:p>29231.29</text:p>
          </table:table-cell>
          <table:table-cell office:value-type="float" office:value="-483489.254081695" calcext:value-type="float">
            <text:p>-483489.25</text:p>
          </table:table-cell>
          <table:table-cell office:value-type="float" office:value="50.9691551290919" calcext:value-type="float">
            <text:p>50.97</text:p>
          </table:table-cell>
          <table:table-cell office:value-type="float" office:value="-33.0830515643398" calcext:value-type="float">
            <text:p>-33.0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30.8251175819181" calcext:value-type="float">
            <text:p>-30.83</text:p>
          </table:table-cell>
          <table:table-cell office:value-type="float" office:value="28237.0780402053" calcext:value-type="float">
            <text:p>28237.08</text:p>
          </table:table-cell>
          <table:table-cell office:value-type="float" office:value="-455747.129241186" calcext:value-type="float">
            <text:p>-455747.13</text:p>
          </table:table-cell>
          <table:table-cell office:value-type="float" office:value="50.1352065809033" calcext:value-type="float">
            <text:p>50.14</text:p>
          </table:table-cell>
          <table:table-cell office:value-type="float" office:value="-34.41756446153" calcext:value-type="float">
            <text:p>-34.4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263.594255593746" calcext:value-type="float">
            <text:p>263.59</text:p>
          </table:table-cell>
          <table:table-cell office:value-type="float" office:value="27306.8526280531" calcext:value-type="float">
            <text:p>27306.85</text:p>
          </table:table-cell>
          <table:table-cell office:value-type="float" office:value="-427200.082544306" calcext:value-type="float">
            <text:p>-427200.08</text:p>
          </table:table-cell>
          <table:table-cell office:value-type="float" office:value="51.8571759392036" calcext:value-type="float">
            <text:p>51.86</text:p>
          </table:table-cell>
          <table:table-cell office:value-type="float" office:value="-39.5135918621206" calcext:value-type="float">
            <text:p>-39.5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3903.91067014711" calcext:value-type="float">
            <text:p>3903.91</text:p>
          </table:table-cell>
          <table:table-cell office:value-type="float" office:value="-5913.30206953143" calcext:value-type="float">
            <text:p>-5913.30</text:p>
          </table:table-cell>
          <table:table-cell office:value-type="float" office:value="-422983.652614956" calcext:value-type="float">
            <text:p>-422983.65</text:p>
          </table:table-cell>
          <table:table-cell office:value-type="float" office:value="29.2434149644312" calcext:value-type="float">
            <text:p>29.24</text:p>
          </table:table-cell>
          <table:table-cell office:value-type="float" office:value="23.7830208631001" calcext:value-type="float">
            <text:p>23.7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3944.1936692263" calcext:value-type="float">
            <text:p>3944.19</text:p>
          </table:table-cell>
          <table:table-cell office:value-type="float" office:value="-5954.66412032503" calcext:value-type="float">
            <text:p>-5954.66</text:p>
          </table:table-cell>
          <table:table-cell office:value-type="float" office:value="-425160.154825181" calcext:value-type="float">
            <text:p>-425160.15</text:p>
          </table:table-cell>
          <table:table-cell office:value-type="float" office:value="30.6370915361737" calcext:value-type="float">
            <text:p>30.64</text:p>
          </table:table-cell>
          <table:table-cell office:value-type="float" office:value="16.0904874349718" calcext:value-type="float">
            <text:p>16.0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3952.18913196061" calcext:value-type="float">
            <text:p>3952.19</text:p>
          </table:table-cell>
          <table:table-cell office:value-type="float" office:value="-5869.46598178041" calcext:value-type="float">
            <text:p>-5869.47</text:p>
          </table:table-cell>
          <table:table-cell office:value-type="float" office:value="-423826.014849879" calcext:value-type="float">
            <text:p>-423826.01</text:p>
          </table:table-cell>
          <table:table-cell office:value-type="float" office:value="30.795993761939" calcext:value-type="float">
            <text:p>30.80</text:p>
          </table:table-cell>
          <table:table-cell office:value-type="float" office:value="12.313709931041" calcext:value-type="float">
            <text:p>12.3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3943.74711115613" calcext:value-type="float">
            <text:p>3943.75</text:p>
          </table:table-cell>
          <table:table-cell office:value-type="float" office:value="-5666.57409173616" calcext:value-type="float">
            <text:p>-5666.57</text:p>
          </table:table-cell>
          <table:table-cell office:value-type="float" office:value="-419967.410662137" calcext:value-type="float">
            <text:p>-419967.41</text:p>
          </table:table-cell>
          <table:table-cell office:value-type="float" office:value="30.6684792391678" calcext:value-type="float">
            <text:p>30.67</text:p>
          </table:table-cell>
          <table:table-cell office:value-type="float" office:value="9.75781780572961" calcext:value-type="float">
            <text:p>9.76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3914.36053955185" calcext:value-type="float">
            <text:p>3914.36</text:p>
          </table:table-cell>
          <table:table-cell office:value-type="float" office:value="-5395.16566941678" calcext:value-type="float">
            <text:p>-5395.17</text:p>
          </table:table-cell>
          <table:table-cell office:value-type="float" office:value="-414999.415358015" calcext:value-type="float">
            <text:p>-414999.42</text:p>
          </table:table-cell>
          <table:table-cell office:value-type="float" office:value="30.367057799924" calcext:value-type="float">
            <text:p>30.37</text:p>
          </table:table-cell>
          <table:table-cell office:value-type="float" office:value="8.83119221080767" calcext:value-type="float">
            <text:p>8.8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3875.38035345582" calcext:value-type="float">
            <text:p>3875.38</text:p>
          </table:table-cell>
          <table:table-cell office:value-type="float" office:value="-5075.80843020917" calcext:value-type="float">
            <text:p>-5075.81</text:p>
          </table:table-cell>
          <table:table-cell office:value-type="float" office:value="-409665.328978801" calcext:value-type="float">
            <text:p>-409665.33</text:p>
          </table:table-cell>
          <table:table-cell office:value-type="float" office:value="30.1432562434711" calcext:value-type="float">
            <text:p>30.14</text:p>
          </table:table-cell>
          <table:table-cell office:value-type="float" office:value="8.32564630439886" calcext:value-type="float">
            <text:p>8.33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3836.56234790261" calcext:value-type="float">
            <text:p>3836.56</text:p>
          </table:table-cell>
          <table:table-cell office:value-type="float" office:value="-4694.62446570543" calcext:value-type="float">
            <text:p>-4694.62</text:p>
          </table:table-cell>
          <table:table-cell office:value-type="float" office:value="-403845.986341202" calcext:value-type="float">
            <text:p>-403845.99</text:p>
          </table:table-cell>
          <table:table-cell office:value-type="float" office:value="30.2276044090094" calcext:value-type="float">
            <text:p>30.23</text:p>
          </table:table-cell>
          <table:table-cell office:value-type="float" office:value="7.04334035961681" calcext:value-type="float">
            <text:p>7.04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3770.55463241295" calcext:value-type="float">
            <text:p>3770.55</text:p>
          </table:table-cell>
          <table:table-cell office:value-type="float" office:value="-4234.96473288153" calcext:value-type="float">
            <text:p>-4234.96</text:p>
          </table:table-cell>
          <table:table-cell office:value-type="float" office:value="-397740.299049798" calcext:value-type="float">
            <text:p>-397740.30</text:p>
          </table:table-cell>
          <table:table-cell office:value-type="float" office:value="31.2383496774451" calcext:value-type="float">
            <text:p>31.24</text:p>
          </table:table-cell>
          <table:table-cell office:value-type="float" office:value="9.68559101149665" calcext:value-type="float">
            <text:p>9.69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83.697542180693" calcext:value-type="float">
            <text:p>-383.70</text:p>
          </table:table-cell>
          <table:table-cell office:value-type="float" office:value="26734.7492243582" calcext:value-type="float">
            <text:p>26734.75</text:p>
          </table:table-cell>
          <table:table-cell office:value-type="float" office:value="-422997.65341002" calcext:value-type="float">
            <text:p>-422997.65</text:p>
          </table:table-cell>
          <table:table-cell office:value-type="float" office:value="18.2929922978735" calcext:value-type="float">
            <text:p>18.29</text:p>
          </table:table-cell>
          <table:table-cell office:value-type="float" office:value="4.48477563803161" calcext:value-type="float">
            <text:p>4.4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426.973983062865" calcext:value-type="float">
            <text:p>-426.97</text:p>
          </table:table-cell>
          <table:table-cell office:value-type="float" office:value="26827.7663683498" calcext:value-type="float">
            <text:p>26827.77</text:p>
          </table:table-cell>
          <table:table-cell office:value-type="float" office:value="-424234.361400999" calcext:value-type="float">
            <text:p>-424234.36</text:p>
          </table:table-cell>
          <table:table-cell office:value-type="float" office:value="19.7637862715179" calcext:value-type="float">
            <text:p>19.76</text:p>
          </table:table-cell>
          <table:table-cell office:value-type="float" office:value="2.87538782269922" calcext:value-type="float">
            <text:p>2.8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416.623666950716" calcext:value-type="float">
            <text:p>-416.62</text:p>
          </table:table-cell>
          <table:table-cell office:value-type="float" office:value="26819.7265992318" calcext:value-type="float">
            <text:p>26819.73</text:p>
          </table:table-cell>
          <table:table-cell office:value-type="float" office:value="-423034.787973209" calcext:value-type="float">
            <text:p>-423034.79</text:p>
          </table:table-cell>
          <table:table-cell office:value-type="float" office:value="20.6012042384801" calcext:value-type="float">
            <text:p>20.60</text:p>
          </table:table-cell>
          <table:table-cell office:value-type="float" office:value="-1.1043260338169" calcext:value-type="float">
            <text:p>-1.10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404.867932245633" calcext:value-type="float">
            <text:p>-404.87</text:p>
          </table:table-cell>
          <table:table-cell office:value-type="float" office:value="26740.340894079" calcext:value-type="float">
            <text:p>26740.34</text:p>
          </table:table-cell>
          <table:table-cell office:value-type="float" office:value="-419483.453004287" calcext:value-type="float">
            <text:p>-419483.45</text:p>
          </table:table-cell>
          <table:table-cell office:value-type="float" office:value="20.9003101798167" calcext:value-type="float">
            <text:p>20.90</text:p>
          </table:table-cell>
          <table:table-cell office:value-type="float" office:value="-2.98296939154818" calcext:value-type="float">
            <text:p>-2.9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400.152564601944" calcext:value-type="float">
            <text:p>-400.15</text:p>
          </table:table-cell>
          <table:table-cell office:value-type="float" office:value="26646.020034043" calcext:value-type="float">
            <text:p>26646.02</text:p>
          </table:table-cell>
          <table:table-cell office:value-type="float" office:value="-414976.840761231" calcext:value-type="float">
            <text:p>-414976.84</text:p>
          </table:table-cell>
          <table:table-cell office:value-type="float" office:value="20.8165276749139" calcext:value-type="float">
            <text:p>20.82</text:p>
          </table:table-cell>
          <table:table-cell office:value-type="float" office:value="-3.61297923453242" calcext:value-type="float">
            <text:p>-3.61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398.583017784591" calcext:value-type="float">
            <text:p>-398.58</text:p>
          </table:table-cell>
          <table:table-cell office:value-type="float" office:value="26569.9355371274" calcext:value-type="float">
            <text:p>26569.94</text:p>
          </table:table-cell>
          <table:table-cell office:value-type="float" office:value="-410096.183207672" calcext:value-type="float">
            <text:p>-410096.18</text:p>
          </table:table-cell>
          <table:table-cell office:value-type="float" office:value="20.7877005564715" calcext:value-type="float">
            <text:p>20.79</text:p>
          </table:table-cell>
          <table:table-cell office:value-type="float" office:value="-4.17563116406063" calcext:value-type="float">
            <text:p>-4.18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395.929834597966" calcext:value-type="float">
            <text:p>-395.93</text:p>
          </table:table-cell>
          <table:table-cell office:value-type="float" office:value="26511.8499420442" calcext:value-type="float">
            <text:p>26511.85</text:p>
          </table:table-cell>
          <table:table-cell office:value-type="float" office:value="-404648.531038427" calcext:value-type="float">
            <text:p>-404648.53</text:p>
          </table:table-cell>
          <table:table-cell office:value-type="float" office:value="20.9670102745075" calcext:value-type="float">
            <text:p>20.97</text:p>
          </table:table-cell>
          <table:table-cell office:value-type="float" office:value="-4.92256671042562" calcext:value-type="float">
            <text:p>-4.92</text:p>
          </table:table-cell>
        </table:table-row>
        <table:table-row table:style-name="ro1">
          <table:table-cell office:value-type="string" calcext:value-type="string">
            <text:p>ELU02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347.208942073594" calcext:value-type="float">
            <text:p>-347.21</text:p>
          </table:table-cell>
          <table:table-cell office:value-type="float" office:value="26470.9037647116" calcext:value-type="float">
            <text:p>26470.90</text:p>
          </table:table-cell>
          <table:table-cell office:value-type="float" office:value="-398006.505562397" calcext:value-type="float">
            <text:p>-398006.51</text:p>
          </table:table-cell>
          <table:table-cell office:value-type="float" office:value="22.5634890088737" calcext:value-type="float">
            <text:p>22.56</text:p>
          </table:table-cell>
          <table:table-cell office:value-type="float" office:value="-8.47348295454731" calcext:value-type="float">
            <text:p>-8.4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8101.56010892213" calcext:value-type="float">
            <text:p>8101.56</text:p>
          </table:table-cell>
          <table:table-cell office:value-type="float" office:value="528.440417994986" calcext:value-type="float">
            <text:p>528.44</text:p>
          </table:table-cell>
          <table:table-cell office:value-type="float" office:value="229597.594552359" calcext:value-type="float">
            <text:p>229597.59</text:p>
          </table:table-cell>
          <table:table-cell office:value-type="float" office:value="5.33594080759978" calcext:value-type="float">
            <text:p>5.34</text:p>
          </table:table-cell>
          <table:table-cell office:value-type="float" office:value="-3.4561942605971" calcext:value-type="float">
            <text:p>-3.4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8220.86195577897" calcext:value-type="float">
            <text:p>8220.86</text:p>
          </table:table-cell>
          <table:table-cell office:value-type="float" office:value="553.502945340738" calcext:value-type="float">
            <text:p>553.50</text:p>
          </table:table-cell>
          <table:table-cell office:value-type="float" office:value="232823.680159492" calcext:value-type="float">
            <text:p>232823.68</text:p>
          </table:table-cell>
          <table:table-cell office:value-type="float" office:value="5.29194959100012" calcext:value-type="float">
            <text:p>5.29</text:p>
          </table:table-cell>
          <table:table-cell office:value-type="float" office:value="-3.74523362836563" calcext:value-type="float">
            <text:p>-3.7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353.31803132046" calcext:value-type="float">
            <text:p>8353.32</text:p>
          </table:table-cell>
          <table:table-cell office:value-type="float" office:value="604.35287805694" calcext:value-type="float">
            <text:p>604.35</text:p>
          </table:table-cell>
          <table:table-cell office:value-type="float" office:value="236539.185564639" calcext:value-type="float">
            <text:p>236539.19</text:p>
          </table:table-cell>
          <table:table-cell office:value-type="float" office:value="5.98634229061989" calcext:value-type="float">
            <text:p>5.99</text:p>
          </table:table-cell>
          <table:table-cell office:value-type="float" office:value="-4.01692131656213" calcext:value-type="float">
            <text:p>-4.0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481.45077024003" calcext:value-type="float">
            <text:p>8481.45</text:p>
          </table:table-cell>
          <table:table-cell office:value-type="float" office:value="664.922107151862" calcext:value-type="float">
            <text:p>664.92</text:p>
          </table:table-cell>
          <table:table-cell office:value-type="float" office:value="240326.124064456" calcext:value-type="float">
            <text:p>240326.12</text:p>
          </table:table-cell>
          <table:table-cell office:value-type="float" office:value="6.90974751076819" calcext:value-type="float">
            <text:p>6.91</text:p>
          </table:table-cell>
          <table:table-cell office:value-type="float" office:value="-3.70952552552818" calcext:value-type="float">
            <text:p>-3.7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593.35651393968" calcext:value-type="float">
            <text:p>8593.36</text:p>
          </table:table-cell>
          <table:table-cell office:value-type="float" office:value="720.37976058146" calcext:value-type="float">
            <text:p>720.38</text:p>
          </table:table-cell>
          <table:table-cell office:value-type="float" office:value="243809.825679547" calcext:value-type="float">
            <text:p>243809.83</text:p>
          </table:table-cell>
          <table:table-cell office:value-type="float" office:value="7.78373607054462" calcext:value-type="float">
            <text:p>7.78</text:p>
          </table:table-cell>
          <table:table-cell office:value-type="float" office:value="-3.06895257332124" calcext:value-type="float">
            <text:p>-3.0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695.99540248061" calcext:value-type="float">
            <text:p>8696.00</text:p>
          </table:table-cell>
          <table:table-cell office:value-type="float" office:value="765.326586548923" calcext:value-type="float">
            <text:p>765.33</text:p>
          </table:table-cell>
          <table:table-cell office:value-type="float" office:value="246971.508033294" calcext:value-type="float">
            <text:p>246971.51</text:p>
          </table:table-cell>
          <table:table-cell office:value-type="float" office:value="8.54978685235453" calcext:value-type="float">
            <text:p>8.55</text:p>
          </table:table-cell>
          <table:table-cell office:value-type="float" office:value="-2.75140781424215" calcext:value-type="float">
            <text:p>-2.7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808.92644340292" calcext:value-type="float">
            <text:p>8808.93</text:p>
          </table:table-cell>
          <table:table-cell office:value-type="float" office:value="807.933146403015" calcext:value-type="float">
            <text:p>807.93</text:p>
          </table:table-cell>
          <table:table-cell office:value-type="float" office:value="250191.633635549" calcext:value-type="float">
            <text:p>250191.63</text:p>
          </table:table-cell>
          <table:table-cell office:value-type="float" office:value="9.3254969294837" calcext:value-type="float">
            <text:p>9.33</text:p>
          </table:table-cell>
          <table:table-cell office:value-type="float" office:value="-3.02222430505037" calcext:value-type="float">
            <text:p>-3.02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929.24130859744" calcext:value-type="float">
            <text:p>8929.24</text:p>
          </table:table-cell>
          <table:table-cell office:value-type="float" office:value="857.468195468237" calcext:value-type="float">
            <text:p>857.47</text:p>
          </table:table-cell>
          <table:table-cell office:value-type="float" office:value="253601.177241037" calcext:value-type="float">
            <text:p>253601.18</text:p>
          </table:table-cell>
          <table:table-cell office:value-type="float" office:value="10.1973249571661" calcext:value-type="float">
            <text:p>10.20</text:p>
          </table:table-cell>
          <table:table-cell office:value-type="float" office:value="-3.04742980860602" calcext:value-type="float">
            <text:p>-3.0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3997.7090158902" calcext:value-type="float">
            <text:p>3997.71</text:p>
          </table:table-cell>
          <table:table-cell office:value-type="float" office:value="-249.768713958094" calcext:value-type="float">
            <text:p>-249.77</text:p>
          </table:table-cell>
          <table:table-cell office:value-type="float" office:value="205660.267690529" calcext:value-type="float">
            <text:p>205660.27</text:p>
          </table:table-cell>
          <table:table-cell office:value-type="float" office:value="-1.69392727681515" calcext:value-type="float">
            <text:p>-1.69</text:p>
          </table:table-cell>
          <table:table-cell office:value-type="float" office:value="-5.4720378891632" calcext:value-type="float">
            <text:p>-5.4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076.02611983688" calcext:value-type="float">
            <text:p>4076.03</text:p>
          </table:table-cell>
          <table:table-cell office:value-type="float" office:value="-235.737436907185" calcext:value-type="float">
            <text:p>-235.74</text:p>
          </table:table-cell>
          <table:table-cell office:value-type="float" office:value="209535.113408374" calcext:value-type="float">
            <text:p>209535.11</text:p>
          </table:table-cell>
          <table:table-cell office:value-type="float" office:value="-1.39497743871116" calcext:value-type="float">
            <text:p>-1.39</text:p>
          </table:table-cell>
          <table:table-cell office:value-type="float" office:value="-5.49428402806175" calcext:value-type="float">
            <text:p>-5.4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170.96965320554" calcext:value-type="float">
            <text:p>4170.97</text:p>
          </table:table-cell>
          <table:table-cell office:value-type="float" office:value="-247.442902136043" calcext:value-type="float">
            <text:p>-247.44</text:p>
          </table:table-cell>
          <table:table-cell office:value-type="float" office:value="213901.969135957" calcext:value-type="float">
            <text:p>213901.97</text:p>
          </table:table-cell>
          <table:table-cell office:value-type="float" office:value="-1.74424096391346" calcext:value-type="float">
            <text:p>-1.74</text:p>
          </table:table-cell>
          <table:table-cell office:value-type="float" office:value="-6.10468358728659" calcext:value-type="float">
            <text:p>-6.1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272.35594285665" calcext:value-type="float">
            <text:p>4272.36</text:p>
          </table:table-cell>
          <table:table-cell office:value-type="float" office:value="-279.810358454929" calcext:value-type="float">
            <text:p>-279.81</text:p>
          </table:table-cell>
          <table:table-cell office:value-type="float" office:value="218601.137688341" calcext:value-type="float">
            <text:p>218601.14</text:p>
          </table:table-cell>
          <table:table-cell office:value-type="float" office:value="-2.62978723047898" calcext:value-type="float">
            <text:p>-2.63</text:p>
          </table:table-cell>
          <table:table-cell office:value-type="float" office:value="-6.53099208757532" calcext:value-type="float">
            <text:p>-6.5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372.86685814352" calcext:value-type="float">
            <text:p>4372.87</text:p>
          </table:table-cell>
          <table:table-cell office:value-type="float" office:value="-316.041205869375" calcext:value-type="float">
            <text:p>-316.04</text:p>
          </table:table-cell>
          <table:table-cell office:value-type="float" office:value="223386.272522789" calcext:value-type="float">
            <text:p>223386.27</text:p>
          </table:table-cell>
          <table:table-cell office:value-type="float" office:value="-3.68259234471443" calcext:value-type="float">
            <text:p>-3.68</text:p>
          </table:table-cell>
          <table:table-cell office:value-type="float" office:value="-6.6668940113354" calcext:value-type="float">
            <text:p>-6.6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471.48316088112" calcext:value-type="float">
            <text:p>4471.48</text:p>
          </table:table-cell>
          <table:table-cell office:value-type="float" office:value="-342.943716009766" calcext:value-type="float">
            <text:p>-342.94</text:p>
          </table:table-cell>
          <table:table-cell office:value-type="float" office:value="228118.197248493" calcext:value-type="float">
            <text:p>228118.20</text:p>
          </table:table-cell>
          <table:table-cell office:value-type="float" office:value="-4.54266918539535" calcext:value-type="float">
            <text:p>-4.54</text:p>
          </table:table-cell>
          <table:table-cell office:value-type="float" office:value="-6.7811463707236" calcext:value-type="float">
            <text:p>-6.7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577.81800935969" calcext:value-type="float">
            <text:p>4577.82</text:p>
          </table:table-cell>
          <table:table-cell office:value-type="float" office:value="-358.40128577025" calcext:value-type="float">
            <text:p>-358.40</text:p>
          </table:table-cell>
          <table:table-cell office:value-type="float" office:value="233011.843485871" calcext:value-type="float">
            <text:p>233011.84</text:p>
          </table:table-cell>
          <table:table-cell office:value-type="float" office:value="-5.08376261096606" calcext:value-type="float">
            <text:p>-5.08</text:p>
          </table:table-cell>
          <table:table-cell office:value-type="float" office:value="-7.3749767031964" calcext:value-type="float">
            <text:p>-7.3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93.58945324236" calcext:value-type="float">
            <text:p>4693.59</text:p>
          </table:table-cell>
          <table:table-cell office:value-type="float" office:value="-370.867630970883" calcext:value-type="float">
            <text:p>-370.87</text:p>
          </table:table-cell>
          <table:table-cell office:value-type="float" office:value="238228.019432525" calcext:value-type="float">
            <text:p>238228.02</text:p>
          </table:table-cell>
          <table:table-cell office:value-type="float" office:value="-5.68130764226365" calcext:value-type="float">
            <text:p>-5.68</text:p>
          </table:table-cell>
          <table:table-cell office:value-type="float" office:value="-8.04018152405706" calcext:value-type="float">
            <text:p>-8.0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2049.11334357362" calcext:value-type="float">
            <text:p>2049.11</text:p>
          </table:table-cell>
          <table:table-cell office:value-type="float" office:value="-21340.7021563467" calcext:value-type="float">
            <text:p>-21340.70</text:p>
          </table:table-cell>
          <table:table-cell office:value-type="float" office:value="-524533.318977222" calcext:value-type="float">
            <text:p>-524533.32</text:p>
          </table:table-cell>
          <table:table-cell office:value-type="float" office:value="-19.8627084778629" calcext:value-type="float">
            <text:p>-19.86</text:p>
          </table:table-cell>
          <table:table-cell office:value-type="float" office:value="-1.49947091311399" calcext:value-type="float">
            <text:p>-1.5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2074.99343435417" calcext:value-type="float">
            <text:p>2074.99</text:p>
          </table:table-cell>
          <table:table-cell office:value-type="float" office:value="-20861.2333335932" calcext:value-type="float">
            <text:p>-20861.23</text:p>
          </table:table-cell>
          <table:table-cell office:value-type="float" office:value="-515642.354477998" calcext:value-type="float">
            <text:p>-515642.35</text:p>
          </table:table-cell>
          <table:table-cell office:value-type="float" office:value="-14.8541847960988" calcext:value-type="float">
            <text:p>-14.85</text:p>
          </table:table-cell>
          <table:table-cell office:value-type="float" office:value="-10.374238684284" calcext:value-type="float">
            <text:p>-10.3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2038.54045843206" calcext:value-type="float">
            <text:p>2038.54</text:p>
          </table:table-cell>
          <table:table-cell office:value-type="float" office:value="-20153.4431282208" calcext:value-type="float">
            <text:p>-20153.44</text:p>
          </table:table-cell>
          <table:table-cell office:value-type="float" office:value="-502650.444437289" calcext:value-type="float">
            <text:p>-502650.44</text:p>
          </table:table-cell>
          <table:table-cell office:value-type="float" office:value="-8.92248187913441" calcext:value-type="float">
            <text:p>-8.92</text:p>
          </table:table-cell>
          <table:table-cell office:value-type="float" office:value="-11.6543907101076" calcext:value-type="float">
            <text:p>-11.6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983.16158330897" calcext:value-type="float">
            <text:p>1983.16</text:p>
          </table:table-cell>
          <table:table-cell office:value-type="float" office:value="-19281.1207101315" calcext:value-type="float">
            <text:p>-19281.12</text:p>
          </table:table-cell>
          <table:table-cell office:value-type="float" office:value="-487561.988363183" calcext:value-type="float">
            <text:p>-487561.99</text:p>
          </table:table-cell>
          <table:table-cell office:value-type="float" office:value="-1.41079493023209" calcext:value-type="float">
            <text:p>-1.41</text:p>
          </table:table-cell>
          <table:table-cell office:value-type="float" office:value="-11.1772394630465" calcext:value-type="float">
            <text:p>-11.1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14.04124340562" calcext:value-type="float">
            <text:p>1914.04</text:p>
          </table:table-cell>
          <table:table-cell office:value-type="float" office:value="-18412.7063068587" calcext:value-type="float">
            <text:p>-18412.71</text:p>
          </table:table-cell>
          <table:table-cell office:value-type="float" office:value="-471951.677858399" calcext:value-type="float">
            <text:p>-471951.68</text:p>
          </table:table-cell>
          <table:table-cell office:value-type="float" office:value="5.42856652401935" calcext:value-type="float">
            <text:p>5.43</text:p>
          </table:table-cell>
          <table:table-cell office:value-type="float" office:value="-8.96845863882324" calcext:value-type="float">
            <text:p>-8.97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50.37412076558" calcext:value-type="float">
            <text:p>1850.37</text:p>
          </table:table-cell>
          <table:table-cell office:value-type="float" office:value="-17647.9557168973" calcext:value-type="float">
            <text:p>-17647.96</text:p>
          </table:table-cell>
          <table:table-cell office:value-type="float" office:value="-456937.951955323" calcext:value-type="float">
            <text:p>-456937.95</text:p>
          </table:table-cell>
          <table:table-cell office:value-type="float" office:value="10.4604441177491" calcext:value-type="float">
            <text:p>10.46</text:p>
          </table:table-cell>
          <table:table-cell office:value-type="float" office:value="-6.76462553960239" calcext:value-type="float">
            <text:p>-6.7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16.43173999452" calcext:value-type="float">
            <text:p>1816.43</text:p>
          </table:table-cell>
          <table:table-cell office:value-type="float" office:value="-16954.3055093901" calcext:value-type="float">
            <text:p>-16954.31</text:p>
          </table:table-cell>
          <table:table-cell office:value-type="float" office:value="-442030.59400518" calcext:value-type="float">
            <text:p>-442030.59</text:p>
          </table:table-cell>
          <table:table-cell office:value-type="float" office:value="14.0421590965615" calcext:value-type="float">
            <text:p>14.04</text:p>
          </table:table-cell>
          <table:table-cell office:value-type="float" office:value="-7.16181331962939" calcext:value-type="float">
            <text:p>-7.1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773.77511311362" calcext:value-type="float">
            <text:p>1773.78</text:p>
          </table:table-cell>
          <table:table-cell office:value-type="float" office:value="-16258.2740910491" calcext:value-type="float">
            <text:p>-16258.27</text:p>
          </table:table-cell>
          <table:table-cell office:value-type="float" office:value="-426769.133644795" calcext:value-type="float">
            <text:p>-426769.13</text:p>
          </table:table-cell>
          <table:table-cell office:value-type="float" office:value="17.4073892246294" calcext:value-type="float">
            <text:p>17.41</text:p>
          </table:table-cell>
          <table:table-cell office:value-type="float" office:value="-3.71021411524637" calcext:value-type="float">
            <text:p>-3.7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124.11064070803" calcext:value-type="float">
            <text:p>-3124.11</text:p>
          </table:table-cell>
          <table:table-cell office:value-type="float" office:value="20604.400132127" calcext:value-type="float">
            <text:p>20604.40</text:p>
          </table:table-cell>
          <table:table-cell office:value-type="float" office:value="-550936.364611153" calcext:value-type="float">
            <text:p>-550936.36</text:p>
          </table:table-cell>
          <table:table-cell office:value-type="float" office:value="-38.5363154768819" calcext:value-type="float">
            <text:p>-38.54</text:p>
          </table:table-cell>
          <table:table-cell office:value-type="float" office:value="-7.65155219426832" calcext:value-type="float">
            <text:p>-7.6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033.15047945233" calcext:value-type="float">
            <text:p>-3033.15</text:p>
          </table:table-cell>
          <table:table-cell office:value-type="float" office:value="20209.5805657947" calcext:value-type="float">
            <text:p>20209.58</text:p>
          </table:table-cell>
          <table:table-cell office:value-type="float" office:value="-537606.752582828" calcext:value-type="float">
            <text:p>-537606.75</text:p>
          </table:table-cell>
          <table:table-cell office:value-type="float" office:value="-32.6348439394597" calcext:value-type="float">
            <text:p>-32.63</text:p>
          </table:table-cell>
          <table:table-cell office:value-type="float" office:value="-11.5255819281112" calcext:value-type="float">
            <text:p>-11.5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2851.96457863363" calcext:value-type="float">
            <text:p>-2851.96</text:p>
          </table:table-cell>
          <table:table-cell office:value-type="float" office:value="19708.2157578877" calcext:value-type="float">
            <text:p>19708.22</text:p>
          </table:table-cell>
          <table:table-cell office:value-type="float" office:value="-519210.455274715" calcext:value-type="float">
            <text:p>-519210.46</text:p>
          </table:table-cell>
          <table:table-cell office:value-type="float" office:value="-24.3057544699309" calcext:value-type="float">
            <text:p>-24.31</text:p>
          </table:table-cell>
          <table:table-cell office:value-type="float" office:value="-19.4101497513268" calcext:value-type="float">
            <text:p>-19.4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2690.74133712787" calcext:value-type="float">
            <text:p>-2690.74</text:p>
          </table:table-cell>
          <table:table-cell office:value-type="float" office:value="19156.5068756639" calcext:value-type="float">
            <text:p>19156.51</text:p>
          </table:table-cell>
          <table:table-cell office:value-type="float" office:value="-497051.384264458" calcext:value-type="float">
            <text:p>-497051.38</text:p>
          </table:table-cell>
          <table:table-cell office:value-type="float" office:value="-14.7172387919799" calcext:value-type="float">
            <text:p>-14.72</text:p>
          </table:table-cell>
          <table:table-cell office:value-type="float" office:value="-22.461536469872" calcext:value-type="float">
            <text:p>-22.46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568.00226218502" calcext:value-type="float">
            <text:p>-2568.00</text:p>
          </table:table-cell>
          <table:table-cell office:value-type="float" office:value="18570.6339301263" calcext:value-type="float">
            <text:p>18570.63</text:p>
          </table:table-cell>
          <table:table-cell office:value-type="float" office:value="-474934.850089303" calcext:value-type="float">
            <text:p>-474934.85</text:p>
          </table:table-cell>
          <table:table-cell office:value-type="float" office:value="-6.77879561140888" calcext:value-type="float">
            <text:p>-6.78</text:p>
          </table:table-cell>
          <table:table-cell office:value-type="float" office:value="-21.128867606113" calcext:value-type="float">
            <text:p>-21.1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462.56995612181" calcext:value-type="float">
            <text:p>-2462.57</text:p>
          </table:table-cell>
          <table:table-cell office:value-type="float" office:value="17977.5324017414" calcext:value-type="float">
            <text:p>17977.53</text:p>
          </table:table-cell>
          <table:table-cell office:value-type="float" office:value="-455149.052900268" calcext:value-type="float">
            <text:p>-455149.05</text:p>
          </table:table-cell>
          <table:table-cell office:value-type="float" office:value="-1.38570540489136" calcext:value-type="float">
            <text:p>-1.39</text:p>
          </table:table-cell>
          <table:table-cell office:value-type="float" office:value="-18.803558504341" calcext:value-type="float">
            <text:p>-18.8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341.70084013119" calcext:value-type="float">
            <text:p>-2341.70</text:p>
          </table:table-cell>
          <table:table-cell office:value-type="float" office:value="17367.6940648377" calcext:value-type="float">
            <text:p>17367.69</text:p>
          </table:table-cell>
          <table:table-cell office:value-type="float" office:value="-437033.714684416" calcext:value-type="float">
            <text:p>-437033.71</text:p>
          </table:table-cell>
          <table:table-cell office:value-type="float" office:value="2.26541629121648" calcext:value-type="float">
            <text:p>2.27</text:p>
          </table:table-cell>
          <table:table-cell office:value-type="float" office:value="-18.1059640519236" calcext:value-type="float">
            <text:p>-18.1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39.54605608378" calcext:value-type="float">
            <text:p>-2139.55</text:p>
          </table:table-cell>
          <table:table-cell office:value-type="float" office:value="16730.3730882921" calcext:value-type="float">
            <text:p>16730.37</text:p>
          </table:table-cell>
          <table:table-cell office:value-type="float" office:value="-418698.366818239" calcext:value-type="float">
            <text:p>-418698.37</text:p>
          </table:table-cell>
          <table:table-cell office:value-type="float" office:value="6.38430072539417" calcext:value-type="float">
            <text:p>6.38</text:p>
          </table:table-cell>
          <table:table-cell office:value-type="float" office:value="-22.5035746364674" calcext:value-type="float">
            <text:p>-22.5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936.66464660026" calcext:value-type="float">
            <text:p>1936.66</text:p>
          </table:table-cell>
          <table:table-cell office:value-type="float" office:value="-18299.6819994092" calcext:value-type="float">
            <text:p>-18299.68</text:p>
          </table:table-cell>
          <table:table-cell office:value-type="float" office:value="-495091.006006184" calcext:value-type="float">
            <text:p>-495091.01</text:p>
          </table:table-cell>
          <table:table-cell office:value-type="float" office:value="24.5868247340217" calcext:value-type="float">
            <text:p>24.59</text:p>
          </table:table-cell>
          <table:table-cell office:value-type="float" office:value="8.07742111556381" calcext:value-type="float">
            <text:p>8.0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984.5135756834" calcext:value-type="float">
            <text:p>1984.51</text:p>
          </table:table-cell>
          <table:table-cell office:value-type="float" office:value="-17913.711852609" calcext:value-type="float">
            <text:p>-17913.71</text:p>
          </table:table-cell>
          <table:table-cell office:value-type="float" office:value="-485096.006395078" calcext:value-type="float">
            <text:p>-485096.01</text:p>
          </table:table-cell>
          <table:table-cell office:value-type="float" office:value="24.464877322798" calcext:value-type="float">
            <text:p>24.46</text:p>
          </table:table-cell>
          <table:table-cell office:value-type="float" office:value="-3.2512269387382" calcext:value-type="float">
            <text:p>-3.2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2026.65630654251" calcext:value-type="float">
            <text:p>2026.66</text:p>
          </table:table-cell>
          <table:table-cell office:value-type="float" office:value="-17440.7740181791" calcext:value-type="float">
            <text:p>-17440.77</text:p>
          </table:table-cell>
          <table:table-cell office:value-type="float" office:value="-468626.979585318" calcext:value-type="float">
            <text:p>-468626.98</text:p>
          </table:table-cell>
          <table:table-cell office:value-type="float" office:value="20.1059842036381" calcext:value-type="float">
            <text:p>20.11</text:p>
          </table:table-cell>
          <table:table-cell office:value-type="float" office:value="-12.4489026897495" calcext:value-type="float">
            <text:p>-12.4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2056.88408896148" calcext:value-type="float">
            <text:p>2056.88</text:p>
          </table:table-cell>
          <table:table-cell office:value-type="float" office:value="-16902.5925004671" calcext:value-type="float">
            <text:p>-16902.59</text:p>
          </table:table-cell>
          <table:table-cell office:value-type="float" office:value="-447139.378531202" calcext:value-type="float">
            <text:p>-447139.38</text:p>
          </table:table-cell>
          <table:table-cell office:value-type="float" office:value="12.5951816277454" calcext:value-type="float">
            <text:p>12.60</text:p>
          </table:table-cell>
          <table:table-cell office:value-type="float" office:value="-19.8431289451012" calcext:value-type="float">
            <text:p>-19.84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2030.54601219721" calcext:value-type="float">
            <text:p>2030.55</text:p>
          </table:table-cell>
          <table:table-cell office:value-type="float" office:value="-16313.6098883909" calcext:value-type="float">
            <text:p>-16313.61</text:p>
          </table:table-cell>
          <table:table-cell office:value-type="float" office:value="-424354.99350835" calcext:value-type="float">
            <text:p>-424354.99</text:p>
          </table:table-cell>
          <table:table-cell office:value-type="float" office:value="4.65714492931208" calcext:value-type="float">
            <text:p>4.66</text:p>
          </table:table-cell>
          <table:table-cell office:value-type="float" office:value="-21.6111633330963" calcext:value-type="float">
            <text:p>-21.6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968.79961714916" calcext:value-type="float">
            <text:p>1968.80</text:p>
          </table:table-cell>
          <table:table-cell office:value-type="float" office:value="-15711.3647864237" calcext:value-type="float">
            <text:p>-15711.36</text:p>
          </table:table-cell>
          <table:table-cell office:value-type="float" office:value="-403611.564575576" calcext:value-type="float">
            <text:p>-403611.56</text:p>
          </table:table-cell>
          <table:table-cell office:value-type="float" office:value="-1.33371850727838" calcext:value-type="float">
            <text:p>-1.33</text:p>
          </table:table-cell>
          <table:table-cell office:value-type="float" office:value="-20.0295226442048" calcext:value-type="float">
            <text:p>-20.0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911.88972108666" calcext:value-type="float">
            <text:p>1911.89</text:p>
          </table:table-cell>
          <table:table-cell office:value-type="float" office:value="-15099.5694046909" calcext:value-type="float">
            <text:p>-15099.57</text:p>
          </table:table-cell>
          <table:table-cell office:value-type="float" office:value="-385268.132697805" calcext:value-type="float">
            <text:p>-385268.13</text:p>
          </table:table-cell>
          <table:table-cell office:value-type="float" office:value="-4.88234168017696" calcext:value-type="float">
            <text:p>-4.88</text:p>
          </table:table-cell>
          <table:table-cell office:value-type="float" office:value="-19.2824483995244" calcext:value-type="float">
            <text:p>-19.2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849.93545136505" calcext:value-type="float">
            <text:p>1849.94</text:p>
          </table:table-cell>
          <table:table-cell office:value-type="float" office:value="-14440.1887243563" calcext:value-type="float">
            <text:p>-14440.19</text:p>
          </table:table-cell>
          <table:table-cell office:value-type="float" office:value="-368657.244536436" calcext:value-type="float">
            <text:p>-368657.24</text:p>
          </table:table-cell>
          <table:table-cell office:value-type="float" office:value="-5.80410600195725" calcext:value-type="float">
            <text:p>-5.80</text:p>
          </table:table-cell>
          <table:table-cell office:value-type="float" office:value="-16.5307558972891" calcext:value-type="float">
            <text:p>-16.53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994.3229097855" calcext:value-type="float">
            <text:p>-2994.32</text:p>
          </table:table-cell>
          <table:table-cell office:value-type="float" office:value="19320.372669332" calcext:value-type="float">
            <text:p>19320.37</text:p>
          </table:table-cell>
          <table:table-cell office:value-type="float" office:value="-480538.423077145" calcext:value-type="float">
            <text:p>-480538.42</text:p>
          </table:table-cell>
          <table:table-cell office:value-type="float" office:value="11.808859685779" calcext:value-type="float">
            <text:p>11.81</text:p>
          </table:table-cell>
          <table:table-cell office:value-type="float" office:value="-8.87979580058395" calcext:value-type="float">
            <text:p>-8.8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939.12893288825" calcext:value-type="float">
            <text:p>-2939.13</text:p>
          </table:table-cell>
          <table:table-cell office:value-type="float" office:value="18945.125715817" calcext:value-type="float">
            <text:p>18945.13</text:p>
          </table:table-cell>
          <table:table-cell office:value-type="float" office:value="-471103.830362266" calcext:value-type="float">
            <text:p>-471103.83</text:p>
          </table:table-cell>
          <table:table-cell office:value-type="float" office:value="11.5060646306532" calcext:value-type="float">
            <text:p>11.51</text:p>
          </table:table-cell>
          <table:table-cell office:value-type="float" office:value="-10.2131834090885" calcext:value-type="float">
            <text:p>-10.21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799.38523014917" calcext:value-type="float">
            <text:p>-2799.39</text:p>
          </table:table-cell>
          <table:table-cell office:value-type="float" office:value="18306.7379435737" calcext:value-type="float">
            <text:p>18306.74</text:p>
          </table:table-cell>
          <table:table-cell office:value-type="float" office:value="-458735.402785772" calcext:value-type="float">
            <text:p>-458735.40</text:p>
          </table:table-cell>
          <table:table-cell office:value-type="float" office:value="7.83371999158842" calcext:value-type="float">
            <text:p>7.83</text:p>
          </table:table-cell>
          <table:table-cell office:value-type="float" office:value="-14.3955834182496" calcext:value-type="float">
            <text:p>-14.4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633.84237776732" calcext:value-type="float">
            <text:p>-2633.84</text:p>
          </table:table-cell>
          <table:table-cell office:value-type="float" office:value="17453.5669163542" calcext:value-type="float">
            <text:p>17453.57</text:p>
          </table:table-cell>
          <table:table-cell office:value-type="float" office:value="-443607.881561551" calcext:value-type="float">
            <text:p>-443607.88</text:p>
          </table:table-cell>
          <table:table-cell office:value-type="float" office:value="1.34100105782488" calcext:value-type="float">
            <text:p>1.34</text:p>
          </table:table-cell>
          <table:table-cell office:value-type="float" office:value="-16.5997491308722" calcext:value-type="float">
            <text:p>-16.60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474.93165811758" calcext:value-type="float">
            <text:p>-2474.93</text:p>
          </table:table-cell>
          <table:table-cell office:value-type="float" office:value="16552.3848239384" calcext:value-type="float">
            <text:p>16552.38</text:p>
          </table:table-cell>
          <table:table-cell office:value-type="float" office:value="-427265.802424674" calcext:value-type="float">
            <text:p>-427265.80</text:p>
          </table:table-cell>
          <table:table-cell office:value-type="float" office:value="-5.63338996444752" calcext:value-type="float">
            <text:p>-5.63</text:p>
          </table:table-cell>
          <table:table-cell office:value-type="float" office:value="-16.845270282431" calcext:value-type="float">
            <text:p>-16.85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341.31532249141" calcext:value-type="float">
            <text:p>-2341.32</text:p>
          </table:table-cell>
          <table:table-cell office:value-type="float" office:value="15744.2193715429" calcext:value-type="float">
            <text:p>15744.22</text:p>
          </table:table-cell>
          <table:table-cell office:value-type="float" office:value="-411315.72552587" calcext:value-type="float">
            <text:p>-411315.73</text:p>
          </table:table-cell>
          <table:table-cell office:value-type="float" office:value="-11.0780420957909" calcext:value-type="float">
            <text:p>-11.08</text:p>
          </table:table-cell>
          <table:table-cell office:value-type="float" office:value="-15.9838159165168" calcext:value-type="float">
            <text:p>-15.98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217.58709879502" calcext:value-type="float">
            <text:p>-2217.59</text:p>
          </table:table-cell>
          <table:table-cell office:value-type="float" office:value="15047.774425086" calcext:value-type="float">
            <text:p>15047.77</text:p>
          </table:table-cell>
          <table:table-cell office:value-type="float" office:value="-395952.846252639" calcext:value-type="float">
            <text:p>-395952.85</text:p>
          </table:table-cell>
          <table:table-cell office:value-type="float" office:value="-14.4172904058231" calcext:value-type="float">
            <text:p>-14.42</text:p>
          </table:table-cell>
          <table:table-cell office:value-type="float" office:value="-15.7859697159575" calcext:value-type="float">
            <text:p>-15.79</text:p>
          </table:table-cell>
        </table:table-row>
        <table:table-row table:style-name="ro1">
          <table:table-cell office:value-type="string" calcext:value-type="string">
            <text:p>ELU03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48.96791802058" calcext:value-type="float">
            <text:p>-2048.97</text:p>
          </table:table-cell>
          <table:table-cell office:value-type="float" office:value="14437.4282328816" calcext:value-type="float">
            <text:p>14437.43</text:p>
          </table:table-cell>
          <table:table-cell office:value-type="float" office:value="-380128.426663237" calcext:value-type="float">
            <text:p>-380128.43</text:p>
          </table:table-cell>
          <table:table-cell office:value-type="float" office:value="-14.7379802248296" calcext:value-type="float">
            <text:p>-14.74</text:p>
          </table:table-cell>
          <table:table-cell office:value-type="float" office:value="-19.5360760610268" calcext:value-type="float">
            <text:p>-19.5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2334.9922332033" calcext:value-type="float">
            <text:p>12334.99</text:p>
          </table:table-cell>
          <table:table-cell office:value-type="float" office:value="2467.23559830796" calcext:value-type="float">
            <text:p>2467.24</text:p>
          </table:table-cell>
          <table:table-cell office:value-type="float" office:value="360347.497216307" calcext:value-type="float">
            <text:p>360347.50</text:p>
          </table:table-cell>
          <table:table-cell office:value-type="float" office:value="43.0859627004727" calcext:value-type="float">
            <text:p>43.09</text:p>
          </table:table-cell>
          <table:table-cell office:value-type="float" office:value="36.1178715235604" calcext:value-type="float">
            <text:p>36.1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558.0017515652" calcext:value-type="float">
            <text:p>11558.00</text:p>
          </table:table-cell>
          <table:table-cell office:value-type="float" office:value="2286.21568360539" calcext:value-type="float">
            <text:p>2286.22</text:p>
          </table:table-cell>
          <table:table-cell office:value-type="float" office:value="338668.514303596" calcext:value-type="float">
            <text:p>338668.51</text:p>
          </table:table-cell>
          <table:table-cell office:value-type="float" office:value="40.2666708701147" calcext:value-type="float">
            <text:p>40.27</text:p>
          </table:table-cell>
          <table:table-cell office:value-type="float" office:value="35.0861560476847" calcext:value-type="float">
            <text:p>35.0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0785.1920936584" calcext:value-type="float">
            <text:p>10785.19</text:p>
          </table:table-cell>
          <table:table-cell office:value-type="float" office:value="1997.04997220781" calcext:value-type="float">
            <text:p>1997.05</text:p>
          </table:table-cell>
          <table:table-cell office:value-type="float" office:value="316665.373180514" calcext:value-type="float">
            <text:p>316665.37</text:p>
          </table:table-cell>
          <table:table-cell office:value-type="float" office:value="34.9660196797886" calcext:value-type="float">
            <text:p>34.97</text:p>
          </table:table-cell>
          <table:table-cell office:value-type="float" office:value="33.4508496830478" calcext:value-type="float">
            <text:p>33.4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066.0468401982" calcext:value-type="float">
            <text:p>10066.05</text:p>
          </table:table-cell>
          <table:table-cell office:value-type="float" office:value="1621.55950131713" calcext:value-type="float">
            <text:p>1621.56</text:p>
          </table:table-cell>
          <table:table-cell office:value-type="float" office:value="295498.082943214" calcext:value-type="float">
            <text:p>295498.08</text:p>
          </table:table-cell>
          <table:table-cell office:value-type="float" office:value="27.7830926590277" calcext:value-type="float">
            <text:p>27.78</text:p>
          </table:table-cell>
          <table:table-cell office:value-type="float" office:value="30.6618749041062" calcext:value-type="float">
            <text:p>30.6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9422.76192303897" calcext:value-type="float">
            <text:p>9422.76</text:p>
          </table:table-cell>
          <table:table-cell office:value-type="float" office:value="1260.93361816158" calcext:value-type="float">
            <text:p>1260.93</text:p>
          </table:table-cell>
          <table:table-cell office:value-type="float" office:value="276126.504721914" calcext:value-type="float">
            <text:p>276126.50</text:p>
          </table:table-cell>
          <table:table-cell office:value-type="float" office:value="20.9647443396409" calcext:value-type="float">
            <text:p>20.96</text:p>
          </table:table-cell>
          <table:table-cell office:value-type="float" office:value="26.5904254289554" calcext:value-type="float">
            <text:p>26.5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867.87454941661" calcext:value-type="float">
            <text:p>8867.87</text:p>
          </table:table-cell>
          <table:table-cell office:value-type="float" office:value="988.672048068407" calcext:value-type="float">
            <text:p>988.67</text:p>
          </table:table-cell>
          <table:table-cell office:value-type="float" office:value="259384.775687669" calcext:value-type="float">
            <text:p>259384.78</text:p>
          </table:table-cell>
          <table:table-cell office:value-type="float" office:value="16.0136557530147" calcext:value-type="float">
            <text:p>16.01</text:p>
          </table:table-cell>
          <table:table-cell office:value-type="float" office:value="22.2642124480292" calcext:value-type="float">
            <text:p>22.2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385.02801950057" calcext:value-type="float">
            <text:p>8385.03</text:p>
          </table:table-cell>
          <table:table-cell office:value-type="float" office:value="817.158225560494" calcext:value-type="float">
            <text:p>817.16</text:p>
          </table:table-cell>
          <table:table-cell office:value-type="float" office:value="245134.594006398" calcext:value-type="float">
            <text:p>245134.59</text:p>
          </table:table-cell>
          <table:table-cell office:value-type="float" office:value="13.0982497281117" calcext:value-type="float">
            <text:p>13.10</text:p>
          </table:table-cell>
          <table:table-cell office:value-type="float" office:value="19.1224852006759" calcext:value-type="float">
            <text:p>19.1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7945.04121009903" calcext:value-type="float">
            <text:p>7945.04</text:p>
          </table:table-cell>
          <table:table-cell office:value-type="float" office:value="735.675990709807" calcext:value-type="float">
            <text:p>735.68</text:p>
          </table:table-cell>
          <table:table-cell office:value-type="float" office:value="232810.580501" calcext:value-type="float">
            <text:p>232810.58</text:p>
          </table:table-cell>
          <table:table-cell office:value-type="float" office:value="12.0702831466245" calcext:value-type="float">
            <text:p>12.07</text:p>
          </table:table-cell>
          <table:table-cell office:value-type="float" office:value="18.1849032822443" calcext:value-type="float">
            <text:p>18.1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632.41570988054" calcext:value-type="float">
            <text:p>4632.42</text:p>
          </table:table-cell>
          <table:table-cell office:value-type="float" office:value="-671.593611504089" calcext:value-type="float">
            <text:p>-671.59</text:p>
          </table:table-cell>
          <table:table-cell office:value-type="float" office:value="237700.719647405" calcext:value-type="float">
            <text:p>237700.72</text:p>
          </table:table-cell>
          <table:table-cell office:value-type="float" office:value="-10.8396772176947" calcext:value-type="float">
            <text:p>-10.84</text:p>
          </table:table-cell>
          <table:table-cell office:value-type="float" office:value="-0.612286195760565" calcext:value-type="float">
            <text:p>-0.6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615.8360641898" calcext:value-type="float">
            <text:p>4615.84</text:p>
          </table:table-cell>
          <table:table-cell office:value-type="float" office:value="-658.26754803517" calcext:value-type="float">
            <text:p>-658.27</text:p>
          </table:table-cell>
          <table:table-cell office:value-type="float" office:value="236971.711349679" calcext:value-type="float">
            <text:p>236971.71</text:p>
          </table:table-cell>
          <table:table-cell office:value-type="float" office:value="-10.1383012347522" calcext:value-type="float">
            <text:p>-10.14</text:p>
          </table:table-cell>
          <table:table-cell office:value-type="float" office:value="-0.497916808728962" calcext:value-type="float">
            <text:p>-0.5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606.79788753989" calcext:value-type="float">
            <text:p>4606.80</text:p>
          </table:table-cell>
          <table:table-cell office:value-type="float" office:value="-656.341052954161" calcext:value-type="float">
            <text:p>-656.34</text:p>
          </table:table-cell>
          <table:table-cell office:value-type="float" office:value="236448.022307998" calcext:value-type="float">
            <text:p>236448.02</text:p>
          </table:table-cell>
          <table:table-cell office:value-type="float" office:value="-9.69703196207251" calcext:value-type="float">
            <text:p>-9.70</text:p>
          </table:table-cell>
          <table:table-cell office:value-type="float" office:value="-0.832084269013784" calcext:value-type="float">
            <text:p>-0.8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599.6709129289" calcext:value-type="float">
            <text:p>4599.67</text:p>
          </table:table-cell>
          <table:table-cell office:value-type="float" office:value="-660.648401204511" calcext:value-type="float">
            <text:p>-660.65</text:p>
          </table:table-cell>
          <table:table-cell office:value-type="float" office:value="236126.381195653" calcext:value-type="float">
            <text:p>236126.38</text:p>
          </table:table-cell>
          <table:table-cell office:value-type="float" office:value="-9.45224191438602" calcext:value-type="float">
            <text:p>-9.45</text:p>
          </table:table-cell>
          <table:table-cell office:value-type="float" office:value="-0.965130729685535" calcext:value-type="float">
            <text:p>-0.9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592.718551717" calcext:value-type="float">
            <text:p>4592.72</text:p>
          </table:table-cell>
          <table:table-cell office:value-type="float" office:value="-662.396098889437" calcext:value-type="float">
            <text:p>-662.40</text:p>
          </table:table-cell>
          <table:table-cell office:value-type="float" office:value="235873.055086952" calcext:value-type="float">
            <text:p>235873.06</text:p>
          </table:table-cell>
          <table:table-cell office:value-type="float" office:value="-9.2341245240949" calcext:value-type="float">
            <text:p>-9.23</text:p>
          </table:table-cell>
          <table:table-cell office:value-type="float" office:value="-1.02393287566498" calcext:value-type="float">
            <text:p>-1.0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590.67897953148" calcext:value-type="float">
            <text:p>4590.68</text:p>
          </table:table-cell>
          <table:table-cell office:value-type="float" office:value="-659.718120255696" calcext:value-type="float">
            <text:p>-659.72</text:p>
          </table:table-cell>
          <table:table-cell office:value-type="float" office:value="235747.483023184" calcext:value-type="float">
            <text:p>235747.48</text:p>
          </table:table-cell>
          <table:table-cell office:value-type="float" office:value="-8.97466591265284" calcext:value-type="float">
            <text:p>-8.97</text:p>
          </table:table-cell>
          <table:table-cell office:value-type="float" office:value="-1.31013343114678" calcext:value-type="float">
            <text:p>-1.3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03.89153081337" calcext:value-type="float">
            <text:p>4603.89</text:p>
          </table:table-cell>
          <table:table-cell office:value-type="float" office:value="-658.624147616864" calcext:value-type="float">
            <text:p>-658.62</text:p>
          </table:table-cell>
          <table:table-cell office:value-type="float" office:value="236051.055526404" calcext:value-type="float">
            <text:p>236051.06</text:p>
          </table:table-cell>
          <table:table-cell office:value-type="float" office:value="-8.76431730837012" calcext:value-type="float">
            <text:p>-8.76</text:p>
          </table:table-cell>
          <table:table-cell office:value-type="float" office:value="-2.1080004112408" calcext:value-type="float">
            <text:p>-2.1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33.59222797329" calcext:value-type="float">
            <text:p>4633.59</text:p>
          </table:table-cell>
          <table:table-cell office:value-type="float" office:value="-669.49165452353" calcext:value-type="float">
            <text:p>-669.49</text:p>
          </table:table-cell>
          <table:table-cell office:value-type="float" office:value="237007.448959266" calcext:value-type="float">
            <text:p>237007.45</text:p>
          </table:table-cell>
          <table:table-cell office:value-type="float" office:value="-9.03780312815735" calcext:value-type="float">
            <text:p>-9.04</text:p>
          </table:table-cell>
          <table:table-cell office:value-type="float" office:value="-2.80137086538915" calcext:value-type="float">
            <text:p>-2.8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702.00351568944" calcext:value-type="float">
            <text:p>1702.00</text:p>
          </table:table-cell>
          <table:table-cell office:value-type="float" office:value="-21343.6931606923" calcext:value-type="float">
            <text:p>-21343.69</text:p>
          </table:table-cell>
          <table:table-cell office:value-type="float" office:value="-581517.326027159" calcext:value-type="float">
            <text:p>-581517.33</text:p>
          </table:table-cell>
          <table:table-cell office:value-type="float" office:value="44.3375705885973" calcext:value-type="float">
            <text:p>44.34</text:p>
          </table:table-cell>
          <table:table-cell office:value-type="float" office:value="19.4054908710742" calcext:value-type="float">
            <text:p>19.4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781.43497044563" calcext:value-type="float">
            <text:p>1781.43</text:p>
          </table:table-cell>
          <table:table-cell office:value-type="float" office:value="-20865.9718041256" calcext:value-type="float">
            <text:p>-20865.97</text:p>
          </table:table-cell>
          <table:table-cell office:value-type="float" office:value="-570671.602482395" calcext:value-type="float">
            <text:p>-570671.60</text:p>
          </table:table-cell>
          <table:table-cell office:value-type="float" office:value="45.633906844775" calcext:value-type="float">
            <text:p>45.63</text:p>
          </table:table-cell>
          <table:table-cell office:value-type="float" office:value="5.5256485862245" calcext:value-type="float">
            <text:p>5.5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878.8362620628" calcext:value-type="float">
            <text:p>1878.84</text:p>
          </table:table-cell>
          <table:table-cell office:value-type="float" office:value="-20193.5681039696" calcext:value-type="float">
            <text:p>-20193.57</text:p>
          </table:table-cell>
          <table:table-cell office:value-type="float" office:value="-550578.576753652" calcext:value-type="float">
            <text:p>-550578.58</text:p>
          </table:table-cell>
          <table:table-cell office:value-type="float" office:value="42.5848927770918" calcext:value-type="float">
            <text:p>42.58</text:p>
          </table:table-cell>
          <table:table-cell office:value-type="float" office:value="-8.39587053741765" calcext:value-type="float">
            <text:p>-8.4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956.97992246713" calcext:value-type="float">
            <text:p>1956.98</text:p>
          </table:table-cell>
          <table:table-cell office:value-type="float" office:value="-19374.2747311142" calcext:value-type="float">
            <text:p>-19374.27</text:p>
          </table:table-cell>
          <table:table-cell office:value-type="float" office:value="-521719.638854529" calcext:value-type="float">
            <text:p>-521719.64</text:p>
          </table:table-cell>
          <table:table-cell office:value-type="float" office:value="34.4984580005445" calcext:value-type="float">
            <text:p>34.50</text:p>
          </table:table-cell>
          <table:table-cell office:value-type="float" office:value="-18.7505980932963" calcext:value-type="float">
            <text:p>-18.7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22.92321427171" calcext:value-type="float">
            <text:p>1922.92</text:p>
          </table:table-cell>
          <table:table-cell office:value-type="float" office:value="-18501.367688558" calcext:value-type="float">
            <text:p>-18501.37</text:p>
          </table:table-cell>
          <table:table-cell office:value-type="float" office:value="-492341.931672073" calcext:value-type="float">
            <text:p>-492341.93</text:p>
          </table:table-cell>
          <table:table-cell office:value-type="float" office:value="26.9124852366339" calcext:value-type="float">
            <text:p>26.91</text:p>
          </table:table-cell>
          <table:table-cell office:value-type="float" office:value="-17.850914857057" calcext:value-type="float">
            <text:p>-17.8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56.54737407128" calcext:value-type="float">
            <text:p>1856.55</text:p>
          </table:table-cell>
          <table:table-cell office:value-type="float" office:value="-17684.3710739419" calcext:value-type="float">
            <text:p>-17684.37</text:p>
          </table:table-cell>
          <table:table-cell office:value-type="float" office:value="-467128.338905508" calcext:value-type="float">
            <text:p>-467128.34</text:p>
          </table:table-cell>
          <table:table-cell office:value-type="float" office:value="21.9776749910065" calcext:value-type="float">
            <text:p>21.98</text:p>
          </table:table-cell>
          <table:table-cell office:value-type="float" office:value="-14.1602509462613" calcext:value-type="float">
            <text:p>-14.1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16.99001897621" calcext:value-type="float">
            <text:p>1816.99</text:p>
          </table:table-cell>
          <table:table-cell office:value-type="float" office:value="-16898.1084753158" calcext:value-type="float">
            <text:p>-16898.11</text:p>
          </table:table-cell>
          <table:table-cell office:value-type="float" office:value="-445059.446644346" calcext:value-type="float">
            <text:p>-445059.45</text:p>
          </table:table-cell>
          <table:table-cell office:value-type="float" office:value="19.4550372874689" calcext:value-type="float">
            <text:p>19.46</text:p>
          </table:table-cell>
          <table:table-cell office:value-type="float" office:value="-13.5748422197168" calcext:value-type="float">
            <text:p>-13.5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776.8248724068" calcext:value-type="float">
            <text:p>1776.82</text:p>
          </table:table-cell>
          <table:table-cell office:value-type="float" office:value="-16057.6000051476" calcext:value-type="float">
            <text:p>-16057.60</text:p>
          </table:table-cell>
          <table:table-cell office:value-type="float" office:value="-424319.732632601" calcext:value-type="float">
            <text:p>-424319.73</text:p>
          </table:table-cell>
          <table:table-cell office:value-type="float" office:value="19.4834673900307" calcext:value-type="float">
            <text:p>19.48</text:p>
          </table:table-cell>
          <table:table-cell office:value-type="float" office:value="-10.4266157788095" calcext:value-type="float">
            <text:p>-10.4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530.00578070988" calcext:value-type="float">
            <text:p>-3530.01</text:p>
          </table:table-cell>
          <table:table-cell office:value-type="float" office:value="22925.1757148742" calcext:value-type="float">
            <text:p>22925.18</text:p>
          </table:table-cell>
          <table:table-cell office:value-type="float" office:value="-550857.256665729" calcext:value-type="float">
            <text:p>-550857.26</text:p>
          </table:table-cell>
          <table:table-cell office:value-type="float" office:value="29.698047755156" calcext:value-type="float">
            <text:p>29.70</text:p>
          </table:table-cell>
          <table:table-cell office:value-type="float" office:value="-10.513732245444" calcext:value-type="float">
            <text:p>-10.5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445.53441557819" calcext:value-type="float">
            <text:p>-3445.53</text:p>
          </table:table-cell>
          <table:table-cell office:value-type="float" office:value="22503.2599265492" calcext:value-type="float">
            <text:p>22503.26</text:p>
          </table:table-cell>
          <table:table-cell office:value-type="float" office:value="-539291.464000288" calcext:value-type="float">
            <text:p>-539291.46</text:p>
          </table:table-cell>
          <table:table-cell office:value-type="float" office:value="31.1292719459558" calcext:value-type="float">
            <text:p>31.13</text:p>
          </table:table-cell>
          <table:table-cell office:value-type="float" office:value="-14.1013869166977" calcext:value-type="float">
            <text:p>-14.1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224.443915766" calcext:value-type="float">
            <text:p>-3224.44</text:p>
          </table:table-cell>
          <table:table-cell office:value-type="float" office:value="21709.8865953667" calcext:value-type="float">
            <text:p>21709.89</text:p>
          </table:table-cell>
          <table:table-cell office:value-type="float" office:value="-522339.868548501" calcext:value-type="float">
            <text:p>-522339.87</text:p>
          </table:table-cell>
          <table:table-cell office:value-type="float" office:value="29.0874389506979" calcext:value-type="float">
            <text:p>29.09</text:p>
          </table:table-cell>
          <table:table-cell office:value-type="float" office:value="-21.9450036415073" calcext:value-type="float">
            <text:p>-21.9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2968.47699686419" calcext:value-type="float">
            <text:p>-2968.48</text:p>
          </table:table-cell>
          <table:table-cell office:value-type="float" office:value="20551.5398208866" calcext:value-type="float">
            <text:p>20551.54</text:p>
          </table:table-cell>
          <table:table-cell office:value-type="float" office:value="-500173.893183853" calcext:value-type="float">
            <text:p>-500173.89</text:p>
          </table:table-cell>
          <table:table-cell office:value-type="float" office:value="22.5111516303017" calcext:value-type="float">
            <text:p>22.51</text:p>
          </table:table-cell>
          <table:table-cell office:value-type="float" office:value="-25.4073028168481" calcext:value-type="float">
            <text:p>-25.4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750.99020518734" calcext:value-type="float">
            <text:p>-2750.99</text:p>
          </table:table-cell>
          <table:table-cell office:value-type="float" office:value="19367.063192276" calcext:value-type="float">
            <text:p>19367.06</text:p>
          </table:table-cell>
          <table:table-cell office:value-type="float" office:value="-476876.52367839" calcext:value-type="float">
            <text:p>-476876.52</text:p>
          </table:table-cell>
          <table:table-cell office:value-type="float" office:value="15.4779657364352" calcext:value-type="float">
            <text:p>15.48</text:p>
          </table:table-cell>
          <table:table-cell office:value-type="float" office:value="-24.0381465926825" calcext:value-type="float">
            <text:p>-24.0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580.98152872456" calcext:value-type="float">
            <text:p>-2580.98</text:p>
          </table:table-cell>
          <table:table-cell office:value-type="float" office:value="18354.1091357683" calcext:value-type="float">
            <text:p>18354.11</text:p>
          </table:table-cell>
          <table:table-cell office:value-type="float" office:value="-455582.758894455" calcext:value-type="float">
            <text:p>-455582.76</text:p>
          </table:table-cell>
          <table:table-cell office:value-type="float" office:value="10.4752201342079" calcext:value-type="float">
            <text:p>10.48</text:p>
          </table:table-cell>
          <table:table-cell office:value-type="float" office:value="-21.3546610899025" calcext:value-type="float">
            <text:p>-21.3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10.53277670452" calcext:value-type="float">
            <text:p>-2410.53</text:p>
          </table:table-cell>
          <table:table-cell office:value-type="float" office:value="17478.8977518406" calcext:value-type="float">
            <text:p>17478.90</text:p>
          </table:table-cell>
          <table:table-cell office:value-type="float" office:value="-435689.626040494" calcext:value-type="float">
            <text:p>-435689.63</text:p>
          </table:table-cell>
          <table:table-cell office:value-type="float" office:value="7.86438828487173" calcext:value-type="float">
            <text:p>7.86</text:p>
          </table:table-cell>
          <table:table-cell office:value-type="float" office:value="-21.0251887276002" calcext:value-type="float">
            <text:p>-21.0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66.06669669015" calcext:value-type="float">
            <text:p>-2166.07</text:p>
          </table:table-cell>
          <table:table-cell office:value-type="float" office:value="16671.992182727" calcext:value-type="float">
            <text:p>16671.99</text:p>
          </table:table-cell>
          <table:table-cell office:value-type="float" office:value="-414945.229538449" calcext:value-type="float">
            <text:p>-414945.23</text:p>
          </table:table-cell>
          <table:table-cell office:value-type="float" office:value="8.61851198301429" calcext:value-type="float">
            <text:p>8.62</text:p>
          </table:table-cell>
          <table:table-cell office:value-type="float" office:value="-26.2026418168869" calcext:value-type="float">
            <text:p>-26.20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351.8820654551" calcext:value-type="float">
            <text:p>1351.88</text:p>
          </table:table-cell>
          <table:table-cell office:value-type="float" office:value="-14743.3956105453" calcext:value-type="float">
            <text:p>-14743.40</text:p>
          </table:table-cell>
          <table:table-cell office:value-type="float" office:value="-369422.21141247" calcext:value-type="float">
            <text:p>-369422.21</text:p>
          </table:table-cell>
          <table:table-cell office:value-type="float" office:value="-15.9391739376544" calcext:value-type="float">
            <text:p>-15.94</text:p>
          </table:table-cell>
          <table:table-cell office:value-type="float" office:value="12.211397703667" calcext:value-type="float">
            <text:p>12.2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375.7733994385" calcext:value-type="float">
            <text:p>1375.77</text:p>
          </table:table-cell>
          <table:table-cell office:value-type="float" office:value="-14922.9964518936" calcext:value-type="float">
            <text:p>-14923.00</text:p>
          </table:table-cell>
          <table:table-cell office:value-type="float" office:value="-374744.781080986" calcext:value-type="float">
            <text:p>-374744.78</text:p>
          </table:table-cell>
          <table:table-cell office:value-type="float" office:value="-14.3878743644061" calcext:value-type="float">
            <text:p>-14.39</text:p>
          </table:table-cell>
          <table:table-cell office:value-type="float" office:value="6.65806710826137" calcext:value-type="float">
            <text:p>6.6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362.50660771165" calcext:value-type="float">
            <text:p>1362.51</text:p>
          </table:table-cell>
          <table:table-cell office:value-type="float" office:value="-15060.4421234065" calcext:value-type="float">
            <text:p>-15060.44</text:p>
          </table:table-cell>
          <table:table-cell office:value-type="float" office:value="-378547.758078932" calcext:value-type="float">
            <text:p>-378547.76</text:p>
          </table:table-cell>
          <table:table-cell office:value-type="float" office:value="-13.6575612575917" calcext:value-type="float">
            <text:p>-13.66</text:p>
          </table:table-cell>
          <table:table-cell office:value-type="float" office:value="5.7339793997202" calcext:value-type="float">
            <text:p>5.73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348.8539404363" calcext:value-type="float">
            <text:p>1348.85</text:p>
          </table:table-cell>
          <table:table-cell office:value-type="float" office:value="-15152.8469094156" calcext:value-type="float">
            <text:p>-15152.85</text:p>
          </table:table-cell>
          <table:table-cell office:value-type="float" office:value="-381405.744991245" calcext:value-type="float">
            <text:p>-381405.74</text:p>
          </table:table-cell>
          <table:table-cell office:value-type="float" office:value="-12.8022940218133" calcext:value-type="float">
            <text:p>-12.80</text:p>
          </table:table-cell>
          <table:table-cell office:value-type="float" office:value="4.84248824359095" calcext:value-type="float">
            <text:p>4.8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334.28047624928" calcext:value-type="float">
            <text:p>1334.28</text:p>
          </table:table-cell>
          <table:table-cell office:value-type="float" office:value="-15208.150557399" calcext:value-type="float">
            <text:p>-15208.15</text:p>
          </table:table-cell>
          <table:table-cell office:value-type="float" office:value="-383369.181270459" calcext:value-type="float">
            <text:p>-383369.18</text:p>
          </table:table-cell>
          <table:table-cell office:value-type="float" office:value="-11.9464118058671" calcext:value-type="float">
            <text:p>-11.95</text:p>
          </table:table-cell>
          <table:table-cell office:value-type="float" office:value="3.95180530970537" calcext:value-type="float">
            <text:p>3.95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319.29527579956" calcext:value-type="float">
            <text:p>1319.30</text:p>
          </table:table-cell>
          <table:table-cell office:value-type="float" office:value="-15226.5934325603" calcext:value-type="float">
            <text:p>-15226.59</text:p>
          </table:table-cell>
          <table:table-cell office:value-type="float" office:value="-384369.097557115" calcext:value-type="float">
            <text:p>-384369.10</text:p>
          </table:table-cell>
          <table:table-cell office:value-type="float" office:value="-11.1226957090183" calcext:value-type="float">
            <text:p>-11.12</text:p>
          </table:table-cell>
          <table:table-cell office:value-type="float" office:value="2.96650470957074" calcext:value-type="float">
            <text:p>2.9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306.86960989657" calcext:value-type="float">
            <text:p>1306.87</text:p>
          </table:table-cell>
          <table:table-cell office:value-type="float" office:value="-15200.0924297943" calcext:value-type="float">
            <text:p>-15200.09</text:p>
          </table:table-cell>
          <table:table-cell office:value-type="float" office:value="-384272.87258993" calcext:value-type="float">
            <text:p>-384272.87</text:p>
          </table:table-cell>
          <table:table-cell office:value-type="float" office:value="-10.2457146994883" calcext:value-type="float">
            <text:p>-10.25</text:p>
          </table:table-cell>
          <table:table-cell office:value-type="float" office:value="1.4153899941651" calcext:value-type="float">
            <text:p>1.4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268.45589538381" calcext:value-type="float">
            <text:p>1268.46</text:p>
          </table:table-cell>
          <table:table-cell office:value-type="float" office:value="-15109.4355930101" calcext:value-type="float">
            <text:p>-15109.44</text:p>
          </table:table-cell>
          <table:table-cell office:value-type="float" office:value="-383365.528996723" calcext:value-type="float">
            <text:p>-383365.53</text:p>
          </table:table-cell>
          <table:table-cell office:value-type="float" office:value="-8.72234251501711" calcext:value-type="float">
            <text:p>-8.72</text:p>
          </table:table-cell>
          <table:table-cell office:value-type="float" office:value="4.05865790772956" calcext:value-type="float">
            <text:p>4.06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569.61579524256" calcext:value-type="float">
            <text:p>-2569.62</text:p>
          </table:table-cell>
          <table:table-cell office:value-type="float" office:value="14480.2314310364" calcext:value-type="float">
            <text:p>14480.23</text:p>
          </table:table-cell>
          <table:table-cell office:value-type="float" office:value="-387871.615865681" calcext:value-type="float">
            <text:p>-387871.62</text:p>
          </table:table-cell>
          <table:table-cell office:value-type="float" office:value="-27.8586431337837" calcext:value-type="float">
            <text:p>-27.86</text:p>
          </table:table-cell>
          <table:table-cell office:value-type="float" office:value="9.0213922029103" calcext:value-type="float">
            <text:p>9.02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644.41115318094" calcext:value-type="float">
            <text:p>-2644.41</text:p>
          </table:table-cell>
          <table:table-cell office:value-type="float" office:value="14673.2385517886" calcext:value-type="float">
            <text:p>14673.24</text:p>
          </table:table-cell>
          <table:table-cell office:value-type="float" office:value="-391894.103894939" calcext:value-type="float">
            <text:p>-391894.10</text:p>
          </table:table-cell>
          <table:table-cell office:value-type="float" office:value="-26.1735084303851" calcext:value-type="float">
            <text:p>-26.17</text:p>
          </table:table-cell>
          <table:table-cell office:value-type="float" office:value="8.5929117613564" calcext:value-type="float">
            <text:p>8.5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687.94026107879" calcext:value-type="float">
            <text:p>-2687.94</text:p>
          </table:table-cell>
          <table:table-cell office:value-type="float" office:value="14811.2088300918" calcext:value-type="float">
            <text:p>14811.21</text:p>
          </table:table-cell>
          <table:table-cell office:value-type="float" office:value="-395131.998957636" calcext:value-type="float">
            <text:p>-395132.00</text:p>
          </table:table-cell>
          <table:table-cell office:value-type="float" office:value="-25.1564116487127" calcext:value-type="float">
            <text:p>-25.16</text:p>
          </table:table-cell>
          <table:table-cell office:value-type="float" office:value="6.77184733393186" calcext:value-type="float">
            <text:p>6.77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726.18545985423" calcext:value-type="float">
            <text:p>-2726.19</text:p>
          </table:table-cell>
          <table:table-cell office:value-type="float" office:value="14912.8572438056" calcext:value-type="float">
            <text:p>14912.86</text:p>
          </table:table-cell>
          <table:table-cell office:value-type="float" office:value="-397345.835575384" calcext:value-type="float">
            <text:p>-397345.84</text:p>
          </table:table-cell>
          <table:table-cell office:value-type="float" office:value="-24.2695480836763" calcext:value-type="float">
            <text:p>-24.27</text:p>
          </table:table-cell>
          <table:table-cell office:value-type="float" office:value="5.68915121292679" calcext:value-type="float">
            <text:p>5.69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755.50522584356" calcext:value-type="float">
            <text:p>-2755.51</text:p>
          </table:table-cell>
          <table:table-cell office:value-type="float" office:value="14982.7655257298" calcext:value-type="float">
            <text:p>14982.77</text:p>
          </table:table-cell>
          <table:table-cell office:value-type="float" office:value="-398665.385535911" calcext:value-type="float">
            <text:p>-398665.39</text:p>
          </table:table-cell>
          <table:table-cell office:value-type="float" office:value="-23.3529134991115" calcext:value-type="float">
            <text:p>-23.35</text:p>
          </table:table-cell>
          <table:table-cell office:value-type="float" office:value="4.54441968980127" calcext:value-type="float">
            <text:p>4.54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74.64066546072" calcext:value-type="float">
            <text:p>-2774.64</text:p>
          </table:table-cell>
          <table:table-cell office:value-type="float" office:value="15017.0349606249" calcext:value-type="float">
            <text:p>15017.03</text:p>
          </table:table-cell>
          <table:table-cell office:value-type="float" office:value="-399028.906025696" calcext:value-type="float">
            <text:p>-399028.91</text:p>
          </table:table-cell>
          <table:table-cell office:value-type="float" office:value="-22.3859251132486" calcext:value-type="float">
            <text:p>-22.39</text:p>
          </table:table-cell>
          <table:table-cell office:value-type="float" office:value="3.21402227863091" calcext:value-type="float">
            <text:p>3.21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785.7401981526" calcext:value-type="float">
            <text:p>-2785.74</text:p>
          </table:table-cell>
          <table:table-cell office:value-type="float" office:value="15010.2378845061" calcext:value-type="float">
            <text:p>15010.24</text:p>
          </table:table-cell>
          <table:table-cell office:value-type="float" office:value="-398328.285021015" calcext:value-type="float">
            <text:p>-398328.29</text:p>
          </table:table-cell>
          <table:table-cell office:value-type="float" office:value="-21.4879355090534" calcext:value-type="float">
            <text:p>-21.49</text:p>
          </table:table-cell>
          <table:table-cell office:value-type="float" office:value="2.07546112491349" calcext:value-type="float">
            <text:p>2.08</text:p>
          </table:table-cell>
        </table:table-row>
        <table:table-row table:style-name="ro1">
          <table:table-cell office:value-type="string" calcext:value-type="string">
            <text:p>ELU04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747.18644105395" calcext:value-type="float">
            <text:p>-2747.19</text:p>
          </table:table-cell>
          <table:table-cell office:value-type="float" office:value="14970.82939848" calcext:value-type="float">
            <text:p>14970.83</text:p>
          </table:table-cell>
          <table:table-cell office:value-type="float" office:value="-396077.277940446" calcext:value-type="float">
            <text:p>-396077.28</text:p>
          </table:table-cell>
          <table:table-cell office:value-type="float" office:value="-19.5293957916644" calcext:value-type="float">
            <text:p>-19.53</text:p>
          </table:table-cell>
          <table:table-cell office:value-type="float" office:value="-1.52673388194562" calcext:value-type="float">
            <text:p>-1.5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8082.7989186591" calcext:value-type="float">
            <text:p>8082.80</text:p>
          </table:table-cell>
          <table:table-cell office:value-type="float" office:value="465.254676033987" calcext:value-type="float">
            <text:p>465.25</text:p>
          </table:table-cell>
          <table:table-cell office:value-type="float" office:value="229425.438148493" calcext:value-type="float">
            <text:p>229425.44</text:p>
          </table:table-cell>
          <table:table-cell office:value-type="float" office:value="3.65100186432498" calcext:value-type="float">
            <text:p>3.65</text:p>
          </table:table-cell>
          <table:table-cell office:value-type="float" office:value="-0.835792964150632" calcext:value-type="float">
            <text:p>-0.8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8128.89564135041" calcext:value-type="float">
            <text:p>8128.90</text:p>
          </table:table-cell>
          <table:table-cell office:value-type="float" office:value="474.298772218123" calcext:value-type="float">
            <text:p>474.30</text:p>
          </table:table-cell>
          <table:table-cell office:value-type="float" office:value="230570.612919958" calcext:value-type="float">
            <text:p>230570.61</text:p>
          </table:table-cell>
          <table:table-cell office:value-type="float" office:value="3.33895775963939" calcext:value-type="float">
            <text:p>3.34</text:p>
          </table:table-cell>
          <table:table-cell office:value-type="float" office:value="-1.38199163742492" calcext:value-type="float">
            <text:p>-1.3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8199.95879474881" calcext:value-type="float">
            <text:p>8199.96</text:p>
          </table:table-cell>
          <table:table-cell office:value-type="float" office:value="505.565268852193" calcext:value-type="float">
            <text:p>505.57</text:p>
          </table:table-cell>
          <table:table-cell office:value-type="float" office:value="232418.197144503" calcext:value-type="float">
            <text:p>232418.20</text:p>
          </table:table-cell>
          <table:table-cell office:value-type="float" office:value="3.69178403374877" calcext:value-type="float">
            <text:p>3.69</text:p>
          </table:table-cell>
          <table:table-cell office:value-type="float" office:value="-2.27450529010253" calcext:value-type="float">
            <text:p>-2.2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8289.32833727288" calcext:value-type="float">
            <text:p>8289.33</text:p>
          </table:table-cell>
          <table:table-cell office:value-type="float" office:value="550.35117482808" calcext:value-type="float">
            <text:p>550.35</text:p>
          </table:table-cell>
          <table:table-cell office:value-type="float" office:value="234890.213293648" calcext:value-type="float">
            <text:p>234890.21</text:p>
          </table:table-cell>
          <table:table-cell office:value-type="float" office:value="4.37227785155724" calcext:value-type="float">
            <text:p>4.37</text:p>
          </table:table-cell>
          <table:table-cell office:value-type="float" office:value="-2.8451219163349" calcext:value-type="float">
            <text:p>-2.8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8387.84533968082" calcext:value-type="float">
            <text:p>8387.85</text:p>
          </table:table-cell>
          <table:table-cell office:value-type="float" office:value="599.237458795829" calcext:value-type="float">
            <text:p>599.24</text:p>
          </table:table-cell>
          <table:table-cell office:value-type="float" office:value="237756.573295801" calcext:value-type="float">
            <text:p>237756.57</text:p>
          </table:table-cell>
          <table:table-cell office:value-type="float" office:value="5.20856672342059" calcext:value-type="float">
            <text:p>5.21</text:p>
          </table:table-cell>
          <table:table-cell office:value-type="float" office:value="-3.13160224712318" calcext:value-type="float">
            <text:p>-3.1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8499.07158796115" calcext:value-type="float">
            <text:p>8499.07</text:p>
          </table:table-cell>
          <table:table-cell office:value-type="float" office:value="647.84706656674" calcext:value-type="float">
            <text:p>647.85</text:p>
          </table:table-cell>
          <table:table-cell office:value-type="float" office:value="240970.800597987" calcext:value-type="float">
            <text:p>240970.80</text:p>
          </table:table-cell>
          <table:table-cell office:value-type="float" office:value="6.13703176195593" calcext:value-type="float">
            <text:p>6.14</text:p>
          </table:table-cell>
          <table:table-cell office:value-type="float" office:value="-3.55427596011108" calcext:value-type="float">
            <text:p>-3.5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634.37464109184" calcext:value-type="float">
            <text:p>8634.37</text:p>
          </table:table-cell>
          <table:table-cell office:value-type="float" office:value="700.378127697615" calcext:value-type="float">
            <text:p>700.38</text:p>
          </table:table-cell>
          <table:table-cell office:value-type="float" office:value="244719.405047766" calcext:value-type="float">
            <text:p>244719.41</text:p>
          </table:table-cell>
          <table:table-cell office:value-type="float" office:value="7.16215131440837" calcext:value-type="float">
            <text:p>7.16</text:p>
          </table:table-cell>
          <table:table-cell office:value-type="float" office:value="-4.22443911982507" calcext:value-type="float">
            <text:p>-4.2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780.51749660814" calcext:value-type="float">
            <text:p>8780.52</text:p>
          </table:table-cell>
          <table:table-cell office:value-type="float" office:value="759.324356627887" calcext:value-type="float">
            <text:p>759.32</text:p>
          </table:table-cell>
          <table:table-cell office:value-type="float" office:value="248832.381171592" calcext:value-type="float">
            <text:p>248832.38</text:p>
          </table:table-cell>
          <table:table-cell office:value-type="float" office:value="8.21199938680023" calcext:value-type="float">
            <text:p>8.21</text:p>
          </table:table-cell>
          <table:table-cell office:value-type="float" office:value="-4.32617307228111" calcext:value-type="float">
            <text:p>-4.3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3963.05467393285" calcext:value-type="float">
            <text:p>3963.05</text:p>
          </table:table-cell>
          <table:table-cell office:value-type="float" office:value="-221.350433361184" calcext:value-type="float">
            <text:p>-221.35</text:p>
          </table:table-cell>
          <table:table-cell office:value-type="float" office:value="205273.48318467" calcext:value-type="float">
            <text:p>205273.48</text:p>
          </table:table-cell>
          <table:table-cell office:value-type="float" office:value="-1.14324737889295" calcext:value-type="float">
            <text:p>-1.14</text:p>
          </table:table-cell>
          <table:table-cell office:value-type="float" office:value="-2.35061954882461" calcext:value-type="float">
            <text:p>-2.3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3996.19868729583" calcext:value-type="float">
            <text:p>3996.20</text:p>
          </table:table-cell>
          <table:table-cell office:value-type="float" office:value="-210.007277904769" calcext:value-type="float">
            <text:p>-210.01</text:p>
          </table:table-cell>
          <table:table-cell office:value-type="float" office:value="206885.122622159" calcext:value-type="float">
            <text:p>206885.12</text:p>
          </table:table-cell>
          <table:table-cell office:value-type="float" office:value="-0.568776229140273" calcext:value-type="float">
            <text:p>-0.57</text:p>
          </table:table-cell>
          <table:table-cell office:value-type="float" office:value="-2.40800866271992" calcext:value-type="float">
            <text:p>-2.4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049.77646411854" calcext:value-type="float">
            <text:p>4049.78</text:p>
          </table:table-cell>
          <table:table-cell office:value-type="float" office:value="-217.463157143445" calcext:value-type="float">
            <text:p>-217.46</text:p>
          </table:table-cell>
          <table:table-cell office:value-type="float" office:value="209073.576762758" calcext:value-type="float">
            <text:p>209073.58</text:p>
          </table:table-cell>
          <table:table-cell office:value-type="float" office:value="-0.438799539792246" calcext:value-type="float">
            <text:p>-0.44</text:p>
          </table:table-cell>
          <table:table-cell office:value-type="float" office:value="-3.36142164948462" calcext:value-type="float">
            <text:p>-3.3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122.70003306905" calcext:value-type="float">
            <text:p>4122.70</text:p>
          </table:table-cell>
          <table:table-cell office:value-type="float" office:value="-241.87950328195" calcext:value-type="float">
            <text:p>-241.88</text:p>
          </table:table-cell>
          <table:table-cell office:value-type="float" office:value="212074.266126521" calcext:value-type="float">
            <text:p>212074.27</text:p>
          </table:table-cell>
          <table:table-cell office:value-type="float" office:value="-0.799971038204298" calcext:value-type="float">
            <text:p>-0.80</text:p>
          </table:table-cell>
          <table:table-cell office:value-type="float" office:value="-4.52412445698819" calcext:value-type="float">
            <text:p>-4.5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212.7566617594" calcext:value-type="float">
            <text:p>4212.76</text:p>
          </table:table-cell>
          <table:table-cell office:value-type="float" office:value="-271.129108798292" calcext:value-type="float">
            <text:p>-271.13</text:p>
          </table:table-cell>
          <table:table-cell office:value-type="float" office:value="215914.361449164" calcext:value-type="float">
            <text:p>215914.36</text:p>
          </table:table-cell>
          <table:table-cell office:value-type="float" office:value="-1.46385403609706" calcext:value-type="float">
            <text:p>-1.46</text:p>
          </table:table-cell>
          <table:table-cell office:value-type="float" office:value="-5.68662705302779" calcext:value-type="float">
            <text:p>-5.6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318.51440397809" calcext:value-type="float">
            <text:p>4318.51</text:p>
          </table:table-cell>
          <table:table-cell office:value-type="float" office:value="-294.402020831817" calcext:value-type="float">
            <text:p>-294.40</text:p>
          </table:table-cell>
          <table:table-cell office:value-type="float" office:value="220551.964903324" calcext:value-type="float">
            <text:p>220551.96</text:p>
          </table:table-cell>
          <table:table-cell office:value-type="float" office:value="-2.17444616795721" calcext:value-type="float">
            <text:p>-2.17</text:p>
          </table:table-cell>
          <table:table-cell office:value-type="float" office:value="-6.8293333079367" calcext:value-type="float">
            <text:p>-6.8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443.42538854554" calcext:value-type="float">
            <text:p>4443.43</text:p>
          </table:table-cell>
          <table:table-cell office:value-type="float" office:value="-308.162843807178" calcext:value-type="float">
            <text:p>-308.16</text:p>
          </table:table-cell>
          <table:table-cell office:value-type="float" office:value="226047.153748752" calcext:value-type="float">
            <text:p>226047.15</text:p>
          </table:table-cell>
          <table:table-cell office:value-type="float" office:value="-2.76632092427385" calcext:value-type="float">
            <text:p>-2.77</text:p>
          </table:table-cell>
          <table:table-cell office:value-type="float" office:value="-8.13839453719482" calcext:value-type="float">
            <text:p>-8.1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580.05615687387" calcext:value-type="float">
            <text:p>4580.06</text:p>
          </table:table-cell>
          <table:table-cell office:value-type="float" office:value="-317.930154227682" calcext:value-type="float">
            <text:p>-317.93</text:p>
          </table:table-cell>
          <table:table-cell office:value-type="float" office:value="232188.931895797" calcext:value-type="float">
            <text:p>232188.93</text:p>
          </table:table-cell>
          <table:table-cell office:value-type="float" office:value="-3.47142056492947" calcext:value-type="float">
            <text:p>-3.47</text:p>
          </table:table-cell>
          <table:table-cell office:value-type="float" office:value="-9.06359772179031" calcext:value-type="float">
            <text:p>-9.0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809.78649069264" calcext:value-type="float">
            <text:p>1809.79</text:p>
          </table:table-cell>
          <table:table-cell office:value-type="float" office:value="-20846.7995812746" calcext:value-type="float">
            <text:p>-20846.80</text:p>
          </table:table-cell>
          <table:table-cell office:value-type="float" office:value="-513035.898240343" calcext:value-type="float">
            <text:p>-513035.90</text:p>
          </table:table-cell>
          <table:table-cell office:value-type="float" office:value="-20.068436117671" calcext:value-type="float">
            <text:p>-20.07</text:p>
          </table:table-cell>
          <table:table-cell office:value-type="float" office:value="14.6412931705395" calcext:value-type="float">
            <text:p>14.6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860.20556059006" calcext:value-type="float">
            <text:p>1860.21</text:p>
          </table:table-cell>
          <table:table-cell office:value-type="float" office:value="-20974.4115038725" calcext:value-type="float">
            <text:p>-20974.41</text:p>
          </table:table-cell>
          <table:table-cell office:value-type="float" office:value="-516311.027923874" calcext:value-type="float">
            <text:p>-516311.03</text:p>
          </table:table-cell>
          <table:table-cell office:value-type="float" office:value="-18.0357543330898" calcext:value-type="float">
            <text:p>-18.04</text:p>
          </table:table-cell>
          <table:table-cell office:value-type="float" office:value="3.94449102263511" calcext:value-type="float">
            <text:p>3.9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881.1249505165" calcext:value-type="float">
            <text:p>1881.12</text:p>
          </table:table-cell>
          <table:table-cell office:value-type="float" office:value="-20867.4964893875" calcext:value-type="float">
            <text:p>-20867.50</text:p>
          </table:table-cell>
          <table:table-cell office:value-type="float" office:value="-514274.906007125" calcext:value-type="float">
            <text:p>-514274.91</text:p>
          </table:table-cell>
          <table:table-cell office:value-type="float" office:value="-15.9005883211122" calcext:value-type="float">
            <text:p>-15.90</text:p>
          </table:table-cell>
          <table:table-cell office:value-type="float" office:value="-1.90117764452483" calcext:value-type="float">
            <text:p>-1.9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99.89561270608" calcext:value-type="float">
            <text:p>1899.90</text:p>
          </table:table-cell>
          <table:table-cell office:value-type="float" office:value="-20429.130155215" calcext:value-type="float">
            <text:p>-20429.13</text:p>
          </table:table-cell>
          <table:table-cell office:value-type="float" office:value="-506679.266519723" calcext:value-type="float">
            <text:p>-506679.27</text:p>
          </table:table-cell>
          <table:table-cell office:value-type="float" office:value="-11.4043821139668" calcext:value-type="float">
            <text:p>-11.40</text:p>
          </table:table-cell>
          <table:table-cell office:value-type="float" office:value="-7.61609417571831" calcext:value-type="float">
            <text:p>-7.6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01.39009626135" calcext:value-type="float">
            <text:p>1901.39</text:p>
          </table:table-cell>
          <table:table-cell office:value-type="float" office:value="-19702.1175323238" calcext:value-type="float">
            <text:p>-19702.12</text:p>
          </table:table-cell>
          <table:table-cell office:value-type="float" office:value="-493864.053743618" calcext:value-type="float">
            <text:p>-493864.05</text:p>
          </table:table-cell>
          <table:table-cell office:value-type="float" office:value="-5.17799373827899" calcext:value-type="float">
            <text:p>-5.18</text:p>
          </table:table-cell>
          <table:table-cell office:value-type="float" office:value="-11.6848228267832" calcext:value-type="float">
            <text:p>-11.6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885.12033835961" calcext:value-type="float">
            <text:p>1885.12</text:p>
          </table:table-cell>
          <table:table-cell office:value-type="float" office:value="-18784.9384577685" calcext:value-type="float">
            <text:p>-18784.94</text:p>
          </table:table-cell>
          <table:table-cell office:value-type="float" office:value="-477022.302183942" calcext:value-type="float">
            <text:p>-477022.30</text:p>
          </table:table-cell>
          <table:table-cell office:value-type="float" office:value="1.66304568116896" calcext:value-type="float">
            <text:p>1.66</text:p>
          </table:table-cell>
          <table:table-cell office:value-type="float" office:value="-14.017313156622" calcext:value-type="float">
            <text:p>-14.0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871.20993190143" calcext:value-type="float">
            <text:p>1871.21</text:p>
          </table:table-cell>
          <table:table-cell office:value-type="float" office:value="-17766.228888477" calcext:value-type="float">
            <text:p>-17766.23</text:p>
          </table:table-cell>
          <table:table-cell office:value-type="float" office:value="-457071.345544665" calcext:value-type="float">
            <text:p>-457071.35</text:p>
          </table:table-cell>
          <table:table-cell office:value-type="float" office:value="7.99523890016481" calcext:value-type="float">
            <text:p>8.00</text:p>
          </table:table-cell>
          <table:table-cell office:value-type="float" office:value="-16.5565678498517" calcext:value-type="float">
            <text:p>-16.5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826.56878969619" calcext:value-type="float">
            <text:p>1826.57</text:p>
          </table:table-cell>
          <table:table-cell office:value-type="float" office:value="-16723.9793925197" calcext:value-type="float">
            <text:p>-16723.98</text:p>
          </table:table-cell>
          <table:table-cell office:value-type="float" office:value="-435637.040006577" calcext:value-type="float">
            <text:p>-435637.04</text:p>
          </table:table-cell>
          <table:table-cell office:value-type="float" office:value="13.5067766148527" calcext:value-type="float">
            <text:p>13.51</text:p>
          </table:table-cell>
          <table:table-cell office:value-type="float" office:value="-13.2039463987543" calcext:value-type="float">
            <text:p>-13.2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292.58229708258" calcext:value-type="float">
            <text:p>-3292.58</text:p>
          </table:table-cell>
          <table:table-cell office:value-type="float" office:value="20170.2361943196" calcext:value-type="float">
            <text:p>20170.24</text:p>
          </table:table-cell>
          <table:table-cell office:value-type="float" office:value="-538633.871665267" calcext:value-type="float">
            <text:p>-538633.87</text:p>
          </table:table-cell>
          <table:table-cell office:value-type="float" office:value="-41.0703222470449" calcext:value-type="float">
            <text:p>-41.07</text:p>
          </table:table-cell>
          <table:table-cell office:value-type="float" office:value="12.0358098523803" calcext:value-type="float">
            <text:p>12.04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328.35715521188" calcext:value-type="float">
            <text:p>-3328.36</text:p>
          </table:table-cell>
          <table:table-cell office:value-type="float" office:value="20226.8895128376" calcext:value-type="float">
            <text:p>20226.89</text:p>
          </table:table-cell>
          <table:table-cell office:value-type="float" office:value="-540337.770451054" calcext:value-type="float">
            <text:p>-540337.77</text:p>
          </table:table-cell>
          <table:table-cell office:value-type="float" office:value="-38.858622012389" calcext:value-type="float">
            <text:p>-38.86</text:p>
          </table:table-cell>
          <table:table-cell office:value-type="float" office:value="8.32246388143956" calcext:value-type="float">
            <text:p>8.3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236.51257925514" calcext:value-type="float">
            <text:p>-3236.51</text:p>
          </table:table-cell>
          <table:table-cell office:value-type="float" office:value="20111.2076524455" calcext:value-type="float">
            <text:p>20111.21</text:p>
          </table:table-cell>
          <table:table-cell office:value-type="float" office:value="-536692.511391611" calcext:value-type="float">
            <text:p>-536692.51</text:p>
          </table:table-cell>
          <table:table-cell office:value-type="float" office:value="-35.0338983494582" calcext:value-type="float">
            <text:p>-35.03</text:p>
          </table:table-cell>
          <table:table-cell office:value-type="float" office:value="-1.87551799157552" calcext:value-type="float">
            <text:p>-1.8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078.53999128989" calcext:value-type="float">
            <text:p>-3078.54</text:p>
          </table:table-cell>
          <table:table-cell office:value-type="float" office:value="19818.6909221423" calcext:value-type="float">
            <text:p>19818.69</text:p>
          </table:table-cell>
          <table:table-cell office:value-type="float" office:value="-525232.412270992" calcext:value-type="float">
            <text:p>-525232.41</text:p>
          </table:table-cell>
          <table:table-cell office:value-type="float" office:value="-28.2857083064685" calcext:value-type="float">
            <text:p>-28.29</text:p>
          </table:table-cell>
          <table:table-cell office:value-type="float" office:value="-11.9686446995526" calcext:value-type="float">
            <text:p>-11.9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2883.03267405275" calcext:value-type="float">
            <text:p>-2883.03</text:p>
          </table:table-cell>
          <table:table-cell office:value-type="float" office:value="19347.4721340315" calcext:value-type="float">
            <text:p>19347.47</text:p>
          </table:table-cell>
          <table:table-cell office:value-type="float" office:value="-506835.207737978" calcext:value-type="float">
            <text:p>-506835.21</text:p>
          </table:table-cell>
          <table:table-cell office:value-type="float" office:value="-19.6556585184829" calcext:value-type="float">
            <text:p>-19.66</text:p>
          </table:table-cell>
          <table:table-cell office:value-type="float" office:value="-20.0889288930264" calcext:value-type="float">
            <text:p>-20.0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674.27435958474" calcext:value-type="float">
            <text:p>-2674.27</text:p>
          </table:table-cell>
          <table:table-cell office:value-type="float" office:value="18724.4078470724" calcext:value-type="float">
            <text:p>18724.41</text:p>
          </table:table-cell>
          <table:table-cell office:value-type="float" office:value="-483730.476337428" calcext:value-type="float">
            <text:p>-483730.48</text:p>
          </table:table-cell>
          <table:table-cell office:value-type="float" office:value="-10.7184602464105" calcext:value-type="float">
            <text:p>-10.72</text:p>
          </table:table-cell>
          <table:table-cell office:value-type="float" office:value="-25.3314912379742" calcext:value-type="float">
            <text:p>-25.3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61.46989522551" calcext:value-type="float">
            <text:p>-2461.47</text:p>
          </table:table-cell>
          <table:table-cell office:value-type="float" office:value="17965.9750451559" calcext:value-type="float">
            <text:p>17965.98</text:p>
          </table:table-cell>
          <table:table-cell office:value-type="float" office:value="-458084.16158311" calcext:value-type="float">
            <text:p>-458084.16</text:p>
          </table:table-cell>
          <table:table-cell office:value-type="float" office:value="-3.10658944919346" calcext:value-type="float">
            <text:p>-3.11</text:p>
          </table:table-cell>
          <table:table-cell office:value-type="float" office:value="-27.8901161706152" calcext:value-type="float">
            <text:p>-27.8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89.17344723877" calcext:value-type="float">
            <text:p>-2189.17</text:p>
          </table:table-cell>
          <table:table-cell office:value-type="float" office:value="17122.5478926992" calcext:value-type="float">
            <text:p>17122.55</text:p>
          </table:table-cell>
          <table:table-cell office:value-type="float" office:value="-431561.629824393" calcext:value-type="float">
            <text:p>-431561.63</text:p>
          </table:table-cell>
          <table:table-cell office:value-type="float" office:value="3.71578563733172" calcext:value-type="float">
            <text:p>3.72</text:p>
          </table:table-cell>
          <table:table-cell office:value-type="float" office:value="-32.5545488347885" calcext:value-type="float">
            <text:p>-32.5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694.96042862348" calcext:value-type="float">
            <text:p>1694.96</text:p>
          </table:table-cell>
          <table:table-cell office:value-type="float" office:value="-17956.7497604354" calcext:value-type="float">
            <text:p>-17956.75</text:p>
          </table:table-cell>
          <table:table-cell office:value-type="float" office:value="-482886.248412035" calcext:value-type="float">
            <text:p>-482886.25</text:p>
          </table:table-cell>
          <table:table-cell office:value-type="float" office:value="21.2849329219906" calcext:value-type="float">
            <text:p>21.28</text:p>
          </table:table-cell>
          <table:table-cell office:value-type="float" office:value="24.8173799270807" calcext:value-type="float">
            <text:p>24.8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732.80955766092" calcext:value-type="float">
            <text:p>1732.81</text:p>
          </table:table-cell>
          <table:table-cell office:value-type="float" office:value="-17972.0141379628" calcext:value-type="float">
            <text:p>-17972.01</text:p>
          </table:table-cell>
          <table:table-cell office:value-type="float" office:value="-486415.884175772" calcext:value-type="float">
            <text:p>-486415.88</text:p>
          </table:table-cell>
          <table:table-cell office:value-type="float" office:value="24.2612743779506" calcext:value-type="float">
            <text:p>24.26</text:p>
          </table:table-cell>
          <table:table-cell office:value-type="float" office:value="15.7639525161157" calcext:value-type="float">
            <text:p>15.7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780.00216600951" calcext:value-type="float">
            <text:p>1780.00</text:p>
          </table:table-cell>
          <table:table-cell office:value-type="float" office:value="-17866.8907402347" calcext:value-type="float">
            <text:p>-17866.89</text:p>
          </table:table-cell>
          <table:table-cell office:value-type="float" office:value="-484304.671109735" calcext:value-type="float">
            <text:p>-484304.67</text:p>
          </table:table-cell>
          <table:table-cell office:value-type="float" office:value="24.6526398257672" calcext:value-type="float">
            <text:p>24.65</text:p>
          </table:table-cell>
          <table:table-cell office:value-type="float" office:value="7.2798871603571" calcext:value-type="float">
            <text:p>7.2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862.58617220441" calcext:value-type="float">
            <text:p>1862.59</text:p>
          </table:table-cell>
          <table:table-cell office:value-type="float" office:value="-17597.1341532762" calcext:value-type="float">
            <text:p>-17597.13</text:p>
          </table:table-cell>
          <table:table-cell office:value-type="float" office:value="-474619.590993789" calcext:value-type="float">
            <text:p>-474619.59</text:p>
          </table:table-cell>
          <table:table-cell office:value-type="float" office:value="22.1487398639629" calcext:value-type="float">
            <text:p>22.15</text:p>
          </table:table-cell>
          <table:table-cell office:value-type="float" office:value="-4.37380519240296" calcext:value-type="float">
            <text:p>-4.3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937.51397485199" calcext:value-type="float">
            <text:p>1937.51</text:p>
          </table:table-cell>
          <table:table-cell office:value-type="float" office:value="-17142.7930277203" calcext:value-type="float">
            <text:p>-17142.79</text:p>
          </table:table-cell>
          <table:table-cell office:value-type="float" office:value="-457294.370075854" calcext:value-type="float">
            <text:p>-457294.37</text:p>
          </table:table-cell>
          <table:table-cell office:value-type="float" office:value="16.7845747746858" calcext:value-type="float">
            <text:p>16.78</text:p>
          </table:table-cell>
          <table:table-cell office:value-type="float" office:value="-15.262168529825" calcext:value-type="float">
            <text:p>-15.26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977.66581881078" calcext:value-type="float">
            <text:p>1977.67</text:p>
          </table:table-cell>
          <table:table-cell office:value-type="float" office:value="-16517.5169072719" calcext:value-type="float">
            <text:p>-16517.52</text:p>
          </table:table-cell>
          <table:table-cell office:value-type="float" office:value="-434473.135199331" calcext:value-type="float">
            <text:p>-434473.14</text:p>
          </table:table-cell>
          <table:table-cell office:value-type="float" office:value="10.1116833141265" calcext:value-type="float">
            <text:p>10.11</text:p>
          </table:table-cell>
          <table:table-cell office:value-type="float" office:value="-23.0840461897913" calcext:value-type="float">
            <text:p>-23.08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982.38580956459" calcext:value-type="float">
            <text:p>1982.39</text:p>
          </table:table-cell>
          <table:table-cell office:value-type="float" office:value="-15742.232995199" calcext:value-type="float">
            <text:p>-15742.23</text:p>
          </table:table-cell>
          <table:table-cell office:value-type="float" office:value="-408627.004676476" calcext:value-type="float">
            <text:p>-408627.00</text:p>
          </table:table-cell>
          <table:table-cell office:value-type="float" office:value="3.9365243592261" calcext:value-type="float">
            <text:p>3.94</text:p>
          </table:table-cell>
          <table:table-cell office:value-type="float" office:value="-28.149438642191" calcext:value-type="float">
            <text:p>-28.1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938.66334350713" calcext:value-type="float">
            <text:p>1938.66</text:p>
          </table:table-cell>
          <table:table-cell office:value-type="float" office:value="-14840.1042533109" calcext:value-type="float">
            <text:p>-14840.10</text:p>
          </table:table-cell>
          <table:table-cell office:value-type="float" office:value="-382833.706998259" calcext:value-type="float">
            <text:p>-382833.71</text:p>
          </table:table-cell>
          <table:table-cell office:value-type="float" office:value="0.441992262791417" calcext:value-type="float">
            <text:p>0.44</text:p>
          </table:table-cell>
          <table:table-cell office:value-type="float" office:value="-27.3921406455136" calcext:value-type="float">
            <text:p>-27.39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092.78000395401" calcext:value-type="float">
            <text:p>-3092.78</text:p>
          </table:table-cell>
          <table:table-cell office:value-type="float" office:value="18785.4752295579" calcext:value-type="float">
            <text:p>18785.48</text:p>
          </table:table-cell>
          <table:table-cell office:value-type="float" office:value="-469728.229903718" calcext:value-type="float">
            <text:p>-469728.23</text:p>
          </table:table-cell>
          <table:table-cell office:value-type="float" office:value="7.66087796399586" calcext:value-type="float">
            <text:p>7.66</text:p>
          </table:table-cell>
          <table:table-cell office:value-type="float" office:value="5.31775105745223" calcext:value-type="float">
            <text:p>5.32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147.24048708847" calcext:value-type="float">
            <text:p>-3147.24</text:p>
          </table:table-cell>
          <table:table-cell office:value-type="float" office:value="18952.7609515001" calcext:value-type="float">
            <text:p>18952.76</text:p>
          </table:table-cell>
          <table:table-cell office:value-type="float" office:value="-471245.893439015" calcext:value-type="float">
            <text:p>-471245.89</text:p>
          </table:table-cell>
          <table:table-cell office:value-type="float" office:value="10.2835373704075" calcext:value-type="float">
            <text:p>10.28</text:p>
          </table:table-cell>
          <table:table-cell office:value-type="float" office:value="3.5312232779641" calcext:value-type="float">
            <text:p>3.5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102.98764078566" calcext:value-type="float">
            <text:p>-3102.99</text:p>
          </table:table-cell>
          <table:table-cell office:value-type="float" office:value="18898.4802955654" calcext:value-type="float">
            <text:p>18898.48</text:p>
          </table:table-cell>
          <table:table-cell office:value-type="float" office:value="-469487.827017155" calcext:value-type="float">
            <text:p>-469487.83</text:p>
          </table:table-cell>
          <table:table-cell office:value-type="float" office:value="11.0969563379486" calcext:value-type="float">
            <text:p>11.10</text:p>
          </table:table-cell>
          <table:table-cell office:value-type="float" office:value="-2.70887009225738" calcext:value-type="float">
            <text:p>-2.71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984.63196648841" calcext:value-type="float">
            <text:p>-2984.63</text:p>
          </table:table-cell>
          <table:table-cell office:value-type="float" office:value="18527.7644970627" calcext:value-type="float">
            <text:p>18527.76</text:p>
          </table:table-cell>
          <table:table-cell office:value-type="float" office:value="-462552.158690849" calcext:value-type="float">
            <text:p>-462552.16</text:p>
          </table:table-cell>
          <table:table-cell office:value-type="float" office:value="9.28806299639946" calcext:value-type="float">
            <text:p>9.29</text:p>
          </table:table-cell>
          <table:table-cell office:value-type="float" office:value="-9.22930405599375" calcext:value-type="float">
            <text:p>-9.23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803.14083613433" calcext:value-type="float">
            <text:p>-2803.14</text:p>
          </table:table-cell>
          <table:table-cell office:value-type="float" office:value="17848.0547137165" calcext:value-type="float">
            <text:p>17848.05</text:p>
          </table:table-cell>
          <table:table-cell office:value-type="float" office:value="-450153.819639063" calcext:value-type="float">
            <text:p>-450153.82</text:p>
          </table:table-cell>
          <table:table-cell office:value-type="float" office:value="5.09128654160907" calcext:value-type="float">
            <text:p>5.09</text:p>
          </table:table-cell>
          <table:table-cell office:value-type="float" office:value="-15.4494576050152" calcext:value-type="float">
            <text:p>-15.45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586.84370604989" calcext:value-type="float">
            <text:p>-2586.84</text:p>
          </table:table-cell>
          <table:table-cell office:value-type="float" office:value="16950.8314428975" calcext:value-type="float">
            <text:p>16950.83</text:p>
          </table:table-cell>
          <table:table-cell office:value-type="float" office:value="-433112.086407874" calcext:value-type="float">
            <text:p>-433112.09</text:p>
          </table:table-cell>
          <table:table-cell office:value-type="float" office:value="-0.275764898401731" calcext:value-type="float">
            <text:p>-0.28</text:p>
          </table:table-cell>
          <table:table-cell office:value-type="float" office:value="-20.3658045692577" calcext:value-type="float">
            <text:p>-20.37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354.68337511914" calcext:value-type="float">
            <text:p>-2354.68</text:p>
          </table:table-cell>
          <table:table-cell office:value-type="float" office:value="15943.2859217294" calcext:value-type="float">
            <text:p>15943.29</text:p>
          </table:table-cell>
          <table:table-cell office:value-type="float" office:value="-412548.528085355" calcext:value-type="float">
            <text:p>-412548.53</text:p>
          </table:table-cell>
          <table:table-cell office:value-type="float" office:value="-5.3248214520861" calcext:value-type="float">
            <text:p>-5.32</text:p>
          </table:table-cell>
          <table:table-cell office:value-type="float" office:value="-24.0984928689903" calcext:value-type="float">
            <text:p>-24.10</text:p>
          </table:table-cell>
        </table:table-row>
        <table:table-row table:style-name="ro1">
          <table:table-cell office:value-type="string" calcext:value-type="string">
            <text:p>ELU05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90.88132283402" calcext:value-type="float">
            <text:p>-2090.88</text:p>
          </table:table-cell>
          <table:table-cell office:value-type="float" office:value="14956.3901260203" calcext:value-type="float">
            <text:p>14956.39</text:p>
          </table:table-cell>
          <table:table-cell office:value-type="float" office:value="-389616.08826235" calcext:value-type="float">
            <text:p>-389616.09</text:p>
          </table:table-cell>
          <table:table-cell office:value-type="float" office:value="-7.60475470491575" calcext:value-type="float">
            <text:p>-7.60</text:p>
          </table:table-cell>
          <table:table-cell office:value-type="float" office:value="-29.2248554739863" calcext:value-type="float">
            <text:p>-29.2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1933.7799246704" calcext:value-type="float">
            <text:p>11933.78</text:p>
          </table:table-cell>
          <table:table-cell office:value-type="float" office:value="2423.40982591337" calcext:value-type="float">
            <text:p>2423.41</text:p>
          </table:table-cell>
          <table:table-cell office:value-type="float" office:value="345185.678131908" calcext:value-type="float">
            <text:p>345185.68</text:p>
          </table:table-cell>
          <table:table-cell office:value-type="float" office:value="47.3985009880846" calcext:value-type="float">
            <text:p>47.40</text:p>
          </table:table-cell>
          <table:table-cell office:value-type="float" office:value="18.3192165899544" calcext:value-type="float">
            <text:p>18.3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624.962608972" calcext:value-type="float">
            <text:p>11624.96</text:p>
          </table:table-cell>
          <table:table-cell office:value-type="float" office:value="2387.50471037488" calcext:value-type="float">
            <text:p>2387.50</text:p>
          </table:table-cell>
          <table:table-cell office:value-type="float" office:value="336930.720166525" calcext:value-type="float">
            <text:p>336930.72</text:p>
          </table:table-cell>
          <table:table-cell office:value-type="float" office:value="46.6004709877279" calcext:value-type="float">
            <text:p>46.60</text:p>
          </table:table-cell>
          <table:table-cell office:value-type="float" office:value="18.6536173868361" calcext:value-type="float">
            <text:p>18.6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1255.7847896927" calcext:value-type="float">
            <text:p>11255.78</text:p>
          </table:table-cell>
          <table:table-cell office:value-type="float" office:value="2288.50011178921" calcext:value-type="float">
            <text:p>2288.50</text:p>
          </table:table-cell>
          <table:table-cell office:value-type="float" office:value="327375.064699939" calcext:value-type="float">
            <text:p>327375.06</text:p>
          </table:table-cell>
          <table:table-cell office:value-type="float" office:value="44.2895460143057" calcext:value-type="float">
            <text:p>44.29</text:p>
          </table:table-cell>
          <table:table-cell office:value-type="float" office:value="20.6222799853526" calcext:value-type="float">
            <text:p>20.6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796.3403049139" calcext:value-type="float">
            <text:p>10796.34</text:p>
          </table:table-cell>
          <table:table-cell office:value-type="float" office:value="2072.79166013459" calcext:value-type="float">
            <text:p>2072.79</text:p>
          </table:table-cell>
          <table:table-cell office:value-type="float" office:value="315302.904637442" calcext:value-type="float">
            <text:p>315302.90</text:p>
          </table:table-cell>
          <table:table-cell office:value-type="float" office:value="39.40723375367" calcext:value-type="float">
            <text:p>39.41</text:p>
          </table:table-cell>
          <table:table-cell office:value-type="float" office:value="23.6970045944528" calcext:value-type="float">
            <text:p>23.7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237.7561408" calcext:value-type="float">
            <text:p>10237.76</text:p>
          </table:table-cell>
          <table:table-cell office:value-type="float" office:value="1766.07344053699" calcext:value-type="float">
            <text:p>1766.07</text:p>
          </table:table-cell>
          <table:table-cell office:value-type="float" office:value="300195.962658454" calcext:value-type="float">
            <text:p>300195.96</text:p>
          </table:table-cell>
          <table:table-cell office:value-type="float" office:value="32.7619192872595" calcext:value-type="float">
            <text:p>32.76</text:p>
          </table:table-cell>
          <table:table-cell office:value-type="float" office:value="26.2571354949559" calcext:value-type="float">
            <text:p>26.2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614.89893365243" calcext:value-type="float">
            <text:p>9614.90</text:p>
          </table:table-cell>
          <table:table-cell office:value-type="float" office:value="1435.61339537778" calcext:value-type="float">
            <text:p>1435.61</text:p>
          </table:table-cell>
          <table:table-cell office:value-type="float" office:value="282869.951998477" calcext:value-type="float">
            <text:p>282869.95</text:p>
          </table:table-cell>
          <table:table-cell office:value-type="float" office:value="25.959323657981" calcext:value-type="float">
            <text:p>25.96</text:p>
          </table:table-cell>
          <table:table-cell office:value-type="float" office:value="27.1168356970457" calcext:value-type="float">
            <text:p>27.1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8974.23823214108" calcext:value-type="float">
            <text:p>8974.24</text:p>
          </table:table-cell>
          <table:table-cell office:value-type="float" office:value="1151.00920408115" calcext:value-type="float">
            <text:p>1151.01</text:p>
          </table:table-cell>
          <table:table-cell office:value-type="float" office:value="264722.893565097" calcext:value-type="float">
            <text:p>264722.89</text:p>
          </table:table-cell>
          <table:table-cell office:value-type="float" office:value="20.4856062788749" calcext:value-type="float">
            <text:p>20.49</text:p>
          </table:table-cell>
          <table:table-cell office:value-type="float" office:value="26.4752494583415" calcext:value-type="float">
            <text:p>26.4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356.60677844293" calcext:value-type="float">
            <text:p>8356.61</text:p>
          </table:table-cell>
          <table:table-cell office:value-type="float" office:value="978.498141365544" calcext:value-type="float">
            <text:p>978.50</text:p>
          </table:table-cell>
          <table:table-cell office:value-type="float" office:value="247433.678615354" calcext:value-type="float">
            <text:p>247433.68</text:p>
          </table:table-cell>
          <table:table-cell office:value-type="float" office:value="17.7694273607421" calcext:value-type="float">
            <text:p>17.77</text:p>
          </table:table-cell>
          <table:table-cell office:value-type="float" office:value="25.8418239675328" calcext:value-type="float">
            <text:p>25.8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4644.45419892054" calcext:value-type="float">
            <text:p>4644.45</text:p>
          </table:table-cell>
          <table:table-cell office:value-type="float" office:value="-716.937301103936" calcext:value-type="float">
            <text:p>-716.94</text:p>
          </table:table-cell>
          <table:table-cell office:value-type="float" office:value="238382.759147545" calcext:value-type="float">
            <text:p>238382.76</text:p>
          </table:table-cell>
          <table:table-cell office:value-type="float" office:value="-11.1083578776923" calcext:value-type="float">
            <text:p>-11.11</text:p>
          </table:table-cell>
          <table:table-cell office:value-type="float" office:value="-0.796532475124259" calcext:value-type="float">
            <text:p>-0.8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4630.48123135155" calcext:value-type="float">
            <text:p>4630.48</text:p>
          </table:table-cell>
          <table:table-cell office:value-type="float" office:value="-706.572176766499" calcext:value-type="float">
            <text:p>-706.57</text:p>
          </table:table-cell>
          <table:table-cell office:value-type="float" office:value="237762.697222152" calcext:value-type="float">
            <text:p>237762.70</text:p>
          </table:table-cell>
          <table:table-cell office:value-type="float" office:value="-10.4190445522781" calcext:value-type="float">
            <text:p>-10.42</text:p>
          </table:table-cell>
          <table:table-cell office:value-type="float" office:value="-0.680754958296504" calcext:value-type="float">
            <text:p>-0.6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4623.94928208983" calcext:value-type="float">
            <text:p>4623.95</text:p>
          </table:table-cell>
          <table:table-cell office:value-type="float" office:value="-708.086623012004" calcext:value-type="float">
            <text:p>-708.09</text:p>
          </table:table-cell>
          <table:table-cell office:value-type="float" office:value="237345.50774533" calcext:value-type="float">
            <text:p>237345.51</text:p>
          </table:table-cell>
          <table:table-cell office:value-type="float" office:value="-9.99932048321995" calcext:value-type="float">
            <text:p>-10.00</text:p>
          </table:table-cell>
          <table:table-cell office:value-type="float" office:value="-1.00227040522308" calcext:value-type="float">
            <text:p>-1.0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4618.86068591797" calcext:value-type="float">
            <text:p>4618.86</text:p>
          </table:table-cell>
          <table:table-cell office:value-type="float" office:value="-716.039612603836" calcext:value-type="float">
            <text:p>-716.04</text:p>
          </table:table-cell>
          <table:table-cell office:value-type="float" office:value="237112.387913324" calcext:value-type="float">
            <text:p>237112.39</text:p>
          </table:table-cell>
          <table:table-cell office:value-type="float" office:value="-9.77862234535723" calcext:value-type="float">
            <text:p>-9.78</text:p>
          </table:table-cell>
          <table:table-cell office:value-type="float" office:value="-1.10898724294625" calcext:value-type="float">
            <text:p>-1.1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4613.32129753272" calcext:value-type="float">
            <text:p>4613.32</text:p>
          </table:table-cell>
          <table:table-cell office:value-type="float" office:value="-721.447572278167" calcext:value-type="float">
            <text:p>-721.45</text:p>
          </table:table-cell>
          <table:table-cell office:value-type="float" office:value="236920.524484389" calcext:value-type="float">
            <text:p>236920.52</text:p>
          </table:table-cell>
          <table:table-cell office:value-type="float" office:value="-9.57991520941695" calcext:value-type="float">
            <text:p>-9.58</text:p>
          </table:table-cell>
          <table:table-cell office:value-type="float" office:value="-1.132639494989" calcext:value-type="float">
            <text:p>-1.1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612.12598791639" calcext:value-type="float">
            <text:p>4612.13</text:p>
          </table:table-cell>
          <table:table-cell office:value-type="float" office:value="-722.342959469543" calcext:value-type="float">
            <text:p>-722.34</text:p>
          </table:table-cell>
          <table:table-cell office:value-type="float" office:value="236827.506042061" calcext:value-type="float">
            <text:p>236827.51</text:p>
          </table:table-cell>
          <table:table-cell office:value-type="float" office:value="-9.33100297165013" calcext:value-type="float">
            <text:p>-9.33</text:p>
          </table:table-cell>
          <table:table-cell office:value-type="float" office:value="-1.38606164364737" calcext:value-type="float">
            <text:p>-1.3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25.87356196706" calcext:value-type="float">
            <text:p>4625.87</text:p>
          </table:table-cell>
          <table:table-cell office:value-type="float" office:value="-724.776769769044" calcext:value-type="float">
            <text:p>-724.78</text:p>
          </table:table-cell>
          <table:table-cell office:value-type="float" office:value="237142.226677837" calcext:value-type="float">
            <text:p>237142.23</text:p>
          </table:table-cell>
          <table:table-cell office:value-type="float" office:value="-9.12348232138499" calcext:value-type="float">
            <text:p>-9.12</text:p>
          </table:table-cell>
          <table:table-cell office:value-type="float" office:value="-2.16455891178527" calcext:value-type="float">
            <text:p>-2.1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656.06125473486" calcext:value-type="float">
            <text:p>4656.06</text:p>
          </table:table-cell>
          <table:table-cell office:value-type="float" office:value="-739.066230411015" calcext:value-type="float">
            <text:p>-739.07</text:p>
          </table:table-cell>
          <table:table-cell office:value-type="float" office:value="238100.969250052" calcext:value-type="float">
            <text:p>238100.97</text:p>
          </table:table-cell>
          <table:table-cell office:value-type="float" office:value="-9.39709431142581" calcext:value-type="float">
            <text:p>-9.40</text:p>
          </table:table-cell>
          <table:table-cell office:value-type="float" office:value="-2.85358971009501" calcext:value-type="float">
            <text:p>-2.8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487.17599060809" calcext:value-type="float">
            <text:p>1487.18</text:p>
          </table:table-cell>
          <table:table-cell office:value-type="float" office:value="-20869.3756193342" calcext:value-type="float">
            <text:p>-20869.38</text:p>
          </table:table-cell>
          <table:table-cell office:value-type="float" office:value="-567722.337830947" calcext:value-type="float">
            <text:p>-567722.34</text:p>
          </table:table-cell>
          <table:table-cell office:value-type="float" office:value="42.607874100984" calcext:value-type="float">
            <text:p>42.61</text:p>
          </table:table-cell>
          <table:table-cell office:value-type="float" office:value="40.1254692514319" calcext:value-type="float">
            <text:p>40.1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535.74158936487" calcext:value-type="float">
            <text:p>1535.74</text:p>
          </table:table-cell>
          <table:table-cell office:value-type="float" office:value="-20942.5203400303" calcext:value-type="float">
            <text:p>-20942.52</text:p>
          </table:table-cell>
          <table:table-cell office:value-type="float" office:value="-573249.391796169" calcext:value-type="float">
            <text:p>-573249.39</text:p>
          </table:table-cell>
          <table:table-cell office:value-type="float" office:value="46.4436941615144" calcext:value-type="float">
            <text:p>46.44</text:p>
          </table:table-cell>
          <table:table-cell office:value-type="float" office:value="28.9084096708513" calcext:value-type="float">
            <text:p>28.9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613.17232226136" calcext:value-type="float">
            <text:p>1613.17</text:p>
          </table:table-cell>
          <table:table-cell office:value-type="float" office:value="-20813.3347572135" calcext:value-type="float">
            <text:p>-20813.33</text:p>
          </table:table-cell>
          <table:table-cell office:value-type="float" office:value="-571167.919615762" calcext:value-type="float">
            <text:p>-571167.92</text:p>
          </table:table-cell>
          <table:table-cell office:value-type="float" office:value="47.6432955656016" calcext:value-type="float">
            <text:p>47.64</text:p>
          </table:table-cell>
          <table:table-cell office:value-type="float" office:value="16.9691975690867" calcext:value-type="float">
            <text:p>16.9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751.80981429506" calcext:value-type="float">
            <text:p>1751.81</text:p>
          </table:table-cell>
          <table:table-cell office:value-type="float" office:value="-20416.2819523602" calcext:value-type="float">
            <text:p>-20416.28</text:p>
          </table:table-cell>
          <table:table-cell office:value-type="float" office:value="-558020.086897732" calcext:value-type="float">
            <text:p>-558020.09</text:p>
          </table:table-cell>
          <table:table-cell office:value-type="float" office:value="44.8033174095931" calcext:value-type="float">
            <text:p>44.80</text:p>
          </table:table-cell>
          <table:table-cell office:value-type="float" office:value="0.93894822118894" calcext:value-type="float">
            <text:p>0.9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860.07517798039" calcext:value-type="float">
            <text:p>1860.08</text:p>
          </table:table-cell>
          <table:table-cell office:value-type="float" office:value="-19728.8595005152" calcext:value-type="float">
            <text:p>-19728.86</text:p>
          </table:table-cell>
          <table:table-cell office:value-type="float" office:value="-535119.293333845" calcext:value-type="float">
            <text:p>-535119.29</text:p>
          </table:table-cell>
          <table:table-cell office:value-type="float" office:value="39.3874855176133" calcext:value-type="float">
            <text:p>39.39</text:p>
          </table:table-cell>
          <table:table-cell office:value-type="float" office:value="-11.7583904635733" calcext:value-type="float">
            <text:p>-11.7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1935.01753510119" calcext:value-type="float">
            <text:p>1935.02</text:p>
          </table:table-cell>
          <table:table-cell office:value-type="float" office:value="-18823.1401210825" calcext:value-type="float">
            <text:p>-18823.14</text:p>
          </table:table-cell>
          <table:table-cell office:value-type="float" office:value="-505822.268585812" calcext:value-type="float">
            <text:p>-505822.27</text:p>
          </table:table-cell>
          <table:table-cell office:value-type="float" office:value="32.9487083157927" calcext:value-type="float">
            <text:p>32.95</text:p>
          </table:table-cell>
          <table:table-cell office:value-type="float" office:value="-20.4580016341274" calcext:value-type="float">
            <text:p>-20.4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1966.83820491744" calcext:value-type="float">
            <text:p>1966.84</text:p>
          </table:table-cell>
          <table:table-cell office:value-type="float" office:value="-17754.4199701272" calcext:value-type="float">
            <text:p>-17754.42</text:p>
          </table:table-cell>
          <table:table-cell office:value-type="float" office:value="-473398.920917204" calcext:value-type="float">
            <text:p>-473398.92</text:p>
          </table:table-cell>
          <table:table-cell office:value-type="float" office:value="27.3599846929648" calcext:value-type="float">
            <text:p>27.36</text:p>
          </table:table-cell>
          <table:table-cell office:value-type="float" office:value="-25.5129308604147" calcext:value-type="float">
            <text:p>-25.5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946.26959536044" calcext:value-type="float">
            <text:p>1946.27</text:p>
          </table:table-cell>
          <table:table-cell office:value-type="float" office:value="-16555.8727287467" calcext:value-type="float">
            <text:p>-16555.87</text:p>
          </table:table-cell>
          <table:table-cell office:value-type="float" office:value="-441454.199807519" calcext:value-type="float">
            <text:p>-441454.20</text:p>
          </table:table-cell>
          <table:table-cell office:value-type="float" office:value="25.2172307336677" calcext:value-type="float">
            <text:p>25.22</text:p>
          </table:table-cell>
          <table:table-cell office:value-type="float" office:value="-23.3511553992547" calcext:value-type="float">
            <text:p>-23.3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588.66999861244" calcext:value-type="float">
            <text:p>-3588.67</text:p>
          </table:table-cell>
          <table:table-cell office:value-type="float" office:value="22330.4922302496" calcext:value-type="float">
            <text:p>22330.49</text:p>
          </table:table-cell>
          <table:table-cell office:value-type="float" office:value="-537404.829814058" calcext:value-type="float">
            <text:p>-537404.83</text:p>
          </table:table-cell>
          <table:table-cell office:value-type="float" office:value="25.8458169998643" calcext:value-type="float">
            <text:p>25.85</text:p>
          </table:table-cell>
          <table:table-cell office:value-type="float" office:value="7.55727661786421" calcext:value-type="float">
            <text:p>7.5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657.38911996332" calcext:value-type="float">
            <text:p>-3657.39</text:p>
          </table:table-cell>
          <table:table-cell office:value-type="float" office:value="22565.1748086225" calcext:value-type="float">
            <text:p>22565.17</text:p>
          </table:table-cell>
          <table:table-cell office:value-type="float" office:value="-540059.724155361" calcext:value-type="float">
            <text:p>-540059.72</text:p>
          </table:table-cell>
          <table:table-cell office:value-type="float" office:value="29.7045794744437" calcext:value-type="float">
            <text:p>29.70</text:p>
          </table:table-cell>
          <table:table-cell office:value-type="float" office:value="4.07567132286597" calcext:value-type="float">
            <text:p>4.0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578.07275894474" calcext:value-type="float">
            <text:p>-3578.07</text:p>
          </table:table-cell>
          <table:table-cell office:value-type="float" office:value="22503.6182340954" calcext:value-type="float">
            <text:p>22503.62</text:p>
          </table:table-cell>
          <table:table-cell office:value-type="float" office:value="-537684.036761725" calcext:value-type="float">
            <text:p>-537684.04</text:p>
          </table:table-cell>
          <table:table-cell office:value-type="float" office:value="31.82355124808" calcext:value-type="float">
            <text:p>31.82</text:p>
          </table:table-cell>
          <table:table-cell office:value-type="float" office:value="-5.44373204354306" calcext:value-type="float">
            <text:p>-5.44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391.82997539952" calcext:value-type="float">
            <text:p>-3391.83</text:p>
          </table:table-cell>
          <table:table-cell office:value-type="float" office:value="21985.6572597143" calcext:value-type="float">
            <text:p>21985.66</text:p>
          </table:table-cell>
          <table:table-cell office:value-type="float" office:value="-527418.904266694" calcext:value-type="float">
            <text:p>-527418.90</text:p>
          </table:table-cell>
          <table:table-cell office:value-type="float" office:value="30.5044352400375" calcext:value-type="float">
            <text:p>30.50</text:p>
          </table:table-cell>
          <table:table-cell office:value-type="float" office:value="-15.0578730720672" calcext:value-type="float">
            <text:p>-15.0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123.37985501331" calcext:value-type="float">
            <text:p>-3123.38</text:p>
          </table:table-cell>
          <table:table-cell office:value-type="float" office:value="21073.8341755243" calcext:value-type="float">
            <text:p>21073.83</text:p>
          </table:table-cell>
          <table:table-cell office:value-type="float" office:value="-509385.105286978" calcext:value-type="float">
            <text:p>-509385.11</text:p>
          </table:table-cell>
          <table:table-cell office:value-type="float" office:value="26.7015557180923" calcext:value-type="float">
            <text:p>26.70</text:p>
          </table:table-cell>
          <table:table-cell office:value-type="float" office:value="-23.297203869306" calcext:value-type="float">
            <text:p>-23.3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24.43361938895" calcext:value-type="float">
            <text:p>-2824.43</text:p>
          </table:table-cell>
          <table:table-cell office:value-type="float" office:value="19903.8098936763" calcext:value-type="float">
            <text:p>19903.81</text:p>
          </table:table-cell>
          <table:table-cell office:value-type="float" office:value="-485587.729320534" calcext:value-type="float">
            <text:p>-485587.73</text:p>
          </table:table-cell>
          <table:table-cell office:value-type="float" office:value="21.6718263842418" calcext:value-type="float">
            <text:p>21.67</text:p>
          </table:table-cell>
          <table:table-cell office:value-type="float" office:value="-28.8058620719078" calcext:value-type="float">
            <text:p>-28.8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506.92533434401" calcext:value-type="float">
            <text:p>-2506.93</text:p>
          </table:table-cell>
          <table:table-cell office:value-type="float" office:value="18613.7602341791" calcext:value-type="float">
            <text:p>18613.76</text:p>
          </table:table-cell>
          <table:table-cell office:value-type="float" office:value="-457915.959010139" calcext:value-type="float">
            <text:p>-457915.96</text:p>
          </table:table-cell>
          <table:table-cell office:value-type="float" office:value="17.1333218243036" calcext:value-type="float">
            <text:p>17.13</text:p>
          </table:table-cell>
          <table:table-cell office:value-type="float" office:value="-32.7051739541188" calcext:value-type="float">
            <text:p>-32.7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142.54164680152" calcext:value-type="float">
            <text:p>-2142.54</text:p>
          </table:table-cell>
          <table:table-cell office:value-type="float" office:value="17355.3424126561" calcext:value-type="float">
            <text:p>17355.34</text:p>
          </table:table-cell>
          <table:table-cell office:value-type="float" office:value="-427747.681617187" calcext:value-type="float">
            <text:p>-427747.68</text:p>
          </table:table-cell>
          <table:table-cell office:value-type="float" office:value="16.0987274430941" calcext:value-type="float">
            <text:p>16.10</text:p>
          </table:table-cell>
          <table:table-cell office:value-type="float" office:value="-38.8681850471653" calcext:value-type="float">
            <text:p>-38.87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401.16604819612" calcext:value-type="float">
            <text:p>1401.17</text:p>
          </table:table-cell>
          <table:table-cell office:value-type="float" office:value="-14694.4297053434" calcext:value-type="float">
            <text:p>-14694.43</text:p>
          </table:table-cell>
          <table:table-cell office:value-type="float" office:value="-368006.122866691" calcext:value-type="float">
            <text:p>-368006.12</text:p>
          </table:table-cell>
          <table:table-cell office:value-type="float" office:value="-16.5071631333791" calcext:value-type="float">
            <text:p>-16.51</text:p>
          </table:table-cell>
          <table:table-cell office:value-type="float" office:value="10.9045503522705" calcext:value-type="float">
            <text:p>10.90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424.61442501307" calcext:value-type="float">
            <text:p>1424.61</text:p>
          </table:table-cell>
          <table:table-cell office:value-type="float" office:value="-14847.8800546442" calcext:value-type="float">
            <text:p>-14847.88</text:p>
          </table:table-cell>
          <table:table-cell office:value-type="float" office:value="-372527.555379345" calcext:value-type="float">
            <text:p>-372527.56</text:p>
          </table:table-cell>
          <table:table-cell office:value-type="float" office:value="-15.1556006669494" calcext:value-type="float">
            <text:p>-15.16</text:p>
          </table:table-cell>
          <table:table-cell office:value-type="float" office:value="5.30637998747073" calcext:value-type="float">
            <text:p>5.3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409.77012046721" calcext:value-type="float">
            <text:p>1409.77</text:p>
          </table:table-cell>
          <table:table-cell office:value-type="float" office:value="-14961.7503974952" calcext:value-type="float">
            <text:p>-14961.75</text:p>
          </table:table-cell>
          <table:table-cell office:value-type="float" office:value="-375558.367236946" calcext:value-type="float">
            <text:p>-375558.37</text:p>
          </table:table-cell>
          <table:table-cell office:value-type="float" office:value="-14.6708106402948" calcext:value-type="float">
            <text:p>-14.67</text:p>
          </table:table-cell>
          <table:table-cell office:value-type="float" office:value="4.45658500090884" calcext:value-type="float">
            <text:p>4.4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392.73705199779" calcext:value-type="float">
            <text:p>1392.74</text:p>
          </table:table-cell>
          <table:table-cell office:value-type="float" office:value="-15036.9788170493" calcext:value-type="float">
            <text:p>-15036.98</text:p>
          </table:table-cell>
          <table:table-cell office:value-type="float" office:value="-377842.21670102" calcext:value-type="float">
            <text:p>-377842.22</text:p>
          </table:table-cell>
          <table:table-cell office:value-type="float" office:value="-14.0358654021407" calcext:value-type="float">
            <text:p>-14.04</text:p>
          </table:table-cell>
          <table:table-cell office:value-type="float" office:value="3.83443323606792" calcext:value-type="float">
            <text:p>3.8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373.53241894979" calcext:value-type="float">
            <text:p>1373.53</text:p>
          </table:table-cell>
          <table:table-cell office:value-type="float" office:value="-15083.2802333821" calcext:value-type="float">
            <text:p>-15083.28</text:p>
          </table:table-cell>
          <table:table-cell office:value-type="float" office:value="-379541.496812475" calcext:value-type="float">
            <text:p>-379541.50</text:p>
          </table:table-cell>
          <table:table-cell office:value-type="float" office:value="-13.3077457195897" calcext:value-type="float">
            <text:p>-13.31</text:p>
          </table:table-cell>
          <table:table-cell office:value-type="float" office:value="3.3552745781062" calcext:value-type="float">
            <text:p>3.36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353.75230008517" calcext:value-type="float">
            <text:p>1353.75</text:p>
          </table:table-cell>
          <table:table-cell office:value-type="float" office:value="-15101.4175306262" calcext:value-type="float">
            <text:p>-15101.42</text:p>
          </table:table-cell>
          <table:table-cell office:value-type="float" office:value="-380627.726400224" calcext:value-type="float">
            <text:p>-380627.73</text:p>
          </table:table-cell>
          <table:table-cell office:value-type="float" office:value="-12.4890770560838" calcext:value-type="float">
            <text:p>-12.49</text:p>
          </table:table-cell>
          <table:table-cell office:value-type="float" office:value="2.81831893748176" calcext:value-type="float">
            <text:p>2.8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337.7542300757" calcext:value-type="float">
            <text:p>1337.75</text:p>
          </table:table-cell>
          <table:table-cell office:value-type="float" office:value="-15082.3953353852" calcext:value-type="float">
            <text:p>-15082.40</text:p>
          </table:table-cell>
          <table:table-cell office:value-type="float" office:value="-380914.166202107" calcext:value-type="float">
            <text:p>-380914.17</text:p>
          </table:table-cell>
          <table:table-cell office:value-type="float" office:value="-11.5188329834183" calcext:value-type="float">
            <text:p>-11.52</text:p>
          </table:table-cell>
          <table:table-cell office:value-type="float" office:value="1.61719819274242" calcext:value-type="float">
            <text:p>1.6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297.99111157859" calcext:value-type="float">
            <text:p>1297.99</text:p>
          </table:table-cell>
          <table:table-cell office:value-type="float" office:value="-15003.7972725147" calcext:value-type="float">
            <text:p>-15003.80</text:p>
          </table:table-cell>
          <table:table-cell office:value-type="float" office:value="-380524.999482305" calcext:value-type="float">
            <text:p>-380525.00</text:p>
          </table:table-cell>
          <table:table-cell office:value-type="float" office:value="-9.87661092181807" calcext:value-type="float">
            <text:p>-9.88</text:p>
          </table:table-cell>
          <table:table-cell office:value-type="float" office:value="4.39215427166538" calcext:value-type="float">
            <text:p>4.3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2514.63613723077" calcext:value-type="float">
            <text:p>-2514.64</text:p>
          </table:table-cell>
          <table:table-cell office:value-type="float" office:value="14442.4950683446" calcext:value-type="float">
            <text:p>14442.50</text:p>
          </table:table-cell>
          <table:table-cell office:value-type="float" office:value="-387032.441807283" calcext:value-type="float">
            <text:p>-387032.44</text:p>
          </table:table-cell>
          <table:table-cell office:value-type="float" office:value="-28.3250300909693" calcext:value-type="float">
            <text:p>-28.33</text:p>
          </table:table-cell>
          <table:table-cell office:value-type="float" office:value="8.20966447711337" calcext:value-type="float">
            <text:p>8.21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2583.35943292599" calcext:value-type="float">
            <text:p>-2583.36</text:p>
          </table:table-cell>
          <table:table-cell office:value-type="float" office:value="14606.5080201551" calcext:value-type="float">
            <text:p>14606.51</text:p>
          </table:table-cell>
          <table:table-cell office:value-type="float" office:value="-390418.796413297" calcext:value-type="float">
            <text:p>-390418.80</text:p>
          </table:table-cell>
          <table:table-cell office:value-type="float" office:value="-26.8200924167636" calcext:value-type="float">
            <text:p>-26.82</text:p>
          </table:table-cell>
          <table:table-cell office:value-type="float" office:value="7.83001652808167" calcext:value-type="float">
            <text:p>7.83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2622.52423978805" calcext:value-type="float">
            <text:p>-2622.52</text:p>
          </table:table-cell>
          <table:table-cell office:value-type="float" office:value="14716.4200789808" calcext:value-type="float">
            <text:p>14716.42</text:p>
          </table:table-cell>
          <table:table-cell office:value-type="float" office:value="-393078.896275331" calcext:value-type="float">
            <text:p>-393078.90</text:p>
          </table:table-cell>
          <table:table-cell office:value-type="float" office:value="-26.0404295327039" calcext:value-type="float">
            <text:p>-26.04</text:p>
          </table:table-cell>
          <table:table-cell office:value-type="float" office:value="6.18054328270157" calcext:value-type="float">
            <text:p>6.18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2659.03257505335" calcext:value-type="float">
            <text:p>-2659.03</text:p>
          </table:table-cell>
          <table:table-cell office:value-type="float" office:value="14797.8132613056" calcext:value-type="float">
            <text:p>14797.81</text:p>
          </table:table-cell>
          <table:table-cell office:value-type="float" office:value="-394882.358603291" calcext:value-type="float">
            <text:p>-394882.36</text:p>
          </table:table-cell>
          <table:table-cell office:value-type="float" office:value="-25.3728550361447" calcext:value-type="float">
            <text:p>-25.37</text:p>
          </table:table-cell>
          <table:table-cell office:value-type="float" office:value="5.35225874048637" calcext:value-type="float">
            <text:p>5.35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2689.7778229049" calcext:value-type="float">
            <text:p>-2689.78</text:p>
          </table:table-cell>
          <table:table-cell office:value-type="float" office:value="14859.8684295831" calcext:value-type="float">
            <text:p>14859.87</text:p>
          </table:table-cell>
          <table:table-cell office:value-type="float" office:value="-396021.269678415" calcext:value-type="float">
            <text:p>-396021.27</text:p>
          </table:table-cell>
          <table:table-cell office:value-type="float" office:value="-24.5988914671518" calcext:value-type="float">
            <text:p>-24.60</text:p>
          </table:table-cell>
          <table:table-cell office:value-type="float" office:value="4.51551751506183" calcext:value-type="float">
            <text:p>4.52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13.20853685511" calcext:value-type="float">
            <text:p>-2713.21</text:p>
          </table:table-cell>
          <table:table-cell office:value-type="float" office:value="14900.4551943023" calcext:value-type="float">
            <text:p>14900.46</text:p>
          </table:table-cell>
          <table:table-cell office:value-type="float" office:value="-396457.692292493" calcext:value-type="float">
            <text:p>-396457.69</text:p>
          </table:table-cell>
          <table:table-cell office:value-type="float" office:value="-23.6694635618677" calcext:value-type="float">
            <text:p>-23.67</text:p>
          </table:table-cell>
          <table:table-cell office:value-type="float" office:value="3.48854796416463" calcext:value-type="float">
            <text:p>3.4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730.42246753428" calcext:value-type="float">
            <text:p>-2730.42</text:p>
          </table:table-cell>
          <table:table-cell office:value-type="float" office:value="14912.0434994808" calcext:value-type="float">
            <text:p>14912.04</text:p>
          </table:table-cell>
          <table:table-cell office:value-type="float" office:value="-396056.148666721" calcext:value-type="float">
            <text:p>-396056.15</text:p>
          </table:table-cell>
          <table:table-cell office:value-type="float" office:value="-22.7211900292737" calcext:value-type="float">
            <text:p>-22.72</text:p>
          </table:table-cell>
          <table:table-cell office:value-type="float" office:value="2.58694609674374" calcext:value-type="float">
            <text:p>2.59</text:p>
          </table:table-cell>
        </table:table-row>
        <table:table-row table:style-name="ro1">
          <table:table-cell office:value-type="string" calcext:value-type="string">
            <text:p>ELU06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698.09129713052" calcext:value-type="float">
            <text:p>-2698.09</text:p>
          </table:table-cell>
          <table:table-cell office:value-type="float" office:value="14896.5727701787" calcext:value-type="float">
            <text:p>14896.57</text:p>
          </table:table-cell>
          <table:table-cell office:value-type="float" office:value="-394235.530039822" calcext:value-type="float">
            <text:p>-394235.53</text:p>
          </table:table-cell>
          <table:table-cell office:value-type="float" office:value="-20.6883937140526" calcext:value-type="float">
            <text:p>-20.69</text:p>
          </table:table-cell>
          <table:table-cell office:value-type="float" office:value="-0.89160634589262" calcext:value-type="float">
            <text:p>-0.8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0829.0009519629" calcext:value-type="float">
            <text:p>10829.00</text:p>
          </table:table-cell>
          <table:table-cell office:value-type="float" office:value="1447.48795082754" calcext:value-type="float">
            <text:p>1447.49</text:p>
          </table:table-cell>
          <table:table-cell office:value-type="float" office:value="308869.148680857" calcext:value-type="float">
            <text:p>308869.15</text:p>
          </table:table-cell>
          <table:table-cell office:value-type="float" office:value="22.5557754022573" calcext:value-type="float">
            <text:p>22.56</text:p>
          </table:table-cell>
          <table:table-cell office:value-type="float" office:value="3.74561649516637" calcext:value-type="float">
            <text:p>3.7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0802.1891417311" calcext:value-type="float">
            <text:p>10802.19</text:p>
          </table:table-cell>
          <table:table-cell office:value-type="float" office:value="1456.43031924933" calcext:value-type="float">
            <text:p>1456.43</text:p>
          </table:table-cell>
          <table:table-cell office:value-type="float" office:value="308463.462791015" calcext:value-type="float">
            <text:p>308463.46</text:p>
          </table:table-cell>
          <table:table-cell office:value-type="float" office:value="22.4695361376918" calcext:value-type="float">
            <text:p>22.47</text:p>
          </table:table-cell>
          <table:table-cell office:value-type="float" office:value="4.64133362864242" calcext:value-type="float">
            <text:p>4.6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0694.5858176696" calcext:value-type="float">
            <text:p>10694.59</text:p>
          </table:table-cell>
          <table:table-cell office:value-type="float" office:value="1447.30085106422" calcext:value-type="float">
            <text:p>1447.30</text:p>
          </table:table-cell>
          <table:table-cell office:value-type="float" office:value="306506.429599366" calcext:value-type="float">
            <text:p>306506.43</text:p>
          </table:table-cell>
          <table:table-cell office:value-type="float" office:value="21.8799611264118" calcext:value-type="float">
            <text:p>21.88</text:p>
          </table:table-cell>
          <table:table-cell office:value-type="float" office:value="7.82242340995735" calcext:value-type="float">
            <text:p>7.8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0447.5378046729" calcext:value-type="float">
            <text:p>10447.54</text:p>
          </table:table-cell>
          <table:table-cell office:value-type="float" office:value="1381.83748917194" calcext:value-type="float">
            <text:p>1381.84</text:p>
          </table:table-cell>
          <table:table-cell office:value-type="float" office:value="301112.114379814" calcext:value-type="float">
            <text:p>301112.11</text:p>
          </table:table-cell>
          <table:table-cell office:value-type="float" office:value="20.0952927436206" calcext:value-type="float">
            <text:p>20.10</text:p>
          </table:table-cell>
          <table:table-cell office:value-type="float" office:value="12.8547456512051" calcext:value-type="float">
            <text:p>12.8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042.753597646" calcext:value-type="float">
            <text:p>10042.75</text:p>
          </table:table-cell>
          <table:table-cell office:value-type="float" office:value="1247.92768167567" calcext:value-type="float">
            <text:p>1247.93</text:p>
          </table:table-cell>
          <table:table-cell office:value-type="float" office:value="291333.612056757" calcext:value-type="float">
            <text:p>291333.61</text:p>
          </table:table-cell>
          <table:table-cell office:value-type="float" office:value="17.1582368009449" calcext:value-type="float">
            <text:p>17.16</text:p>
          </table:table-cell>
          <table:table-cell office:value-type="float" office:value="17.9122150431612" calcext:value-type="float">
            <text:p>17.9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534.31247271567" calcext:value-type="float">
            <text:p>9534.31</text:p>
          </table:table-cell>
          <table:table-cell office:value-type="float" office:value="1068.35645197474" calcext:value-type="float">
            <text:p>1068.36</text:p>
          </table:table-cell>
          <table:table-cell office:value-type="float" office:value="278019.7125613" calcext:value-type="float">
            <text:p>278019.71</text:p>
          </table:table-cell>
          <table:table-cell office:value-type="float" office:value="13.7966834889406" calcext:value-type="float">
            <text:p>13.80</text:p>
          </table:table-cell>
          <table:table-cell office:value-type="float" office:value="20.4727136916901" calcext:value-type="float">
            <text:p>20.4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9008.96161620009" calcext:value-type="float">
            <text:p>9008.96</text:p>
          </table:table-cell>
          <table:table-cell office:value-type="float" office:value="909.213877828559" calcext:value-type="float">
            <text:p>909.21</text:p>
          </table:table-cell>
          <table:table-cell office:value-type="float" office:value="263503.090979146" calcext:value-type="float">
            <text:p>263503.09</text:p>
          </table:table-cell>
          <table:table-cell office:value-type="float" office:value="11.3895951360721" calcext:value-type="float">
            <text:p>11.39</text:p>
          </table:table-cell>
          <table:table-cell office:value-type="float" office:value="20.2619363286885" calcext:value-type="float">
            <text:p>20.2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516.4448674917" calcext:value-type="float">
            <text:p>8516.44</text:p>
          </table:table-cell>
          <table:table-cell office:value-type="float" office:value="817.687102597224" calcext:value-type="float">
            <text:p>817.69</text:p>
          </table:table-cell>
          <table:table-cell office:value-type="float" office:value="249879.883664507" calcext:value-type="float">
            <text:p>249879.88</text:p>
          </table:table-cell>
          <table:table-cell office:value-type="float" office:value="10.6131889153542" calcext:value-type="float">
            <text:p>10.61</text:p>
          </table:table-cell>
          <table:table-cell office:value-type="float" office:value="19.7676964735948" calcext:value-type="float">
            <text:p>19.7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5459.79069518241" calcext:value-type="float">
            <text:p>5459.79</text:p>
          </table:table-cell>
          <table:table-cell office:value-type="float" office:value="-670.515280032261" calcext:value-type="float">
            <text:p>-670.52</text:p>
          </table:table-cell>
          <table:table-cell office:value-type="float" office:value="274623.467608994" calcext:value-type="float">
            <text:p>274623.47</text:p>
          </table:table-cell>
          <table:table-cell office:value-type="float" office:value="-15.345833151794" calcext:value-type="float">
            <text:p>-15.35</text:p>
          </table:table-cell>
          <table:table-cell office:value-type="float" office:value="-4.33106822670384" calcext:value-type="float">
            <text:p>-4.3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5480.85177455399" calcext:value-type="float">
            <text:p>5480.85</text:p>
          </table:table-cell>
          <table:table-cell office:value-type="float" office:value="-678.155946522172" calcext:value-type="float">
            <text:p>-678.16</text:p>
          </table:table-cell>
          <table:table-cell office:value-type="float" office:value="276047.040464513" calcext:value-type="float">
            <text:p>276047.04</text:p>
          </table:table-cell>
          <table:table-cell office:value-type="float" office:value="-15.4721087882495" calcext:value-type="float">
            <text:p>-15.47</text:p>
          </table:table-cell>
          <table:table-cell office:value-type="float" office:value="-3.47286119910361" calcext:value-type="float">
            <text:p>-3.4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5455.78356238704" calcext:value-type="float">
            <text:p>5455.78</text:p>
          </table:table-cell>
          <table:table-cell office:value-type="float" office:value="-700.782886660212" calcext:value-type="float">
            <text:p>-700.78</text:p>
          </table:table-cell>
          <table:table-cell office:value-type="float" office:value="276161.688411467" calcext:value-type="float">
            <text:p>276161.69</text:p>
          </table:table-cell>
          <table:table-cell office:value-type="float" office:value="-15.9601972103437" calcext:value-type="float">
            <text:p>-15.96</text:p>
          </table:table-cell>
          <table:table-cell office:value-type="float" office:value="-0.730639189221473" calcext:value-type="float">
            <text:p>-0.7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5350.22908075398" calcext:value-type="float">
            <text:p>5350.23</text:p>
          </table:table-cell>
          <table:table-cell office:value-type="float" office:value="-719.681995280911" calcext:value-type="float">
            <text:p>-719.68</text:p>
          </table:table-cell>
          <table:table-cell office:value-type="float" office:value="273282.798115259" calcext:value-type="float">
            <text:p>273282.80</text:p>
          </table:table-cell>
          <table:table-cell office:value-type="float" office:value="-16.2732056199991" calcext:value-type="float">
            <text:p>-16.27</text:p>
          </table:table-cell>
          <table:table-cell office:value-type="float" office:value="3.868669210505" calcext:value-type="float">
            <text:p>3.8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5157.00800160982" calcext:value-type="float">
            <text:p>5157.01</text:p>
          </table:table-cell>
          <table:table-cell office:value-type="float" office:value="-717.570272670617" calcext:value-type="float">
            <text:p>-717.57</text:p>
          </table:table-cell>
          <table:table-cell office:value-type="float" office:value="266475.89411798" calcext:value-type="float">
            <text:p>266475.89</text:p>
          </table:table-cell>
          <table:table-cell office:value-type="float" office:value="-15.8783381865072" calcext:value-type="float">
            <text:p>-15.88</text:p>
          </table:table-cell>
          <table:table-cell office:value-type="float" office:value="9.01367870108466" calcext:value-type="float">
            <text:p>9.0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4905.33833524255" calcext:value-type="float">
            <text:p>4905.34</text:p>
          </table:table-cell>
          <table:table-cell office:value-type="float" office:value="-690.221822696344" calcext:value-type="float">
            <text:p>-690.22</text:p>
          </table:table-cell>
          <table:table-cell office:value-type="float" office:value="256176.802461016" calcext:value-type="float">
            <text:p>256176.80</text:p>
          </table:table-cell>
          <table:table-cell office:value-type="float" office:value="-14.4787495802762" calcext:value-type="float">
            <text:p>-14.48</text:p>
          </table:table-cell>
          <table:table-cell office:value-type="float" office:value="12.6485193108252" calcext:value-type="float">
            <text:p>12.6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651.58166369333" calcext:value-type="float">
            <text:p>4651.58</text:p>
          </table:table-cell>
          <table:table-cell office:value-type="float" office:value="-669.41051599532" calcext:value-type="float">
            <text:p>-669.41</text:p>
          </table:table-cell>
          <table:table-cell office:value-type="float" office:value="244323.314047513" calcext:value-type="float">
            <text:p>244323.31</text:p>
          </table:table-cell>
          <table:table-cell office:value-type="float" office:value="-12.8859262524904" calcext:value-type="float">
            <text:p>-12.89</text:p>
          </table:table-cell>
          <table:table-cell office:value-type="float" office:value="13.520693535079" calcext:value-type="float">
            <text:p>13.5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429.23205436615" calcext:value-type="float">
            <text:p>4429.23</text:p>
          </table:table-cell>
          <table:table-cell office:value-type="float" office:value="-686.050613262975" calcext:value-type="float">
            <text:p>-686.05</text:p>
          </table:table-cell>
          <table:table-cell office:value-type="float" office:value="233067.03741954" calcext:value-type="float">
            <text:p>233067.04</text:p>
          </table:table-cell>
          <table:table-cell office:value-type="float" office:value="-12.3276529337367" calcext:value-type="float">
            <text:p>-12.33</text:p>
          </table:table-cell>
          <table:table-cell office:value-type="float" office:value="13.2389888542457" calcext:value-type="float">
            <text:p>13.2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649.4812928663" calcext:value-type="float">
            <text:p>1649.48</text:p>
          </table:table-cell>
          <table:table-cell office:value-type="float" office:value="-22091.1679371962" calcext:value-type="float">
            <text:p>-22091.17</text:p>
          </table:table-cell>
          <table:table-cell office:value-type="float" office:value="-560460.348463615" calcext:value-type="float">
            <text:p>-560460.35</text:p>
          </table:table-cell>
          <table:table-cell office:value-type="float" office:value="-1.25246030198559" calcext:value-type="float">
            <text:p>-1.25</text:p>
          </table:table-cell>
          <table:table-cell office:value-type="float" office:value="27.6557689769078" calcext:value-type="float">
            <text:p>27.6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707.61780701845" calcext:value-type="float">
            <text:p>1707.62</text:p>
          </table:table-cell>
          <table:table-cell office:value-type="float" office:value="-22323.3999714886" calcext:value-type="float">
            <text:p>-22323.40</text:p>
          </table:table-cell>
          <table:table-cell office:value-type="float" office:value="-567642.00943672" calcext:value-type="float">
            <text:p>-567642.01</text:p>
          </table:table-cell>
          <table:table-cell office:value-type="float" office:value="1.52635119482924" calcext:value-type="float">
            <text:p>1.53</text:p>
          </table:table-cell>
          <table:table-cell office:value-type="float" office:value="15.6628515831877" calcext:value-type="float">
            <text:p>15.6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774.50285227795" calcext:value-type="float">
            <text:p>1774.50</text:p>
          </table:table-cell>
          <table:table-cell office:value-type="float" office:value="-22273.7631357807" calcext:value-type="float">
            <text:p>-22273.76</text:p>
          </table:table-cell>
          <table:table-cell office:value-type="float" office:value="-567392.44862934" calcext:value-type="float">
            <text:p>-567392.45</text:p>
          </table:table-cell>
          <table:table-cell office:value-type="float" office:value="3.61885575817326" calcext:value-type="float">
            <text:p>3.62</text:p>
          </table:table-cell>
          <table:table-cell office:value-type="float" office:value="5.34389935369524" calcext:value-type="float">
            <text:p>5.3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69.13994872211" calcext:value-type="float">
            <text:p>1869.14</text:p>
          </table:table-cell>
          <table:table-cell office:value-type="float" office:value="-21784.2385670583" calcext:value-type="float">
            <text:p>-21784.24</text:p>
          </table:table-cell>
          <table:table-cell office:value-type="float" office:value="-557364.571989366" calcext:value-type="float">
            <text:p>-557364.57</text:p>
          </table:table-cell>
          <table:table-cell office:value-type="float" office:value="6.75605093327402" calcext:value-type="float">
            <text:p>6.76</text:p>
          </table:table-cell>
          <table:table-cell office:value-type="float" office:value="-7.23064396672475" calcext:value-type="float">
            <text:p>-7.2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58.72054168957" calcext:value-type="float">
            <text:p>1958.72</text:p>
          </table:table-cell>
          <table:table-cell office:value-type="float" office:value="-20858.6902433229" calcext:value-type="float">
            <text:p>-20858.69</text:p>
          </table:table-cell>
          <table:table-cell office:value-type="float" office:value="-536988.575023914" calcext:value-type="float">
            <text:p>-536988.58</text:p>
          </table:table-cell>
          <table:table-cell office:value-type="float" office:value="10.2826283987691" calcext:value-type="float">
            <text:p>10.28</text:p>
          </table:table-cell>
          <table:table-cell office:value-type="float" office:value="-19.0055540842935" calcext:value-type="float">
            <text:p>-19.0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2012.16276154407" calcext:value-type="float">
            <text:p>2012.16</text:p>
          </table:table-cell>
          <table:table-cell office:value-type="float" office:value="-19607.6728432945" calcext:value-type="float">
            <text:p>-19607.67</text:p>
          </table:table-cell>
          <table:table-cell office:value-type="float" office:value="-508146.279569199" calcext:value-type="float">
            <text:p>-508146.28</text:p>
          </table:table-cell>
          <table:table-cell office:value-type="float" office:value="13.3531197479521" calcext:value-type="float">
            <text:p>13.35</text:p>
          </table:table-cell>
          <table:table-cell office:value-type="float" office:value="-27.0184928728368" calcext:value-type="float">
            <text:p>-27.0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2028.13387959456" calcext:value-type="float">
            <text:p>2028.13</text:p>
          </table:table-cell>
          <table:table-cell office:value-type="float" office:value="-18175.6733325258" calcext:value-type="float">
            <text:p>-18175.67</text:p>
          </table:table-cell>
          <table:table-cell office:value-type="float" office:value="-474470.888218407" calcext:value-type="float">
            <text:p>-474470.89</text:p>
          </table:table-cell>
          <table:table-cell office:value-type="float" office:value="16.0531887809965" calcext:value-type="float">
            <text:p>16.05</text:p>
          </table:table-cell>
          <table:table-cell office:value-type="float" office:value="-31.5010611210215" calcext:value-type="float">
            <text:p>-31.5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1994.83484841156" calcext:value-type="float">
            <text:p>1994.83</text:p>
          </table:table-cell>
          <table:table-cell office:value-type="float" office:value="-16696.5375936194" calcext:value-type="float">
            <text:p>-16696.54</text:p>
          </table:table-cell>
          <table:table-cell office:value-type="float" office:value="-440079.92357631" calcext:value-type="float">
            <text:p>-440079.92</text:p>
          </table:table-cell>
          <table:table-cell office:value-type="float" office:value="19.1438667616918" calcext:value-type="float">
            <text:p>19.14</text:p>
          </table:table-cell>
          <table:table-cell office:value-type="float" office:value="-28.694954950128" calcext:value-type="float">
            <text:p>-28.6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747.7395426374" calcext:value-type="float">
            <text:p>-3747.74</text:p>
          </table:table-cell>
          <table:table-cell office:value-type="float" office:value="22017.8533540537" calcext:value-type="float">
            <text:p>22017.85</text:p>
          </table:table-cell>
          <table:table-cell office:value-type="float" office:value="-569315.703178266" calcext:value-type="float">
            <text:p>-569315.70</text:p>
          </table:table-cell>
          <table:table-cell office:value-type="float" office:value="-22.2792661803891" calcext:value-type="float">
            <text:p>-22.28</text:p>
          </table:table-cell>
          <table:table-cell office:value-type="float" office:value="15.5757886954757" calcext:value-type="float">
            <text:p>15.5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3814.58287655399" calcext:value-type="float">
            <text:p>-3814.58</text:p>
          </table:table-cell>
          <table:table-cell office:value-type="float" office:value="22254.4174809111" calcext:value-type="float">
            <text:p>22254.42</text:p>
          </table:table-cell>
          <table:table-cell office:value-type="float" office:value="-574514.358567621" calcext:value-type="float">
            <text:p>-574514.36</text:p>
          </table:table-cell>
          <table:table-cell office:value-type="float" office:value="-19.4567765495857" calcext:value-type="float">
            <text:p>-19.46</text:p>
          </table:table-cell>
          <table:table-cell office:value-type="float" office:value="10.8900637098242" calcext:value-type="float">
            <text:p>10.8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711.71153468304" calcext:value-type="float">
            <text:p>-3711.71</text:p>
          </table:table-cell>
          <table:table-cell office:value-type="float" office:value="22230.3657466928" calcext:value-type="float">
            <text:p>22230.37</text:p>
          </table:table-cell>
          <table:table-cell office:value-type="float" office:value="-572993.347550668" calcext:value-type="float">
            <text:p>-572993.35</text:p>
          </table:table-cell>
          <table:table-cell office:value-type="float" office:value="-15.5041797131879" calcext:value-type="float">
            <text:p>-15.50</text:p>
          </table:table-cell>
          <table:table-cell office:value-type="float" office:value="-2.11673553188308" calcext:value-type="float">
            <text:p>-2.1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485.83403405419" calcext:value-type="float">
            <text:p>-3485.83</text:p>
          </table:table-cell>
          <table:table-cell office:value-type="float" office:value="21850.9004092626" calcext:value-type="float">
            <text:p>21850.90</text:p>
          </table:table-cell>
          <table:table-cell office:value-type="float" office:value="-560643.628142195" calcext:value-type="float">
            <text:p>-560643.63</text:p>
          </table:table-cell>
          <table:table-cell office:value-type="float" office:value="-9.77921873866653" calcext:value-type="float">
            <text:p>-9.78</text:p>
          </table:table-cell>
          <table:table-cell office:value-type="float" office:value="-16.5160698483677" calcext:value-type="float">
            <text:p>-16.5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168.29500359751" calcext:value-type="float">
            <text:p>-3168.30</text:p>
          </table:table-cell>
          <table:table-cell office:value-type="float" office:value="21082.6033072374" calcext:value-type="float">
            <text:p>21082.60</text:p>
          </table:table-cell>
          <table:table-cell office:value-type="float" office:value="-537345.007979746" calcext:value-type="float">
            <text:p>-537345.01</text:p>
          </table:table-cell>
          <table:table-cell office:value-type="float" office:value="-3.32530840276709" calcext:value-type="float">
            <text:p>-3.33</text:p>
          </table:table-cell>
          <table:table-cell office:value-type="float" office:value="-29.5309769078315" calcext:value-type="float">
            <text:p>-29.53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11.86115883301" calcext:value-type="float">
            <text:p>-2811.86</text:p>
          </table:table-cell>
          <table:table-cell office:value-type="float" office:value="19984.2110980494" calcext:value-type="float">
            <text:p>19984.21</text:p>
          </table:table-cell>
          <table:table-cell office:value-type="float" office:value="-505587.087658103" calcext:value-type="float">
            <text:p>-505587.09</text:p>
          </table:table-cell>
          <table:table-cell office:value-type="float" office:value="2.47131284433989" calcext:value-type="float">
            <text:p>2.47</text:p>
          </table:table-cell>
          <table:table-cell office:value-type="float" office:value="-38.1594998205124" calcext:value-type="float">
            <text:p>-38.1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56.11848488572" calcext:value-type="float">
            <text:p>-2456.12</text:p>
          </table:table-cell>
          <table:table-cell office:value-type="float" office:value="18683.1240692726" calcext:value-type="float">
            <text:p>18683.12</text:p>
          </table:table-cell>
          <table:table-cell office:value-type="float" office:value="-469308.357200038" calcext:value-type="float">
            <text:p>-469308.36</text:p>
          </table:table-cell>
          <table:table-cell office:value-type="float" office:value="6.8379684243942" calcext:value-type="float">
            <text:p>6.84</text:p>
          </table:table-cell>
          <table:table-cell office:value-type="float" office:value="-42.080763209589" calcext:value-type="float">
            <text:p>-42.0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2057.85237090373" calcext:value-type="float">
            <text:p>-2057.85</text:p>
          </table:table-cell>
          <table:table-cell office:value-type="float" office:value="17336.0470499276" calcext:value-type="float">
            <text:p>17336.05</text:p>
          </table:table-cell>
          <table:table-cell office:value-type="float" office:value="-431911.360518643" calcext:value-type="float">
            <text:p>-431911.36</text:p>
          </table:table-cell>
          <table:table-cell office:value-type="float" office:value="11.3877744845747" calcext:value-type="float">
            <text:p>11.39</text:p>
          </table:table-cell>
          <table:table-cell office:value-type="float" office:value="-47.2185672103973" calcext:value-type="float">
            <text:p>-47.2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664.24802461165" calcext:value-type="float">
            <text:p>1664.25</text:p>
          </table:table-cell>
          <table:table-cell office:value-type="float" office:value="-19696.2936346239" calcext:value-type="float">
            <text:p>-19696.29</text:p>
          </table:table-cell>
          <table:table-cell office:value-type="float" office:value="-513775.473518011" calcext:value-type="float">
            <text:p>-513775.47</text:p>
          </table:table-cell>
          <table:table-cell office:value-type="float" office:value="5.45159456118687" calcext:value-type="float">
            <text:p>5.45</text:p>
          </table:table-cell>
          <table:table-cell office:value-type="float" office:value="25.2839159769527" calcext:value-type="float">
            <text:p>25.2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721.26571250946" calcext:value-type="float">
            <text:p>1721.27</text:p>
          </table:table-cell>
          <table:table-cell office:value-type="float" office:value="-19864.4436843087" calcext:value-type="float">
            <text:p>-19864.44</text:p>
          </table:table-cell>
          <table:table-cell office:value-type="float" office:value="-520707.777128227" calcext:value-type="float">
            <text:p>-520707.78</text:p>
          </table:table-cell>
          <table:table-cell office:value-type="float" office:value="8.40492397657319" calcext:value-type="float">
            <text:p>8.40</text:p>
          </table:table-cell>
          <table:table-cell office:value-type="float" office:value="15.10362496752" calcext:value-type="float">
            <text:p>15.1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805.38202941351" calcext:value-type="float">
            <text:p>1805.38</text:p>
          </table:table-cell>
          <table:table-cell office:value-type="float" office:value="-19812.0590705839" calcext:value-type="float">
            <text:p>-19812.06</text:p>
          </table:table-cell>
          <table:table-cell office:value-type="float" office:value="-520412.225706324" calcext:value-type="float">
            <text:p>-520412.23</text:p>
          </table:table-cell>
          <table:table-cell office:value-type="float" office:value="9.67659808814395" calcext:value-type="float">
            <text:p>9.68</text:p>
          </table:table-cell>
          <table:table-cell office:value-type="float" office:value="3.65146330777803" calcext:value-type="float">
            <text:p>3.65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929.34366312075" calcext:value-type="float">
            <text:p>1929.34</text:p>
          </table:table-cell>
          <table:table-cell office:value-type="float" office:value="-19413.9268304328" calcext:value-type="float">
            <text:p>-19413.93</text:p>
          </table:table-cell>
          <table:table-cell office:value-type="float" office:value="-509379.23058295" calcext:value-type="float">
            <text:p>-509379.23</text:p>
          </table:table-cell>
          <table:table-cell office:value-type="float" office:value="9.37983068344538" calcext:value-type="float">
            <text:p>9.38</text:p>
          </table:table-cell>
          <table:table-cell office:value-type="float" office:value="-11.9921015951339" calcext:value-type="float">
            <text:p>-11.99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2038.89593053054" calcext:value-type="float">
            <text:p>2038.90</text:p>
          </table:table-cell>
          <table:table-cell office:value-type="float" office:value="-18631.792421707" calcext:value-type="float">
            <text:p>-18631.79</text:p>
          </table:table-cell>
          <table:table-cell office:value-type="float" office:value="-486762.085036899" calcext:value-type="float">
            <text:p>-486762.09</text:p>
          </table:table-cell>
          <table:table-cell office:value-type="float" office:value="7.27425004463928" calcext:value-type="float">
            <text:p>7.27</text:p>
          </table:table-cell>
          <table:table-cell office:value-type="float" office:value="-27.023840856824" calcext:value-type="float">
            <text:p>-27.02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2088.72994067236" calcext:value-type="float">
            <text:p>2088.73</text:p>
          </table:table-cell>
          <table:table-cell office:value-type="float" office:value="-17533.0132769328" calcext:value-type="float">
            <text:p>-17533.01</text:p>
          </table:table-cell>
          <table:table-cell office:value-type="float" office:value="-455184.127499642" calcext:value-type="float">
            <text:p>-455184.13</text:p>
          </table:table-cell>
          <table:table-cell office:value-type="float" office:value="3.96706780000818" calcext:value-type="float">
            <text:p>3.97</text:p>
          </table:table-cell>
          <table:table-cell office:value-type="float" office:value="-37.1355339229939" calcext:value-type="float">
            <text:p>-37.14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2075.4029654737" calcext:value-type="float">
            <text:p>2075.40</text:p>
          </table:table-cell>
          <table:table-cell office:value-type="float" office:value="-16256.3756953117" calcext:value-type="float">
            <text:p>-16256.38</text:p>
          </table:table-cell>
          <table:table-cell office:value-type="float" office:value="-419308.773032863" calcext:value-type="float">
            <text:p>-419308.77</text:p>
          </table:table-cell>
          <table:table-cell office:value-type="float" office:value="0.548098374748582" calcext:value-type="float">
            <text:p>0.55</text:p>
          </table:table-cell>
          <table:table-cell office:value-type="float" office:value="-41.9701452141567" calcext:value-type="float">
            <text:p>-41.9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2009.11056462427" calcext:value-type="float">
            <text:p>2009.11</text:p>
          </table:table-cell>
          <table:table-cell office:value-type="float" office:value="-14915.0893476899" calcext:value-type="float">
            <text:p>-14915.09</text:p>
          </table:table-cell>
          <table:table-cell office:value-type="float" office:value="-384006.982478999" calcext:value-type="float">
            <text:p>-384006.98</text:p>
          </table:table-cell>
          <table:table-cell office:value-type="float" office:value="-1.12189000650258" calcext:value-type="float">
            <text:p>-1.12</text:p>
          </table:table-cell>
          <table:table-cell office:value-type="float" office:value="-40.465896527613" calcext:value-type="float">
            <text:p>-40.4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576.08557419995" calcext:value-type="float">
            <text:p>-3576.09</text:p>
          </table:table-cell>
          <table:table-cell office:value-type="float" office:value="19991.5110809726" calcext:value-type="float">
            <text:p>19991.51</text:p>
          </table:table-cell>
          <table:table-cell office:value-type="float" office:value="-514414.766134514" calcext:value-type="float">
            <text:p>-514414.77</text:p>
          </table:table-cell>
          <table:table-cell office:value-type="float" office:value="-9.5280582873588" calcext:value-type="float">
            <text:p>-9.53</text:p>
          </table:table-cell>
          <table:table-cell office:value-type="float" office:value="11.5030237348814" calcext:value-type="float">
            <text:p>11.5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641.73055158788" calcext:value-type="float">
            <text:p>-3641.73</text:p>
          </table:table-cell>
          <table:table-cell office:value-type="float" office:value="20271.8763172095" calcext:value-type="float">
            <text:p>20271.88</text:p>
          </table:table-cell>
          <table:table-cell office:value-type="float" office:value="-519519.355107568" calcext:value-type="float">
            <text:p>-519519.36</text:p>
          </table:table-cell>
          <table:table-cell office:value-type="float" office:value="-6.9747126838084" calcext:value-type="float">
            <text:p>-6.97</text:p>
          </table:table-cell>
          <table:table-cell office:value-type="float" office:value="8.00847608424566" calcext:value-type="float">
            <text:p>8.01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560.95838323025" calcext:value-type="float">
            <text:p>-3560.96</text:p>
          </table:table-cell>
          <table:table-cell office:value-type="float" office:value="20285.3327299131" calcext:value-type="float">
            <text:p>20285.33</text:p>
          </table:table-cell>
          <table:table-cell office:value-type="float" office:value="-519060.519287963" calcext:value-type="float">
            <text:p>-519060.52</text:p>
          </table:table-cell>
          <table:table-cell office:value-type="float" office:value="-4.77646274096755" calcext:value-type="float">
            <text:p>-4.78</text:p>
          </table:table-cell>
          <table:table-cell office:value-type="float" office:value="-2.7000937346589" calcext:value-type="float">
            <text:p>-2.7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356.22148043928" calcext:value-type="float">
            <text:p>-3356.22</text:p>
          </table:table-cell>
          <table:table-cell office:value-type="float" office:value="19875.2161498869" calcext:value-type="float">
            <text:p>19875.22</text:p>
          </table:table-cell>
          <table:table-cell office:value-type="float" office:value="-509207.082490153" calcext:value-type="float">
            <text:p>-509207.08</text:p>
          </table:table-cell>
          <table:table-cell office:value-type="float" office:value="-3.62973921022355" calcext:value-type="float">
            <text:p>-3.63</text:p>
          </table:table-cell>
          <table:table-cell office:value-type="float" office:value="-15.2987978877243" calcext:value-type="float">
            <text:p>-15.30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3050.18957354861" calcext:value-type="float">
            <text:p>-3050.19</text:p>
          </table:table-cell>
          <table:table-cell office:value-type="float" office:value="19013.9623353217" calcext:value-type="float">
            <text:p>19013.96</text:p>
          </table:table-cell>
          <table:table-cell office:value-type="float" office:value="-489013.272950809" calcext:value-type="float">
            <text:p>-489013.27</text:p>
          </table:table-cell>
          <table:table-cell office:value-type="float" office:value="-3.71715306414318" calcext:value-type="float">
            <text:p>-3.72</text:p>
          </table:table-cell>
          <table:table-cell office:value-type="float" office:value="-27.5808915915229" calcext:value-type="float">
            <text:p>-27.58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07.67459345998" calcext:value-type="float">
            <text:p>-2707.67</text:p>
          </table:table-cell>
          <table:table-cell office:value-type="float" office:value="17805.6181081283" calcext:value-type="float">
            <text:p>17805.62</text:p>
          </table:table-cell>
          <table:table-cell office:value-type="float" office:value="-460345.413403177" calcext:value-type="float">
            <text:p>-460345.41</text:p>
          </table:table-cell>
          <table:table-cell office:value-type="float" office:value="-4.93386751224583" calcext:value-type="float">
            <text:p>-4.93</text:p>
          </table:table-cell>
          <table:table-cell office:value-type="float" office:value="-35.669076644703" calcext:value-type="float">
            <text:p>-35.67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375.98532188072" calcext:value-type="float">
            <text:p>-2375.99</text:p>
          </table:table-cell>
          <table:table-cell office:value-type="float" office:value="16425.2853956376" calcext:value-type="float">
            <text:p>16425.29</text:p>
          </table:table-cell>
          <table:table-cell office:value-type="float" office:value="-427268.734602676" calcext:value-type="float">
            <text:p>-427268.73</text:p>
          </table:table-cell>
          <table:table-cell office:value-type="float" office:value="-7.0218453167995" calcext:value-type="float">
            <text:p>-7.02</text:p>
          </table:table-cell>
          <table:table-cell office:value-type="float" office:value="-39.0634970237856" calcext:value-type="float">
            <text:p>-39.06</text:p>
          </table:table-cell>
        </table:table-row>
        <table:table-row table:style-name="ro1">
          <table:table-cell office:value-type="string" calcext:value-type="string">
            <text:p>ELU07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026.09118568957" calcext:value-type="float">
            <text:p>-2026.09</text:p>
          </table:table-cell>
          <table:table-cell office:value-type="float" office:value="15069.6653417769" calcext:value-type="float">
            <text:p>15069.67</text:p>
          </table:table-cell>
          <table:table-cell office:value-type="float" office:value="-393172.949935833" calcext:value-type="float">
            <text:p>-393172.95</text:p>
          </table:table-cell>
          <table:table-cell office:value-type="float" office:value="-7.54348387153853" calcext:value-type="float">
            <text:p>-7.54</text:p>
          </table:table-cell>
          <table:table-cell office:value-type="float" office:value="-43.3207056779017" calcext:value-type="float">
            <text:p>-43.3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12093.0723086739" calcext:value-type="float">
            <text:p>12093.07</text:p>
          </table:table-cell>
          <table:table-cell office:value-type="float" office:value="2188.18767326678" calcext:value-type="float">
            <text:p>2188.19</text:p>
          </table:table-cell>
          <table:table-cell office:value-type="float" office:value="348085.938156805" calcext:value-type="float">
            <text:p>348085.94</text:p>
          </table:table-cell>
          <table:table-cell office:value-type="float" office:value="39.1332202459281" calcext:value-type="float">
            <text:p>39.13</text:p>
          </table:table-cell>
          <table:table-cell office:value-type="float" office:value="14.5528751220493" calcext:value-type="float">
            <text:p>14.5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11845.1015104699" calcext:value-type="float">
            <text:p>11845.10</text:p>
          </table:table-cell>
          <table:table-cell office:value-type="float" office:value="2158.04597986964" calcext:value-type="float">
            <text:p>2158.05</text:p>
          </table:table-cell>
          <table:table-cell office:value-type="float" office:value="341589.10123942" calcext:value-type="float">
            <text:p>341589.10</text:p>
          </table:table-cell>
          <table:table-cell office:value-type="float" office:value="38.5052256177881" calcext:value-type="float">
            <text:p>38.51</text:p>
          </table:table-cell>
          <table:table-cell office:value-type="float" office:value="15.2965604261926" calcext:value-type="float">
            <text:p>15.3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11510.2080765123" calcext:value-type="float">
            <text:p>11510.21</text:p>
          </table:table-cell>
          <table:table-cell office:value-type="float" office:value="2077.32156328204" calcext:value-type="float">
            <text:p>2077.32</text:p>
          </table:table-cell>
          <table:table-cell office:value-type="float" office:value="333294.026425249" calcext:value-type="float">
            <text:p>333294.03</text:p>
          </table:table-cell>
          <table:table-cell office:value-type="float" office:value="36.5945938794718" calcext:value-type="float">
            <text:p>36.59</text:p>
          </table:table-cell>
          <table:table-cell office:value-type="float" office:value="18.3564300937726" calcext:value-type="float">
            <text:p>18.3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11042.9641872436" calcext:value-type="float">
            <text:p>11042.96</text:p>
          </table:table-cell>
          <table:table-cell office:value-type="float" office:value="1892.19930119885" calcext:value-type="float">
            <text:p>1892.20</text:p>
          </table:table-cell>
          <table:table-cell office:value-type="float" office:value="321513.311959202" calcext:value-type="float">
            <text:p>321513.31</text:p>
          </table:table-cell>
          <table:table-cell office:value-type="float" office:value="32.4430486306515" calcext:value-type="float">
            <text:p>32.44</text:p>
          </table:table-cell>
          <table:table-cell office:value-type="float" office:value="22.9762044273835" calcext:value-type="float">
            <text:p>22.9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10431.2240501256" calcext:value-type="float">
            <text:p>10431.22</text:p>
          </table:table-cell>
          <table:table-cell office:value-type="float" office:value="1618.0192501922" calcext:value-type="float">
            <text:p>1618.02</text:p>
          </table:table-cell>
          <table:table-cell office:value-type="float" office:value="305517.30327613" calcext:value-type="float">
            <text:p>305517.30</text:p>
          </table:table-cell>
          <table:table-cell office:value-type="float" office:value="26.7014010951228" calcext:value-type="float">
            <text:p>26.70</text:p>
          </table:table-cell>
          <table:table-cell office:value-type="float" office:value="27.1915445490549" calcext:value-type="float">
            <text:p>27.1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9726.59219617228" calcext:value-type="float">
            <text:p>9726.59</text:p>
          </table:table-cell>
          <table:table-cell office:value-type="float" office:value="1313.24959654114" calcext:value-type="float">
            <text:p>1313.25</text:p>
          </table:table-cell>
          <table:table-cell office:value-type="float" office:value="286333.763951889" calcext:value-type="float">
            <text:p>286333.76</text:p>
          </table:table-cell>
          <table:table-cell office:value-type="float" office:value="20.8315139499049" calcext:value-type="float">
            <text:p>20.83</text:p>
          </table:table-cell>
          <table:table-cell office:value-type="float" office:value="28.9834504021596" calcext:value-type="float">
            <text:p>28.9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9005.12849507848" calcext:value-type="float">
            <text:p>9005.13</text:p>
          </table:table-cell>
          <table:table-cell office:value-type="float" office:value="1049.04209782917" calcext:value-type="float">
            <text:p>1049.04</text:p>
          </table:table-cell>
          <table:table-cell office:value-type="float" office:value="266107.464489875" calcext:value-type="float">
            <text:p>266107.46</text:p>
          </table:table-cell>
          <table:table-cell office:value-type="float" office:value="16.3209746084405" calcext:value-type="float">
            <text:p>16.32</text:p>
          </table:table-cell>
          <table:table-cell office:value-type="float" office:value="28.4005738780728" calcext:value-type="float">
            <text:p>28.4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8318.51692988993" calcext:value-type="float">
            <text:p>8318.52</text:p>
          </table:table-cell>
          <table:table-cell office:value-type="float" office:value="885.23086703041" calcext:value-type="float">
            <text:p>885.23</text:p>
          </table:table-cell>
          <table:table-cell office:value-type="float" office:value="246979.942715291" calcext:value-type="float">
            <text:p>246979.94</text:p>
          </table:table-cell>
          <table:table-cell office:value-type="float" office:value="14.251126651504" calcext:value-type="float">
            <text:p>14.25</text:p>
          </table:table-cell>
          <table:table-cell office:value-type="float" office:value="27.7133635438265" calcext:value-type="float">
            <text:p>27.7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5738.87061426798" calcext:value-type="float">
            <text:p>5738.87</text:p>
          </table:table-cell>
          <table:table-cell office:value-type="float" office:value="-855.529364613499" calcext:value-type="float">
            <text:p>-855.53</text:p>
          </table:table-cell>
          <table:table-cell office:value-type="float" office:value="288262.328445523" calcext:value-type="float">
            <text:p>288262.33</text:p>
          </table:table-cell>
          <table:table-cell office:value-type="float" office:value="-19.4290087019593" calcext:value-type="float">
            <text:p>-19.43</text:p>
          </table:table-cell>
          <table:table-cell office:value-type="float" office:value="-3.43703159398924" calcext:value-type="float">
            <text:p>-3.4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5736.74292743328" calcext:value-type="float">
            <text:p>5736.74</text:p>
          </table:table-cell>
          <table:table-cell office:value-type="float" office:value="-863.661898169782" calcext:value-type="float">
            <text:p>-863.66</text:p>
          </table:table-cell>
          <table:table-cell office:value-type="float" office:value="288579.668607158" calcext:value-type="float">
            <text:p>288579.67</text:p>
          </table:table-cell>
          <table:table-cell office:value-type="float" office:value="-19.4880135264649" calcext:value-type="float">
            <text:p>-19.49</text:p>
          </table:table-cell>
          <table:table-cell office:value-type="float" office:value="-2.50773476135985" calcext:value-type="float">
            <text:p>-2.51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5683.2146590478" calcext:value-type="float">
            <text:p>5683.21</text:p>
          </table:table-cell>
          <table:table-cell office:value-type="float" office:value="-883.257792771565" calcext:value-type="float">
            <text:p>-883.26</text:p>
          </table:table-cell>
          <table:table-cell office:value-type="float" office:value="287434.862074043" calcext:value-type="float">
            <text:p>287434.86</text:p>
          </table:table-cell>
          <table:table-cell office:value-type="float" office:value="-19.8182184056189" calcext:value-type="float">
            <text:p>-19.82</text:p>
          </table:table-cell>
          <table:table-cell office:value-type="float" office:value="0.479184748866299" calcext:value-type="float">
            <text:p>0.4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5542.51704700089" calcext:value-type="float">
            <text:p>5542.52</text:p>
          </table:table-cell>
          <table:table-cell office:value-type="float" office:value="-894.231105460298" calcext:value-type="float">
            <text:p>-894.23</text:p>
          </table:table-cell>
          <table:table-cell office:value-type="float" office:value="283064.095645404" calcext:value-type="float">
            <text:p>283064.10</text:p>
          </table:table-cell>
          <table:table-cell office:value-type="float" office:value="-19.8427334228816" calcext:value-type="float">
            <text:p>-19.84</text:p>
          </table:table-cell>
          <table:table-cell office:value-type="float" office:value="5.47361628274558" calcext:value-type="float">
            <text:p>5.4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5308.04273067556" calcext:value-type="float">
            <text:p>5308.04</text:p>
          </table:table-cell>
          <table:table-cell office:value-type="float" office:value="-881.02201324823" calcext:value-type="float">
            <text:p>-881.02</text:p>
          </table:table-cell>
          <table:table-cell office:value-type="float" office:value="274482.670143199" calcext:value-type="float">
            <text:p>274482.67</text:p>
          </table:table-cell>
          <table:table-cell office:value-type="float" office:value="-19.048015031995" calcext:value-type="float">
            <text:p>-19.05</text:p>
          </table:table-cell>
          <table:table-cell office:value-type="float" office:value="11.0247375771213" calcext:value-type="float">
            <text:p>11.0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5011.69506221232" calcext:value-type="float">
            <text:p>5011.70</text:p>
          </table:table-cell>
          <table:table-cell office:value-type="float" office:value="-843.475543319556" calcext:value-type="float">
            <text:p>-843.48</text:p>
          </table:table-cell>
          <table:table-cell office:value-type="float" office:value="262178.398994496" calcext:value-type="float">
            <text:p>262178.40</text:p>
          </table:table-cell>
          <table:table-cell office:value-type="float" office:value="-17.2262003827507" calcext:value-type="float">
            <text:p>-17.23</text:p>
          </table:table-cell>
          <table:table-cell office:value-type="float" office:value="14.9563799025516" calcext:value-type="float">
            <text:p>14.9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4712.41698874986" calcext:value-type="float">
            <text:p>4712.42</text:p>
          </table:table-cell>
          <table:table-cell office:value-type="float" office:value="-817.388973878625" calcext:value-type="float">
            <text:p>-817.39</text:p>
          </table:table-cell>
          <table:table-cell office:value-type="float" office:value="248184.526047078" calcext:value-type="float">
            <text:p>248184.53</text:p>
          </table:table-cell>
          <table:table-cell office:value-type="float" office:value="-15.2968463588192" calcext:value-type="float">
            <text:p>-15.30</text:p>
          </table:table-cell>
          <table:table-cell office:value-type="float" office:value="15.9959522401476" calcext:value-type="float">
            <text:p>16.0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4446.72871578893" calcext:value-type="float">
            <text:p>4446.73</text:p>
          </table:table-cell>
          <table:table-cell office:value-type="float" office:value="-835.444949921089" calcext:value-type="float">
            <text:p>-835.44</text:p>
          </table:table-cell>
          <table:table-cell office:value-type="float" office:value="234812.654094688" calcext:value-type="float">
            <text:p>234812.65</text:p>
          </table:table-cell>
          <table:table-cell office:value-type="float" office:value="-14.5638247391984" calcext:value-type="float">
            <text:p>-14.56</text:p>
          </table:table-cell>
          <table:table-cell office:value-type="float" office:value="15.7935154270456" calcext:value-type="float">
            <text:p>15.79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1524.22151860731" calcext:value-type="float">
            <text:p>1524.22</text:p>
          </table:table-cell>
          <table:table-cell office:value-type="float" office:value="-22404.0480036088" calcext:value-type="float">
            <text:p>-22404.05</text:p>
          </table:table-cell>
          <table:table-cell office:value-type="float" office:value="-590189.726118933" calcext:value-type="float">
            <text:p>-590189.73</text:p>
          </table:table-cell>
          <table:table-cell office:value-type="float" office:value="24.0541218282896" calcext:value-type="float">
            <text:p>24.05</text:p>
          </table:table-cell>
          <table:table-cell office:value-type="float" office:value="38.300584728278" calcext:value-type="float">
            <text:p>38.3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1586.63223045438" calcext:value-type="float">
            <text:p>1586.63</text:p>
          </table:table-cell>
          <table:table-cell office:value-type="float" office:value="-22639.0956596914" calcext:value-type="float">
            <text:p>-22639.10</text:p>
          </table:table-cell>
          <table:table-cell office:value-type="float" office:value="-598416.518964795" calcext:value-type="float">
            <text:p>-598416.52</text:p>
          </table:table-cell>
          <table:table-cell office:value-type="float" office:value="27.0958461152331" calcext:value-type="float">
            <text:p>27.10</text:p>
          </table:table-cell>
          <table:table-cell office:value-type="float" office:value="25.7747010981538" calcext:value-type="float">
            <text:p>25.7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1687.1647757166" calcext:value-type="float">
            <text:p>1687.16</text:p>
          </table:table-cell>
          <table:table-cell office:value-type="float" office:value="-22579.8885331114" calcext:value-type="float">
            <text:p>-22579.89</text:p>
          </table:table-cell>
          <table:table-cell office:value-type="float" office:value="-597966.94128439" calcext:value-type="float">
            <text:p>-597966.94</text:p>
          </table:table-cell>
          <table:table-cell office:value-type="float" office:value="28.6404155070923" calcext:value-type="float">
            <text:p>28.64</text:p>
          </table:table-cell>
          <table:table-cell office:value-type="float" office:value="11.8831089810155" calcext:value-type="float">
            <text:p>11.8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1854.02262268246" calcext:value-type="float">
            <text:p>1854.02</text:p>
          </table:table-cell>
          <table:table-cell office:value-type="float" office:value="-22083.2341645024" calcext:value-type="float">
            <text:p>-22083.23</text:p>
          </table:table-cell>
          <table:table-cell office:value-type="float" office:value="-584226.930952269" calcext:value-type="float">
            <text:p>-584226.93</text:p>
          </table:table-cell>
          <table:table-cell office:value-type="float" office:value="28.0293973036228" calcext:value-type="float">
            <text:p>28.03</text:p>
          </table:table-cell>
          <table:table-cell office:value-type="float" office:value="-6.85690646710904" calcext:value-type="float">
            <text:p>-6.8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1990.15840692741" calcext:value-type="float">
            <text:p>1990.16</text:p>
          </table:table-cell>
          <table:table-cell office:value-type="float" office:value="-21111.3286009021" calcext:value-type="float">
            <text:p>-21111.33</text:p>
          </table:table-cell>
          <table:table-cell office:value-type="float" office:value="-557599.662342276" calcext:value-type="float">
            <text:p>-557599.66</text:p>
          </table:table-cell>
          <table:table-cell office:value-type="float" office:value="26.2478440612977" calcext:value-type="float">
            <text:p>26.25</text:p>
          </table:table-cell>
          <table:table-cell office:value-type="float" office:value="-22.3728165412822" calcext:value-type="float">
            <text:p>-22.3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2074.98442857656" calcext:value-type="float">
            <text:p>2074.98</text:p>
          </table:table-cell>
          <table:table-cell office:value-type="float" office:value="-19774.0874203869" calcext:value-type="float">
            <text:p>-19774.09</text:p>
          </table:table-cell>
          <table:table-cell office:value-type="float" office:value="-521850.911377786" calcext:value-type="float">
            <text:p>-521850.91</text:p>
          </table:table-cell>
          <table:table-cell office:value-type="float" office:value="24.2765096392115" calcext:value-type="float">
            <text:p>24.28</text:p>
          </table:table-cell>
          <table:table-cell office:value-type="float" office:value="-32.3438056246257" calcext:value-type="float">
            <text:p>-32.3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2105.11870757195" calcext:value-type="float">
            <text:p>2105.12</text:p>
          </table:table-cell>
          <table:table-cell office:value-type="float" office:value="-18233.3898817424" calcext:value-type="float">
            <text:p>-18233.39</text:p>
          </table:table-cell>
          <table:table-cell office:value-type="float" office:value="-481522.568646431" calcext:value-type="float">
            <text:p>-481522.57</text:p>
          </table:table-cell>
          <table:table-cell office:value-type="float" office:value="22.6908072460345" calcext:value-type="float">
            <text:p>22.69</text:p>
          </table:table-cell>
          <table:table-cell office:value-type="float" office:value="-37.4641211844389" calcext:value-type="float">
            <text:p>-37.4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2078.60847341358" calcext:value-type="float">
            <text:p>2078.61</text:p>
          </table:table-cell>
          <table:table-cell office:value-type="float" office:value="-16615.8312798649" calcext:value-type="float">
            <text:p>-16615.83</text:p>
          </table:table-cell>
          <table:table-cell office:value-type="float" office:value="-441467.084503583" calcext:value-type="float">
            <text:p>-441467.08</text:p>
          </table:table-cell>
          <table:table-cell office:value-type="float" office:value="23.1092183525145" calcext:value-type="float">
            <text:p>23.11</text:p>
          </table:table-cell>
          <table:table-cell office:value-type="float" office:value="-34.9178341596199" calcext:value-type="float">
            <text:p>-34.9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-3944.18720012265" calcext:value-type="float">
            <text:p>-3944.19</text:p>
          </table:table-cell>
          <table:table-cell office:value-type="float" office:value="23189.9155582872" calcext:value-type="float">
            <text:p>23189.92</text:p>
          </table:table-cell>
          <table:table-cell office:value-type="float" office:value="-576475.765889345" calcext:value-type="float">
            <text:p>-576475.77</text:p>
          </table:table-cell>
          <table:table-cell office:value-type="float" office:value="4.5122692351067" calcext:value-type="float">
            <text:p>4.51</text:p>
          </table:table-cell>
          <table:table-cell office:value-type="float" office:value="14.7668713847868" calcext:value-type="float">
            <text:p>14.7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-4024.20535055367" calcext:value-type="float">
            <text:p>-4024.21</text:p>
          </table:table-cell>
          <table:table-cell office:value-type="float" office:value="23499.9722411348" calcext:value-type="float">
            <text:p>23499.97</text:p>
          </table:table-cell>
          <table:table-cell office:value-type="float" office:value="-582631.071380219" calcext:value-type="float">
            <text:p>-582631.07</text:p>
          </table:table-cell>
          <table:table-cell office:value-type="float" office:value="7.51403931041281" calcext:value-type="float">
            <text:p>7.51</text:p>
          </table:table-cell>
          <table:table-cell office:value-type="float" office:value="9.84937237142143" calcext:value-type="float">
            <text:p>9.8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-3915.28443524691" calcext:value-type="float">
            <text:p>-3915.28</text:p>
          </table:table-cell>
          <table:table-cell office:value-type="float" office:value="23489.3725332425" calcext:value-type="float">
            <text:p>23489.37</text:p>
          </table:table-cell>
          <table:table-cell office:value-type="float" office:value="-581712.337875513" calcext:value-type="float">
            <text:p>-581712.34</text:p>
          </table:table-cell>
          <table:table-cell office:value-type="float" office:value="10.5515132569966" calcext:value-type="float">
            <text:p>10.55</text:p>
          </table:table-cell>
          <table:table-cell office:value-type="float" office:value="-3.73923571532284" calcext:value-type="float">
            <text:p>-3.7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-3654.39007935972" calcext:value-type="float">
            <text:p>-3654.39</text:p>
          </table:table-cell>
          <table:table-cell office:value-type="float" office:value="22955.9744086945" calcext:value-type="float">
            <text:p>22955.97</text:p>
          </table:table-cell>
          <table:table-cell office:value-type="float" office:value="-569099.62209076" calcext:value-type="float">
            <text:p>-569099.62</text:p>
          </table:table-cell>
          <table:table-cell office:value-type="float" office:value="12.3877410225839" calcext:value-type="float">
            <text:p>12.39</text:p>
          </table:table-cell>
          <table:table-cell office:value-type="float" office:value="-19.0329330478855" calcext:value-type="float">
            <text:p>-19.0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-3275.01633895101" calcext:value-type="float">
            <text:p>-3275.02</text:p>
          </table:table-cell>
          <table:table-cell office:value-type="float" office:value="21923.4411877384" calcext:value-type="float">
            <text:p>21923.44</text:p>
          </table:table-cell>
          <table:table-cell office:value-type="float" office:value="-544258.82314035" calcext:value-type="float">
            <text:p>-544258.82</text:p>
          </table:table-cell>
          <table:table-cell office:value-type="float" office:value="13.497000122711" calcext:value-type="float">
            <text:p>13.50</text:p>
          </table:table-cell>
          <table:table-cell office:value-type="float" office:value="-33.1215138434095" calcext:value-type="float">
            <text:p>-33.1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-2859.46854941786" calcext:value-type="float">
            <text:p>-2859.47</text:p>
          </table:table-cell>
          <table:table-cell office:value-type="float" office:value="20536.4114341201" calcext:value-type="float">
            <text:p>20536.41</text:p>
          </table:table-cell>
          <table:table-cell office:value-type="float" office:value="-510029.996286596" calcext:value-type="float">
            <text:p>-510030.00</text:p>
          </table:table-cell>
          <table:table-cell office:value-type="float" office:value="14.1208913975051" calcext:value-type="float">
            <text:p>14.12</text:p>
          </table:table-cell>
          <table:table-cell office:value-type="float" office:value="-42.1442140625589" calcext:value-type="float">
            <text:p>-42.1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-2446.14042970907" calcext:value-type="float">
            <text:p>-2446.14</text:p>
          </table:table-cell>
          <table:table-cell office:value-type="float" office:value="18963.5138486425" calcext:value-type="float">
            <text:p>18963.51</text:p>
          </table:table-cell>
          <table:table-cell office:value-type="float" office:value="-470828.090440116" calcext:value-type="float">
            <text:p>-470828.09</text:p>
          </table:table-cell>
          <table:table-cell office:value-type="float" office:value="14.1444599749707" calcext:value-type="float">
            <text:p>14.14</text:p>
          </table:table-cell>
          <table:table-cell office:value-type="float" office:value="-46.3688843274501" calcext:value-type="float">
            <text:p>-46.37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-1996.98789554603" calcext:value-type="float">
            <text:p>-1996.99</text:p>
          </table:table-cell>
          <table:table-cell office:value-type="float" office:value="17397.0475023781" calcext:value-type="float">
            <text:p>17397.05</text:p>
          </table:table-cell>
          <table:table-cell office:value-type="float" office:value="-430175.003807506" calcext:value-type="float">
            <text:p>-430175.00</text:p>
          </table:table-cell>
          <table:table-cell office:value-type="float" office:value="15.9209165278329" calcext:value-type="float">
            <text:p>15.92</text:p>
          </table:table-cell>
          <table:table-cell office:value-type="float" office:value="-51.955542253289" calcext:value-type="float">
            <text:p>-51.9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1521.31818599214" calcext:value-type="float">
            <text:p>1521.32</text:p>
          </table:table-cell>
          <table:table-cell office:value-type="float" office:value="-18353.3251433872" calcext:value-type="float">
            <text:p>-18353.33</text:p>
          </table:table-cell>
          <table:table-cell office:value-type="float" office:value="-466096.109560931" calcext:value-type="float">
            <text:p>-466096.11</text:p>
          </table:table-cell>
          <table:table-cell office:value-type="float" office:value="-10.3275827546566" calcext:value-type="float">
            <text:p>-10.33</text:p>
          </table:table-cell>
          <table:table-cell office:value-type="float" office:value="20.7841693083121" calcext:value-type="float">
            <text:p>20.7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1572.30302916807" calcext:value-type="float">
            <text:p>1572.30</text:p>
          </table:table-cell>
          <table:table-cell office:value-type="float" office:value="-18608.037837756" calcext:value-type="float">
            <text:p>-18608.04</text:p>
          </table:table-cell>
          <table:table-cell office:value-type="float" office:value="-474408.836106225" calcext:value-type="float">
            <text:p>-474408.84</text:p>
          </table:table-cell>
          <table:table-cell office:value-type="float" office:value="-7.82975405163894" calcext:value-type="float">
            <text:p>-7.83</text:p>
          </table:table-cell>
          <table:table-cell office:value-type="float" office:value="12.1535334167029" calcext:value-type="float">
            <text:p>12.1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1631.45051580095" calcext:value-type="float">
            <text:p>1631.45</text:p>
          </table:table-cell>
          <table:table-cell office:value-type="float" office:value="-18675.4414583141" calcext:value-type="float">
            <text:p>-18675.44</text:p>
          </table:table-cell>
          <table:table-cell office:value-type="float" office:value="-477251.688422631" calcext:value-type="float">
            <text:p>-477251.69</text:p>
          </table:table-cell>
          <table:table-cell office:value-type="float" office:value="-6.23956459660923" calcext:value-type="float">
            <text:p>-6.24</text:p>
          </table:table-cell>
          <table:table-cell office:value-type="float" office:value="3.90421212498518" calcext:value-type="float">
            <text:p>3.9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1716.39790621809" calcext:value-type="float">
            <text:p>1716.40</text:p>
          </table:table-cell>
          <table:table-cell office:value-type="float" office:value="-18438.6669212389" calcext:value-type="float">
            <text:p>-18438.67</text:p>
          </table:table-cell>
          <table:table-cell office:value-type="float" office:value="-472058.09468977" calcext:value-type="float">
            <text:p>-472058.09</text:p>
          </table:table-cell>
          <table:table-cell office:value-type="float" office:value="-4.83910031222694" calcext:value-type="float">
            <text:p>-4.84</text:p>
          </table:table-cell>
          <table:table-cell office:value-type="float" office:value="-7.32878634891686" calcext:value-type="float">
            <text:p>-7.33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1793.43744926283" calcext:value-type="float">
            <text:p>1793.44</text:p>
          </table:table-cell>
          <table:table-cell office:value-type="float" office:value="-17870.995262435" calcext:value-type="float">
            <text:p>-17871.00</text:p>
          </table:table-cell>
          <table:table-cell office:value-type="float" office:value="-457817.188430181" calcext:value-type="float">
            <text:p>-457817.19</text:p>
          </table:table-cell>
          <table:table-cell office:value-type="float" office:value="-4.08054216180646" calcext:value-type="float">
            <text:p>-4.08</text:p>
          </table:table-cell>
          <table:table-cell office:value-type="float" office:value="-18.6595663955691" calcext:value-type="float">
            <text:p>-18.66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1827.49736825791" calcext:value-type="float">
            <text:p>1827.50</text:p>
          </table:table-cell>
          <table:table-cell office:value-type="float" office:value="-17036.3162358975" calcext:value-type="float">
            <text:p>-17036.32</text:p>
          </table:table-cell>
          <table:table-cell office:value-type="float" office:value="-435997.683511159" calcext:value-type="float">
            <text:p>-435997.68</text:p>
          </table:table-cell>
          <table:table-cell office:value-type="float" office:value="-4.28426203553252" calcext:value-type="float">
            <text:p>-4.28</text:p>
          </table:table-cell>
          <table:table-cell office:value-type="float" office:value="-26.5984501844272" calcext:value-type="float">
            <text:p>-26.6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1810.90243345735" calcext:value-type="float">
            <text:p>1810.90</text:p>
          </table:table-cell>
          <table:table-cell office:value-type="float" office:value="-16058.6166997759" calcext:value-type="float">
            <text:p>-16058.62</text:p>
          </table:table-cell>
          <table:table-cell office:value-type="float" office:value="-410309.563911092" calcext:value-type="float">
            <text:p>-410309.56</text:p>
          </table:table-cell>
          <table:table-cell office:value-type="float" office:value="-4.94078978363009" calcext:value-type="float">
            <text:p>-4.94</text:p>
          </table:table-cell>
          <table:table-cell office:value-type="float" office:value="-30.345798925188" calcext:value-type="float">
            <text:p>-30.3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1747.92930396983" calcext:value-type="float">
            <text:p>1747.93</text:p>
          </table:table-cell>
          <table:table-cell office:value-type="float" office:value="-15037.8395675626" calcext:value-type="float">
            <text:p>-15037.84</text:p>
          </table:table-cell>
          <table:table-cell office:value-type="float" office:value="-384736.883539007" calcext:value-type="float">
            <text:p>-384736.88</text:p>
          </table:table-cell>
          <table:table-cell office:value-type="float" office:value="-4.69346074811507" calcext:value-type="float">
            <text:p>-4.69</text:p>
          </table:table-cell>
          <table:table-cell office:value-type="float" office:value="-28.1815085222438" calcext:value-type="float">
            <text:p>-28.1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-3354.19193416863" calcext:value-type="float">
            <text:p>-3354.19</text:p>
          </table:table-cell>
          <table:table-cell office:value-type="float" office:value="18177.7379409551" calcext:value-type="float">
            <text:p>18177.74</text:p>
          </table:table-cell>
          <table:table-cell office:value-type="float" office:value="-480059.527534121" calcext:value-type="float">
            <text:p>-480059.53</text:p>
          </table:table-cell>
          <table:table-cell office:value-type="float" office:value="-24.6296898769727" calcext:value-type="float">
            <text:p>-24.63</text:p>
          </table:table-cell>
          <table:table-cell office:value-type="float" office:value="13.7242404466049" calcext:value-type="float">
            <text:p>13.72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-3433.86639817687" calcext:value-type="float">
            <text:p>-3433.87</text:p>
          </table:table-cell>
          <table:table-cell office:value-type="float" office:value="18495.1248443805" calcext:value-type="float">
            <text:p>18495.12</text:p>
          </table:table-cell>
          <table:table-cell office:value-type="float" office:value="-486730.118954442" calcext:value-type="float">
            <text:p>-486730.12</text:p>
          </table:table-cell>
          <table:table-cell office:value-type="float" office:value="-22.3427157661964" calcext:value-type="float">
            <text:p>-22.34</text:p>
          </table:table-cell>
          <table:table-cell office:value-type="float" office:value="10.79665032022" calcext:value-type="float">
            <text:p>10.80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-3394.26597697698" calcext:value-type="float">
            <text:p>-3394.27</text:p>
          </table:table-cell>
          <table:table-cell office:value-type="float" office:value="18616.8367902965" calcext:value-type="float">
            <text:p>18616.84</text:p>
          </table:table-cell>
          <table:table-cell office:value-type="float" office:value="-488878.4665034" calcext:value-type="float">
            <text:p>-488878.47</text:p>
          </table:table-cell>
          <table:table-cell office:value-type="float" office:value="-19.8693302147956" calcext:value-type="float">
            <text:p>-19.87</text:p>
          </table:table-cell>
          <table:table-cell office:value-type="float" office:value="1.83737108280425" calcext:value-type="float">
            <text:p>1.8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-3256.95051664373" calcext:value-type="float">
            <text:p>-3256.95</text:p>
          </table:table-cell>
          <table:table-cell office:value-type="float" office:value="18430.4757009896" calcext:value-type="float">
            <text:p>18430.48</text:p>
          </table:table-cell>
          <table:table-cell office:value-type="float" office:value="-483230.353794503" calcext:value-type="float">
            <text:p>-483230.35</text:p>
          </table:table-cell>
          <table:table-cell office:value-type="float" office:value="-17.3126618147845" calcext:value-type="float">
            <text:p>-17.31</text:p>
          </table:table-cell>
          <table:table-cell office:value-type="float" office:value="-8.74123917878752" calcext:value-type="float">
            <text:p>-8.7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-3037.60093483558" calcext:value-type="float">
            <text:p>-3037.60</text:p>
          </table:table-cell>
          <table:table-cell office:value-type="float" office:value="17896.9008096006" calcext:value-type="float">
            <text:p>17896.90</text:p>
          </table:table-cell>
          <table:table-cell office:value-type="float" office:value="-468917.534304791" calcext:value-type="float">
            <text:p>-468917.53</text:p>
          </table:table-cell>
          <table:table-cell office:value-type="float" office:value="-15.0261383484239" calcext:value-type="float">
            <text:p>-15.03</text:p>
          </table:table-cell>
          <table:table-cell office:value-type="float" office:value="-19.2388411638888" calcext:value-type="float">
            <text:p>-19.24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-2787.78798353552" calcext:value-type="float">
            <text:p>-2787.79</text:p>
          </table:table-cell>
          <table:table-cell office:value-type="float" office:value="17070.444566008" calcext:value-type="float">
            <text:p>17070.44</text:p>
          </table:table-cell>
          <table:table-cell office:value-type="float" office:value="-447380.661591125" calcext:value-type="float">
            <text:p>-447380.66</text:p>
          </table:table-cell>
          <table:table-cell office:value-type="float" office:value="-13.5794448211602" calcext:value-type="float">
            <text:p>-13.58</text:p>
          </table:table-cell>
          <table:table-cell office:value-type="float" office:value="-26.1824346344601" calcext:value-type="float">
            <text:p>-26.18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-2549.94510412126" calcext:value-type="float">
            <text:p>-2549.95</text:p>
          </table:table-cell>
          <table:table-cell office:value-type="float" office:value="16085.390965883" calcext:value-type="float">
            <text:p>16085.39</text:p>
          </table:table-cell>
          <table:table-cell office:value-type="float" office:value="-422192.611850955" calcext:value-type="float">
            <text:p>-422192.61</text:p>
          </table:table-cell>
          <table:table-cell office:value-type="float" office:value="-13.3031264831715" calcext:value-type="float">
            <text:p>-13.30</text:p>
          </table:table-cell>
          <table:table-cell office:value-type="float" office:value="-28.7504259337781" calcext:value-type="float">
            <text:p>-28.75</text:p>
          </table:table-cell>
        </table:table-row>
        <table:table-row table:style-name="ro1">
          <table:table-cell office:value-type="string" calcext:value-type="string">
            <text:p>ELU08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-2287.55858131534" calcext:value-type="float">
            <text:p>-2287.56</text:p>
          </table:table-cell>
          <table:table-cell office:value-type="float" office:value="15098.867019281" calcext:value-type="float">
            <text:p>15098.87</text:p>
          </table:table-cell>
          <table:table-cell office:value-type="float" office:value="-396214.544378869" calcext:value-type="float">
            <text:p>-396214.54</text:p>
          </table:table-cell>
          <table:table-cell office:value-type="float" office:value="-12.1942276816894" calcext:value-type="float">
            <text:p>-12.19</text:p>
          </table:table-cell>
          <table:table-cell office:value-type="float" office:value="-32.4464187219791" calcext:value-type="float">
            <text:p>-32.45</text:p>
          </table:table-cell>
        </table:table-row>
        <table:table-row table:style-name="ro1" table:number-rows-repeated="104819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Quake" table:style-name="ta1"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67" calcext:value-type="float">
            <text:p>6067</text:p>
          </table:table-cell>
          <table:table-cell office:value-type="float" office:value="6937.10645413146" calcext:value-type="float">
            <text:p>6937.11</text:p>
          </table:table-cell>
          <table:table-cell office:value-type="float" office:value="-56626.5297235209" calcext:value-type="float">
            <text:p>-56626.53</text:p>
          </table:table-cell>
          <table:table-cell office:value-type="float" office:value="196354.551583368" calcext:value-type="float">
            <text:p>196354.5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3" calcext:value-type="float">
            <text:p>6083</text:p>
          </table:table-cell>
          <table:table-cell office:value-type="float" office:value="5529.87579415108" calcext:value-type="float">
            <text:p>5529.88</text:p>
          </table:table-cell>
          <table:table-cell office:value-type="float" office:value="4815.6815951644" calcext:value-type="float">
            <text:p>4815.68</text:p>
          </table:table-cell>
          <table:table-cell office:value-type="float" office:value="-384425.384758455" calcext:value-type="float">
            <text:p>-384425.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68" calcext:value-type="float">
            <text:p>6068</text:p>
          </table:table-cell>
          <table:table-cell office:value-type="float" office:value="7108.65920147952" calcext:value-type="float">
            <text:p>7108.66</text:p>
          </table:table-cell>
          <table:table-cell office:value-type="float" office:value="-56559.6299993621" calcext:value-type="float">
            <text:p>-56559.63</text:p>
          </table:table-cell>
          <table:table-cell office:value-type="float" office:value="201356.727770206" calcext:value-type="float">
            <text:p>201356.7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4" calcext:value-type="float">
            <text:p>6084</text:p>
          </table:table-cell>
          <table:table-cell office:value-type="float" office:value="5532.67185100922" calcext:value-type="float">
            <text:p>5532.67</text:p>
          </table:table-cell>
          <table:table-cell office:value-type="float" office:value="3536.40101255119" calcext:value-type="float">
            <text:p>3536.40</text:p>
          </table:table-cell>
          <table:table-cell office:value-type="float" office:value="-419296.789113567" calcext:value-type="float">
            <text:p>-419296.7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69" calcext:value-type="float">
            <text:p>6069</text:p>
          </table:table-cell>
          <table:table-cell office:value-type="float" office:value="7257.10658749744" calcext:value-type="float">
            <text:p>7257.11</text:p>
          </table:table-cell>
          <table:table-cell office:value-type="float" office:value="-56475.2426725522" calcext:value-type="float">
            <text:p>-56475.24</text:p>
          </table:table-cell>
          <table:table-cell office:value-type="float" office:value="206008.135156788" calcext:value-type="float">
            <text:p>206008.1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5" calcext:value-type="float">
            <text:p>6085</text:p>
          </table:table-cell>
          <table:table-cell office:value-type="float" office:value="5486.73422139222" calcext:value-type="float">
            <text:p>5486.73</text:p>
          </table:table-cell>
          <table:table-cell office:value-type="float" office:value="2235.05154173573" calcext:value-type="float">
            <text:p>2235.05</text:p>
          </table:table-cell>
          <table:table-cell office:value-type="float" office:value="-455712.437934039" calcext:value-type="float">
            <text:p>-455712.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0" calcext:value-type="float">
            <text:p>6070</text:p>
          </table:table-cell>
          <table:table-cell office:value-type="float" office:value="7358.14012374447" calcext:value-type="float">
            <text:p>7358.14</text:p>
          </table:table-cell>
          <table:table-cell office:value-type="float" office:value="-56404.5078689584" calcext:value-type="float">
            <text:p>-56404.51</text:p>
          </table:table-cell>
          <table:table-cell office:value-type="float" office:value="209511.39739683" calcext:value-type="float">
            <text:p>209511.4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6" calcext:value-type="float">
            <text:p>6086</text:p>
          </table:table-cell>
          <table:table-cell office:value-type="float" office:value="5479.64635244372" calcext:value-type="float">
            <text:p>5479.65</text:p>
          </table:table-cell>
          <table:table-cell office:value-type="float" office:value="1027.64171217332" calcext:value-type="float">
            <text:p>1027.64</text:p>
          </table:table-cell>
          <table:table-cell office:value-type="float" office:value="-492860.074936768" calcext:value-type="float">
            <text:p>-492860.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1" calcext:value-type="float">
            <text:p>6071</text:p>
          </table:table-cell>
          <table:table-cell office:value-type="float" office:value="7404.48697937758" calcext:value-type="float">
            <text:p>7404.49</text:p>
          </table:table-cell>
          <table:table-cell office:value-type="float" office:value="-56373.238465438" calcext:value-type="float">
            <text:p>-56373.24</text:p>
          </table:table-cell>
          <table:table-cell office:value-type="float" office:value="211509.785402382" calcext:value-type="float">
            <text:p>211509.7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7" calcext:value-type="float">
            <text:p>6087</text:p>
          </table:table-cell>
          <table:table-cell office:value-type="float" office:value="5744.42178144253" calcext:value-type="float">
            <text:p>5744.42</text:p>
          </table:table-cell>
          <table:table-cell office:value-type="float" office:value="484.58222524788" calcext:value-type="float">
            <text:p>484.58</text:p>
          </table:table-cell>
          <table:table-cell office:value-type="float" office:value="-519845.121229033" calcext:value-type="float">
            <text:p>-519845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2" calcext:value-type="float">
            <text:p>6072</text:p>
          </table:table-cell>
          <table:table-cell office:value-type="float" office:value="7420.79260584271" calcext:value-type="float">
            <text:p>7420.79</text:p>
          </table:table-cell>
          <table:table-cell office:value-type="float" office:value="-56386.5042230586" calcext:value-type="float">
            <text:p>-56386.50</text:p>
          </table:table-cell>
          <table:table-cell office:value-type="float" office:value="212352.960012667" calcext:value-type="float">
            <text:p>212352.9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8" calcext:value-type="float">
            <text:p>6088</text:p>
          </table:table-cell>
          <table:table-cell office:value-type="float" office:value="6217.70624782816" calcext:value-type="float">
            <text:p>6217.71</text:p>
          </table:table-cell>
          <table:table-cell office:value-type="float" office:value="1151.24082473787" calcext:value-type="float">
            <text:p>1151.24</text:p>
          </table:table-cell>
          <table:table-cell office:value-type="float" office:value="-508416.726423201" calcext:value-type="float">
            <text:p>-508416.7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3" calcext:value-type="float">
            <text:p>6073</text:p>
          </table:table-cell>
          <table:table-cell office:value-type="float" office:value="7445.16358686216" calcext:value-type="float">
            <text:p>7445.16</text:p>
          </table:table-cell>
          <table:table-cell office:value-type="float" office:value="-56419.6808091631" calcext:value-type="float">
            <text:p>-56419.68</text:p>
          </table:table-cell>
          <table:table-cell office:value-type="float" office:value="212934.863497084" calcext:value-type="float">
            <text:p>212934.8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89" calcext:value-type="float">
            <text:p>6089</text:p>
          </table:table-cell>
          <table:table-cell office:value-type="float" office:value="6346.26694899013" calcext:value-type="float">
            <text:p>6346.27</text:p>
          </table:table-cell>
          <table:table-cell office:value-type="float" office:value="2706.13939219571" calcext:value-type="float">
            <text:p>2706.14</text:p>
          </table:table-cell>
          <table:table-cell office:value-type="float" office:value="-474874.116636362" calcext:value-type="float">
            <text:p>-474874.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4" calcext:value-type="float">
            <text:p>6074</text:p>
          </table:table-cell>
          <table:table-cell office:value-type="float" office:value="7487.19524234284" calcext:value-type="float">
            <text:p>7487.20</text:p>
          </table:table-cell>
          <table:table-cell office:value-type="float" office:value="-56431.4786661987" calcext:value-type="float">
            <text:p>-56431.48</text:p>
          </table:table-cell>
          <table:table-cell office:value-type="float" office:value="213917.24673016" calcext:value-type="float">
            <text:p>213917.2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0" calcext:value-type="float">
            <text:p>6090</text:p>
          </table:table-cell>
          <table:table-cell office:value-type="float" office:value="6291.45247727201" calcext:value-type="float">
            <text:p>6291.45</text:p>
          </table:table-cell>
          <table:table-cell office:value-type="float" office:value="4497.4258982796" calcext:value-type="float">
            <text:p>4497.43</text:p>
          </table:table-cell>
          <table:table-cell office:value-type="float" office:value="-439110.294480298" calcext:value-type="float">
            <text:p>-439110.2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5" calcext:value-type="float">
            <text:p>6075</text:p>
          </table:table-cell>
          <table:table-cell office:value-type="float" office:value="3864.51706780702" calcext:value-type="float">
            <text:p>3864.52</text:p>
          </table:table-cell>
          <table:table-cell office:value-type="float" office:value="-57029.9140066303" calcext:value-type="float">
            <text:p>-57029.91</text:p>
          </table:table-cell>
          <table:table-cell office:value-type="float" office:value="197461.937047341" calcext:value-type="float">
            <text:p>197461.94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1" calcext:value-type="float">
            <text:p>6091</text:p>
          </table:table-cell>
          <table:table-cell office:value-type="float" office:value="2314.76984787284" calcext:value-type="float">
            <text:p>2314.77</text:p>
          </table:table-cell>
          <table:table-cell office:value-type="float" office:value="33298.1842693474" calcext:value-type="float">
            <text:p>33298.18</text:p>
          </table:table-cell>
          <table:table-cell office:value-type="float" office:value="-345542.653608441" calcext:value-type="float">
            <text:p>-345542.6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6" calcext:value-type="float">
            <text:p>6076</text:p>
          </table:table-cell>
          <table:table-cell office:value-type="float" office:value="3870.95253436631" calcext:value-type="float">
            <text:p>3870.95</text:p>
          </table:table-cell>
          <table:table-cell office:value-type="float" office:value="-57026.0793573702" calcext:value-type="float">
            <text:p>-57026.08</text:p>
          </table:table-cell>
          <table:table-cell office:value-type="float" office:value="198025.00710292" calcext:value-type="float">
            <text:p>198025.0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2" calcext:value-type="float">
            <text:p>6092</text:p>
          </table:table-cell>
          <table:table-cell office:value-type="float" office:value="1911.40905613603" calcext:value-type="float">
            <text:p>1911.41</text:p>
          </table:table-cell>
          <table:table-cell office:value-type="float" office:value="34736.3331019354" calcext:value-type="float">
            <text:p>34736.33</text:p>
          </table:table-cell>
          <table:table-cell office:value-type="float" office:value="-379052.5898599" calcext:value-type="float">
            <text:p>-379052.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7" calcext:value-type="float">
            <text:p>6077</text:p>
          </table:table-cell>
          <table:table-cell office:value-type="float" office:value="3874.90904194743" calcext:value-type="float">
            <text:p>3874.91</text:p>
          </table:table-cell>
          <table:table-cell office:value-type="float" office:value="-57037.1228169303" calcext:value-type="float">
            <text:p>-57037.12</text:p>
          </table:table-cell>
          <table:table-cell office:value-type="float" office:value="198433.266096672" calcext:value-type="float">
            <text:p>198433.2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3" calcext:value-type="float">
            <text:p>6093</text:p>
          </table:table-cell>
          <table:table-cell office:value-type="float" office:value="1495.9411807113" calcext:value-type="float">
            <text:p>1495.94</text:p>
          </table:table-cell>
          <table:table-cell office:value-type="float" office:value="36304.4979573287" calcext:value-type="float">
            <text:p>36304.50</text:p>
          </table:table-cell>
          <table:table-cell office:value-type="float" office:value="-414932.501649677" calcext:value-type="float">
            <text:p>-414932.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8" calcext:value-type="float">
            <text:p>6078</text:p>
          </table:table-cell>
          <table:table-cell office:value-type="float" office:value="3871.94012819343" calcext:value-type="float">
            <text:p>3871.94</text:p>
          </table:table-cell>
          <table:table-cell office:value-type="float" office:value="-57057.4076069712" calcext:value-type="float">
            <text:p>-57057.41</text:p>
          </table:table-cell>
          <table:table-cell office:value-type="float" office:value="198627.285021836" calcext:value-type="float">
            <text:p>198627.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4" calcext:value-type="float">
            <text:p>6094</text:p>
          </table:table-cell>
          <table:table-cell office:value-type="float" office:value="1149.04062944107" calcext:value-type="float">
            <text:p>1149.04</text:p>
          </table:table-cell>
          <table:table-cell office:value-type="float" office:value="37995.5323042434" calcext:value-type="float">
            <text:p>37995.53</text:p>
          </table:table-cell>
          <table:table-cell office:value-type="float" office:value="-450579.672083835" calcext:value-type="float">
            <text:p>-450579.6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79" calcext:value-type="float">
            <text:p>6079</text:p>
          </table:table-cell>
          <table:table-cell office:value-type="float" office:value="3861.11926555948" calcext:value-type="float">
            <text:p>3861.12</text:p>
          </table:table-cell>
          <table:table-cell office:value-type="float" office:value="-57078.1456468715" calcext:value-type="float">
            <text:p>-57078.15</text:p>
          </table:table-cell>
          <table:table-cell office:value-type="float" office:value="198542.103029591" calcext:value-type="float">
            <text:p>198542.1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5" calcext:value-type="float">
            <text:p>6095</text:p>
          </table:table-cell>
          <table:table-cell office:value-type="float" office:value="1174.69895306877" calcext:value-type="float">
            <text:p>1174.70</text:p>
          </table:table-cell>
          <table:table-cell office:value-type="float" office:value="39388.6748912692" calcext:value-type="float">
            <text:p>39388.67</text:p>
          </table:table-cell>
          <table:table-cell office:value-type="float" office:value="-473445.779817986" calcext:value-type="float">
            <text:p>-473445.7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80" calcext:value-type="float">
            <text:p>6080</text:p>
          </table:table-cell>
          <table:table-cell office:value-type="float" office:value="3845.84497388308" calcext:value-type="float">
            <text:p>3845.84</text:p>
          </table:table-cell>
          <table:table-cell office:value-type="float" office:value="-57095.1804480979" calcext:value-type="float">
            <text:p>-57095.18</text:p>
          </table:table-cell>
          <table:table-cell office:value-type="float" office:value="198249.067788019" calcext:value-type="float">
            <text:p>198249.0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6" calcext:value-type="float">
            <text:p>6096</text:p>
          </table:table-cell>
          <table:table-cell office:value-type="float" office:value="1620.90655967423" calcext:value-type="float">
            <text:p>1620.91</text:p>
          </table:table-cell>
          <table:table-cell office:value-type="float" office:value="39264.4625672685" calcext:value-type="float">
            <text:p>39264.46</text:p>
          </table:table-cell>
          <table:table-cell office:value-type="float" office:value="-464453.144613934" calcext:value-type="float">
            <text:p>-464453.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81" calcext:value-type="float">
            <text:p>6081</text:p>
          </table:table-cell>
          <table:table-cell office:value-type="float" office:value="3833.33584361385" calcext:value-type="float">
            <text:p>3833.34</text:p>
          </table:table-cell>
          <table:table-cell office:value-type="float" office:value="-57109.0808036686" calcext:value-type="float">
            <text:p>-57109.08</text:p>
          </table:table-cell>
          <table:table-cell office:value-type="float" office:value="197986.361394706" calcext:value-type="float">
            <text:p>197986.3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7" calcext:value-type="float">
            <text:p>6097</text:p>
          </table:table-cell>
          <table:table-cell office:value-type="float" office:value="2058.19704345221" calcext:value-type="float">
            <text:p>2058.20</text:p>
          </table:table-cell>
          <table:table-cell office:value-type="float" office:value="38270.6738405266" calcext:value-type="float">
            <text:p>38270.67</text:p>
          </table:table-cell>
          <table:table-cell office:value-type="float" office:value="-433719.461987398" calcext:value-type="float">
            <text:p>-433719.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utment</text:p>
          </table:table-cell>
          <table:table-cell office:value-type="float" office:value="6082" calcext:value-type="float">
            <text:p>6082</text:p>
          </table:table-cell>
          <table:table-cell office:value-type="float" office:value="3828.81034184429" calcext:value-type="float">
            <text:p>3828.81</text:p>
          </table:table-cell>
          <table:table-cell office:value-type="float" office:value="-57124.5700989922" calcext:value-type="float">
            <text:p>-57124.57</text:p>
          </table:table-cell>
          <table:table-cell office:value-type="float" office:value="198038.899743313" calcext:value-type="float">
            <text:p>198038.9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8" calcext:value-type="float">
            <text:p>6098</text:p>
          </table:table-cell>
          <table:table-cell office:value-type="float" office:value="2408.68641560651" calcext:value-type="float">
            <text:p>2408.69</text:p>
          </table:table-cell>
          <table:table-cell office:value-type="float" office:value="37232.2942138637" calcext:value-type="float">
            <text:p>37232.29</text:p>
          </table:table-cell>
          <table:table-cell office:value-type="float" office:value="-398492.075108283" calcext:value-type="float">
            <text:p>-398492.08</text:p>
          </table:table-cell>
        </table:table-row>
        <table:table-row table:style-name="ro1">
          <table:table-cell table:number-columns-repeated="3"/>
          <table:table-cell table:formula="of:=AVERAGE([.D$1:.D$16])" office:value-type="float" office:value="5579.37999865582" calcext:value-type="float">
            <text:p>5579.38</text:p>
          </table:table-cell>
          <table:table-cell table:formula="of:=AVERAGE([.E$1:.E$16])" office:value-type="float" office:value="-56764.6445758615" calcext:value-type="float">
            <text:p>-56764.64</text:p>
          </table:table-cell>
          <table:table-cell table:formula="of:=AVERAGE([.F$1:.F$16])" office:value-type="float" office:value="203081.849673368" calcext:value-type="float">
            <text:p>203081.8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099" calcext:value-type="float">
            <text:p>6099</text:p>
          </table:table-cell>
          <table:table-cell office:value-type="float" office:value="5799.86777519572" calcext:value-type="float">
            <text:p>5799.87</text:p>
          </table:table-cell>
          <table:table-cell office:value-type="float" office:value="9417.82631926805" calcext:value-type="float">
            <text:p>9417.83</text:p>
          </table:table-cell>
          <table:table-cell office:value-type="float" office:value="-321329.266081188" calcext:value-type="float">
            <text:p>-321329.27</text:p>
          </table:table-cell>
        </table:table-row>
        <table:table-row table:style-name="ro1">
          <table:table-cell table:number-columns-repeated="3"/>
          <table:table-cell table:formula="of:=MIN([.D$1:.D$16])" office:value-type="float" office:value="3828.81034184429" calcext:value-type="float">
            <text:p>3828.81</text:p>
          </table:table-cell>
          <table:table-cell table:formula="of:=MIN([.E$1:.E$16])" office:value-type="float" office:value="-57124.5700989922" calcext:value-type="float">
            <text:p>-57124.57</text:p>
          </table:table-cell>
          <table:table-cell table:formula="of:=MIN([.F$1:.F$16])" office:value-type="float" office:value="196354.551583368" calcext:value-type="float">
            <text:p>196354.5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0" calcext:value-type="float">
            <text:p>6100</text:p>
          </table:table-cell>
          <table:table-cell office:value-type="float" office:value="5837.79849004273" calcext:value-type="float">
            <text:p>5837.80</text:p>
          </table:table-cell>
          <table:table-cell office:value-type="float" office:value="9249.35024111405" calcext:value-type="float">
            <text:p>9249.35</text:p>
          </table:table-cell>
          <table:table-cell office:value-type="float" office:value="-326736.77319592" calcext:value-type="float">
            <text:p>-326736.77</text:p>
          </table:table-cell>
        </table:table-row>
        <table:table-row table:style-name="ro1">
          <table:table-cell table:number-columns-repeated="3"/>
          <table:table-cell table:formula="of:=MAX([.D$1:.D$16])" office:value-type="float" office:value="7487.19524234284" calcext:value-type="float">
            <text:p>7487.20</text:p>
          </table:table-cell>
          <table:table-cell table:formula="of:=MAX([.E$1:.E$16])" office:value-type="float" office:value="-56373.238465438" calcext:value-type="float">
            <text:p>-56373.24</text:p>
          </table:table-cell>
          <table:table-cell table:formula="of:=MAX([.F$1:.F$16])" office:value-type="float" office:value="213917.24673016" calcext:value-type="float">
            <text:p>213917.2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1" calcext:value-type="float">
            <text:p>6101</text:p>
          </table:table-cell>
          <table:table-cell office:value-type="float" office:value="5841.08278936701" calcext:value-type="float">
            <text:p>5841.08</text:p>
          </table:table-cell>
          <table:table-cell office:value-type="float" office:value="9193.58333974306" calcext:value-type="float">
            <text:p>9193.58</text:p>
          </table:table-cell>
          <table:table-cell office:value-type="float" office:value="-330206.388779705" calcext:value-type="float">
            <text:p>-330206.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2" calcext:value-type="float">
            <text:p>6102</text:p>
          </table:table-cell>
          <table:table-cell office:value-type="float" office:value="5832.9109100735" calcext:value-type="float">
            <text:p>5832.91</text:p>
          </table:table-cell>
          <table:table-cell office:value-type="float" office:value="9251.18285418873" calcext:value-type="float">
            <text:p>9251.18</text:p>
          </table:table-cell>
          <table:table-cell office:value-type="float" office:value="-332247.40021196" calcext:value-type="float">
            <text:p>-332247.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3" calcext:value-type="float">
            <text:p>6103</text:p>
          </table:table-cell>
          <table:table-cell office:value-type="float" office:value="5809.71531835205" calcext:value-type="float">
            <text:p>5809.72</text:p>
          </table:table-cell>
          <table:table-cell office:value-type="float" office:value="9404.69585969296" calcext:value-type="float">
            <text:p>9404.70</text:p>
          </table:table-cell>
          <table:table-cell office:value-type="float" office:value="-333240.57037922" calcext:value-type="float">
            <text:p>-333240.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4" calcext:value-type="float">
            <text:p>6104</text:p>
          </table:table-cell>
          <table:table-cell office:value-type="float" office:value="5771.72834537733" calcext:value-type="float">
            <text:p>5771.73</text:p>
          </table:table-cell>
          <table:table-cell office:value-type="float" office:value="9643.21577739297" calcext:value-type="float">
            <text:p>9643.22</text:p>
          </table:table-cell>
          <table:table-cell office:value-type="float" office:value="-333569.749219104" calcext:value-type="float">
            <text:p>-333569.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5" calcext:value-type="float">
            <text:p>6105</text:p>
          </table:table-cell>
          <table:table-cell office:value-type="float" office:value="5723.45387679456" calcext:value-type="float">
            <text:p>5723.45</text:p>
          </table:table-cell>
          <table:table-cell office:value-type="float" office:value="9965.39266185406" calcext:value-type="float">
            <text:p>9965.39</text:p>
          </table:table-cell>
          <table:table-cell office:value-type="float" office:value="-333481.381666869" calcext:value-type="float">
            <text:p>-333481.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6" calcext:value-type="float">
            <text:p>6106</text:p>
          </table:table-cell>
          <table:table-cell office:value-type="float" office:value="5646.38905741484" calcext:value-type="float">
            <text:p>5646.39</text:p>
          </table:table-cell>
          <table:table-cell office:value-type="float" office:value="10369.8207328097" calcext:value-type="float">
            <text:p>10369.82</text:p>
          </table:table-cell>
          <table:table-cell office:value-type="float" office:value="-333262.515927583" calcext:value-type="float">
            <text:p>-333262.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7" calcext:value-type="float">
            <text:p>6107</text:p>
          </table:table-cell>
          <table:table-cell office:value-type="float" office:value="2676.78457880577" calcext:value-type="float">
            <text:p>2676.78</text:p>
          </table:table-cell>
          <table:table-cell office:value-type="float" office:value="33828.2816438824" calcext:value-type="float">
            <text:p>33828.28</text:p>
          </table:table-cell>
          <table:table-cell office:value-type="float" office:value="-311054.000658887" calcext:value-type="float">
            <text:p>-311054.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8" calcext:value-type="float">
            <text:p>6108</text:p>
          </table:table-cell>
          <table:table-cell office:value-type="float" office:value="2601.06904939572" calcext:value-type="float">
            <text:p>2601.07</text:p>
          </table:table-cell>
          <table:table-cell office:value-type="float" office:value="34046.6816471092" calcext:value-type="float">
            <text:p>34046.68</text:p>
          </table:table-cell>
          <table:table-cell office:value-type="float" office:value="-315533.52553955" calcext:value-type="float">
            <text:p>-315533.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09" calcext:value-type="float">
            <text:p>6109</text:p>
          </table:table-cell>
          <table:table-cell office:value-type="float" office:value="2548.03180986159" calcext:value-type="float">
            <text:p>2548.03</text:p>
          </table:table-cell>
          <table:table-cell office:value-type="float" office:value="34253.3114912375" calcext:value-type="float">
            <text:p>34253.31</text:p>
          </table:table-cell>
          <table:table-cell office:value-type="float" office:value="-318903.650611805" calcext:value-type="float">
            <text:p>-318903.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10" calcext:value-type="float">
            <text:p>6110</text:p>
          </table:table-cell>
          <table:table-cell office:value-type="float" office:value="2491.78725105026" calcext:value-type="float">
            <text:p>2491.79</text:p>
          </table:table-cell>
          <table:table-cell office:value-type="float" office:value="34465.2172689326" calcext:value-type="float">
            <text:p>34465.22</text:p>
          </table:table-cell>
          <table:table-cell office:value-type="float" office:value="-320992.725372048" calcext:value-type="float">
            <text:p>-320992.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11" calcext:value-type="float">
            <text:p>6111</text:p>
          </table:table-cell>
          <table:table-cell office:value-type="float" office:value="2430.88113690942" calcext:value-type="float">
            <text:p>2430.88</text:p>
          </table:table-cell>
          <table:table-cell office:value-type="float" office:value="34700.6289606005" calcext:value-type="float">
            <text:p>34700.63</text:p>
          </table:table-cell>
          <table:table-cell office:value-type="float" office:value="-322223.298754877" calcext:value-type="float">
            <text:p>-322223.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12" calcext:value-type="float">
            <text:p>6112</text:p>
          </table:table-cell>
          <table:table-cell office:value-type="float" office:value="2362.17050589854" calcext:value-type="float">
            <text:p>2362.17</text:p>
          </table:table-cell>
          <table:table-cell office:value-type="float" office:value="34975.552738792" calcext:value-type="float">
            <text:p>34975.55</text:p>
          </table:table-cell>
          <table:table-cell office:value-type="float" office:value="-322894.485894865" calcext:value-type="float">
            <text:p>-322894.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13" calcext:value-type="float">
            <text:p>6113</text:p>
          </table:table-cell>
          <table:table-cell office:value-type="float" office:value="2282.64209235439" calcext:value-type="float">
            <text:p>2282.64</text:p>
          </table:table-cell>
          <table:table-cell office:value-type="float" office:value="35301.783309191" calcext:value-type="float">
            <text:p>35301.78</text:p>
          </table:table-cell>
          <table:table-cell office:value-type="float" office:value="-323191.693910638" calcext:value-type="float">
            <text:p>-323191.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pier</text:p>
          </table:table-cell>
          <table:table-cell office:value-type="float" office:value="6114" calcext:value-type="float">
            <text:p>6114</text:p>
          </table:table-cell>
          <table:table-cell office:value-type="float" office:value="2236.38316881743" calcext:value-type="float">
            <text:p>2236.38</text:p>
          </table:table-cell>
          <table:table-cell office:value-type="float" office:value="35672.1163914746" calcext:value-type="float">
            <text:p>35672.12</text:p>
          </table:table-cell>
          <table:table-cell office:value-type="float" office:value="-322719.002607864" calcext:value-type="float">
            <text:p>-322719.00</text:p>
          </table:table-cell>
        </table:table-row>
        <table:table-row table:style-name="ro1">
          <table:table-cell table:number-columns-repeated="10"/>
          <table:table-cell table:formula="of:=AVERAGE([.K$1:.K$31])" office:value-type="float" office:value="4013.50768862534" calcext:value-type="float">
            <text:p>4013.51</text:p>
          </table:table-cell>
          <table:table-cell table:formula="of:=AVERAGE([.L$1:.L$31])" office:value-type="float" office:value="20484.2368449573" calcext:value-type="float">
            <text:p>20484.24</text:p>
          </table:table-cell>
          <table:table-cell table:formula="of:=AVERAGE([.M$1:.M$31])" office:value-type="float" office:value="-384955.685498238" calcext:value-type="float">
            <text:p>-384955.69</text:p>
          </table:table-cell>
        </table:table-row>
        <table:table-row table:style-name="ro1">
          <table:table-cell table:number-columns-repeated="10"/>
          <table:table-cell table:formula="of:=MIN([.K$1:.K$31])" office:value-type="float" office:value="1149.04062944107" calcext:value-type="float">
            <text:p>1149.04</text:p>
          </table:table-cell>
          <table:table-cell table:formula="of:=MIN([.L$1:.L$31])" office:value-type="float" office:value="484.58222524788" calcext:value-type="float">
            <text:p>484.58</text:p>
          </table:table-cell>
          <table:table-cell table:formula="of:=MIN([.M$1:.M$31])" office:value-type="float" office:value="-519845.121229033" calcext:value-type="float">
            <text:p>-519845.12</text:p>
          </table:table-cell>
        </table:table-row>
        <table:table-row table:style-name="ro1">
          <table:table-cell table:number-columns-repeated="10"/>
          <table:table-cell table:formula="of:=MAX([.K$1:.K$31])" office:value-type="float" office:value="6346.26694899013" calcext:value-type="float">
            <text:p>6346.27</text:p>
          </table:table-cell>
          <table:table-cell table:formula="of:=MAX([.L$1:.L$31])" office:value-type="float" office:value="39388.6748912692" calcext:value-type="float">
            <text:p>39388.67</text:p>
          </table:table-cell>
          <table:table-cell table:formula="of:=MAX([.M$1:.M$31])" office:value-type="float" office:value="-311054.000658887" calcext:value-type="float">
            <text:p>-311054.00</text:p>
          </table:table-cell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1" table:target-range-address="abutment.A2:abutment.F129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pier.A1:pier.F256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3T19:33:03.987718211</dc:date>
    <meta:editing-duration>PT1H56M40S</meta:editing-duration>
    <meta:editing-cycles>19</meta:editing-cycles>
    <meta:generator>LibreOffice/5.1.6.2$Linux_X86_64 LibreOffice_project/10m0$Build-2</meta:generator>
    <meta:document-statistic meta:table-count="5" meta:cell-count="6891" meta:object-count="0"/>
  </office:meta>
</office:document-meta>
</file>